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1.15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1.0965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0.58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 style:data-style-name="N100"/>
    <style:style style:name="T1" style:family="text">
      <style:text-properties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Video #9</text:p>
          </table:table-cell>
          <table:table-cell office:value-type="string">
            <text:p>initial positions:</text:p>
          </table:table-cell>
          <table:table-cell table:style-name="ce1" office:value-type="string">
            <text:p>[0, -.25, 0, -.5; 0, -.75, 0, pi-.5]</text:p>
          </table:table-cell>
          <table:table-cell table:number-columns-repeated="16"/>
        </table:table-row>
        <table:table-row table:style-name="ro1">
          <table:table-cell office:value-type="string">
            <text:p>runTime =50</text:p>
          </table:table-cell>
          <table:table-cell office:value-type="string">
            <text:p><text:s/>sigma =0.1</text:p>
          </table:table-cell>
          <table:table-cell office:value-type="string">
            <text:p><text:s/>tau =0.2</text:p>
          </table:table-cell>
          <table:table-cell office:value-type="string">
            <text:p><text:s/>mu =0.1</text:p>
          </table:table-cell>
          <table:table-cell office:value-type="string">
            <text:p><text:s/>gamma =0.12</text:p>
          </table:table-cell>
          <table:table-cell table:style-name="ce2" office:value-type="string">
            <text:p><text:span text:style-name="T1">TimeToDelete =4</text:span></text:p>
          </table:table-cell>
          <table:table-cell office:value-type="string">
            <text:p><text:s/>k1 =1</text:p>
          </table:table-cell>
          <table:table-cell office:value-type="string">
            <text:p><text:s/>k2 =1</text:p>
          </table:table-cell>
          <table:table-cell office:value-type="string">
            <text:p><text:s/>k3 =1</text:p>
          </table:table-cell>
          <table:table-cell office:value-type="string">
            <text:p><text:s/>Origin =(0, -0.5, 0)</text:p>
          </table:table-cell>
          <table:table-cell office:value-type="string">
            <text:p><text:s/>space-time average =1</text:p>
          </table:table-cell>
          <table:table-cell office:value-type="string">
            <text:p><text:s/>first step = 0.15</text:p>
          </table:table-cell>
          <table:table-cell office:value-type="string">
            <text:p><text:s/>first step speed =0.2</text:p>
          </table:table-cell>
          <table:table-cell office:value-type="string">
            <text:p>precision =6</text:p>
          </table:table-cell>
          <table:table-cell office:value-type="string">
            <text:p>runspeed =slow</text:p>
          </table:table-cell>
          <table:table-cell office:value-type="string">
            <text:p>shape =square</text:p>
          </table:table-cell>
          <table:table-cell office:value-type="string">
            <text:p>radius =0.5</text:p>
          </table:table-cell>
          <table:table-cell table:number-columns-repeated="2"/>
        </table:table-row>
        <table:table-row table:style-name="ro2">
          <table:table-cell office:value-type="string">
            <text:p>Robot 1</text:p>
          </table:table-cell>
          <table:table-cell table:number-columns-repeated="9"/>
          <table:table-cell office:value-type="string">
            <text:p>Robot 2</text:p>
          </table:table-cell>
          <table:table-cell table:number-columns-repeated="8"/>
        </table:table-row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00097375">
            <text:p>-0.00097375</text:p>
          </table:table-cell>
          <table:table-cell office:value-type="float" office:value="-0.25287">
            <text:p>-0.252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40874">
            <text:p>-0.40874</text:p>
          </table:table-cell>
          <table:table-cell office:value-type="float" office:value="0">
            <text:p>0</text:p>
          </table:table-cell>
          <table:table-cell office:value-type="float" office:value="0.02648">
            <text:p>0.02648</text:p>
          </table:table-cell>
          <table:table-cell/>
          <table:table-cell office:value-type="float" office:value="0">
            <text:p>0</text:p>
          </table:table-cell>
          <table:table-cell office:value-type="float" office:value="0.00050392">
            <text:p>0.00050392</text:p>
          </table:table-cell>
          <table:table-cell office:value-type="float" office:value="-0.74705">
            <text:p>-0.74705</text:p>
          </table:table-cell>
          <table:table-cell table:number-columns-repeated="3" office:value-type="float" office:value="0">
            <text:p>0</text:p>
          </table:table-cell>
          <table:table-cell office:value-type="float" office:value="2.9369">
            <text:p>2.9369</text:p>
          </table:table-cell>
          <table:table-cell office:value-type="float" office:value="0">
            <text:p>0</text:p>
          </table:table-cell>
          <table:table-cell office:value-type="float" office:value="0.02648">
            <text:p>0.02648</text:p>
          </table:table-cell>
        </table:table-row>
        <table:table-row table:style-name="ro2">
          <table:table-cell office:value-type="float" office:value="0.13363">
            <text:p>0.13363</text:p>
          </table:table-cell>
          <table:table-cell office:value-type="float" office:value="-0.0010303">
            <text:p>-0.0010303</text:p>
          </table:table-cell>
          <table:table-cell office:value-type="float" office:value="-0.25286">
            <text:p>-0.25286</text:p>
          </table:table-cell>
          <table:table-cell table:number-columns-repeated="3" office:value-type="float" office:value="0">
            <text:p>0</text:p>
          </table:table-cell>
          <table:table-cell office:value-type="float" office:value="-0.40608">
            <text:p>-0.40608</text:p>
          </table:table-cell>
          <table:table-cell office:value-type="float" office:value="0">
            <text:p>0</text:p>
          </table:table-cell>
          <table:table-cell office:value-type="float" office:value="0.026557">
            <text:p>0.026557</text:p>
          </table:table-cell>
          <table:table-cell/>
          <table:table-cell office:value-type="float" office:value="0.13363">
            <text:p>0.13363</text:p>
          </table:table-cell>
          <table:table-cell office:value-type="float" office:value="0.00075795">
            <text:p>0.00075795</text:p>
          </table:table-cell>
          <table:table-cell office:value-type="float" office:value="-0.74716">
            <text:p>-0.74716</text:p>
          </table:table-cell>
          <table:table-cell table:number-columns-repeated="3" office:value-type="float" office:value="0">
            <text:p>0</text:p>
          </table:table-cell>
          <table:table-cell office:value-type="float" office:value="2.9134">
            <text:p>2.9134</text:p>
          </table:table-cell>
          <table:table-cell office:value-type="float" office:value="0">
            <text:p>0</text:p>
          </table:table-cell>
          <table:table-cell office:value-type="float" office:value="0.026557">
            <text:p>0.026557</text:p>
          </table:table-cell>
        </table:table-row>
        <table:table-row table:style-name="ro2">
          <table:table-cell office:value-type="float" office:value="0.26713">
            <text:p>0.26713</text:p>
          </table:table-cell>
          <table:table-cell office:value-type="float" office:value="-0.0010565">
            <text:p>-0.0010565</text:p>
          </table:table-cell>
          <table:table-cell office:value-type="float" office:value="-0.25292">
            <text:p>-0.25292</text:p>
          </table:table-cell>
          <table:table-cell table:number-columns-repeated="3" office:value-type="float" office:value="0">
            <text:p>0</text:p>
          </table:table-cell>
          <table:table-cell office:value-type="float" office:value="-0.4056">
            <text:p>-0.4056</text:p>
          </table:table-cell>
          <table:table-cell office:value-type="float" office:value="0">
            <text:p>0</text:p>
          </table:table-cell>
          <table:table-cell office:value-type="float" office:value="0.02655">
            <text:p>0.02655</text:p>
          </table:table-cell>
          <table:table-cell/>
          <table:table-cell office:value-type="float" office:value="0.26713">
            <text:p>0.26713</text:p>
          </table:table-cell>
          <table:table-cell office:value-type="float" office:value="0.00076704">
            <text:p>0.00076704</text:p>
          </table:table-cell>
          <table:table-cell office:value-type="float" office:value="-0.74704">
            <text:p>-0.74704</text:p>
          </table:table-cell>
          <table:table-cell table:number-columns-repeated="3" office:value-type="float" office:value="0">
            <text:p>0</text:p>
          </table:table-cell>
          <table:table-cell office:value-type="float" office:value="2.8953">
            <text:p>2.8953</text:p>
          </table:table-cell>
          <table:table-cell office:value-type="float" office:value="0">
            <text:p>0</text:p>
          </table:table-cell>
          <table:table-cell office:value-type="float" office:value="0.02655">
            <text:p>0.02655</text:p>
          </table:table-cell>
        </table:table-row>
        <table:table-row table:style-name="ro2">
          <table:table-cell office:value-type="float" office:value="0.40076">
            <text:p>0.40076</text:p>
          </table:table-cell>
          <table:table-cell office:value-type="float" office:value="-0.00099429">
            <text:p>-0.00099429</text:p>
          </table:table-cell>
          <table:table-cell office:value-type="float" office:value="-0.25258">
            <text:p>-0.25258</text:p>
          </table:table-cell>
          <table:table-cell table:number-columns-repeated="3" office:value-type="float" office:value="0">
            <text:p>0</text:p>
          </table:table-cell>
          <table:table-cell office:value-type="float" office:value="-0.39874">
            <text:p>-0.39874</text:p>
          </table:table-cell>
          <table:table-cell office:value-type="float" office:value="0">
            <text:p>0</text:p>
          </table:table-cell>
          <table:table-cell office:value-type="float" office:value="0.026567">
            <text:p>0.026567</text:p>
          </table:table-cell>
          <table:table-cell/>
          <table:table-cell office:value-type="float" office:value="0.40076">
            <text:p>0.40076</text:p>
          </table:table-cell>
          <table:table-cell office:value-type="float" office:value="0.00070514">
            <text:p>0.00070514</text:p>
          </table:table-cell>
          <table:table-cell office:value-type="float" office:value="-0.74713">
            <text:p>-0.74713</text:p>
          </table:table-cell>
          <table:table-cell table:number-columns-repeated="3" office:value-type="float" office:value="0">
            <text:p>0</text:p>
          </table:table-cell>
          <table:table-cell office:value-type="float" office:value="2.8868">
            <text:p>2.8868</text:p>
          </table:table-cell>
          <table:table-cell office:value-type="float" office:value="0">
            <text:p>0</text:p>
          </table:table-cell>
          <table:table-cell office:value-type="float" office:value="0.026567">
            <text:p>0.026567</text:p>
          </table:table-cell>
        </table:table-row>
        <table:table-row table:style-name="ro2">
          <table:table-cell office:value-type="float" office:value="0.53438">
            <text:p>0.53438</text:p>
          </table:table-cell>
          <table:table-cell office:value-type="float" office:value="0.0045026">
            <text:p>0.0045026</text:p>
          </table:table-cell>
          <table:table-cell office:value-type="float" office:value="-0.25525">
            <text:p>-0.2552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39983">
            <text:p>-0.39983</text:p>
          </table:table-cell>
          <table:table-cell office:value-type="float" office:value="0">
            <text:p>0</text:p>
          </table:table-cell>
          <table:table-cell office:value-type="float" office:value="0.02644">
            <text:p>0.02644</text:p>
          </table:table-cell>
          <table:table-cell/>
          <table:table-cell office:value-type="float" office:value="0.53438">
            <text:p>0.53438</text:p>
          </table:table-cell>
          <table:table-cell office:value-type="float" office:value="-0.0050987">
            <text:p>-0.0050987</text:p>
          </table:table-cell>
          <table:table-cell office:value-type="float" office:value="-0.74592">
            <text:p>-0.7459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876">
            <text:p>2.8876</text:p>
          </table:table-cell>
          <table:table-cell office:value-type="float" office:value="0">
            <text:p>0</text:p>
          </table:table-cell>
          <table:table-cell office:value-type="float" office:value="0.02644">
            <text:p>0.02644</text:p>
          </table:table-cell>
        </table:table-row>
        <table:table-row table:style-name="ro2">
          <table:table-cell office:value-type="float" office:value="0.66801">
            <text:p>0.66801</text:p>
          </table:table-cell>
          <table:table-cell office:value-type="float" office:value="0.0082312">
            <text:p>0.0082312</text:p>
          </table:table-cell>
          <table:table-cell office:value-type="float" office:value="-0.25674">
            <text:p>-0.2567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40033">
            <text:p>-0.40033</text:p>
          </table:table-cell>
          <table:table-cell office:value-type="float" office:value="0">
            <text:p>0</text:p>
          </table:table-cell>
          <table:table-cell office:value-type="float" office:value="0.026201">
            <text:p>0.026201</text:p>
          </table:table-cell>
          <table:table-cell/>
          <table:table-cell office:value-type="float" office:value="0.66801">
            <text:p>0.66801</text:p>
          </table:table-cell>
          <table:table-cell office:value-type="float" office:value="-0.0093506">
            <text:p>-0.0093506</text:p>
          </table:table-cell>
          <table:table-cell office:value-type="float" office:value="-0.74461">
            <text:p>-0.7446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781">
            <text:p>2.8781</text:p>
          </table:table-cell>
          <table:table-cell office:value-type="float" office:value="0">
            <text:p>0</text:p>
          </table:table-cell>
          <table:table-cell office:value-type="float" office:value="0.026201">
            <text:p>0.026201</text:p>
          </table:table-cell>
        </table:table-row>
        <table:table-row table:style-name="ro2">
          <table:table-cell office:value-type="float" office:value="0.80164">
            <text:p>0.80164</text:p>
          </table:table-cell>
          <table:table-cell office:value-type="float" office:value="0.012328">
            <text:p>0.012328</text:p>
          </table:table-cell>
          <table:table-cell office:value-type="float" office:value="-0.25957">
            <text:p>-0.2595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47073">
            <text:p>-0.47073</text:p>
          </table:table-cell>
          <table:table-cell office:value-type="float" office:value="-0.86603">
            <text:p>-0.86603</text:p>
          </table:table-cell>
          <table:table-cell office:value-type="float" office:value="0.026013">
            <text:p>0.026013</text:p>
          </table:table-cell>
          <table:table-cell/>
          <table:table-cell office:value-type="float" office:value="0.80164">
            <text:p>0.80164</text:p>
          </table:table-cell>
          <table:table-cell office:value-type="float" office:value="-0.015667">
            <text:p>-0.015667</text:p>
          </table:table-cell>
          <table:table-cell office:value-type="float" office:value="-0.74119">
            <text:p>-0.7411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7863">
            <text:p>2.7863</text:p>
          </table:table-cell>
          <table:table-cell office:value-type="float" office:value="-0.86603">
            <text:p>-0.86603</text:p>
          </table:table-cell>
          <table:table-cell office:value-type="float" office:value="0.026013">
            <text:p>0.026013</text:p>
          </table:table-cell>
        </table:table-row>
        <table:table-row table:style-name="ro2">
          <table:table-cell office:value-type="float" office:value="0.93527">
            <text:p>0.93527</text:p>
          </table:table-cell>
          <table:table-cell office:value-type="float" office:value="0.034449">
            <text:p>0.034449</text:p>
          </table:table-cell>
          <table:table-cell office:value-type="float" office:value="-0.27156">
            <text:p>-0.2715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54986">
            <text:p>-0.54986</text:p>
          </table:table-cell>
          <table:table-cell office:value-type="float" office:value="-0.86603">
            <text:p>-0.86603</text:p>
          </table:table-cell>
          <table:table-cell office:value-type="float" office:value="0.02651">
            <text:p>0.02651</text:p>
          </table:table-cell>
          <table:table-cell/>
          <table:table-cell office:value-type="float" office:value="0.93527">
            <text:p>0.93527</text:p>
          </table:table-cell>
          <table:table-cell office:value-type="float" office:value="-0.037973">
            <text:p>-0.037973</text:p>
          </table:table-cell>
          <table:table-cell office:value-type="float" office:value="-0.73157">
            <text:p>-0.7315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6954">
            <text:p>2.6954</text:p>
          </table:table-cell>
          <table:table-cell office:value-type="float" office:value="-0.86603">
            <text:p>-0.86603</text:p>
          </table:table-cell>
          <table:table-cell office:value-type="float" office:value="0.02651">
            <text:p>0.02651</text:p>
          </table:table-cell>
        </table:table-row>
        <table:table-row table:style-name="ro2">
          <table:table-cell office:value-type="float" office:value="1.0689">
            <text:p>1.0689</text:p>
          </table:table-cell>
          <table:table-cell office:value-type="float" office:value="0.048796">
            <text:p>0.048796</text:p>
          </table:table-cell>
          <table:table-cell office:value-type="float" office:value="-0.27971">
            <text:p>-0.2797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55347">
            <text:p>-0.55347</text:p>
          </table:table-cell>
          <table:table-cell table:style-name="ce3" office:value-type="string">
            <text:p>-8.8818e-16</text:p>
          </table:table-cell>
          <table:table-cell office:value-type="float" office:value="0.02647">
            <text:p>0.02647</text:p>
          </table:table-cell>
          <table:table-cell/>
          <table:table-cell office:value-type="float" office:value="1.0689">
            <text:p>1.0689</text:p>
          </table:table-cell>
          <table:table-cell office:value-type="float" office:value="-0.056755">
            <text:p>-0.056755</text:p>
          </table:table-cell>
          <table:table-cell office:value-type="float" office:value="-0.72356">
            <text:p>-0.7235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6895">
            <text:p>2.6895</text:p>
          </table:table-cell>
          <table:table-cell table:style-name="ce3" office:value-type="string">
            <text:p>-8.3225e-16</text:p>
          </table:table-cell>
          <table:table-cell office:value-type="float" office:value="0.02647">
            <text:p>0.02647</text:p>
          </table:table-cell>
        </table:table-row>
        <table:table-row table:style-name="ro2">
          <table:table-cell office:value-type="float" office:value="1.2025">
            <text:p>1.2025</text:p>
          </table:table-cell>
          <table:table-cell office:value-type="float" office:value="0.045483">
            <text:p>0.045483</text:p>
          </table:table-cell>
          <table:table-cell office:value-type="float" office:value="-0.27817">
            <text:p>-0.2781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557">
            <text:p>-0.557</text:p>
          </table:table-cell>
          <table:table-cell table:style-name="ce3" office:value-type="string">
            <text:p>-1.3323e-15</text:p>
          </table:table-cell>
          <table:table-cell office:value-type="float" office:value="0.025961">
            <text:p>0.025961</text:p>
          </table:table-cell>
          <table:table-cell/>
          <table:table-cell office:value-type="float" office:value="1.2025">
            <text:p>1.2025</text:p>
          </table:table-cell>
          <table:table-cell office:value-type="float" office:value="-0.052823">
            <text:p>-0.052823</text:p>
          </table:table-cell>
          <table:table-cell office:value-type="float" office:value="-0.72499">
            <text:p>-0.724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6875">
            <text:p>2.6875</text:p>
          </table:table-cell>
          <table:table-cell table:style-name="ce3" office:value-type="string">
            <text:p>-1.2484e-15</text:p>
          </table:table-cell>
          <table:table-cell office:value-type="float" office:value="0.025961">
            <text:p>0.025961</text:p>
          </table:table-cell>
        </table:table-row>
        <table:table-row table:style-name="ro2">
          <table:table-cell office:value-type="float" office:value="1.3361">
            <text:p>1.3361</text:p>
          </table:table-cell>
          <table:table-cell office:value-type="float" office:value="0.046651">
            <text:p>0.046651</text:p>
          </table:table-cell>
          <table:table-cell office:value-type="float" office:value="-0.27931">
            <text:p>-0.279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58457">
            <text:p>-0.58457</text:p>
          </table:table-cell>
          <table:table-cell table:style-name="ce3" office:value-type="string">
            <text:p>-4.4409e-16</text:p>
          </table:table-cell>
          <table:table-cell office:value-type="float" office:value="0.025851">
            <text:p>0.025851</text:p>
          </table:table-cell>
          <table:table-cell/>
          <table:table-cell office:value-type="float" office:value="1.3361">
            <text:p>1.3361</text:p>
          </table:table-cell>
          <table:table-cell office:value-type="float" office:value="-0.053462">
            <text:p>-0.053462</text:p>
          </table:table-cell>
          <table:table-cell office:value-type="float" office:value="-0.72401">
            <text:p>-0.724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6547">
            <text:p>2.6547</text:p>
          </table:table-cell>
          <table:table-cell table:style-name="ce3" office:value-type="string">
            <text:p>-4.1613e-16</text:p>
          </table:table-cell>
          <table:table-cell office:value-type="float" office:value="0.025851">
            <text:p>0.025851</text:p>
          </table:table-cell>
        </table:table-row>
        <table:table-row table:style-name="ro2">
          <table:table-cell office:value-type="float" office:value="1.4698">
            <text:p>1.4698</text:p>
          </table:table-cell>
          <table:table-cell office:value-type="float" office:value="0.058916">
            <text:p>0.058916</text:p>
          </table:table-cell>
          <table:table-cell office:value-type="float" office:value="-0.28961">
            <text:p>-0.289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1725">
            <text:p>-0.61725</text:p>
          </table:table-cell>
          <table:table-cell office:value-type="float" office:value="0">
            <text:p>0</text:p>
          </table:table-cell>
          <table:table-cell office:value-type="float" office:value="0.026289">
            <text:p>0.026289</text:p>
          </table:table-cell>
          <table:table-cell/>
          <table:table-cell office:value-type="float" office:value="1.4698">
            <text:p>1.4698</text:p>
          </table:table-cell>
          <table:table-cell office:value-type="float" office:value="-0.066765">
            <text:p>-0.066765</text:p>
          </table:table-cell>
          <table:table-cell office:value-type="float" office:value="-0.7151">
            <text:p>-0.71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6163">
            <text:p>2.6163</text:p>
          </table:table-cell>
          <table:table-cell office:value-type="float" office:value="0">
            <text:p>0</text:p>
          </table:table-cell>
          <table:table-cell office:value-type="float" office:value="0.026289">
            <text:p>0.026289</text:p>
          </table:table-cell>
        </table:table-row>
        <table:table-row table:style-name="ro2">
          <table:table-cell office:value-type="float" office:value="1.6034">
            <text:p>1.6034</text:p>
          </table:table-cell>
          <table:table-cell office:value-type="float" office:value="0.070941">
            <text:p>0.070941</text:p>
          </table:table-cell>
          <table:table-cell office:value-type="float" office:value="-0.3011">
            <text:p>-0.301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66004">
            <text:p>-0.66004</text:p>
          </table:table-cell>
          <table:table-cell table:style-name="ce3" office:value-type="string">
            <text:p>8.8818e-16</text:p>
          </table:table-cell>
          <table:table-cell office:value-type="float" office:value="0.026337">
            <text:p>0.026337</text:p>
          </table:table-cell>
          <table:table-cell/>
          <table:table-cell office:value-type="float" office:value="1.6034">
            <text:p>1.6034</text:p>
          </table:table-cell>
          <table:table-cell office:value-type="float" office:value="-0.080009">
            <text:p>-0.080009</text:p>
          </table:table-cell>
          <table:table-cell office:value-type="float" office:value="-0.70598">
            <text:p>-0.705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591">
            <text:p>2.591</text:p>
          </table:table-cell>
          <table:table-cell table:style-name="ce3" office:value-type="string">
            <text:p>8.3225e-16</text:p>
          </table:table-cell>
          <table:table-cell office:value-type="float" office:value="0.026337">
            <text:p>0.026337</text:p>
          </table:table-cell>
        </table:table-row>
        <table:table-row table:style-name="ro2">
          <table:table-cell office:value-type="float" office:value="1.737">
            <text:p>1.737</text:p>
          </table:table-cell>
          <table:table-cell office:value-type="float" office:value="0.081406">
            <text:p>0.081406</text:p>
          </table:table-cell>
          <table:table-cell office:value-type="float" office:value="-0.30928">
            <text:p>-0.3092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62189">
            <text:p>-0.62189</text:p>
          </table:table-cell>
          <table:table-cell office:value-type="float" office:value="0.86603">
            <text:p>0.86603</text:p>
          </table:table-cell>
          <table:table-cell office:value-type="float" office:value="0.026422">
            <text:p>0.026422</text:p>
          </table:table-cell>
          <table:table-cell/>
          <table:table-cell office:value-type="float" office:value="1.737">
            <text:p>1.737</text:p>
          </table:table-cell>
          <table:table-cell office:value-type="float" office:value="-0.090755">
            <text:p>-0.090755</text:p>
          </table:table-cell>
          <table:table-cell office:value-type="float" office:value="-0.69844">
            <text:p>-0.6984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6299">
            <text:p>2.6299</text:p>
          </table:table-cell>
          <table:table-cell office:value-type="float" office:value="0.86603">
            <text:p>0.86603</text:p>
          </table:table-cell>
          <table:table-cell office:value-type="float" office:value="0.026422">
            <text:p>0.026422</text:p>
          </table:table-cell>
        </table:table-row>
        <table:table-row table:style-name="ro2">
          <table:table-cell office:value-type="float" office:value="1.8707">
            <text:p>1.8707</text:p>
          </table:table-cell>
          <table:table-cell office:value-type="float" office:value="0.093953">
            <text:p>0.093953</text:p>
          </table:table-cell>
          <table:table-cell office:value-type="float" office:value="-0.31896">
            <text:p>-0.3189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5546">
            <text:p>-0.5546</text:p>
          </table:table-cell>
          <table:table-cell office:value-type="float" office:value="0.86603">
            <text:p>0.86603</text:p>
          </table:table-cell>
          <table:table-cell office:value-type="float" office:value="0.026474">
            <text:p>0.026474</text:p>
          </table:table-cell>
          <table:table-cell/>
          <table:table-cell office:value-type="float" office:value="1.8707">
            <text:p>1.8707</text:p>
          </table:table-cell>
          <table:table-cell office:value-type="float" office:value="-0.10346">
            <text:p>-0.10346</text:p>
          </table:table-cell>
          <table:table-cell office:value-type="float" office:value="-0.69013">
            <text:p>-0.690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6765">
            <text:p>2.6765</text:p>
          </table:table-cell>
          <table:table-cell office:value-type="float" office:value="0.86603">
            <text:p>0.86603</text:p>
          </table:table-cell>
          <table:table-cell office:value-type="float" office:value="0.026474">
            <text:p>0.026474</text:p>
          </table:table-cell>
        </table:table-row>
        <table:table-row table:style-name="ro2">
          <table:table-cell office:value-type="float" office:value="2.0042">
            <text:p>2.0042</text:p>
          </table:table-cell>
          <table:table-cell office:value-type="float" office:value="0.10463">
            <text:p>0.10463</text:p>
          </table:table-cell>
          <table:table-cell office:value-type="float" office:value="-0.32713">
            <text:p>-0.3271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54451">
            <text:p>-0.54451</text:p>
          </table:table-cell>
          <table:table-cell table:style-name="ce3" office:value-type="string">
            <text:p>8.3225e-16</text:p>
          </table:table-cell>
          <table:table-cell office:value-type="float" office:value="0.02622">
            <text:p>0.02622</text:p>
          </table:table-cell>
          <table:table-cell/>
          <table:table-cell office:value-type="float" office:value="2.0042">
            <text:p>2.0042</text:p>
          </table:table-cell>
          <table:table-cell office:value-type="float" office:value="-0.11514">
            <text:p>-0.11514</text:p>
          </table:table-cell>
          <table:table-cell office:value-type="float" office:value="-0.68349">
            <text:p>-0.6834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662">
            <text:p>2.662</text:p>
          </table:table-cell>
          <table:table-cell table:style-name="ce3" office:value-type="string">
            <text:p>8.3225e-16</text:p>
          </table:table-cell>
          <table:table-cell office:value-type="float" office:value="0.02622">
            <text:p>0.02622</text:p>
          </table:table-cell>
        </table:table-row>
        <table:table-row table:style-name="ro2">
          <table:table-cell office:value-type="float" office:value="2.1378">
            <text:p>2.1378</text:p>
          </table:table-cell>
          <table:table-cell office:value-type="float" office:value="0.1109">
            <text:p>0.1109</text:p>
          </table:table-cell>
          <table:table-cell office:value-type="float" office:value="-0.33128">
            <text:p>-0.331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52909">
            <text:p>-0.52909</text:p>
          </table:table-cell>
          <table:table-cell office:value-type="float" office:value="0">
            <text:p>0</text:p>
          </table:table-cell>
          <table:table-cell office:value-type="float" office:value="0.025962">
            <text:p>0.025962</text:p>
          </table:table-cell>
          <table:table-cell/>
          <table:table-cell office:value-type="float" office:value="2.1378">
            <text:p>2.1378</text:p>
          </table:table-cell>
          <table:table-cell office:value-type="float" office:value="-0.12162">
            <text:p>-0.12162</text:p>
          </table:table-cell>
          <table:table-cell office:value-type="float" office:value="-0.68031">
            <text:p>-0.680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097">
            <text:p>2.7097</text:p>
          </table:table-cell>
          <table:table-cell office:value-type="float" office:value="0">
            <text:p>0</text:p>
          </table:table-cell>
          <table:table-cell office:value-type="float" office:value="0.025962">
            <text:p>0.025962</text:p>
          </table:table-cell>
        </table:table-row>
        <table:table-row table:style-name="ro2">
          <table:table-cell office:value-type="float" office:value="2.2714">
            <text:p>2.2714</text:p>
          </table:table-cell>
          <table:table-cell office:value-type="float" office:value="0.12476">
            <text:p>0.12476</text:p>
          </table:table-cell>
          <table:table-cell office:value-type="float" office:value="-0.33774">
            <text:p>-0.337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9208">
            <text:p>-0.49208</text:p>
          </table:table-cell>
          <table:table-cell office:value-type="float" office:value="0">
            <text:p>0</text:p>
          </table:table-cell>
          <table:table-cell office:value-type="float" office:value="0.026142">
            <text:p>0.026142</text:p>
          </table:table-cell>
          <table:table-cell/>
          <table:table-cell office:value-type="float" office:value="2.2714">
            <text:p>2.2714</text:p>
          </table:table-cell>
          <table:table-cell office:value-type="float" office:value="-0.1353">
            <text:p>-0.1353</text:p>
          </table:table-cell>
          <table:table-cell office:value-type="float" office:value="-0.6748">
            <text:p>-0.674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481">
            <text:p>2.7481</text:p>
          </table:table-cell>
          <table:table-cell office:value-type="float" office:value="0">
            <text:p>0</text:p>
          </table:table-cell>
          <table:table-cell office:value-type="float" office:value="0.026142">
            <text:p>0.026142</text:p>
          </table:table-cell>
        </table:table-row>
        <table:table-row table:style-name="ro2">
          <table:table-cell office:value-type="float" office:value="2.405">
            <text:p>2.405</text:p>
          </table:table-cell>
          <table:table-cell office:value-type="float" office:value="0.14055">
            <text:p>0.14055</text:p>
          </table:table-cell>
          <table:table-cell office:value-type="float" office:value="-0.34578">
            <text:p>-0.345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8056">
            <text:p>-0.48056</text:p>
          </table:table-cell>
          <table:table-cell table:style-name="ce3" office:value-type="string">
            <text:p>-1.2484e-15</text:p>
          </table:table-cell>
          <table:table-cell office:value-type="float" office:value="0.026569">
            <text:p>0.026569</text:p>
          </table:table-cell>
          <table:table-cell/>
          <table:table-cell office:value-type="float" office:value="2.405">
            <text:p>2.405</text:p>
          </table:table-cell>
          <table:table-cell office:value-type="float" office:value="-0.15189">
            <text:p>-0.15189</text:p>
          </table:table-cell>
          <table:table-cell office:value-type="float" office:value="-0.66858">
            <text:p>-0.668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572">
            <text:p>2.7572</text:p>
          </table:table-cell>
          <table:table-cell table:style-name="ce3" office:value-type="string">
            <text:p>-1.2484e-15</text:p>
          </table:table-cell>
          <table:table-cell office:value-type="float" office:value="0.026569">
            <text:p>0.026569</text:p>
          </table:table-cell>
        </table:table-row>
        <table:table-row table:style-name="ro2">
          <table:table-cell office:value-type="float" office:value="2.5387">
            <text:p>2.5387</text:p>
          </table:table-cell>
          <table:table-cell office:value-type="float" office:value="0.15351">
            <text:p>0.15351</text:p>
          </table:table-cell>
          <table:table-cell office:value-type="float" office:value="-0.3527">
            <text:p>-0.35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7375">
            <text:p>-0.47375</text:p>
          </table:table-cell>
          <table:table-cell office:value-type="float" office:value="0">
            <text:p>0</text:p>
          </table:table-cell>
          <table:table-cell office:value-type="float" office:value="0.02663">
            <text:p>0.02663</text:p>
          </table:table-cell>
          <table:table-cell/>
          <table:table-cell office:value-type="float" office:value="2.5387">
            <text:p>2.5387</text:p>
          </table:table-cell>
          <table:table-cell office:value-type="float" office:value="-0.16573">
            <text:p>-0.16573</text:p>
          </table:table-cell>
          <table:table-cell office:value-type="float" office:value="-0.66378">
            <text:p>-0.663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76">
            <text:p>2.776</text:p>
          </table:table-cell>
          <table:table-cell office:value-type="float" office:value="0">
            <text:p>0</text:p>
          </table:table-cell>
          <table:table-cell office:value-type="float" office:value="0.02663">
            <text:p>0.02663</text:p>
          </table:table-cell>
        </table:table-row>
        <table:table-row table:style-name="ro2">
          <table:table-cell office:value-type="float" office:value="2.6723">
            <text:p>2.6723</text:p>
          </table:table-cell>
          <table:table-cell office:value-type="float" office:value="0.16912">
            <text:p>0.16912</text:p>
          </table:table-cell>
          <table:table-cell office:value-type="float" office:value="-0.36023">
            <text:p>-0.3602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6966">
            <text:p>-0.46966</text:p>
          </table:table-cell>
          <table:table-cell table:style-name="ce3" office:value-type="string">
            <text:p>4.1613e-16</text:p>
          </table:table-cell>
          <table:table-cell office:value-type="float" office:value="0.026381">
            <text:p>0.026381</text:p>
          </table:table-cell>
          <table:table-cell/>
          <table:table-cell office:value-type="float" office:value="2.6723">
            <text:p>2.6723</text:p>
          </table:table-cell>
          <table:table-cell office:value-type="float" office:value="-0.1808">
            <text:p>-0.1808</text:p>
          </table:table-cell>
          <table:table-cell office:value-type="float" office:value="-0.65845">
            <text:p>-0.6584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7937">
            <text:p>2.7937</text:p>
          </table:table-cell>
          <table:table-cell table:style-name="ce3" office:value-type="string">
            <text:p>4.1613e-16</text:p>
          </table:table-cell>
          <table:table-cell office:value-type="float" office:value="0.026381">
            <text:p>0.026381</text:p>
          </table:table-cell>
        </table:table-row>
        <table:table-row table:style-name="ro2">
          <table:table-cell office:value-type="float" office:value="2.8059">
            <text:p>2.8059</text:p>
          </table:table-cell>
          <table:table-cell office:value-type="float" office:value="0.18423">
            <text:p>0.18423</text:p>
          </table:table-cell>
          <table:table-cell office:value-type="float" office:value="-0.36805">
            <text:p>-0.368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6723">
            <text:p>-0.46723</text:p>
          </table:table-cell>
          <table:table-cell table:style-name="ce3" office:value-type="string">
            <text:p>-4.1613e-16</text:p>
          </table:table-cell>
          <table:table-cell office:value-type="float" office:value="0.026678">
            <text:p>0.026678</text:p>
          </table:table-cell>
          <table:table-cell/>
          <table:table-cell office:value-type="float" office:value="2.8059">
            <text:p>2.8059</text:p>
          </table:table-cell>
          <table:table-cell office:value-type="float" office:value="-0.19631">
            <text:p>-0.19631</text:p>
          </table:table-cell>
          <table:table-cell office:value-type="float" office:value="-0.65251">
            <text:p>-0.652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42">
            <text:p>2.8042</text:p>
          </table:table-cell>
          <table:table-cell table:style-name="ce3" office:value-type="string">
            <text:p>-4.1613e-16</text:p>
          </table:table-cell>
          <table:table-cell office:value-type="float" office:value="0.026678">
            <text:p>0.026678</text:p>
          </table:table-cell>
        </table:table-row>
        <table:table-row table:style-name="ro2">
          <table:table-cell office:value-type="float" office:value="2.9396">
            <text:p>2.9396</text:p>
          </table:table-cell>
          <table:table-cell office:value-type="float" office:value="0.19795">
            <text:p>0.19795</text:p>
          </table:table-cell>
          <table:table-cell office:value-type="float" office:value="-0.37519">
            <text:p>-0.375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658">
            <text:p>-0.4658</text:p>
          </table:table-cell>
          <table:table-cell office:value-type="float" office:value="0">
            <text:p>0</text:p>
          </table:table-cell>
          <table:table-cell office:value-type="float" office:value="0.026489">
            <text:p>0.026489</text:p>
          </table:table-cell>
          <table:table-cell/>
          <table:table-cell office:value-type="float" office:value="2.9396">
            <text:p>2.9396</text:p>
          </table:table-cell>
          <table:table-cell office:value-type="float" office:value="-0.21132">
            <text:p>-0.21132</text:p>
          </table:table-cell>
          <table:table-cell office:value-type="float" office:value="-0.64686">
            <text:p>-0.646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05">
            <text:p>2.8105</text:p>
          </table:table-cell>
          <table:table-cell office:value-type="float" office:value="0">
            <text:p>0</text:p>
          </table:table-cell>
          <table:table-cell office:value-type="float" office:value="0.026489">
            <text:p>0.026489</text:p>
          </table:table-cell>
        </table:table-row>
        <table:table-row table:style-name="ro2">
          <table:table-cell office:value-type="float" office:value="3.0732">
            <text:p>3.0732</text:p>
          </table:table-cell>
          <table:table-cell office:value-type="float" office:value="0.21307">
            <text:p>0.21307</text:p>
          </table:table-cell>
          <table:table-cell office:value-type="float" office:value="-0.38199">
            <text:p>-0.381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951">
            <text:p>-0.45951</text:p>
          </table:table-cell>
          <table:table-cell table:style-name="ce3" office:value-type="string">
            <text:p>8.8818e-16</text:p>
          </table:table-cell>
          <table:table-cell office:value-type="float" office:value="0.026318">
            <text:p>0.026318</text:p>
          </table:table-cell>
          <table:table-cell/>
          <table:table-cell office:value-type="float" office:value="3.0732">
            <text:p>3.0732</text:p>
          </table:table-cell>
          <table:table-cell office:value-type="float" office:value="-0.22669">
            <text:p>-0.22669</text:p>
          </table:table-cell>
          <table:table-cell office:value-type="float" office:value="-0.64069">
            <text:p>-0.6406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39">
            <text:p>2.8039</text:p>
          </table:table-cell>
          <table:table-cell table:style-name="ce3" office:value-type="string">
            <text:p>8.3225e-16</text:p>
          </table:table-cell>
          <table:table-cell office:value-type="float" office:value="0.026318">
            <text:p>0.026318</text:p>
          </table:table-cell>
        </table:table-row>
        <table:table-row table:style-name="ro2">
          <table:table-cell office:value-type="float" office:value="3.2068">
            <text:p>3.2068</text:p>
          </table:table-cell>
          <table:table-cell office:value-type="float" office:value="0.228">
            <text:p>0.228</text:p>
          </table:table-cell>
          <table:table-cell office:value-type="float" office:value="-0.38963">
            <text:p>-0.389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6117">
            <text:p>-0.46117</text:p>
          </table:table-cell>
          <table:table-cell table:style-name="ce3" office:value-type="string">
            <text:p>-8.8818e-16</text:p>
          </table:table-cell>
          <table:table-cell office:value-type="float" office:value="0.026357">
            <text:p>0.026357</text:p>
          </table:table-cell>
          <table:table-cell/>
          <table:table-cell office:value-type="float" office:value="3.2068">
            <text:p>3.2068</text:p>
          </table:table-cell>
          <table:table-cell office:value-type="float" office:value="-0.24214">
            <text:p>-0.24214</text:p>
          </table:table-cell>
          <table:table-cell office:value-type="float" office:value="-0.63499">
            <text:p>-0.634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56">
            <text:p>2.8056</text:p>
          </table:table-cell>
          <table:table-cell table:style-name="ce3" office:value-type="string">
            <text:p>-8.3225e-16</text:p>
          </table:table-cell>
          <table:table-cell office:value-type="float" office:value="0.026357">
            <text:p>0.026357</text:p>
          </table:table-cell>
        </table:table-row>
        <table:table-row table:style-name="ro2">
          <table:table-cell office:value-type="float" office:value="3.3404">
            <text:p>3.3404</text:p>
          </table:table-cell>
          <table:table-cell office:value-type="float" office:value="0.24319">
            <text:p>0.24319</text:p>
          </table:table-cell>
          <table:table-cell office:value-type="float" office:value="-0.39681">
            <text:p>-0.396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185">
            <text:p>-0.45185</text:p>
          </table:table-cell>
          <table:table-cell table:style-name="ce3" office:value-type="string">
            <text:p>-1.3323e-15</text:p>
          </table:table-cell>
          <table:table-cell office:value-type="float" office:value="0.026541">
            <text:p>0.026541</text:p>
          </table:table-cell>
          <table:table-cell/>
          <table:table-cell office:value-type="float" office:value="3.3404">
            <text:p>3.3404</text:p>
          </table:table-cell>
          <table:table-cell office:value-type="float" office:value="-0.25692">
            <text:p>-0.25692</text:p>
          </table:table-cell>
          <table:table-cell office:value-type="float" office:value="-0.62962">
            <text:p>-0.629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59">
            <text:p>2.8059</text:p>
          </table:table-cell>
          <table:table-cell table:style-name="ce3" office:value-type="string">
            <text:p>-1.2484e-15</text:p>
          </table:table-cell>
          <table:table-cell office:value-type="float" office:value="0.026541">
            <text:p>0.026541</text:p>
          </table:table-cell>
        </table:table-row>
        <table:table-row table:style-name="ro2">
          <table:table-cell office:value-type="float" office:value="3.4741">
            <text:p>3.4741</text:p>
          </table:table-cell>
          <table:table-cell office:value-type="float" office:value="0.25735">
            <text:p>0.25735</text:p>
          </table:table-cell>
          <table:table-cell office:value-type="float" office:value="-0.40388">
            <text:p>-0.403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661">
            <text:p>-0.45661</text:p>
          </table:table-cell>
          <table:table-cell table:style-name="ce3" office:value-type="string">
            <text:p>-1.3323e-15</text:p>
          </table:table-cell>
          <table:table-cell office:value-type="float" office:value="0.02641">
            <text:p>0.02641</text:p>
          </table:table-cell>
          <table:table-cell/>
          <table:table-cell office:value-type="float" office:value="3.4741">
            <text:p>3.4741</text:p>
          </table:table-cell>
          <table:table-cell office:value-type="float" office:value="-0.27235">
            <text:p>-0.27235</text:p>
          </table:table-cell>
          <table:table-cell office:value-type="float" office:value="-0.62401">
            <text:p>-0.624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73">
            <text:p>2.8073</text:p>
          </table:table-cell>
          <table:table-cell table:style-name="ce3" office:value-type="string">
            <text:p>-1.2484e-15</text:p>
          </table:table-cell>
          <table:table-cell office:value-type="float" office:value="0.02641">
            <text:p>0.02641</text:p>
          </table:table-cell>
        </table:table-row>
        <table:table-row table:style-name="ro2">
          <table:table-cell office:value-type="float" office:value="3.6077">
            <text:p>3.6077</text:p>
          </table:table-cell>
          <table:table-cell office:value-type="float" office:value="0.27256">
            <text:p>0.27256</text:p>
          </table:table-cell>
          <table:table-cell office:value-type="float" office:value="-0.41139">
            <text:p>-0.411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943">
            <text:p>-0.45943</text:p>
          </table:table-cell>
          <table:table-cell table:style-name="ce3" office:value-type="string">
            <text:p>-4.4409e-16</text:p>
          </table:table-cell>
          <table:table-cell office:value-type="float" office:value="0.026212">
            <text:p>0.026212</text:p>
          </table:table-cell>
          <table:table-cell/>
          <table:table-cell office:value-type="float" office:value="3.6077">
            <text:p>3.6077</text:p>
          </table:table-cell>
          <table:table-cell office:value-type="float" office:value="-0.28808">
            <text:p>-0.28808</text:p>
          </table:table-cell>
          <table:table-cell office:value-type="float" office:value="-0.61815">
            <text:p>-0.618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24">
            <text:p>2.8124</text:p>
          </table:table-cell>
          <table:table-cell table:style-name="ce3" office:value-type="string">
            <text:p>-4.1613e-16</text:p>
          </table:table-cell>
          <table:table-cell office:value-type="float" office:value="0.026212">
            <text:p>0.026212</text:p>
          </table:table-cell>
        </table:table-row>
        <table:table-row table:style-name="ro2">
          <table:table-cell office:value-type="float" office:value="3.7412">
            <text:p>3.7412</text:p>
          </table:table-cell>
          <table:table-cell office:value-type="float" office:value="0.28748">
            <text:p>0.28748</text:p>
          </table:table-cell>
          <table:table-cell office:value-type="float" office:value="-0.41851">
            <text:p>-0.418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6112">
            <text:p>-0.46112</text:p>
          </table:table-cell>
          <table:table-cell table:style-name="ce3" office:value-type="string">
            <text:p>-1.7764e-15</text:p>
          </table:table-cell>
          <table:table-cell office:value-type="float" office:value="0.026259">
            <text:p>0.026259</text:p>
          </table:table-cell>
          <table:table-cell/>
          <table:table-cell office:value-type="float" office:value="3.7412">
            <text:p>3.7412</text:p>
          </table:table-cell>
          <table:table-cell office:value-type="float" office:value="-0.30316">
            <text:p>-0.30316</text:p>
          </table:table-cell>
          <table:table-cell office:value-type="float" office:value="-0.61249">
            <text:p>-0.6124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34">
            <text:p>2.8134</text:p>
          </table:table-cell>
          <table:table-cell table:style-name="ce3" office:value-type="string">
            <text:p>-1.6645e-15</text:p>
          </table:table-cell>
          <table:table-cell office:value-type="float" office:value="0.026259">
            <text:p>0.026259</text:p>
          </table:table-cell>
        </table:table-row>
        <table:table-row table:style-name="ro2">
          <table:table-cell office:value-type="float" office:value="3.8748">
            <text:p>3.8748</text:p>
          </table:table-cell>
          <table:table-cell office:value-type="float" office:value="0.30164">
            <text:p>0.30164</text:p>
          </table:table-cell>
          <table:table-cell office:value-type="float" office:value="-0.4248">
            <text:p>-0.424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3848">
            <text:p>-0.43848</text:p>
          </table:table-cell>
          <table:table-cell table:style-name="ce3" office:value-type="string">
            <text:p>4.4409e-16</text:p>
          </table:table-cell>
          <table:table-cell office:value-type="float" office:value="0.026084">
            <text:p>0.026084</text:p>
          </table:table-cell>
          <table:table-cell/>
          <table:table-cell office:value-type="float" office:value="3.8748">
            <text:p>3.8748</text:p>
          </table:table-cell>
          <table:table-cell office:value-type="float" office:value="-0.31802">
            <text:p>-0.31802</text:p>
          </table:table-cell>
          <table:table-cell office:value-type="float" office:value="-0.60668">
            <text:p>-0.606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3">
            <text:p>2.813</text:p>
          </table:table-cell>
          <table:table-cell table:style-name="ce3" office:value-type="string">
            <text:p>4.1613e-16</text:p>
          </table:table-cell>
          <table:table-cell office:value-type="float" office:value="0.026084">
            <text:p>0.026084</text:p>
          </table:table-cell>
        </table:table-row>
        <table:table-row table:style-name="ro2">
          <table:table-cell office:value-type="float" office:value="4.0084">
            <text:p>4.0084</text:p>
          </table:table-cell>
          <table:table-cell office:value-type="float" office:value="0.31698">
            <text:p>0.31698</text:p>
          </table:table-cell>
          <table:table-cell office:value-type="float" office:value="-0.43272">
            <text:p>-0.432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4861">
            <text:p>-0.44861</text:p>
          </table:table-cell>
          <table:table-cell table:style-name="ce3" office:value-type="string">
            <text:p>-8.8818e-16</text:p>
          </table:table-cell>
          <table:table-cell office:value-type="float" office:value="0.026003">
            <text:p>0.026003</text:p>
          </table:table-cell>
          <table:table-cell/>
          <table:table-cell office:value-type="float" office:value="4.0084">
            <text:p>4.0084</text:p>
          </table:table-cell>
          <table:table-cell office:value-type="float" office:value="-0.33323">
            <text:p>-0.33323</text:p>
          </table:table-cell>
          <table:table-cell office:value-type="float" office:value="-0.60112">
            <text:p>-0.601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93">
            <text:p>2.8093</text:p>
          </table:table-cell>
          <table:table-cell table:style-name="ce3" office:value-type="string">
            <text:p>-8.3225e-16</text:p>
          </table:table-cell>
          <table:table-cell office:value-type="float" office:value="0.026003">
            <text:p>0.026003</text:p>
          </table:table-cell>
        </table:table-row>
        <table:table-row table:style-name="ro2">
          <table:table-cell office:value-type="float" office:value="4.1421">
            <text:p>4.1421</text:p>
          </table:table-cell>
          <table:table-cell office:value-type="float" office:value="0.33239">
            <text:p>0.33239</text:p>
          </table:table-cell>
          <table:table-cell office:value-type="float" office:value="-0.43967">
            <text:p>-0.439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3827">
            <text:p>-0.43827</text:p>
          </table:table-cell>
          <table:table-cell table:style-name="ce3" office:value-type="string">
            <text:p>4.4409e-16</text:p>
          </table:table-cell>
          <table:table-cell office:value-type="float" office:value="0.026153">
            <text:p>0.026153</text:p>
          </table:table-cell>
          <table:table-cell/>
          <table:table-cell office:value-type="float" office:value="4.1421">
            <text:p>4.1421</text:p>
          </table:table-cell>
          <table:table-cell office:value-type="float" office:value="-0.34832">
            <text:p>-0.34832</text:p>
          </table:table-cell>
          <table:table-cell office:value-type="float" office:value="-0.59499">
            <text:p>-0.594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74">
            <text:p>2.8074</text:p>
          </table:table-cell>
          <table:table-cell table:style-name="ce3" office:value-type="string">
            <text:p>4.1613e-16</text:p>
          </table:table-cell>
          <table:table-cell office:value-type="float" office:value="0.026153">
            <text:p>0.026153</text:p>
          </table:table-cell>
        </table:table-row>
        <table:table-row table:style-name="ro2">
          <table:table-cell office:value-type="float" office:value="4.2757">
            <text:p>4.2757</text:p>
          </table:table-cell>
          <table:table-cell office:value-type="float" office:value="0.3464">
            <text:p>0.3464</text:p>
          </table:table-cell>
          <table:table-cell office:value-type="float" office:value="-0.44671">
            <text:p>-0.4467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4009">
            <text:p>-0.44009</text:p>
          </table:table-cell>
          <table:table-cell table:style-name="ce3" office:value-type="string">
            <text:p>-4.4409e-16</text:p>
          </table:table-cell>
          <table:table-cell office:value-type="float" office:value="0.026022">
            <text:p>0.026022</text:p>
          </table:table-cell>
          <table:table-cell/>
          <table:table-cell office:value-type="float" office:value="4.2757">
            <text:p>4.2757</text:p>
          </table:table-cell>
          <table:table-cell office:value-type="float" office:value="-0.3633">
            <text:p>-0.3633</text:p>
          </table:table-cell>
          <table:table-cell office:value-type="float" office:value="-0.58898">
            <text:p>-0.588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29">
            <text:p>2.8029</text:p>
          </table:table-cell>
          <table:table-cell table:style-name="ce3" office:value-type="string">
            <text:p>-4.1613e-16</text:p>
          </table:table-cell>
          <table:table-cell office:value-type="float" office:value="0.026022">
            <text:p>0.026022</text:p>
          </table:table-cell>
        </table:table-row>
        <table:table-row table:style-name="ro2">
          <table:table-cell office:value-type="float" office:value="4.4093">
            <text:p>4.4093</text:p>
          </table:table-cell>
          <table:table-cell office:value-type="float" office:value="0.36079">
            <text:p>0.36079</text:p>
          </table:table-cell>
          <table:table-cell office:value-type="float" office:value="-0.45395">
            <text:p>-0.453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4308">
            <text:p>-0.44308</text:p>
          </table:table-cell>
          <table:table-cell table:style-name="ce3" office:value-type="string">
            <text:p>-8.8818e-16</text:p>
          </table:table-cell>
          <table:table-cell office:value-type="float" office:value="0.025534">
            <text:p>0.025534</text:p>
          </table:table-cell>
          <table:table-cell/>
          <table:table-cell office:value-type="float" office:value="4.4093">
            <text:p>4.4093</text:p>
          </table:table-cell>
          <table:table-cell office:value-type="float" office:value="-0.37889">
            <text:p>-0.37889</text:p>
          </table:table-cell>
          <table:table-cell office:value-type="float" office:value="-0.58357">
            <text:p>-0.583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075">
            <text:p>2.8075</text:p>
          </table:table-cell>
          <table:table-cell table:style-name="ce3" office:value-type="string">
            <text:p>-8.3225e-16</text:p>
          </table:table-cell>
          <table:table-cell office:value-type="float" office:value="0.025534">
            <text:p>0.025534</text:p>
          </table:table-cell>
        </table:table-row>
        <table:table-row table:style-name="ro2">
          <table:table-cell office:value-type="float" office:value="4.543">
            <text:p>4.543</text:p>
          </table:table-cell>
          <table:table-cell office:value-type="float" office:value="0.37576">
            <text:p>0.37576</text:p>
          </table:table-cell>
          <table:table-cell office:value-type="float" office:value="-0.46054">
            <text:p>-0.460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3253">
            <text:p>-0.43253</text:p>
          </table:table-cell>
          <table:table-cell table:style-name="ce3" office:value-type="string">
            <text:p>-4.4409e-16</text:p>
          </table:table-cell>
          <table:table-cell office:value-type="float" office:value="0.025093">
            <text:p>0.025093</text:p>
          </table:table-cell>
          <table:table-cell/>
          <table:table-cell office:value-type="float" office:value="4.543">
            <text:p>4.543</text:p>
          </table:table-cell>
          <table:table-cell office:value-type="float" office:value="-0.39411">
            <text:p>-0.39411</text:p>
          </table:table-cell>
          <table:table-cell office:value-type="float" office:value="-0.57763">
            <text:p>-0.577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24">
            <text:p>2.8124</text:p>
          </table:table-cell>
          <table:table-cell table:style-name="ce3" office:value-type="string">
            <text:p>-4.1613e-16</text:p>
          </table:table-cell>
          <table:table-cell office:value-type="float" office:value="0.025093">
            <text:p>0.025093</text:p>
          </table:table-cell>
        </table:table-row>
        <table:table-row table:style-name="ro2">
          <table:table-cell office:value-type="float" office:value="4.6766">
            <text:p>4.6766</text:p>
          </table:table-cell>
          <table:table-cell office:value-type="float" office:value="0.39137">
            <text:p>0.39137</text:p>
          </table:table-cell>
          <table:table-cell office:value-type="float" office:value="-0.46883">
            <text:p>-0.4688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4506">
            <text:p>-0.44506</text:p>
          </table:table-cell>
          <table:table-cell office:value-type="float" office:value="0">
            <text:p>0</text:p>
          </table:table-cell>
          <table:table-cell office:value-type="float" office:value="0.024707">
            <text:p>0.024707</text:p>
          </table:table-cell>
          <table:table-cell/>
          <table:table-cell office:value-type="float" office:value="4.6766">
            <text:p>4.6766</text:p>
          </table:table-cell>
          <table:table-cell office:value-type="float" office:value="-0.40909">
            <text:p>-0.40909</text:p>
          </table:table-cell>
          <table:table-cell office:value-type="float" office:value="-0.5721">
            <text:p>-0.57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54">
            <text:p>2.8154</text:p>
          </table:table-cell>
          <table:table-cell office:value-type="float" office:value="0">
            <text:p>0</text:p>
          </table:table-cell>
          <table:table-cell office:value-type="float" office:value="0.024707">
            <text:p>0.024707</text:p>
          </table:table-cell>
        </table:table-row>
        <table:table-row table:style-name="ro2">
          <table:table-cell office:value-type="float" office:value="4.8102">
            <text:p>4.8102</text:p>
          </table:table-cell>
          <table:table-cell office:value-type="float" office:value="0.40558">
            <text:p>0.40558</text:p>
          </table:table-cell>
          <table:table-cell office:value-type="float" office:value="-0.47507">
            <text:p>-0.475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4222">
            <text:p>-0.44222</text:p>
          </table:table-cell>
          <table:table-cell table:style-name="ce3" office:value-type="string">
            <text:p>-8.8818e-16</text:p>
          </table:table-cell>
          <table:table-cell office:value-type="float" office:value="0.024117">
            <text:p>0.024117</text:p>
          </table:table-cell>
          <table:table-cell/>
          <table:table-cell office:value-type="float" office:value="4.8102">
            <text:p>4.8102</text:p>
          </table:table-cell>
          <table:table-cell office:value-type="float" office:value="-0.42423">
            <text:p>-0.42423</text:p>
          </table:table-cell>
          <table:table-cell office:value-type="float" office:value="-0.56658">
            <text:p>-0.566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72">
            <text:p>2.8172</text:p>
          </table:table-cell>
          <table:table-cell table:style-name="ce3" office:value-type="string">
            <text:p>-8.3225e-16</text:p>
          </table:table-cell>
          <table:table-cell office:value-type="float" office:value="0.024117">
            <text:p>0.024117</text:p>
          </table:table-cell>
        </table:table-row>
        <table:table-row table:style-name="ro2">
          <table:table-cell office:value-type="float" office:value="4.9438">
            <text:p>4.9438</text:p>
          </table:table-cell>
          <table:table-cell office:value-type="float" office:value="0.42024">
            <text:p>0.42024</text:p>
          </table:table-cell>
          <table:table-cell office:value-type="float" office:value="-0.48207">
            <text:p>-0.482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45085">
            <text:p>-0.45085</text:p>
          </table:table-cell>
          <table:table-cell office:value-type="float" office:value="0">
            <text:p>0</text:p>
          </table:table-cell>
          <table:table-cell office:value-type="float" office:value="0.023555">
            <text:p>0.023555</text:p>
          </table:table-cell>
          <table:table-cell/>
          <table:table-cell office:value-type="float" office:value="4.9438">
            <text:p>4.9438</text:p>
          </table:table-cell>
          <table:table-cell office:value-type="float" office:value="-0.43962">
            <text:p>-0.43962</text:p>
          </table:table-cell>
          <table:table-cell office:value-type="float" office:value="-0.56055">
            <text:p>-0.5605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141">
            <text:p>2.8141</text:p>
          </table:table-cell>
          <table:table-cell office:value-type="float" office:value="0">
            <text:p>0</text:p>
          </table:table-cell>
          <table:table-cell office:value-type="float" office:value="0.023555">
            <text:p>0.023555</text:p>
          </table:table-cell>
        </table:table-row>
        <table:table-row table:style-name="ro2">
          <table:table-cell office:value-type="float" office:value="5.0775">
            <text:p>5.0775</text:p>
          </table:table-cell>
          <table:table-cell office:value-type="float" office:value="0.43572">
            <text:p>0.43572</text:p>
          </table:table-cell>
          <table:table-cell office:value-type="float" office:value="-0.48809">
            <text:p>-0.488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4299">
            <text:p>-0.4299</text:p>
          </table:table-cell>
          <table:table-cell office:value-type="float" office:value="0">
            <text:p>0</text:p>
          </table:table-cell>
          <table:table-cell office:value-type="float" office:value="0.023064">
            <text:p>0.023064</text:p>
          </table:table-cell>
          <table:table-cell/>
          <table:table-cell office:value-type="float" office:value="5.0775">
            <text:p>5.0775</text:p>
          </table:table-cell>
          <table:table-cell office:value-type="float" office:value="-0.44816">
            <text:p>-0.44816</text:p>
          </table:table-cell>
          <table:table-cell office:value-type="float" office:value="-0.55709">
            <text:p>-0.557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11">
            <text:p>2.811</text:p>
          </table:table-cell>
          <table:table-cell office:value-type="float" office:value="0">
            <text:p>0</text:p>
          </table:table-cell>
          <table:table-cell office:value-type="float" office:value="0.023064">
            <text:p>0.023064</text:p>
          </table:table-cell>
        </table:table-row>
        <table:table-row table:style-name="ro2">
          <table:table-cell office:value-type="float" office:value="5.2111">
            <text:p>5.2111</text:p>
          </table:table-cell>
          <table:table-cell office:value-type="float" office:value="0.45011">
            <text:p>0.45011</text:p>
          </table:table-cell>
          <table:table-cell office:value-type="float" office:value="-0.49553">
            <text:p>-0.495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43015">
            <text:p>-0.43015</text:p>
          </table:table-cell>
          <table:table-cell table:style-name="ce3" office:value-type="string">
            <text:p>4.1613e-16</text:p>
          </table:table-cell>
          <table:table-cell office:value-type="float" office:value="0.022536">
            <text:p>0.022536</text:p>
          </table:table-cell>
          <table:table-cell/>
          <table:table-cell office:value-type="float" office:value="5.2111">
            <text:p>5.2111</text:p>
          </table:table-cell>
          <table:table-cell office:value-type="float" office:value="-0.45835">
            <text:p>-0.45835</text:p>
          </table:table-cell>
          <table:table-cell office:value-type="float" office:value="-0.55329">
            <text:p>-0.553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097">
            <text:p>2.8097</text:p>
          </table:table-cell>
          <table:table-cell table:style-name="ce3" office:value-type="string">
            <text:p>4.1613e-16</text:p>
          </table:table-cell>
          <table:table-cell office:value-type="float" office:value="0.022536">
            <text:p>0.022536</text:p>
          </table:table-cell>
        </table:table-row>
        <table:table-row table:style-name="ro2">
          <table:table-cell office:value-type="float" office:value="5.3446">
            <text:p>5.3446</text:p>
          </table:table-cell>
          <table:table-cell office:value-type="float" office:value="0.45789">
            <text:p>0.45789</text:p>
          </table:table-cell>
          <table:table-cell office:value-type="float" office:value="-0.49986">
            <text:p>-0.4998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36004">
            <text:p>-0.36004</text:p>
          </table:table-cell>
          <table:table-cell office:value-type="float" office:value="0.86603">
            <text:p>0.86603</text:p>
          </table:table-cell>
          <table:table-cell office:value-type="float" office:value="0.021557">
            <text:p>0.021557</text:p>
          </table:table-cell>
          <table:table-cell/>
          <table:table-cell office:value-type="float" office:value="5.3446">
            <text:p>5.3446</text:p>
          </table:table-cell>
          <table:table-cell office:value-type="float" office:value="-0.4662">
            <text:p>-0.4662</text:p>
          </table:table-cell>
          <table:table-cell office:value-type="float" office:value="-0.55023">
            <text:p>-0.5502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8873">
            <text:p>2.8873</text:p>
          </table:table-cell>
          <table:table-cell office:value-type="float" office:value="0.86603">
            <text:p>0.86603</text:p>
          </table:table-cell>
          <table:table-cell office:value-type="float" office:value="0.021557">
            <text:p>0.021557</text:p>
          </table:table-cell>
        </table:table-row>
        <table:table-row table:style-name="ro2">
          <table:table-cell office:value-type="float" office:value="5.4782">
            <text:p>5.4782</text:p>
          </table:table-cell>
          <table:table-cell office:value-type="float" office:value="0.47146">
            <text:p>0.47146</text:p>
          </table:table-cell>
          <table:table-cell office:value-type="float" office:value="-0.50665">
            <text:p>-0.5066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3259">
            <text:p>-0.3259</text:p>
          </table:table-cell>
          <table:table-cell office:value-type="float" office:value="0.86603">
            <text:p>0.86603</text:p>
          </table:table-cell>
          <table:table-cell office:value-type="float" office:value="0.021668">
            <text:p>0.021668</text:p>
          </table:table-cell>
          <table:table-cell/>
          <table:table-cell office:value-type="float" office:value="5.4782">
            <text:p>5.4782</text:p>
          </table:table-cell>
          <table:table-cell office:value-type="float" office:value="-0.45108">
            <text:p>-0.45108</text:p>
          </table:table-cell>
          <table:table-cell office:value-type="float" office:value="-0.55492">
            <text:p>-0.5549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478">
            <text:p>2.9478</text:p>
          </table:table-cell>
          <table:table-cell office:value-type="float" office:value="0.86603">
            <text:p>0.86603</text:p>
          </table:table-cell>
          <table:table-cell office:value-type="float" office:value="0.021668">
            <text:p>0.021668</text:p>
          </table:table-cell>
        </table:table-row>
        <table:table-row table:style-name="ro2">
          <table:table-cell office:value-type="float" office:value="5.6119">
            <text:p>5.6119</text:p>
          </table:table-cell>
          <table:table-cell office:value-type="float" office:value="0.47225">
            <text:p>0.47225</text:p>
          </table:table-cell>
          <table:table-cell office:value-type="float" office:value="-0.50705">
            <text:p>-0.5070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7207">
            <text:p>-0.27207</text:p>
          </table:table-cell>
          <table:table-cell office:value-type="float" office:value="0.86603">
            <text:p>0.86603</text:p>
          </table:table-cell>
          <table:table-cell office:value-type="float" office:value="0.021538">
            <text:p>0.021538</text:p>
          </table:table-cell>
          <table:table-cell/>
          <table:table-cell office:value-type="float" office:value="5.6119">
            <text:p>5.6119</text:p>
          </table:table-cell>
          <table:table-cell office:value-type="float" office:value="-0.44226">
            <text:p>-0.44226</text:p>
          </table:table-cell>
          <table:table-cell office:value-type="float" office:value="-0.55762">
            <text:p>-0.5576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0209">
            <text:p>3.0209</text:p>
          </table:table-cell>
          <table:table-cell office:value-type="float" office:value="0.86603">
            <text:p>0.86603</text:p>
          </table:table-cell>
          <table:table-cell office:value-type="float" office:value="0.021538">
            <text:p>0.021538</text:p>
          </table:table-cell>
        </table:table-row>
        <table:table-row table:style-name="ro2">
          <table:table-cell office:value-type="float" office:value="5.7455">
            <text:p>5.7455</text:p>
          </table:table-cell>
          <table:table-cell office:value-type="float" office:value="0.46484">
            <text:p>0.46484</text:p>
          </table:table-cell>
          <table:table-cell office:value-type="float" office:value="-0.50479">
            <text:p>-0.5047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17353">
            <text:p>-0.17353</text:p>
          </table:table-cell>
          <table:table-cell office:value-type="float" office:value="0.86603">
            <text:p>0.86603</text:p>
          </table:table-cell>
          <table:table-cell office:value-type="float" office:value="0.021984">
            <text:p>0.021984</text:p>
          </table:table-cell>
          <table:table-cell/>
          <table:table-cell office:value-type="float" office:value="5.7455">
            <text:p>5.7455</text:p>
          </table:table-cell>
          <table:table-cell office:value-type="float" office:value="-0.43592">
            <text:p>-0.43592</text:p>
          </table:table-cell>
          <table:table-cell office:value-type="float" office:value="-0.55848">
            <text:p>-0.5584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127">
            <text:p>3.127</text:p>
          </table:table-cell>
          <table:table-cell office:value-type="float" office:value="0.86603">
            <text:p>0.86603</text:p>
          </table:table-cell>
          <table:table-cell office:value-type="float" office:value="0.021984">
            <text:p>0.021984</text:p>
          </table:table-cell>
        </table:table-row>
        <table:table-row table:style-name="ro2">
          <table:table-cell office:value-type="float" office:value="5.8791">
            <text:p>5.8791</text:p>
          </table:table-cell>
          <table:table-cell office:value-type="float" office:value="0.45715">
            <text:p>0.45715</text:p>
          </table:table-cell>
          <table:table-cell office:value-type="float" office:value="-0.50357">
            <text:p>-0.503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74726">
            <text:p>-0.074726</text:p>
          </table:table-cell>
          <table:table-cell table:style-name="ce3" office:value-type="string">
            <text:p>1.2246e-16</text:p>
          </table:table-cell>
          <table:table-cell office:value-type="float" office:value="0.022684">
            <text:p>0.022684</text:p>
          </table:table-cell>
          <table:table-cell/>
          <table:table-cell office:value-type="float" office:value="5.8791">
            <text:p>5.8791</text:p>
          </table:table-cell>
          <table:table-cell office:value-type="float" office:value="-0.42546">
            <text:p>-0.42546</text:p>
          </table:table-cell>
          <table:table-cell office:value-type="float" office:value="-0.55796">
            <text:p>-0.557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58">
            <text:p>-3.1158</text:p>
          </table:table-cell>
          <table:table-cell office:value-type="float" office:value="0">
            <text:p>0</text:p>
          </table:table-cell>
          <table:table-cell office:value-type="float" office:value="0.022684">
            <text:p>0.022684</text:p>
          </table:table-cell>
        </table:table-row>
        <table:table-row table:style-name="ro2">
          <table:table-cell office:value-type="float" office:value="6.0127">
            <text:p>6.0127</text:p>
          </table:table-cell>
          <table:table-cell office:value-type="float" office:value="0.44734">
            <text:p>0.44734</text:p>
          </table:table-cell>
          <table:table-cell office:value-type="float" office:value="-0.5031">
            <text:p>-0.50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7288">
            <text:p>-0.017288</text:p>
          </table:table-cell>
          <table:table-cell table:style-name="ce3" office:value-type="string">
            <text:p>-1.0106e-15</text:p>
          </table:table-cell>
          <table:table-cell office:value-type="float" office:value="0.023423">
            <text:p>0.023423</text:p>
          </table:table-cell>
          <table:table-cell/>
          <table:table-cell office:value-type="float" office:value="6.0127">
            <text:p>6.0127</text:p>
          </table:table-cell>
          <table:table-cell office:value-type="float" office:value="-0.41593">
            <text:p>-0.41593</text:p>
          </table:table-cell>
          <table:table-cell office:value-type="float" office:value="-0.55756">
            <text:p>-0.5575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756">
            <text:p>-3.0756</text:p>
          </table:table-cell>
          <table:table-cell table:style-name="ce3" office:value-type="string">
            <text:p>-8.3225e-16</text:p>
          </table:table-cell>
          <table:table-cell office:value-type="float" office:value="0.023423">
            <text:p>0.023423</text:p>
          </table:table-cell>
        </table:table-row>
        <table:table-row table:style-name="ro2">
          <table:table-cell office:value-type="float" office:value="6.1464">
            <text:p>6.1464</text:p>
          </table:table-cell>
          <table:table-cell office:value-type="float" office:value="0.43864">
            <text:p>0.43864</text:p>
          </table:table-cell>
          <table:table-cell office:value-type="float" office:value="-0.50354">
            <text:p>-0.503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14741">
            <text:p>0.014741</text:p>
          </table:table-cell>
          <table:table-cell table:style-name="ce3" office:value-type="string">
            <text:p>-1.2246e-16</text:p>
          </table:table-cell>
          <table:table-cell office:value-type="float" office:value="0.023773">
            <text:p>0.023773</text:p>
          </table:table-cell>
          <table:table-cell/>
          <table:table-cell office:value-type="float" office:value="6.1464">
            <text:p>6.1464</text:p>
          </table:table-cell>
          <table:table-cell office:value-type="float" office:value="-0.40761">
            <text:p>-0.40761</text:p>
          </table:table-cell>
          <table:table-cell office:value-type="float" office:value="-0.5561">
            <text:p>-0.55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066">
            <text:p>-3.0066</text:p>
          </table:table-cell>
          <table:table-cell office:value-type="float" office:value="0">
            <text:p>0</text:p>
          </table:table-cell>
          <table:table-cell office:value-type="float" office:value="0.023773">
            <text:p>0.023773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0.42646">
            <text:p>0.42646</text:p>
          </table:table-cell>
          <table:table-cell office:value-type="float" office:value="-0.50518">
            <text:p>-0.5051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7164">
            <text:p>0.07164</text:p>
          </table:table-cell>
          <table:table-cell table:style-name="ce3" office:value-type="string">
            <text:p>-1.2246e-16</text:p>
          </table:table-cell>
          <table:table-cell office:value-type="float" office:value="0.02437">
            <text:p>0.02437</text:p>
          </table:table-cell>
          <table:table-cell/>
          <table:table-cell office:value-type="float" office:value="6.28">
            <text:p>6.28</text:p>
          </table:table-cell>
          <table:table-cell office:value-type="float" office:value="-0.39025">
            <text:p>-0.39025</text:p>
          </table:table-cell>
          <table:table-cell office:value-type="float" office:value="-0.55193">
            <text:p>-0.551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3">
            <text:p>-2.973</text:p>
          </table:table-cell>
          <table:table-cell office:value-type="float" office:value="0">
            <text:p>0</text:p>
          </table:table-cell>
          <table:table-cell office:value-type="float" office:value="0.02437">
            <text:p>0.02437</text:p>
          </table:table-cell>
        </table:table-row>
        <table:table-row table:style-name="ro2">
          <table:table-cell office:value-type="float" office:value="6.4136">
            <text:p>6.4136</text:p>
          </table:table-cell>
          <table:table-cell office:value-type="float" office:value="0.40883">
            <text:p>0.40883</text:p>
          </table:table-cell>
          <table:table-cell office:value-type="float" office:value="-0.50814">
            <text:p>-0.5081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201">
            <text:p>0.11201</text:p>
          </table:table-cell>
          <table:table-cell table:style-name="ce3" office:value-type="string">
            <text:p>-1.2246e-16</text:p>
          </table:table-cell>
          <table:table-cell office:value-type="float" office:value="0.024989">
            <text:p>0.024989</text:p>
          </table:table-cell>
          <table:table-cell/>
          <table:table-cell office:value-type="float" office:value="6.4136">
            <text:p>6.4136</text:p>
          </table:table-cell>
          <table:table-cell office:value-type="float" office:value="-0.37367">
            <text:p>-0.37367</text:p>
          </table:table-cell>
          <table:table-cell office:value-type="float" office:value="-0.54799">
            <text:p>-0.547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65">
            <text:p>-2.9565</text:p>
          </table:table-cell>
          <table:table-cell office:value-type="float" office:value="0">
            <text:p>0</text:p>
          </table:table-cell>
          <table:table-cell office:value-type="float" office:value="0.024989">
            <text:p>0.024989</text:p>
          </table:table-cell>
        </table:table-row>
        <table:table-row table:style-name="ro2">
          <table:table-cell office:value-type="float" office:value="6.5472">
            <text:p>6.5472</text:p>
          </table:table-cell>
          <table:table-cell office:value-type="float" office:value="0.39304">
            <text:p>0.39304</text:p>
          </table:table-cell>
          <table:table-cell office:value-type="float" office:value="-0.51092">
            <text:p>-0.5109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3347">
            <text:p>0.13347</text:p>
          </table:table-cell>
          <table:table-cell table:style-name="ce3" office:value-type="string">
            <text:p>-5.6655e-16</text:p>
          </table:table-cell>
          <table:table-cell office:value-type="float" office:value="0.025524">
            <text:p>0.025524</text:p>
          </table:table-cell>
          <table:table-cell/>
          <table:table-cell office:value-type="float" office:value="6.5472">
            <text:p>6.5472</text:p>
          </table:table-cell>
          <table:table-cell office:value-type="float" office:value="-0.3577">
            <text:p>-0.3577</text:p>
          </table:table-cell>
          <table:table-cell office:value-type="float" office:value="-0.54479">
            <text:p>-0.544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43">
            <text:p>-2.943</text:p>
          </table:table-cell>
          <table:table-cell table:style-name="ce3" office:value-type="string">
            <text:p>-4.1613e-16</text:p>
          </table:table-cell>
          <table:table-cell office:value-type="float" office:value="0.025524">
            <text:p>0.025524</text:p>
          </table:table-cell>
        </table:table-row>
        <table:table-row table:style-name="ro2">
          <table:table-cell office:value-type="float" office:value="6.6809">
            <text:p>6.6809</text:p>
          </table:table-cell>
          <table:table-cell office:value-type="float" office:value="0.37688">
            <text:p>0.37688</text:p>
          </table:table-cell>
          <table:table-cell office:value-type="float" office:value="-0.5136">
            <text:p>-0.51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4625">
            <text:p>0.14625</text:p>
          </table:table-cell>
          <table:table-cell table:style-name="ce3" office:value-type="string">
            <text:p>-1.2246e-16</text:p>
          </table:table-cell>
          <table:table-cell office:value-type="float" office:value="0.025616">
            <text:p>0.025616</text:p>
          </table:table-cell>
          <table:table-cell/>
          <table:table-cell office:value-type="float" office:value="6.6809">
            <text:p>6.6809</text:p>
          </table:table-cell>
          <table:table-cell office:value-type="float" office:value="-0.34262">
            <text:p>-0.34262</text:p>
          </table:table-cell>
          <table:table-cell office:value-type="float" office:value="-0.54153">
            <text:p>-0.541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26">
            <text:p>-2.9326</text:p>
          </table:table-cell>
          <table:table-cell office:value-type="float" office:value="0">
            <text:p>0</text:p>
          </table:table-cell>
          <table:table-cell office:value-type="float" office:value="0.025616">
            <text:p>0.025616</text:p>
          </table:table-cell>
        </table:table-row>
        <table:table-row table:style-name="ro2">
          <table:table-cell office:value-type="float" office:value="6.8145">
            <text:p>6.8145</text:p>
          </table:table-cell>
          <table:table-cell office:value-type="float" office:value="0.36057">
            <text:p>0.36057</text:p>
          </table:table-cell>
          <table:table-cell office:value-type="float" office:value="-0.51625">
            <text:p>-0.516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387">
            <text:p>0.15387</text:p>
          </table:table-cell>
          <table:table-cell table:style-name="ce3" office:value-type="string">
            <text:p>-1.2246e-16</text:p>
          </table:table-cell>
          <table:table-cell office:value-type="float" office:value="0.025729">
            <text:p>0.025729</text:p>
          </table:table-cell>
          <table:table-cell/>
          <table:table-cell office:value-type="float" office:value="6.8145">
            <text:p>6.8145</text:p>
          </table:table-cell>
          <table:table-cell office:value-type="float" office:value="-0.32671">
            <text:p>-0.32671</text:p>
          </table:table-cell>
          <table:table-cell office:value-type="float" office:value="-0.53795">
            <text:p>-0.5379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25">
            <text:p>-2.9325</text:p>
          </table:table-cell>
          <table:table-cell office:value-type="float" office:value="0">
            <text:p>0</text:p>
          </table:table-cell>
          <table:table-cell office:value-type="float" office:value="0.025729">
            <text:p>0.025729</text:p>
          </table:table-cell>
        </table:table-row>
        <table:table-row table:style-name="ro2">
          <table:table-cell office:value-type="float" office:value="6.9481">
            <text:p>6.9481</text:p>
          </table:table-cell>
          <table:table-cell office:value-type="float" office:value="0.34471">
            <text:p>0.34471</text:p>
          </table:table-cell>
          <table:table-cell office:value-type="float" office:value="-0.51893">
            <text:p>-0.518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125">
            <text:p>0.15125</text:p>
          </table:table-cell>
          <table:table-cell table:style-name="ce3" office:value-type="string">
            <text:p>-1.2246e-16</text:p>
          </table:table-cell>
          <table:table-cell office:value-type="float" office:value="0.025956">
            <text:p>0.025956</text:p>
          </table:table-cell>
          <table:table-cell/>
          <table:table-cell office:value-type="float" office:value="6.9481">
            <text:p>6.9481</text:p>
          </table:table-cell>
          <table:table-cell office:value-type="float" office:value="-0.31011">
            <text:p>-0.31011</text:p>
          </table:table-cell>
          <table:table-cell office:value-type="float" office:value="-0.53437">
            <text:p>-0.534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35">
            <text:p>-2.9335</text:p>
          </table:table-cell>
          <table:table-cell office:value-type="float" office:value="0">
            <text:p>0</text:p>
          </table:table-cell>
          <table:table-cell office:value-type="float" office:value="0.025956">
            <text:p>0.025956</text:p>
          </table:table-cell>
        </table:table-row>
        <table:table-row table:style-name="ro2">
          <table:table-cell office:value-type="float" office:value="7.0816">
            <text:p>7.0816</text:p>
          </table:table-cell>
          <table:table-cell office:value-type="float" office:value="0.32864">
            <text:p>0.32864</text:p>
          </table:table-cell>
          <table:table-cell office:value-type="float" office:value="-0.52145">
            <text:p>-0.5214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415">
            <text:p>0.15415</text:p>
          </table:table-cell>
          <table:table-cell table:style-name="ce3" office:value-type="string">
            <text:p>-1.2246e-16</text:p>
          </table:table-cell>
          <table:table-cell office:value-type="float" office:value="0.025981">
            <text:p>0.025981</text:p>
          </table:table-cell>
          <table:table-cell/>
          <table:table-cell office:value-type="float" office:value="7.0816">
            <text:p>7.0816</text:p>
          </table:table-cell>
          <table:table-cell office:value-type="float" office:value="-0.29438">
            <text:p>-0.29438</text:p>
          </table:table-cell>
          <table:table-cell office:value-type="float" office:value="-0.53106">
            <text:p>-0.531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294">
            <text:p>-2.9294</text:p>
          </table:table-cell>
          <table:table-cell office:value-type="float" office:value="0">
            <text:p>0</text:p>
          </table:table-cell>
          <table:table-cell office:value-type="float" office:value="0.025981">
            <text:p>0.025981</text:p>
          </table:table-cell>
        </table:table-row>
        <table:table-row table:style-name="ro2">
          <table:table-cell office:value-type="float" office:value="7.2153">
            <text:p>7.2153</text:p>
          </table:table-cell>
          <table:table-cell office:value-type="float" office:value="0.31236">
            <text:p>0.31236</text:p>
          </table:table-cell>
          <table:table-cell office:value-type="float" office:value="-0.52381">
            <text:p>-0.523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858">
            <text:p>0.15858</text:p>
          </table:table-cell>
          <table:table-cell table:style-name="ce3" office:value-type="string">
            <text:p>-1.2246e-16</text:p>
          </table:table-cell>
          <table:table-cell office:value-type="float" office:value="0.026011">
            <text:p>0.026011</text:p>
          </table:table-cell>
          <table:table-cell/>
          <table:table-cell office:value-type="float" office:value="7.2153">
            <text:p>7.2153</text:p>
          </table:table-cell>
          <table:table-cell office:value-type="float" office:value="-0.27906">
            <text:p>-0.27906</text:p>
          </table:table-cell>
          <table:table-cell office:value-type="float" office:value="-0.52783">
            <text:p>-0.527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279">
            <text:p>-2.9279</text:p>
          </table:table-cell>
          <table:table-cell office:value-type="float" office:value="0">
            <text:p>0</text:p>
          </table:table-cell>
          <table:table-cell office:value-type="float" office:value="0.026011">
            <text:p>0.026011</text:p>
          </table:table-cell>
        </table:table-row>
        <table:table-row table:style-name="ro2">
          <table:table-cell office:value-type="float" office:value="7.3489">
            <text:p>7.3489</text:p>
          </table:table-cell>
          <table:table-cell office:value-type="float" office:value="0.29577">
            <text:p>0.29577</text:p>
          </table:table-cell>
          <table:table-cell office:value-type="float" office:value="-0.52676">
            <text:p>-0.526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48">
            <text:p>0.1548</text:p>
          </table:table-cell>
          <table:table-cell table:style-name="ce3" office:value-type="string">
            <text:p>-5.6655e-16</text:p>
          </table:table-cell>
          <table:table-cell office:value-type="float" office:value="0.026166">
            <text:p>0.026166</text:p>
          </table:table-cell>
          <table:table-cell/>
          <table:table-cell office:value-type="float" office:value="7.3489">
            <text:p>7.3489</text:p>
          </table:table-cell>
          <table:table-cell office:value-type="float" office:value="-0.26275">
            <text:p>-0.26275</text:p>
          </table:table-cell>
          <table:table-cell office:value-type="float" office:value="-0.52443">
            <text:p>-0.524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44">
            <text:p>-2.9344</text:p>
          </table:table-cell>
          <table:table-cell table:style-name="ce3" office:value-type="string">
            <text:p>-4.1613e-16</text:p>
          </table:table-cell>
          <table:table-cell office:value-type="float" office:value="0.026166">
            <text:p>0.026166</text:p>
          </table:table-cell>
        </table:table-row>
        <table:table-row table:style-name="ro2">
          <table:table-cell office:value-type="float" office:value="7.4825">
            <text:p>7.4825</text:p>
          </table:table-cell>
          <table:table-cell office:value-type="float" office:value="0.27976">
            <text:p>0.27976</text:p>
          </table:table-cell>
          <table:table-cell office:value-type="float" office:value="-0.52905">
            <text:p>-0.529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">
            <text:p>0</text:p>
          </table:table-cell>
          <table:table-cell office:value-type="float" office:value="0.026194">
            <text:p>0.026194</text:p>
          </table:table-cell>
          <table:table-cell/>
          <table:table-cell office:value-type="float" office:value="7.4825">
            <text:p>7.4825</text:p>
          </table:table-cell>
          <table:table-cell office:value-type="float" office:value="-0.24654">
            <text:p>-0.24654</text:p>
          </table:table-cell>
          <table:table-cell office:value-type="float" office:value="-0.5213">
            <text:p>-0.52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46">
            <text:p>-2.9346</text:p>
          </table:table-cell>
          <table:table-cell office:value-type="float" office:value="0">
            <text:p>0</text:p>
          </table:table-cell>
          <table:table-cell office:value-type="float" office:value="0.026194">
            <text:p>0.026194</text:p>
          </table:table-cell>
        </table:table-row>
        <table:table-row table:style-name="ro2">
          <table:table-cell office:value-type="float" office:value="7.6161">
            <text:p>7.6161</text:p>
          </table:table-cell>
          <table:table-cell office:value-type="float" office:value="0.26359">
            <text:p>0.26359</text:p>
          </table:table-cell>
          <table:table-cell office:value-type="float" office:value="-0.53175">
            <text:p>-0.531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4962">
            <text:p>0.14962</text:p>
          </table:table-cell>
          <table:table-cell table:style-name="ce3" office:value-type="string">
            <text:p>-4.1613e-16</text:p>
          </table:table-cell>
          <table:table-cell office:value-type="float" office:value="0.026218">
            <text:p>0.026218</text:p>
          </table:table-cell>
          <table:table-cell/>
          <table:table-cell office:value-type="float" office:value="7.6161">
            <text:p>7.6161</text:p>
          </table:table-cell>
          <table:table-cell office:value-type="float" office:value="-0.23005">
            <text:p>-0.23005</text:p>
          </table:table-cell>
          <table:table-cell office:value-type="float" office:value="-0.51821">
            <text:p>-0.518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71">
            <text:p>-2.9371</text:p>
          </table:table-cell>
          <table:table-cell table:style-name="ce3" office:value-type="string">
            <text:p>-4.1613e-16</text:p>
          </table:table-cell>
          <table:table-cell office:value-type="float" office:value="0.026218">
            <text:p>0.026218</text:p>
          </table:table-cell>
        </table:table-row>
        <table:table-row table:style-name="ro2">
          <table:table-cell office:value-type="float" office:value="7.7498">
            <text:p>7.7498</text:p>
          </table:table-cell>
          <table:table-cell office:value-type="float" office:value="0.24715">
            <text:p>0.24715</text:p>
          </table:table-cell>
          <table:table-cell office:value-type="float" office:value="-0.53389">
            <text:p>-0.533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439">
            <text:p>0.15439</text:p>
          </table:table-cell>
          <table:table-cell table:style-name="ce3" office:value-type="string">
            <text:p>-4.1613e-16</text:p>
          </table:table-cell>
          <table:table-cell office:value-type="float" office:value="0.026362">
            <text:p>0.026362</text:p>
          </table:table-cell>
          <table:table-cell/>
          <table:table-cell office:value-type="float" office:value="7.7498">
            <text:p>7.7498</text:p>
          </table:table-cell>
          <table:table-cell office:value-type="float" office:value="-0.2144">
            <text:p>-0.2144</text:p>
          </table:table-cell>
          <table:table-cell office:value-type="float" office:value="-0.51482">
            <text:p>-0.5148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473">
            <text:p>-2.9473</text:p>
          </table:table-cell>
          <table:table-cell table:style-name="ce3" office:value-type="string">
            <text:p>-4.1613e-16</text:p>
          </table:table-cell>
          <table:table-cell office:value-type="float" office:value="0.026362">
            <text:p>0.026362</text:p>
          </table:table-cell>
        </table:table-row>
        <table:table-row table:style-name="ro2">
          <table:table-cell office:value-type="float" office:value="7.8834">
            <text:p>7.8834</text:p>
          </table:table-cell>
          <table:table-cell office:value-type="float" office:value="0.23063">
            <text:p>0.23063</text:p>
          </table:table-cell>
          <table:table-cell office:value-type="float" office:value="-0.53639">
            <text:p>-0.536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4872">
            <text:p>0.14872</text:p>
          </table:table-cell>
          <table:table-cell table:style-name="ce3" office:value-type="string">
            <text:p>-4.1613e-16</text:p>
          </table:table-cell>
          <table:table-cell office:value-type="float" office:value="0.026425">
            <text:p>0.026425</text:p>
          </table:table-cell>
          <table:table-cell/>
          <table:table-cell office:value-type="float" office:value="7.8834">
            <text:p>7.8834</text:p>
          </table:table-cell>
          <table:table-cell office:value-type="float" office:value="-0.19872">
            <text:p>-0.19872</text:p>
          </table:table-cell>
          <table:table-cell office:value-type="float" office:value="-0.51195">
            <text:p>-0.5119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46">
            <text:p>-2.946</text:p>
          </table:table-cell>
          <table:table-cell table:style-name="ce3" office:value-type="string">
            <text:p>-4.1613e-16</text:p>
          </table:table-cell>
          <table:table-cell office:value-type="float" office:value="0.026425">
            <text:p>0.026425</text:p>
          </table:table-cell>
        </table:table-row>
        <table:table-row table:style-name="ro2">
          <table:table-cell office:value-type="float" office:value="8.017">
            <text:p>8.017</text:p>
          </table:table-cell>
          <table:table-cell office:value-type="float" office:value="0.21465">
            <text:p>0.21465</text:p>
          </table:table-cell>
          <table:table-cell office:value-type="float" office:value="-0.53926">
            <text:p>-0.539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3264">
            <text:p>0.13264</text:p>
          </table:table-cell>
          <table:table-cell table:style-name="ce3" office:value-type="string">
            <text:p>-4.1613e-16</text:p>
          </table:table-cell>
          <table:table-cell office:value-type="float" office:value="0.026366">
            <text:p>0.026366</text:p>
          </table:table-cell>
          <table:table-cell/>
          <table:table-cell office:value-type="float" office:value="8.017">
            <text:p>8.017</text:p>
          </table:table-cell>
          <table:table-cell office:value-type="float" office:value="-0.18258">
            <text:p>-0.18258</text:p>
          </table:table-cell>
          <table:table-cell office:value-type="float" office:value="-0.50887">
            <text:p>-0.508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497">
            <text:p>-2.9497</text:p>
          </table:table-cell>
          <table:table-cell table:style-name="ce3" office:value-type="string">
            <text:p>-4.1613e-16</text:p>
          </table:table-cell>
          <table:table-cell office:value-type="float" office:value="0.026366">
            <text:p>0.026366</text:p>
          </table:table-cell>
        </table:table-row>
        <table:table-row table:style-name="ro2">
          <table:table-cell office:value-type="float" office:value="8.1507">
            <text:p>8.1507</text:p>
          </table:table-cell>
          <table:table-cell office:value-type="float" office:value="0.19837">
            <text:p>0.19837</text:p>
          </table:table-cell>
          <table:table-cell office:value-type="float" office:value="-0.54127">
            <text:p>-0.541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3769">
            <text:p>0.13769</text:p>
          </table:table-cell>
          <table:table-cell table:style-name="ce3" office:value-type="string">
            <text:p>-4.1613e-16</text:p>
          </table:table-cell>
          <table:table-cell office:value-type="float" office:value="0.026516">
            <text:p>0.026516</text:p>
          </table:table-cell>
          <table:table-cell/>
          <table:table-cell office:value-type="float" office:value="8.1507">
            <text:p>8.1507</text:p>
          </table:table-cell>
          <table:table-cell office:value-type="float" office:value="-0.16756">
            <text:p>-0.16756</text:p>
          </table:table-cell>
          <table:table-cell office:value-type="float" office:value="-0.50585">
            <text:p>-0.5058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01">
            <text:p>-2.9501</text:p>
          </table:table-cell>
          <table:table-cell table:style-name="ce3" office:value-type="string">
            <text:p>-4.1613e-16</text:p>
          </table:table-cell>
          <table:table-cell office:value-type="float" office:value="0.026516">
            <text:p>0.026516</text:p>
          </table:table-cell>
        </table:table-row>
        <table:table-row table:style-name="ro2">
          <table:table-cell office:value-type="float" office:value="8.2843">
            <text:p>8.2843</text:p>
          </table:table-cell>
          <table:table-cell office:value-type="float" office:value="0.18488">
            <text:p>0.18488</text:p>
          </table:table-cell>
          <table:table-cell office:value-type="float" office:value="-0.54346">
            <text:p>-0.5434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1725">
            <text:p>0.21725</text:p>
          </table:table-cell>
          <table:table-cell office:value-type="float" office:value="0.86603">
            <text:p>0.86603</text:p>
          </table:table-cell>
          <table:table-cell office:value-type="float" office:value="0.026564">
            <text:p>0.026564</text:p>
          </table:table-cell>
          <table:table-cell/>
          <table:table-cell office:value-type="float" office:value="8.2843">
            <text:p>8.2843</text:p>
          </table:table-cell>
          <table:table-cell office:value-type="float" office:value="-0.15344">
            <text:p>-0.15344</text:p>
          </table:table-cell>
          <table:table-cell office:value-type="float" office:value="-0.50298">
            <text:p>-0.5029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676">
            <text:p>-2.8676</text:p>
          </table:table-cell>
          <table:table-cell office:value-type="float" office:value="0.86603">
            <text:p>0.86603</text:p>
          </table:table-cell>
          <table:table-cell office:value-type="float" office:value="0.026564">
            <text:p>0.026564</text:p>
          </table:table-cell>
        </table:table-row>
        <table:table-row table:style-name="ro2">
          <table:table-cell office:value-type="float" office:value="8.4179">
            <text:p>8.4179</text:p>
          </table:table-cell>
          <table:table-cell office:value-type="float" office:value="0.17076">
            <text:p>0.17076</text:p>
          </table:table-cell>
          <table:table-cell office:value-type="float" office:value="-0.54524">
            <text:p>-0.5452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8069">
            <text:p>0.28069</text:p>
          </table:table-cell>
          <table:table-cell office:value-type="float" office:value="0.86603">
            <text:p>0.86603</text:p>
          </table:table-cell>
          <table:table-cell office:value-type="float" office:value="0.026299">
            <text:p>0.026299</text:p>
          </table:table-cell>
          <table:table-cell/>
          <table:table-cell office:value-type="float" office:value="8.4179">
            <text:p>8.4179</text:p>
          </table:table-cell>
          <table:table-cell office:value-type="float" office:value="-0.14094">
            <text:p>-0.14094</text:p>
          </table:table-cell>
          <table:table-cell office:value-type="float" office:value="-0.50034">
            <text:p>-0.5003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048">
            <text:p>-2.8048</text:p>
          </table:table-cell>
          <table:table-cell office:value-type="float" office:value="0.86603">
            <text:p>0.86603</text:p>
          </table:table-cell>
          <table:table-cell office:value-type="float" office:value="0.026299">
            <text:p>0.026299</text:p>
          </table:table-cell>
        </table:table-row>
        <table:table-row table:style-name="ro2">
          <table:table-cell office:value-type="float" office:value="8.5515">
            <text:p>8.5515</text:p>
          </table:table-cell>
          <table:table-cell office:value-type="float" office:value="0.1629">
            <text:p>0.1629</text:p>
          </table:table-cell>
          <table:table-cell office:value-type="float" office:value="-0.54684">
            <text:p>-0.5468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528">
            <text:p>0.3528</text:p>
          </table:table-cell>
          <table:table-cell office:value-type="float" office:value="0.86603">
            <text:p>0.86603</text:p>
          </table:table-cell>
          <table:table-cell office:value-type="float" office:value="0.02602">
            <text:p>0.02602</text:p>
          </table:table-cell>
          <table:table-cell/>
          <table:table-cell office:value-type="float" office:value="8.5515">
            <text:p>8.5515</text:p>
          </table:table-cell>
          <table:table-cell office:value-type="float" office:value="-0.13456">
            <text:p>-0.13456</text:p>
          </table:table-cell>
          <table:table-cell office:value-type="float" office:value="-0.49825">
            <text:p>-0.4982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7182">
            <text:p>-2.7182</text:p>
          </table:table-cell>
          <table:table-cell office:value-type="float" office:value="0.86603">
            <text:p>0.86603</text:p>
          </table:table-cell>
          <table:table-cell office:value-type="float" office:value="0.02602">
            <text:p>0.02602</text:p>
          </table:table-cell>
        </table:table-row>
        <table:table-row table:style-name="ro2">
          <table:table-cell office:value-type="float" office:value="8.685">
            <text:p>8.685</text:p>
          </table:table-cell>
          <table:table-cell office:value-type="float" office:value="0.15532">
            <text:p>0.15532</text:p>
          </table:table-cell>
          <table:table-cell office:value-type="float" office:value="-0.54944">
            <text:p>-0.5494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5007">
            <text:p>0.45007</text:p>
          </table:table-cell>
          <table:table-cell office:value-type="float" office:value="0.86603">
            <text:p>0.86603</text:p>
          </table:table-cell>
          <table:table-cell office:value-type="float" office:value="0.026071">
            <text:p>0.026071</text:p>
          </table:table-cell>
          <table:table-cell/>
          <table:table-cell office:value-type="float" office:value="8.685">
            <text:p>8.685</text:p>
          </table:table-cell>
          <table:table-cell office:value-type="float" office:value="-0.12483">
            <text:p>-0.12483</text:p>
          </table:table-cell>
          <table:table-cell office:value-type="float" office:value="-0.49435">
            <text:p>-0.4943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35">
            <text:p>-2.635</text:p>
          </table:table-cell>
          <table:table-cell office:value-type="float" office:value="0.86603">
            <text:p>0.86603</text:p>
          </table:table-cell>
          <table:table-cell office:value-type="float" office:value="0.026071">
            <text:p>0.026071</text:p>
          </table:table-cell>
        </table:table-row>
        <table:table-row table:style-name="ro2">
          <table:table-cell office:value-type="float" office:value="8.8187">
            <text:p>8.8187</text:p>
          </table:table-cell>
          <table:table-cell office:value-type="float" office:value="0.14799">
            <text:p>0.14799</text:p>
          </table:table-cell>
          <table:table-cell office:value-type="float" office:value="-0.5531">
            <text:p>-0.553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5004">
            <text:p>0.55004</text:p>
          </table:table-cell>
          <table:table-cell office:value-type="float" office:value="0.86603">
            <text:p>0.86603</text:p>
          </table:table-cell>
          <table:table-cell office:value-type="float" office:value="0.026032">
            <text:p>0.026032</text:p>
          </table:table-cell>
          <table:table-cell/>
          <table:table-cell office:value-type="float" office:value="8.8187">
            <text:p>8.8187</text:p>
          </table:table-cell>
          <table:table-cell office:value-type="float" office:value="-0.11786">
            <text:p>-0.11786</text:p>
          </table:table-cell>
          <table:table-cell office:value-type="float" office:value="-0.49048">
            <text:p>-0.4904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5434">
            <text:p>-2.5434</text:p>
          </table:table-cell>
          <table:table-cell office:value-type="float" office:value="0.86603">
            <text:p>0.86603</text:p>
          </table:table-cell>
          <table:table-cell office:value-type="float" office:value="0.026032">
            <text:p>0.026032</text:p>
          </table:table-cell>
        </table:table-row>
        <table:table-row table:style-name="ro2">
          <table:table-cell office:value-type="float" office:value="8.9523">
            <text:p>8.9523</text:p>
          </table:table-cell>
          <table:table-cell office:value-type="float" office:value="0.1449">
            <text:p>0.1449</text:p>
          </table:table-cell>
          <table:table-cell office:value-type="float" office:value="-0.55467">
            <text:p>-0.5546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9947">
            <text:p>0.49947</text:p>
          </table:table-cell>
          <table:table-cell office:value-type="float" office:value="-0.86603">
            <text:p>-0.86603</text:p>
          </table:table-cell>
          <table:table-cell office:value-type="float" office:value="0.025785">
            <text:p>0.025785</text:p>
          </table:table-cell>
          <table:table-cell/>
          <table:table-cell office:value-type="float" office:value="8.9523">
            <text:p>8.9523</text:p>
          </table:table-cell>
          <table:table-cell office:value-type="float" office:value="-0.11601">
            <text:p>-0.11601</text:p>
          </table:table-cell>
          <table:table-cell office:value-type="float" office:value="-0.48936">
            <text:p>-0.4893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5904">
            <text:p>-2.5904</text:p>
          </table:table-cell>
          <table:table-cell office:value-type="float" office:value="-0.86603">
            <text:p>-0.86603</text:p>
          </table:table-cell>
          <table:table-cell office:value-type="float" office:value="0.025785">
            <text:p>0.025785</text:p>
          </table:table-cell>
        </table:table-row>
        <table:table-row table:style-name="ro2">
          <table:table-cell office:value-type="float" office:value="9.0859">
            <text:p>9.0859</text:p>
          </table:table-cell>
          <table:table-cell office:value-type="float" office:value="0.14041">
            <text:p>0.14041</text:p>
          </table:table-cell>
          <table:table-cell office:value-type="float" office:value="-0.55769">
            <text:p>-0.5576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0159">
            <text:p>0.50159</text:p>
          </table:table-cell>
          <table:table-cell office:value-type="float" office:value="0.86603">
            <text:p>0.86603</text:p>
          </table:table-cell>
          <table:table-cell office:value-type="float" office:value="0.025678">
            <text:p>0.025678</text:p>
          </table:table-cell>
          <table:table-cell/>
          <table:table-cell office:value-type="float" office:value="9.0859">
            <text:p>9.0859</text:p>
          </table:table-cell>
          <table:table-cell office:value-type="float" office:value="-0.10859">
            <text:p>-0.10859</text:p>
          </table:table-cell>
          <table:table-cell office:value-type="float" office:value="-0.48354">
            <text:p>-0.4835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4183">
            <text:p>-2.4183</text:p>
          </table:table-cell>
          <table:table-cell office:value-type="float" office:value="0.86603">
            <text:p>0.86603</text:p>
          </table:table-cell>
          <table:table-cell office:value-type="float" office:value="0.025678">
            <text:p>0.025678</text:p>
          </table:table-cell>
        </table:table-row>
        <table:table-row table:style-name="ro2">
          <table:table-cell office:value-type="float" office:value="9.2195">
            <text:p>9.2195</text:p>
          </table:table-cell>
          <table:table-cell office:value-type="float" office:value="0.14308">
            <text:p>0.14308</text:p>
          </table:table-cell>
          <table:table-cell office:value-type="float" office:value="-0.55603">
            <text:p>-0.5560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6513">
            <text:p>0.46513</text:p>
          </table:table-cell>
          <table:table-cell office:value-type="float" office:value="-0.86603">
            <text:p>-0.86603</text:p>
          </table:table-cell>
          <table:table-cell office:value-type="float" office:value="0.025698">
            <text:p>0.025698</text:p>
          </table:table-cell>
          <table:table-cell/>
          <table:table-cell office:value-type="float" office:value="9.2195">
            <text:p>9.2195</text:p>
          </table:table-cell>
          <table:table-cell office:value-type="float" office:value="-0.11246">
            <text:p>-0.11246</text:p>
          </table:table-cell>
          <table:table-cell office:value-type="float" office:value="-0.48718">
            <text:p>-0.487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4925">
            <text:p>-2.4925</text:p>
          </table:table-cell>
          <table:table-cell office:value-type="float" office:value="-0.86603">
            <text:p>-0.86603</text:p>
          </table:table-cell>
          <table:table-cell office:value-type="float" office:value="0.025698">
            <text:p>0.025698</text:p>
          </table:table-cell>
        </table:table-row>
        <table:table-row table:style-name="ro2">
          <table:table-cell office:value-type="float" office:value="9.3532">
            <text:p>9.3532</text:p>
          </table:table-cell>
          <table:table-cell office:value-type="float" office:value="0.14982">
            <text:p>0.14982</text:p>
          </table:table-cell>
          <table:table-cell office:value-type="float" office:value="-0.55257">
            <text:p>-0.5525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38257">
            <text:p>0.38257</text:p>
          </table:table-cell>
          <table:table-cell office:value-type="float" office:value="-0.86603">
            <text:p>-0.86603</text:p>
          </table:table-cell>
          <table:table-cell office:value-type="float" office:value="0.025942">
            <text:p>0.025942</text:p>
          </table:table-cell>
          <table:table-cell/>
          <table:table-cell office:value-type="float" office:value="9.3532">
            <text:p>9.3532</text:p>
          </table:table-cell>
          <table:table-cell office:value-type="float" office:value="-0.11199">
            <text:p>-0.11199</text:p>
          </table:table-cell>
          <table:table-cell office:value-type="float" office:value="-0.48632">
            <text:p>-0.4863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5106">
            <text:p>-2.5106</text:p>
          </table:table-cell>
          <table:table-cell office:value-type="float" office:value="0.86603">
            <text:p>0.86603</text:p>
          </table:table-cell>
          <table:table-cell office:value-type="float" office:value="0.025942">
            <text:p>0.025942</text:p>
          </table:table-cell>
        </table:table-row>
        <table:table-row table:style-name="ro2">
          <table:table-cell office:value-type="float" office:value="9.4868">
            <text:p>9.4868</text:p>
          </table:table-cell>
          <table:table-cell office:value-type="float" office:value="0.15767">
            <text:p>0.15767</text:p>
          </table:table-cell>
          <table:table-cell office:value-type="float" office:value="-0.54905">
            <text:p>-0.5490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3022">
            <text:p>0.3022</text:p>
          </table:table-cell>
          <table:table-cell office:value-type="float" office:value="-0.86603">
            <text:p>-0.86603</text:p>
          </table:table-cell>
          <table:table-cell office:value-type="float" office:value="0.025849">
            <text:p>0.025849</text:p>
          </table:table-cell>
          <table:table-cell/>
          <table:table-cell office:value-type="float" office:value="9.4868">
            <text:p>9.4868</text:p>
          </table:table-cell>
          <table:table-cell office:value-type="float" office:value="-0.11187">
            <text:p>-0.11187</text:p>
          </table:table-cell>
          <table:table-cell office:value-type="float" office:value="-0.48653">
            <text:p>-0.4865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4835">
            <text:p>-2.4835</text:p>
          </table:table-cell>
          <table:table-cell office:value-type="float" office:value="-0.86603">
            <text:p>-0.86603</text:p>
          </table:table-cell>
          <table:table-cell office:value-type="float" office:value="0.025849">
            <text:p>0.025849</text:p>
          </table:table-cell>
        </table:table-row>
        <table:table-row table:style-name="ro2">
          <table:table-cell office:value-type="float" office:value="9.6204">
            <text:p>9.6204</text:p>
          </table:table-cell>
          <table:table-cell office:value-type="float" office:value="0.16731">
            <text:p>0.16731</text:p>
          </table:table-cell>
          <table:table-cell office:value-type="float" office:value="-0.54602">
            <text:p>-0.546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24634">
            <text:p>0.24634</text:p>
          </table:table-cell>
          <table:table-cell office:value-type="float" office:value="-0.86603">
            <text:p>-0.86603</text:p>
          </table:table-cell>
          <table:table-cell office:value-type="float" office:value="0.025791">
            <text:p>0.025791</text:p>
          </table:table-cell>
          <table:table-cell/>
          <table:table-cell office:value-type="float" office:value="9.6204">
            <text:p>9.6204</text:p>
          </table:table-cell>
          <table:table-cell office:value-type="float" office:value="-0.11732">
            <text:p>-0.11732</text:p>
          </table:table-cell>
          <table:table-cell office:value-type="float" office:value="-0.49032">
            <text:p>-0.4903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6024">
            <text:p>-2.6024</text:p>
          </table:table-cell>
          <table:table-cell office:value-type="float" office:value="-0.86603">
            <text:p>-0.86603</text:p>
          </table:table-cell>
          <table:table-cell office:value-type="float" office:value="0.025791">
            <text:p>0.025791</text:p>
          </table:table-cell>
        </table:table-row>
        <table:table-row table:style-name="ro2">
          <table:table-cell office:value-type="float" office:value="9.7541">
            <text:p>9.7541</text:p>
          </table:table-cell>
          <table:table-cell office:value-type="float" office:value="0.17651">
            <text:p>0.17651</text:p>
          </table:table-cell>
          <table:table-cell office:value-type="float" office:value="-0.54412">
            <text:p>-0.5441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20497">
            <text:p>0.20497</text:p>
          </table:table-cell>
          <table:table-cell office:value-type="float" office:value="-0.86603">
            <text:p>-0.86603</text:p>
          </table:table-cell>
          <table:table-cell office:value-type="float" office:value="0.025713">
            <text:p>0.025713</text:p>
          </table:table-cell>
          <table:table-cell/>
          <table:table-cell office:value-type="float" office:value="9.7541">
            <text:p>9.7541</text:p>
          </table:table-cell>
          <table:table-cell office:value-type="float" office:value="-0.11726">
            <text:p>-0.11726</text:p>
          </table:table-cell>
          <table:table-cell office:value-type="float" office:value="-0.48983">
            <text:p>-0.4898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6549">
            <text:p>-2.6549</text:p>
          </table:table-cell>
          <table:table-cell office:value-type="float" office:value="-0.86603">
            <text:p>-0.86603</text:p>
          </table:table-cell>
          <table:table-cell office:value-type="float" office:value="0.025713">
            <text:p>0.025713</text:p>
          </table:table-cell>
        </table:table-row>
        <table:table-row table:style-name="ro2">
          <table:table-cell office:value-type="float" office:value="9.8877">
            <text:p>9.8877</text:p>
          </table:table-cell>
          <table:table-cell office:value-type="float" office:value="0.18943">
            <text:p>0.18943</text:p>
          </table:table-cell>
          <table:table-cell office:value-type="float" office:value="-0.5429">
            <text:p>-0.54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6336">
            <text:p>0.16336</text:p>
          </table:table-cell>
          <table:table-cell table:style-name="ce3" office:value-type="string">
            <text:p>-4.4409e-16</text:p>
          </table:table-cell>
          <table:table-cell office:value-type="float" office:value="0.025972">
            <text:p>0.025972</text:p>
          </table:table-cell>
          <table:table-cell/>
          <table:table-cell office:value-type="float" office:value="9.8877">
            <text:p>9.8877</text:p>
          </table:table-cell>
          <table:table-cell office:value-type="float" office:value="-0.12218">
            <text:p>-0.12218</text:p>
          </table:table-cell>
          <table:table-cell office:value-type="float" office:value="-0.49239">
            <text:p>-0.492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68">
            <text:p>-2.68</text:p>
          </table:table-cell>
          <table:table-cell table:style-name="ce3" office:value-type="string">
            <text:p>-4.1613e-16</text:p>
          </table:table-cell>
          <table:table-cell office:value-type="float" office:value="0.025972">
            <text:p>0.025972</text:p>
          </table:table-cell>
        </table:table-row>
        <table:table-row table:style-name="ro2">
          <table:table-cell office:value-type="float" office:value="10.021">
            <text:p>10.021</text:p>
          </table:table-cell>
          <table:table-cell office:value-type="float" office:value="0.20739">
            <text:p>0.20739</text:p>
          </table:table-cell>
          <table:table-cell office:value-type="float" office:value="-0.54135">
            <text:p>-0.5413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13757">
            <text:p>0.13757</text:p>
          </table:table-cell>
          <table:table-cell office:value-type="float" office:value="-0.86603">
            <text:p>-0.86603</text:p>
          </table:table-cell>
          <table:table-cell office:value-type="float" office:value="0.026219">
            <text:p>0.026219</text:p>
          </table:table-cell>
          <table:table-cell/>
          <table:table-cell office:value-type="float" office:value="10.021">
            <text:p>10.021</text:p>
          </table:table-cell>
          <table:table-cell office:value-type="float" office:value="-0.12937">
            <text:p>-0.12937</text:p>
          </table:table-cell>
          <table:table-cell office:value-type="float" office:value="-0.4962">
            <text:p>-0.496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747">
            <text:p>-2.747</text:p>
          </table:table-cell>
          <table:table-cell office:value-type="float" office:value="-0.86603">
            <text:p>-0.86603</text:p>
          </table:table-cell>
          <table:table-cell office:value-type="float" office:value="0.026219">
            <text:p>0.026219</text:p>
          </table:table-cell>
        </table:table-row>
        <table:table-row table:style-name="ro2">
          <table:table-cell office:value-type="float" office:value="10.155">
            <text:p>10.155</text:p>
          </table:table-cell>
          <table:table-cell office:value-type="float" office:value="0.22274">
            <text:p>0.22274</text:p>
          </table:table-cell>
          <table:table-cell office:value-type="float" office:value="-0.54005">
            <text:p>-0.540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0901">
            <text:p>0.10901</text:p>
          </table:table-cell>
          <table:table-cell table:style-name="ce3" office:value-type="string">
            <text:p>-4.4409e-16</text:p>
          </table:table-cell>
          <table:table-cell office:value-type="float" office:value="0.026443">
            <text:p>0.026443</text:p>
          </table:table-cell>
          <table:table-cell/>
          <table:table-cell office:value-type="float" office:value="10.155">
            <text:p>10.155</text:p>
          </table:table-cell>
          <table:table-cell office:value-type="float" office:value="-0.14327">
            <text:p>-0.14327</text:p>
          </table:table-cell>
          <table:table-cell office:value-type="float" office:value="-0.50096">
            <text:p>-0.500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957">
            <text:p>-2.7957</text:p>
          </table:table-cell>
          <table:table-cell table:style-name="ce3" office:value-type="string">
            <text:p>-4.1613e-16</text:p>
          </table:table-cell>
          <table:table-cell office:value-type="float" office:value="0.026443">
            <text:p>0.026443</text:p>
          </table:table-cell>
        </table:table-row>
        <table:table-row table:style-name="ro2">
          <table:table-cell office:value-type="float" office:value="10.289">
            <text:p>10.289</text:p>
          </table:table-cell>
          <table:table-cell office:value-type="float" office:value="0.23914">
            <text:p>0.23914</text:p>
          </table:table-cell>
          <table:table-cell office:value-type="float" office:value="-0.53855">
            <text:p>-0.5385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91985">
            <text:p>0.091985</text:p>
          </table:table-cell>
          <table:table-cell table:style-name="ce3" office:value-type="string">
            <text:p>-4.1613e-16</text:p>
          </table:table-cell>
          <table:table-cell office:value-type="float" office:value="0.026522">
            <text:p>0.026522</text:p>
          </table:table-cell>
          <table:table-cell/>
          <table:table-cell office:value-type="float" office:value="10.289">
            <text:p>10.289</text:p>
          </table:table-cell>
          <table:table-cell office:value-type="float" office:value="-0.15824">
            <text:p>-0.15824</text:p>
          </table:table-cell>
          <table:table-cell office:value-type="float" office:value="-0.50594">
            <text:p>-0.505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212">
            <text:p>-2.8212</text:p>
          </table:table-cell>
          <table:table-cell table:style-name="ce3" office:value-type="string">
            <text:p>-4.1613e-16</text:p>
          </table:table-cell>
          <table:table-cell office:value-type="float" office:value="0.026522">
            <text:p>0.026522</text:p>
          </table:table-cell>
        </table:table-row>
        <table:table-row table:style-name="ro2">
          <table:table-cell office:value-type="float" office:value="10.422">
            <text:p>10.422</text:p>
          </table:table-cell>
          <table:table-cell office:value-type="float" office:value="0.25538">
            <text:p>0.25538</text:p>
          </table:table-cell>
          <table:table-cell office:value-type="float" office:value="-0.53621">
            <text:p>-0.536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99523">
            <text:p>0.099523</text:p>
          </table:table-cell>
          <table:table-cell office:value-type="float" office:value="0">
            <text:p>0</text:p>
          </table:table-cell>
          <table:table-cell office:value-type="float" office:value="0.026305">
            <text:p>0.026305</text:p>
          </table:table-cell>
          <table:table-cell/>
          <table:table-cell office:value-type="float" office:value="10.422">
            <text:p>10.422</text:p>
          </table:table-cell>
          <table:table-cell office:value-type="float" office:value="-0.16834">
            <text:p>-0.16834</text:p>
          </table:table-cell>
          <table:table-cell office:value-type="float" office:value="-0.50831">
            <text:p>-0.508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517">
            <text:p>-2.8517</text:p>
          </table:table-cell>
          <table:table-cell office:value-type="float" office:value="0">
            <text:p>0</text:p>
          </table:table-cell>
          <table:table-cell office:value-type="float" office:value="0.026305">
            <text:p>0.026305</text:p>
          </table:table-cell>
        </table:table-row>
        <table:table-row table:style-name="ro2">
          <table:table-cell office:value-type="float" office:value="10.556">
            <text:p>10.556</text:p>
          </table:table-cell>
          <table:table-cell office:value-type="float" office:value="0.27171">
            <text:p>0.27171</text:p>
          </table:table-cell>
          <table:table-cell office:value-type="float" office:value="-0.53443">
            <text:p>-0.534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005">
            <text:p>0.1005</text:p>
          </table:table-cell>
          <table:table-cell office:value-type="float" office:value="0">
            <text:p>0</text:p>
          </table:table-cell>
          <table:table-cell office:value-type="float" office:value="0.026253">
            <text:p>0.026253</text:p>
          </table:table-cell>
          <table:table-cell/>
          <table:table-cell office:value-type="float" office:value="10.556">
            <text:p>10.556</text:p>
          </table:table-cell>
          <table:table-cell office:value-type="float" office:value="-0.18464">
            <text:p>-0.18464</text:p>
          </table:table-cell>
          <table:table-cell office:value-type="float" office:value="-0.51239">
            <text:p>-0.512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699">
            <text:p>-2.8699</text:p>
          </table:table-cell>
          <table:table-cell office:value-type="float" office:value="0">
            <text:p>0</text:p>
          </table:table-cell>
          <table:table-cell office:value-type="float" office:value="0.026253">
            <text:p>0.026253</text:p>
          </table:table-cell>
        </table:table-row>
        <table:table-row table:style-name="ro2">
          <table:table-cell office:value-type="float" office:value="10.689">
            <text:p>10.689</text:p>
          </table:table-cell>
          <table:table-cell office:value-type="float" office:value="0.28851">
            <text:p>0.28851</text:p>
          </table:table-cell>
          <table:table-cell office:value-type="float" office:value="-0.53281">
            <text:p>-0.532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92752">
            <text:p>0.092752</text:p>
          </table:table-cell>
          <table:table-cell office:value-type="float" office:value="0">
            <text:p>0</text:p>
          </table:table-cell>
          <table:table-cell office:value-type="float" office:value="0.026335">
            <text:p>0.026335</text:p>
          </table:table-cell>
          <table:table-cell/>
          <table:table-cell office:value-type="float" office:value="10.689">
            <text:p>10.689</text:p>
          </table:table-cell>
          <table:table-cell office:value-type="float" office:value="-0.20056">
            <text:p>-0.20056</text:p>
          </table:table-cell>
          <table:table-cell office:value-type="float" office:value="-0.5164">
            <text:p>-0.516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758">
            <text:p>-2.8758</text:p>
          </table:table-cell>
          <table:table-cell office:value-type="float" office:value="0">
            <text:p>0</text:p>
          </table:table-cell>
          <table:table-cell office:value-type="float" office:value="0.026335">
            <text:p>0.026335</text:p>
          </table:table-cell>
        </table:table-row>
        <table:table-row table:style-name="ro2">
          <table:table-cell office:value-type="float" office:value="10.823">
            <text:p>10.823</text:p>
          </table:table-cell>
          <table:table-cell office:value-type="float" office:value="0.30417">
            <text:p>0.30417</text:p>
          </table:table-cell>
          <table:table-cell office:value-type="float" office:value="-0.53061">
            <text:p>-0.530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float" office:value="0.026182">
            <text:p>0.026182</text:p>
          </table:table-cell>
          <table:table-cell/>
          <table:table-cell office:value-type="float" office:value="10.823">
            <text:p>10.823</text:p>
          </table:table-cell>
          <table:table-cell office:value-type="float" office:value="-0.21541">
            <text:p>-0.21541</text:p>
          </table:table-cell>
          <table:table-cell office:value-type="float" office:value="-0.51985">
            <text:p>-0.5198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05">
            <text:p>-2.8805</text:p>
          </table:table-cell>
          <table:table-cell office:value-type="float" office:value="0">
            <text:p>0</text:p>
          </table:table-cell>
          <table:table-cell office:value-type="float" office:value="0.026182">
            <text:p>0.026182</text:p>
          </table:table-cell>
        </table:table-row>
        <table:table-row table:style-name="ro2">
          <table:table-cell office:value-type="float" office:value="10.957">
            <text:p>10.957</text:p>
          </table:table-cell>
          <table:table-cell office:value-type="float" office:value="0.32095">
            <text:p>0.32095</text:p>
          </table:table-cell>
          <table:table-cell office:value-type="float" office:value="-0.52911">
            <text:p>-0.5291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0824">
            <text:p>0.10824</text:p>
          </table:table-cell>
          <table:table-cell table:style-name="ce3" office:value-type="string">
            <text:p>-4.4409e-16</text:p>
          </table:table-cell>
          <table:table-cell office:value-type="float" office:value="0.026045">
            <text:p>0.026045</text:p>
          </table:table-cell>
          <table:table-cell/>
          <table:table-cell office:value-type="float" office:value="10.957">
            <text:p>10.957</text:p>
          </table:table-cell>
          <table:table-cell office:value-type="float" office:value="-0.23139">
            <text:p>-0.23139</text:p>
          </table:table-cell>
          <table:table-cell office:value-type="float" office:value="-0.52414">
            <text:p>-0.524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47">
            <text:p>-2.8847</text:p>
          </table:table-cell>
          <table:table-cell table:style-name="ce3" office:value-type="string">
            <text:p>-4.1613e-16</text:p>
          </table:table-cell>
          <table:table-cell office:value-type="float" office:value="0.026045">
            <text:p>0.026045</text:p>
          </table:table-cell>
        </table:table-row>
        <table:table-row table:style-name="ro2">
          <table:table-cell office:value-type="float" office:value="11.09">
            <text:p>11.09</text:p>
          </table:table-cell>
          <table:table-cell office:value-type="float" office:value="0.33758">
            <text:p>0.33758</text:p>
          </table:table-cell>
          <table:table-cell office:value-type="float" office:value="-0.52714">
            <text:p>-0.527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024">
            <text:p>0.1024</text:p>
          </table:table-cell>
          <table:table-cell office:value-type="float" office:value="0">
            <text:p>0</text:p>
          </table:table-cell>
          <table:table-cell office:value-type="float" office:value="0.026062">
            <text:p>0.026062</text:p>
          </table:table-cell>
          <table:table-cell/>
          <table:table-cell office:value-type="float" office:value="11.09">
            <text:p>11.09</text:p>
          </table:table-cell>
          <table:table-cell office:value-type="float" office:value="-0.24745">
            <text:p>-0.24745</text:p>
          </table:table-cell>
          <table:table-cell office:value-type="float" office:value="-0.52798">
            <text:p>-0.527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95">
            <text:p>-2.8895</text:p>
          </table:table-cell>
          <table:table-cell office:value-type="float" office:value="0">
            <text:p>0</text:p>
          </table:table-cell>
          <table:table-cell office:value-type="float" office:value="0.026062">
            <text:p>0.026062</text:p>
          </table:table-cell>
        </table:table-row>
        <table:table-row table:style-name="ro2">
          <table:table-cell office:value-type="float" office:value="11.224">
            <text:p>11.224</text:p>
          </table:table-cell>
          <table:table-cell office:value-type="float" office:value="0.35355">
            <text:p>0.35355</text:p>
          </table:table-cell>
          <table:table-cell office:value-type="float" office:value="-0.52583">
            <text:p>-0.5258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94515">
            <text:p>0.094515</text:p>
          </table:table-cell>
          <table:table-cell table:style-name="ce3" office:value-type="string">
            <text:p>-4.4409e-16</text:p>
          </table:table-cell>
          <table:table-cell office:value-type="float" office:value="0.025942">
            <text:p>0.025942</text:p>
          </table:table-cell>
          <table:table-cell/>
          <table:table-cell office:value-type="float" office:value="11.224">
            <text:p>11.224</text:p>
          </table:table-cell>
          <table:table-cell office:value-type="float" office:value="-0.26317">
            <text:p>-0.26317</text:p>
          </table:table-cell>
          <table:table-cell office:value-type="float" office:value="-0.53182">
            <text:p>-0.531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65">
            <text:p>-2.8865</text:p>
          </table:table-cell>
          <table:table-cell table:style-name="ce3" office:value-type="string">
            <text:p>-4.1613e-16</text:p>
          </table:table-cell>
          <table:table-cell office:value-type="float" office:value="0.025942">
            <text:p>0.025942</text:p>
          </table:table-cell>
        </table:table-row>
        <table:table-row table:style-name="ro2">
          <table:table-cell office:value-type="float" office:value="11.357">
            <text:p>11.357</text:p>
          </table:table-cell>
          <table:table-cell office:value-type="float" office:value="0.37008">
            <text:p>0.37008</text:p>
          </table:table-cell>
          <table:table-cell office:value-type="float" office:value="-0.524">
            <text:p>-0.5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96417">
            <text:p>0.096417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/>
          <table:table-cell office:value-type="float" office:value="11.357">
            <text:p>11.357</text:p>
          </table:table-cell>
          <table:table-cell office:value-type="float" office:value="-0.27875">
            <text:p>-0.27875</text:p>
          </table:table-cell>
          <table:table-cell office:value-type="float" office:value="-0.53578">
            <text:p>-0.535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83">
            <text:p>-2.8883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</table:table-row>
        <table:table-row table:style-name="ro2">
          <table:table-cell office:value-type="float" office:value="11.491">
            <text:p>11.491</text:p>
          </table:table-cell>
          <table:table-cell office:value-type="float" office:value="0.38584">
            <text:p>0.38584</text:p>
          </table:table-cell>
          <table:table-cell office:value-type="float" office:value="-0.52141">
            <text:p>-0.5214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089">
            <text:p>0.1089</text:p>
          </table:table-cell>
          <table:table-cell table:style-name="ce3" office:value-type="string">
            <text:p>-4.4409e-16</text:p>
          </table:table-cell>
          <table:table-cell office:value-type="float" office:value="0.025712">
            <text:p>0.025712</text:p>
          </table:table-cell>
          <table:table-cell/>
          <table:table-cell office:value-type="float" office:value="11.491">
            <text:p>11.491</text:p>
          </table:table-cell>
          <table:table-cell office:value-type="float" office:value="-0.29405">
            <text:p>-0.29405</text:p>
          </table:table-cell>
          <table:table-cell office:value-type="float" office:value="-0.53985">
            <text:p>-0.5398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63">
            <text:p>-2.8863</text:p>
          </table:table-cell>
          <table:table-cell table:style-name="ce3" office:value-type="string">
            <text:p>-4.1613e-16</text:p>
          </table:table-cell>
          <table:table-cell office:value-type="float" office:value="0.025712">
            <text:p>0.025712</text:p>
          </table:table-cell>
        </table:table-row>
        <table:table-row table:style-name="ro2">
          <table:table-cell office:value-type="float" office:value="11.625">
            <text:p>11.625</text:p>
          </table:table-cell>
          <table:table-cell office:value-type="float" office:value="0.39512">
            <text:p>0.39512</text:p>
          </table:table-cell>
          <table:table-cell office:value-type="float" office:value="-0.52005">
            <text:p>-0.520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0769">
            <text:p>0.10769</text:p>
          </table:table-cell>
          <table:table-cell office:value-type="float" office:value="0">
            <text:p>0</text:p>
          </table:table-cell>
          <table:table-cell office:value-type="float" office:value="0.02551">
            <text:p>0.02551</text:p>
          </table:table-cell>
          <table:table-cell/>
          <table:table-cell office:value-type="float" office:value="11.625">
            <text:p>11.625</text:p>
          </table:table-cell>
          <table:table-cell office:value-type="float" office:value="-0.31003">
            <text:p>-0.31003</text:p>
          </table:table-cell>
          <table:table-cell office:value-type="float" office:value="-0.54368">
            <text:p>-0.543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905">
            <text:p>-2.8905</text:p>
          </table:table-cell>
          <table:table-cell office:value-type="float" office:value="0">
            <text:p>0</text:p>
          </table:table-cell>
          <table:table-cell office:value-type="float" office:value="0.02551">
            <text:p>0.02551</text:p>
          </table:table-cell>
        </table:table-row>
        <table:table-row table:style-name="ro2">
          <table:table-cell office:value-type="float" office:value="11.758">
            <text:p>11.758</text:p>
          </table:table-cell>
          <table:table-cell office:value-type="float" office:value="0.40615">
            <text:p>0.40615</text:p>
          </table:table-cell>
          <table:table-cell office:value-type="float" office:value="-0.51857">
            <text:p>-0.518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1133">
            <text:p>0.11133</text:p>
          </table:table-cell>
          <table:table-cell table:style-name="ce3" office:value-type="string">
            <text:p>-4.4409e-16</text:p>
          </table:table-cell>
          <table:table-cell office:value-type="float" office:value="0.025177">
            <text:p>0.025177</text:p>
          </table:table-cell>
          <table:table-cell/>
          <table:table-cell office:value-type="float" office:value="11.758">
            <text:p>11.758</text:p>
          </table:table-cell>
          <table:table-cell office:value-type="float" office:value="-0.32609">
            <text:p>-0.32609</text:p>
          </table:table-cell>
          <table:table-cell office:value-type="float" office:value="-0.54747">
            <text:p>-0.547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902">
            <text:p>-2.8902</text:p>
          </table:table-cell>
          <table:table-cell table:style-name="ce3" office:value-type="string">
            <text:p>-4.1613e-16</text:p>
          </table:table-cell>
          <table:table-cell office:value-type="float" office:value="0.025177">
            <text:p>0.025177</text:p>
          </table:table-cell>
        </table:table-row>
        <table:table-row table:style-name="ro2">
          <table:table-cell office:value-type="float" office:value="11.892">
            <text:p>11.892</text:p>
          </table:table-cell>
          <table:table-cell office:value-type="float" office:value="0.41086">
            <text:p>0.41086</text:p>
          </table:table-cell>
          <table:table-cell office:value-type="float" office:value="-0.518">
            <text:p>-0.5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1806">
            <text:p>0.11806</text:p>
          </table:table-cell>
          <table:table-cell office:value-type="float" office:value="0">
            <text:p>0</text:p>
          </table:table-cell>
          <table:table-cell office:value-type="float" office:value="0.025109">
            <text:p>0.025109</text:p>
          </table:table-cell>
          <table:table-cell/>
          <table:table-cell office:value-type="float" office:value="11.892">
            <text:p>11.892</text:p>
          </table:table-cell>
          <table:table-cell office:value-type="float" office:value="-0.34151">
            <text:p>-0.34151</text:p>
          </table:table-cell>
          <table:table-cell office:value-type="float" office:value="-0.55129">
            <text:p>-0.551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9">
            <text:p>-2.889</text:p>
          </table:table-cell>
          <table:table-cell office:value-type="float" office:value="0">
            <text:p>0</text:p>
          </table:table-cell>
          <table:table-cell office:value-type="float" office:value="0.025109">
            <text:p>0.025109</text:p>
          </table:table-cell>
        </table:table-row>
        <table:table-row table:style-name="ro2">
          <table:table-cell office:value-type="float" office:value="12.025">
            <text:p>12.025</text:p>
          </table:table-cell>
          <table:table-cell office:value-type="float" office:value="0.39442">
            <text:p>0.39442</text:p>
          </table:table-cell>
          <table:table-cell office:value-type="float" office:value="-0.52053">
            <text:p>-0.520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767">
            <text:p>0.12767</text:p>
          </table:table-cell>
          <table:table-cell table:style-name="ce3" office:value-type="string">
            <text:p>-4.4409e-16</text:p>
          </table:table-cell>
          <table:table-cell office:value-type="float" office:value="0.025389">
            <text:p>0.025389</text:p>
          </table:table-cell>
          <table:table-cell/>
          <table:table-cell office:value-type="float" office:value="12.025">
            <text:p>12.025</text:p>
          </table:table-cell>
          <table:table-cell office:value-type="float" office:value="-0.35728">
            <text:p>-0.35728</text:p>
          </table:table-cell>
          <table:table-cell office:value-type="float" office:value="-0.55513">
            <text:p>-0.5551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73">
            <text:p>-2.8873</text:p>
          </table:table-cell>
          <table:table-cell table:style-name="ce3" office:value-type="string">
            <text:p>-4.1613e-16</text:p>
          </table:table-cell>
          <table:table-cell office:value-type="float" office:value="0.025389">
            <text:p>0.025389</text:p>
          </table:table-cell>
        </table:table-row>
        <table:table-row table:style-name="ro2">
          <table:table-cell office:value-type="float" office:value="12.159">
            <text:p>12.159</text:p>
          </table:table-cell>
          <table:table-cell office:value-type="float" office:value="0.37911">
            <text:p>0.37911</text:p>
          </table:table-cell>
          <table:table-cell office:value-type="float" office:value="-0.52277">
            <text:p>-0.522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942">
            <text:p>0.12942</text:p>
          </table:table-cell>
          <table:table-cell office:value-type="float" office:value="0">
            <text:p>0</text:p>
          </table:table-cell>
          <table:table-cell office:value-type="float" office:value="0.025182">
            <text:p>0.025182</text:p>
          </table:table-cell>
          <table:table-cell/>
          <table:table-cell office:value-type="float" office:value="12.159">
            <text:p>12.159</text:p>
          </table:table-cell>
          <table:table-cell office:value-type="float" office:value="-0.37304">
            <text:p>-0.37304</text:p>
          </table:table-cell>
          <table:table-cell office:value-type="float" office:value="-0.55931">
            <text:p>-0.559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788">
            <text:p>-2.8788</text:p>
          </table:table-cell>
          <table:table-cell office:value-type="float" office:value="0">
            <text:p>0</text:p>
          </table:table-cell>
          <table:table-cell office:value-type="float" office:value="0.025182">
            <text:p>0.025182</text:p>
          </table:table-cell>
        </table:table-row>
        <table:table-row table:style-name="ro2">
          <table:table-cell office:value-type="float" office:value="12.293">
            <text:p>12.293</text:p>
          </table:table-cell>
          <table:table-cell office:value-type="float" office:value="0.36279">
            <text:p>0.36279</text:p>
          </table:table-cell>
          <table:table-cell office:value-type="float" office:value="-0.52504">
            <text:p>-0.525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3445">
            <text:p>0.13445</text:p>
          </table:table-cell>
          <table:table-cell table:style-name="ce3" office:value-type="string">
            <text:p>-4.4409e-16</text:p>
          </table:table-cell>
          <table:table-cell office:value-type="float" office:value="0.025259">
            <text:p>0.025259</text:p>
          </table:table-cell>
          <table:table-cell/>
          <table:table-cell office:value-type="float" office:value="12.293">
            <text:p>12.293</text:p>
          </table:table-cell>
          <table:table-cell office:value-type="float" office:value="-0.38868">
            <text:p>-0.38868</text:p>
          </table:table-cell>
          <table:table-cell office:value-type="float" office:value="-0.56291">
            <text:p>-0.562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6">
            <text:p>-2.886</text:p>
          </table:table-cell>
          <table:table-cell table:style-name="ce3" office:value-type="string">
            <text:p>-4.1613e-16</text:p>
          </table:table-cell>
          <table:table-cell office:value-type="float" office:value="0.025259">
            <text:p>0.025259</text:p>
          </table:table-cell>
        </table:table-row>
        <table:table-row table:style-name="ro2">
          <table:table-cell office:value-type="float" office:value="12.426">
            <text:p>12.426</text:p>
          </table:table-cell>
          <table:table-cell office:value-type="float" office:value="0.34688">
            <text:p>0.34688</text:p>
          </table:table-cell>
          <table:table-cell office:value-type="float" office:value="-0.5271">
            <text:p>-0.527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4153">
            <text:p>0.14153</text:p>
          </table:table-cell>
          <table:table-cell table:style-name="ce3" office:value-type="string">
            <text:p>-1.2246e-16</text:p>
          </table:table-cell>
          <table:table-cell office:value-type="float" office:value="0.025214">
            <text:p>0.025214</text:p>
          </table:table-cell>
          <table:table-cell/>
          <table:table-cell office:value-type="float" office:value="12.426">
            <text:p>12.426</text:p>
          </table:table-cell>
          <table:table-cell office:value-type="float" office:value="-0.39736">
            <text:p>-0.39736</text:p>
          </table:table-cell>
          <table:table-cell office:value-type="float" office:value="-0.565">
            <text:p>-0.5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65">
            <text:p>-2.8865</text:p>
          </table:table-cell>
          <table:table-cell office:value-type="float" office:value="0">
            <text:p>0</text:p>
          </table:table-cell>
          <table:table-cell office:value-type="float" office:value="0.025214">
            <text:p>0.025214</text:p>
          </table:table-cell>
        </table:table-row>
        <table:table-row table:style-name="ro2">
          <table:table-cell office:value-type="float" office:value="12.56">
            <text:p>12.56</text:p>
          </table:table-cell>
          <table:table-cell office:value-type="float" office:value="0.33066">
            <text:p>0.33066</text:p>
          </table:table-cell>
          <table:table-cell office:value-type="float" office:value="-0.52967">
            <text:p>-0.529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2738">
            <text:p>0.12738</text:p>
          </table:table-cell>
          <table:table-cell table:style-name="ce3" office:value-type="string">
            <text:p>-1.2246e-16</text:p>
          </table:table-cell>
          <table:table-cell office:value-type="float" office:value="0.025025">
            <text:p>0.025025</text:p>
          </table:table-cell>
          <table:table-cell/>
          <table:table-cell office:value-type="float" office:value="12.56">
            <text:p>12.56</text:p>
          </table:table-cell>
          <table:table-cell office:value-type="float" office:value="-0.40849">
            <text:p>-0.40849</text:p>
          </table:table-cell>
          <table:table-cell office:value-type="float" office:value="-0.56762">
            <text:p>-0.5676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792">
            <text:p>-2.8792</text:p>
          </table:table-cell>
          <table:table-cell office:value-type="float" office:value="0">
            <text:p>0</text:p>
          </table:table-cell>
          <table:table-cell office:value-type="float" office:value="0.025025">
            <text:p>0.025025</text:p>
          </table:table-cell>
        </table:table-row>
        <table:table-row table:style-name="ro2">
          <table:table-cell office:value-type="float" office:value="12.694">
            <text:p>12.694</text:p>
          </table:table-cell>
          <table:table-cell office:value-type="float" office:value="0.31451">
            <text:p>0.31451</text:p>
          </table:table-cell>
          <table:table-cell office:value-type="float" office:value="-0.53225">
            <text:p>-0.532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882">
            <text:p>0.10882</text:p>
          </table:table-cell>
          <table:table-cell table:style-name="ce3" office:value-type="string">
            <text:p>-5.6655e-16</text:p>
          </table:table-cell>
          <table:table-cell office:value-type="float" office:value="0.024853">
            <text:p>0.024853</text:p>
          </table:table-cell>
          <table:table-cell/>
          <table:table-cell office:value-type="float" office:value="12.694">
            <text:p>12.694</text:p>
          </table:table-cell>
          <table:table-cell office:value-type="float" office:value="-0.41809">
            <text:p>-0.41809</text:p>
          </table:table-cell>
          <table:table-cell office:value-type="float" office:value="-0.56981">
            <text:p>-0.569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785">
            <text:p>-2.8785</text:p>
          </table:table-cell>
          <table:table-cell table:style-name="ce3" office:value-type="string">
            <text:p>-4.1613e-16</text:p>
          </table:table-cell>
          <table:table-cell office:value-type="float" office:value="0.024853">
            <text:p>0.024853</text:p>
          </table:table-cell>
        </table:table-row>
        <table:table-row table:style-name="ro2">
          <table:table-cell office:value-type="float" office:value="12.827">
            <text:p>12.827</text:p>
          </table:table-cell>
          <table:table-cell office:value-type="float" office:value="0.29782">
            <text:p>0.29782</text:p>
          </table:table-cell>
          <table:table-cell office:value-type="float" office:value="-0.53397">
            <text:p>-0.5339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-0.86603">
            <text:p>-0.86603</text:p>
          </table:table-cell>
          <table:table-cell office:value-type="float" office:value="0.025292">
            <text:p>0.025292</text:p>
          </table:table-cell>
          <table:table-cell/>
          <table:table-cell office:value-type="float" office:value="12.827">
            <text:p>12.827</text:p>
          </table:table-cell>
          <table:table-cell office:value-type="float" office:value="-0.40608">
            <text:p>-0.40608</text:p>
          </table:table-cell>
          <table:table-cell office:value-type="float" office:value="-0.5668">
            <text:p>-0.566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992">
            <text:p>-2.8992</text:p>
          </table:table-cell>
          <table:table-cell office:value-type="float" office:value="-0.86603">
            <text:p>-0.86603</text:p>
          </table:table-cell>
          <table:table-cell office:value-type="float" office:value="0.025292">
            <text:p>0.025292</text:p>
          </table:table-cell>
        </table:table-row>
        <table:table-row table:style-name="ro2">
          <table:table-cell office:value-type="float" office:value="12.961">
            <text:p>12.961</text:p>
          </table:table-cell>
          <table:table-cell office:value-type="float" office:value="0.28164">
            <text:p>0.28164</text:p>
          </table:table-cell>
          <table:table-cell office:value-type="float" office:value="-0.5359">
            <text:p>-0.535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3126">
            <text:p>0.13126</text:p>
          </table:table-cell>
          <table:table-cell table:style-name="ce3" office:value-type="string">
            <text:p>-5.6655e-16</text:p>
          </table:table-cell>
          <table:table-cell office:value-type="float" office:value="0.025617">
            <text:p>0.025617</text:p>
          </table:table-cell>
          <table:table-cell/>
          <table:table-cell office:value-type="float" office:value="12.961">
            <text:p>12.961</text:p>
          </table:table-cell>
          <table:table-cell office:value-type="float" office:value="-0.38854">
            <text:p>-0.38854</text:p>
          </table:table-cell>
          <table:table-cell office:value-type="float" office:value="-0.56158">
            <text:p>-0.561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096">
            <text:p>-2.9096</text:p>
          </table:table-cell>
          <table:table-cell table:style-name="ce3" office:value-type="string">
            <text:p>-4.1613e-16</text:p>
          </table:table-cell>
          <table:table-cell office:value-type="float" office:value="0.025617">
            <text:p>0.025617</text:p>
          </table:table-cell>
        </table:table-row>
        <table:table-row table:style-name="ro2">
          <table:table-cell office:value-type="float" office:value="13.094">
            <text:p>13.094</text:p>
          </table:table-cell>
          <table:table-cell office:value-type="float" office:value="0.2657">
            <text:p>0.2657</text:p>
          </table:table-cell>
          <table:table-cell office:value-type="float" office:value="-0.53832">
            <text:p>-0.538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2379">
            <text:p>0.12379</text:p>
          </table:table-cell>
          <table:table-cell table:style-name="ce3" office:value-type="string">
            <text:p>-5.6655e-16</text:p>
          </table:table-cell>
          <table:table-cell office:value-type="float" office:value="0.025647">
            <text:p>0.025647</text:p>
          </table:table-cell>
          <table:table-cell/>
          <table:table-cell office:value-type="float" office:value="13.094">
            <text:p>13.094</text:p>
          </table:table-cell>
          <table:table-cell office:value-type="float" office:value="-0.37835">
            <text:p>-0.37835</text:p>
          </table:table-cell>
          <table:table-cell office:value-type="float" office:value="-0.55855">
            <text:p>-0.558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044">
            <text:p>-2.9044</text:p>
          </table:table-cell>
          <table:table-cell table:style-name="ce3" office:value-type="string">
            <text:p>-4.1613e-16</text:p>
          </table:table-cell>
          <table:table-cell office:value-type="float" office:value="0.025647">
            <text:p>0.025647</text:p>
          </table:table-cell>
        </table:table-row>
        <table:table-row table:style-name="ro2">
          <table:table-cell office:value-type="float" office:value="13.228">
            <text:p>13.228</text:p>
          </table:table-cell>
          <table:table-cell office:value-type="float" office:value="0.2491">
            <text:p>0.2491</text:p>
          </table:table-cell>
          <table:table-cell office:value-type="float" office:value="-0.54074">
            <text:p>-0.5407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887">
            <text:p>0.11887</text:p>
          </table:table-cell>
          <table:table-cell table:style-name="ce3" office:value-type="string">
            <text:p>-1.0106e-15</text:p>
          </table:table-cell>
          <table:table-cell office:value-type="float" office:value="0.026022">
            <text:p>0.026022</text:p>
          </table:table-cell>
          <table:table-cell/>
          <table:table-cell office:value-type="float" office:value="13.228">
            <text:p>13.228</text:p>
          </table:table-cell>
          <table:table-cell office:value-type="float" office:value="-0.3665">
            <text:p>-0.3665</text:p>
          </table:table-cell>
          <table:table-cell office:value-type="float" office:value="-0.55665">
            <text:p>-0.556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76">
            <text:p>-2.9376</text:p>
          </table:table-cell>
          <table:table-cell table:style-name="ce3" office:value-type="string">
            <text:p>-8.3225e-16</text:p>
          </table:table-cell>
          <table:table-cell office:value-type="float" office:value="0.026022">
            <text:p>0.026022</text:p>
          </table:table-cell>
        </table:table-row>
        <table:table-row table:style-name="ro2">
          <table:table-cell office:value-type="float" office:value="13.362">
            <text:p>13.362</text:p>
          </table:table-cell>
          <table:table-cell office:value-type="float" office:value="0.23256">
            <text:p>0.23256</text:p>
          </table:table-cell>
          <table:table-cell office:value-type="float" office:value="-0.54256">
            <text:p>-0.5425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2202">
            <text:p>0.12202</text:p>
          </table:table-cell>
          <table:table-cell table:style-name="ce3" office:value-type="string">
            <text:p>-5.6655e-16</text:p>
          </table:table-cell>
          <table:table-cell office:value-type="float" office:value="0.026395">
            <text:p>0.026395</text:p>
          </table:table-cell>
          <table:table-cell/>
          <table:table-cell office:value-type="float" office:value="13.362">
            <text:p>13.362</text:p>
          </table:table-cell>
          <table:table-cell office:value-type="float" office:value="-0.34926">
            <text:p>-0.34926</text:p>
          </table:table-cell>
          <table:table-cell office:value-type="float" office:value="-0.55408">
            <text:p>-0.554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33">
            <text:p>-2.9533</text:p>
          </table:table-cell>
          <table:table-cell table:style-name="ce3" office:value-type="string">
            <text:p>-4.1613e-16</text:p>
          </table:table-cell>
          <table:table-cell office:value-type="float" office:value="0.026395">
            <text:p>0.026395</text:p>
          </table:table-cell>
        </table:table-row>
        <table:table-row table:style-name="ro2">
          <table:table-cell office:value-type="float" office:value="13.495">
            <text:p>13.495</text:p>
          </table:table-cell>
          <table:table-cell office:value-type="float" office:value="0.21643">
            <text:p>0.21643</text:p>
          </table:table-cell>
          <table:table-cell office:value-type="float" office:value="-0.5447">
            <text:p>-0.54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944">
            <text:p>0.11944</text:p>
          </table:table-cell>
          <table:table-cell table:style-name="ce3" office:value-type="string">
            <text:p>-5.6655e-16</text:p>
          </table:table-cell>
          <table:table-cell office:value-type="float" office:value="0.026224">
            <text:p>0.026224</text:p>
          </table:table-cell>
          <table:table-cell/>
          <table:table-cell office:value-type="float" office:value="13.495">
            <text:p>13.495</text:p>
          </table:table-cell>
          <table:table-cell office:value-type="float" office:value="-0.33553">
            <text:p>-0.33553</text:p>
          </table:table-cell>
          <table:table-cell office:value-type="float" office:value="-0.5518">
            <text:p>-0.551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41">
            <text:p>-2.9541</text:p>
          </table:table-cell>
          <table:table-cell table:style-name="ce3" office:value-type="string">
            <text:p>-4.1613e-16</text:p>
          </table:table-cell>
          <table:table-cell office:value-type="float" office:value="0.026224">
            <text:p>0.026224</text:p>
          </table:table-cell>
        </table:table-row>
        <table:table-row table:style-name="ro2">
          <table:table-cell office:value-type="float" office:value="13.629">
            <text:p>13.629</text:p>
          </table:table-cell>
          <table:table-cell office:value-type="float" office:value="0.20032">
            <text:p>0.20032</text:p>
          </table:table-cell>
          <table:table-cell office:value-type="float" office:value="-0.54684">
            <text:p>-0.546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36">
            <text:p>0.1136</text:p>
          </table:table-cell>
          <table:table-cell table:style-name="ce3" office:value-type="string">
            <text:p>-1.2246e-16</text:p>
          </table:table-cell>
          <table:table-cell office:value-type="float" office:value="0.02658">
            <text:p>0.02658</text:p>
          </table:table-cell>
          <table:table-cell/>
          <table:table-cell office:value-type="float" office:value="13.629">
            <text:p>13.629</text:p>
          </table:table-cell>
          <table:table-cell office:value-type="float" office:value="-0.31972">
            <text:p>-0.31972</text:p>
          </table:table-cell>
          <table:table-cell office:value-type="float" office:value="-0.54915">
            <text:p>-0.549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615">
            <text:p>-2.9615</text:p>
          </table:table-cell>
          <table:table-cell office:value-type="float" office:value="0">
            <text:p>0</text:p>
          </table:table-cell>
          <table:table-cell office:value-type="float" office:value="0.02658">
            <text:p>0.02658</text:p>
          </table:table-cell>
        </table:table-row>
        <table:table-row table:style-name="ro2">
          <table:table-cell office:value-type="float" office:value="13.763">
            <text:p>13.763</text:p>
          </table:table-cell>
          <table:table-cell office:value-type="float" office:value="0.18407">
            <text:p>0.18407</text:p>
          </table:table-cell>
          <table:table-cell office:value-type="float" office:value="-0.54857">
            <text:p>-0.548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938">
            <text:p>0.11938</text:p>
          </table:table-cell>
          <table:table-cell table:style-name="ce3" office:value-type="string">
            <text:p>-5.6655e-16</text:p>
          </table:table-cell>
          <table:table-cell office:value-type="float" office:value="0.026663">
            <text:p>0.026663</text:p>
          </table:table-cell>
          <table:table-cell/>
          <table:table-cell office:value-type="float" office:value="13.763">
            <text:p>13.763</text:p>
          </table:table-cell>
          <table:table-cell office:value-type="float" office:value="-0.30325">
            <text:p>-0.30325</text:p>
          </table:table-cell>
          <table:table-cell office:value-type="float" office:value="-0.54677">
            <text:p>-0.546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76">
            <text:p>-2.9576</text:p>
          </table:table-cell>
          <table:table-cell table:style-name="ce3" office:value-type="string">
            <text:p>-4.1613e-16</text:p>
          </table:table-cell>
          <table:table-cell office:value-type="float" office:value="0.026663">
            <text:p>0.026663</text:p>
          </table:table-cell>
        </table:table-row>
        <table:table-row table:style-name="ro2">
          <table:table-cell office:value-type="float" office:value="13.896">
            <text:p>13.896</text:p>
          </table:table-cell>
          <table:table-cell office:value-type="float" office:value="0.16782">
            <text:p>0.16782</text:p>
          </table:table-cell>
          <table:table-cell office:value-type="float" office:value="-0.55103">
            <text:p>-0.551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436">
            <text:p>0.11436</text:p>
          </table:table-cell>
          <table:table-cell table:style-name="ce3" office:value-type="string">
            <text:p>-1.2246e-16</text:p>
          </table:table-cell>
          <table:table-cell office:value-type="float" office:value="0.026444">
            <text:p>0.026444</text:p>
          </table:table-cell>
          <table:table-cell/>
          <table:table-cell office:value-type="float" office:value="13.896">
            <text:p>13.896</text:p>
          </table:table-cell>
          <table:table-cell office:value-type="float" office:value="-0.28645">
            <text:p>-0.28645</text:p>
          </table:table-cell>
          <table:table-cell office:value-type="float" office:value="-0.5436">
            <text:p>-0.54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679">
            <text:p>-2.9679</text:p>
          </table:table-cell>
          <table:table-cell office:value-type="float" office:value="0">
            <text:p>0</text:p>
          </table:table-cell>
          <table:table-cell office:value-type="float" office:value="0.026444">
            <text:p>0.026444</text:p>
          </table:table-cell>
        </table:table-row>
        <table:table-row table:style-name="ro2">
          <table:table-cell office:value-type="float" office:value="14.03">
            <text:p>14.03</text:p>
          </table:table-cell>
          <table:table-cell office:value-type="float" office:value="0.15187">
            <text:p>0.15187</text:p>
          </table:table-cell>
          <table:table-cell office:value-type="float" office:value="-0.55301">
            <text:p>-0.553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921">
            <text:p>0.10921</text:p>
          </table:table-cell>
          <table:table-cell table:style-name="ce3" office:value-type="string">
            <text:p>-5.6655e-16</text:p>
          </table:table-cell>
          <table:table-cell office:value-type="float" office:value="0.02666">
            <text:p>0.02666</text:p>
          </table:table-cell>
          <table:table-cell/>
          <table:table-cell office:value-type="float" office:value="14.03">
            <text:p>14.03</text:p>
          </table:table-cell>
          <table:table-cell office:value-type="float" office:value="-0.27038">
            <text:p>-0.27038</text:p>
          </table:table-cell>
          <table:table-cell office:value-type="float" office:value="-0.54097">
            <text:p>-0.540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54">
            <text:p>-2.9754</text:p>
          </table:table-cell>
          <table:table-cell table:style-name="ce3" office:value-type="string">
            <text:p>-4.1613e-16</text:p>
          </table:table-cell>
          <table:table-cell office:value-type="float" office:value="0.02666">
            <text:p>0.02666</text:p>
          </table:table-cell>
        </table:table-row>
        <table:table-row table:style-name="ro2">
          <table:table-cell office:value-type="float" office:value="14.163">
            <text:p>14.163</text:p>
          </table:table-cell>
          <table:table-cell office:value-type="float" office:value="0.13716">
            <text:p>0.13716</text:p>
          </table:table-cell>
          <table:table-cell office:value-type="float" office:value="-0.55534">
            <text:p>-0.5553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14288">
            <text:p>0.14288</text:p>
          </table:table-cell>
          <table:table-cell office:value-type="float" office:value="0.86603">
            <text:p>0.86603</text:p>
          </table:table-cell>
          <table:table-cell office:value-type="float" office:value="0.026477">
            <text:p>0.026477</text:p>
          </table:table-cell>
          <table:table-cell/>
          <table:table-cell office:value-type="float" office:value="14.163">
            <text:p>14.163</text:p>
          </table:table-cell>
          <table:table-cell office:value-type="float" office:value="-0.25584">
            <text:p>-0.25584</text:p>
          </table:table-cell>
          <table:table-cell office:value-type="float" office:value="-0.53897">
            <text:p>-0.5389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9351">
            <text:p>-2.9351</text:p>
          </table:table-cell>
          <table:table-cell office:value-type="float" office:value="0.86603">
            <text:p>0.86603</text:p>
          </table:table-cell>
          <table:table-cell office:value-type="float" office:value="0.026477">
            <text:p>0.026477</text:p>
          </table:table-cell>
        </table:table-row>
        <table:table-row table:style-name="ro2">
          <table:table-cell office:value-type="float" office:value="14.297">
            <text:p>14.297</text:p>
          </table:table-cell>
          <table:table-cell office:value-type="float" office:value="0.12174">
            <text:p>0.12174</text:p>
          </table:table-cell>
          <table:table-cell office:value-type="float" office:value="-0.55693">
            <text:p>-0.5569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0863">
            <text:p>0.20863</text:p>
          </table:table-cell>
          <table:table-cell office:value-type="float" office:value="0.86603">
            <text:p>0.86603</text:p>
          </table:table-cell>
          <table:table-cell office:value-type="float" office:value="0.026288">
            <text:p>0.026288</text:p>
          </table:table-cell>
          <table:table-cell/>
          <table:table-cell office:value-type="float" office:value="14.297">
            <text:p>14.297</text:p>
          </table:table-cell>
          <table:table-cell office:value-type="float" office:value="-0.24106">
            <text:p>-0.24106</text:p>
          </table:table-cell>
          <table:table-cell office:value-type="float" office:value="-0.53671">
            <text:p>-0.5367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75">
            <text:p>-2.875</text:p>
          </table:table-cell>
          <table:table-cell office:value-type="float" office:value="0.86603">
            <text:p>0.86603</text:p>
          </table:table-cell>
          <table:table-cell office:value-type="float" office:value="0.026288">
            <text:p>0.026288</text:p>
          </table:table-cell>
        </table:table-row>
        <table:table-row table:style-name="ro2">
          <table:table-cell office:value-type="float" office:value="14.431">
            <text:p>14.431</text:p>
          </table:table-cell>
          <table:table-cell office:value-type="float" office:value="0.11163">
            <text:p>0.11163</text:p>
          </table:table-cell>
          <table:table-cell office:value-type="float" office:value="-0.55812">
            <text:p>-0.5581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7534">
            <text:p>0.27534</text:p>
          </table:table-cell>
          <table:table-cell office:value-type="float" office:value="0.86603">
            <text:p>0.86603</text:p>
          </table:table-cell>
          <table:table-cell office:value-type="float" office:value="0.026071">
            <text:p>0.026071</text:p>
          </table:table-cell>
          <table:table-cell/>
          <table:table-cell office:value-type="float" office:value="14.431">
            <text:p>14.431</text:p>
          </table:table-cell>
          <table:table-cell office:value-type="float" office:value="-0.23284">
            <text:p>-0.23284</text:p>
          </table:table-cell>
          <table:table-cell office:value-type="float" office:value="-0.53506">
            <text:p>-0.5350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007">
            <text:p>-2.8007</text:p>
          </table:table-cell>
          <table:table-cell office:value-type="float" office:value="0.86603">
            <text:p>0.86603</text:p>
          </table:table-cell>
          <table:table-cell office:value-type="float" office:value="0.026071">
            <text:p>0.026071</text:p>
          </table:table-cell>
        </table:table-row>
        <table:table-row table:style-name="ro2">
          <table:table-cell office:value-type="float" office:value="14.564">
            <text:p>14.564</text:p>
          </table:table-cell>
          <table:table-cell office:value-type="float" office:value="0.10443">
            <text:p>0.10443</text:p>
          </table:table-cell>
          <table:table-cell office:value-type="float" office:value="-0.55969">
            <text:p>-0.5596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7969">
            <text:p>0.37969</text:p>
          </table:table-cell>
          <table:table-cell office:value-type="float" office:value="0.86603">
            <text:p>0.86603</text:p>
          </table:table-cell>
          <table:table-cell office:value-type="float" office:value="0.025993">
            <text:p>0.025993</text:p>
          </table:table-cell>
          <table:table-cell/>
          <table:table-cell office:value-type="float" office:value="14.564">
            <text:p>14.564</text:p>
          </table:table-cell>
          <table:table-cell office:value-type="float" office:value="-0.22484">
            <text:p>-0.22484</text:p>
          </table:table-cell>
          <table:table-cell office:value-type="float" office:value="-0.53202">
            <text:p>-0.5320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7152">
            <text:p>-2.7152</text:p>
          </table:table-cell>
          <table:table-cell office:value-type="float" office:value="0.86603">
            <text:p>0.86603</text:p>
          </table:table-cell>
          <table:table-cell office:value-type="float" office:value="0.025993">
            <text:p>0.025993</text:p>
          </table:table-cell>
        </table:table-row>
        <table:table-row table:style-name="ro2">
          <table:table-cell office:value-type="float" office:value="14.698">
            <text:p>14.698</text:p>
          </table:table-cell>
          <table:table-cell office:value-type="float" office:value="0.097094">
            <text:p>0.097094</text:p>
          </table:table-cell>
          <table:table-cell office:value-type="float" office:value="-0.56298">
            <text:p>-0.5629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8425">
            <text:p>0.48425</text:p>
          </table:table-cell>
          <table:table-cell office:value-type="float" office:value="0.86603">
            <text:p>0.86603</text:p>
          </table:table-cell>
          <table:table-cell office:value-type="float" office:value="0.025908">
            <text:p>0.025908</text:p>
          </table:table-cell>
          <table:table-cell/>
          <table:table-cell office:value-type="float" office:value="14.698">
            <text:p>14.698</text:p>
          </table:table-cell>
          <table:table-cell office:value-type="float" office:value="-0.2164">
            <text:p>-0.2164</text:p>
          </table:table-cell>
          <table:table-cell office:value-type="float" office:value="-0.5288">
            <text:p>-0.528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29">
            <text:p>-2.629</text:p>
          </table:table-cell>
          <table:table-cell office:value-type="float" office:value="0.86603">
            <text:p>0.86603</text:p>
          </table:table-cell>
          <table:table-cell office:value-type="float" office:value="0.025908">
            <text:p>0.025908</text:p>
          </table:table-cell>
        </table:table-row>
        <table:table-row table:style-name="ro2">
          <table:table-cell office:value-type="float" office:value="14.832">
            <text:p>14.832</text:p>
          </table:table-cell>
          <table:table-cell office:value-type="float" office:value="0.093094">
            <text:p>0.093094</text:p>
          </table:table-cell>
          <table:table-cell office:value-type="float" office:value="-0.56513">
            <text:p>-0.5651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0612">
            <text:p>0.50612</text:p>
          </table:table-cell>
          <table:table-cell office:value-type="float" office:value="0.86603">
            <text:p>0.86603</text:p>
          </table:table-cell>
          <table:table-cell office:value-type="float" office:value="0.025763">
            <text:p>0.025763</text:p>
          </table:table-cell>
          <table:table-cell/>
          <table:table-cell office:value-type="float" office:value="14.832">
            <text:p>14.832</text:p>
          </table:table-cell>
          <table:table-cell office:value-type="float" office:value="-0.21085">
            <text:p>-0.21085</text:p>
          </table:table-cell>
          <table:table-cell office:value-type="float" office:value="-0.52523">
            <text:p>-0.5252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5242">
            <text:p>-2.5242</text:p>
          </table:table-cell>
          <table:table-cell office:value-type="float" office:value="0.86603">
            <text:p>0.86603</text:p>
          </table:table-cell>
          <table:table-cell office:value-type="float" office:value="0.025763">
            <text:p>0.025763</text:p>
          </table:table-cell>
        </table:table-row>
        <table:table-row table:style-name="ro2">
          <table:table-cell office:value-type="float" office:value="14.965">
            <text:p>14.965</text:p>
          </table:table-cell>
          <table:table-cell office:value-type="float" office:value="0.088082">
            <text:p>0.088082</text:p>
          </table:table-cell>
          <table:table-cell office:value-type="float" office:value="-0.56854">
            <text:p>-0.5685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9598">
            <text:p>0.49598</text:p>
          </table:table-cell>
          <table:table-cell office:value-type="float" office:value="0.86603">
            <text:p>0.86603</text:p>
          </table:table-cell>
          <table:table-cell office:value-type="float" office:value="0.025717">
            <text:p>0.025717</text:p>
          </table:table-cell>
          <table:table-cell/>
          <table:table-cell office:value-type="float" office:value="14.965">
            <text:p>14.965</text:p>
          </table:table-cell>
          <table:table-cell office:value-type="float" office:value="-0.20459">
            <text:p>-0.20459</text:p>
          </table:table-cell>
          <table:table-cell office:value-type="float" office:value="-0.52049">
            <text:p>-0.5204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4001">
            <text:p>-2.4001</text:p>
          </table:table-cell>
          <table:table-cell office:value-type="float" office:value="0.86603">
            <text:p>0.86603</text:p>
          </table:table-cell>
          <table:table-cell office:value-type="float" office:value="0.025717">
            <text:p>0.025717</text:p>
          </table:table-cell>
        </table:table-row>
        <table:table-row table:style-name="ro2">
          <table:table-cell office:value-type="float" office:value="15.099">
            <text:p>15.099</text:p>
          </table:table-cell>
          <table:table-cell office:value-type="float" office:value="0.086388">
            <text:p>0.086388</text:p>
          </table:table-cell>
          <table:table-cell office:value-type="float" office:value="-0.56962">
            <text:p>-0.5696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0906">
            <text:p>0.50906</text:p>
          </table:table-cell>
          <table:table-cell office:value-type="float" office:value="0.86603">
            <text:p>0.86603</text:p>
          </table:table-cell>
          <table:table-cell office:value-type="float" office:value="0.025702">
            <text:p>0.025702</text:p>
          </table:table-cell>
          <table:table-cell/>
          <table:table-cell office:value-type="float" office:value="15.099">
            <text:p>15.099</text:p>
          </table:table-cell>
          <table:table-cell office:value-type="float" office:value="-0.19916">
            <text:p>-0.19916</text:p>
          </table:table-cell>
          <table:table-cell office:value-type="float" office:value="-0.51495">
            <text:p>-0.5149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2951">
            <text:p>-2.2951</text:p>
          </table:table-cell>
          <table:table-cell office:value-type="float" office:value="0.86603">
            <text:p>0.86603</text:p>
          </table:table-cell>
          <table:table-cell office:value-type="float" office:value="0.025702">
            <text:p>0.025702</text:p>
          </table:table-cell>
        </table:table-row>
        <table:table-row table:style-name="ro2">
          <table:table-cell office:value-type="float" office:value="15.232">
            <text:p>15.232</text:p>
          </table:table-cell>
          <table:table-cell office:value-type="float" office:value="0.091259">
            <text:p>0.091259</text:p>
          </table:table-cell>
          <table:table-cell office:value-type="float" office:value="-0.56602">
            <text:p>-0.5660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5631">
            <text:p>0.45631</text:p>
          </table:table-cell>
          <table:table-cell office:value-type="float" office:value="0.86603">
            <text:p>0.86603</text:p>
          </table:table-cell>
          <table:table-cell office:value-type="float" office:value="0.025901">
            <text:p>0.025901</text:p>
          </table:table-cell>
          <table:table-cell/>
          <table:table-cell office:value-type="float" office:value="15.232">
            <text:p>15.232</text:p>
          </table:table-cell>
          <table:table-cell office:value-type="float" office:value="-0.19383">
            <text:p>-0.19383</text:p>
          </table:table-cell>
          <table:table-cell office:value-type="float" office:value="-0.50808">
            <text:p>-0.5080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1901">
            <text:p>-2.1901</text:p>
          </table:table-cell>
          <table:table-cell office:value-type="float" office:value="0.86603">
            <text:p>0.86603</text:p>
          </table:table-cell>
          <table:table-cell office:value-type="float" office:value="0.025901">
            <text:p>0.025901</text:p>
          </table:table-cell>
        </table:table-row>
        <table:table-row table:style-name="ro2">
          <table:table-cell office:value-type="float" office:value="15.366">
            <text:p>15.366</text:p>
          </table:table-cell>
          <table:table-cell office:value-type="float" office:value="0.1001">
            <text:p>0.1001</text:p>
          </table:table-cell>
          <table:table-cell office:value-type="float" office:value="-0.56165">
            <text:p>-0.5616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1789">
            <text:p>0.41789</text:p>
          </table:table-cell>
          <table:table-cell office:value-type="float" office:value="0.86603">
            <text:p>0.86603</text:p>
          </table:table-cell>
          <table:table-cell office:value-type="float" office:value="0.026085">
            <text:p>0.026085</text:p>
          </table:table-cell>
          <table:table-cell/>
          <table:table-cell office:value-type="float" office:value="15.366">
            <text:p>15.366</text:p>
          </table:table-cell>
          <table:table-cell office:value-type="float" office:value="-0.19014">
            <text:p>-0.19014</text:p>
          </table:table-cell>
          <table:table-cell office:value-type="float" office:value="-0.50212">
            <text:p>-0.5021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079">
            <text:p>-2.079</text:p>
          </table:table-cell>
          <table:table-cell office:value-type="float" office:value="0.86603">
            <text:p>0.86603</text:p>
          </table:table-cell>
          <table:table-cell office:value-type="float" office:value="0.026085">
            <text:p>0.026085</text:p>
          </table:table-cell>
        </table:table-row>
        <table:table-row table:style-name="ro2">
          <table:table-cell office:value-type="float" office:value="15.5">
            <text:p>15.5</text:p>
          </table:table-cell>
          <table:table-cell office:value-type="float" office:value="0.10912">
            <text:p>0.10912</text:p>
          </table:table-cell>
          <table:table-cell office:value-type="float" office:value="-0.55796">
            <text:p>-0.5579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861">
            <text:p>0.3861</text:p>
          </table:table-cell>
          <table:table-cell office:value-type="float" office:value="0.86603">
            <text:p>0.86603</text:p>
          </table:table-cell>
          <table:table-cell office:value-type="float" office:value="0.026039">
            <text:p>0.026039</text:p>
          </table:table-cell>
          <table:table-cell/>
          <table:table-cell office:value-type="float" office:value="15.5">
            <text:p>15.5</text:p>
          </table:table-cell>
          <table:table-cell office:value-type="float" office:value="-0.1867">
            <text:p>-0.1867</text:p>
          </table:table-cell>
          <table:table-cell office:value-type="float" office:value="-0.49507">
            <text:p>-0.4950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9632">
            <text:p>-1.9632</text:p>
          </table:table-cell>
          <table:table-cell office:value-type="float" office:value="0.86603">
            <text:p>0.86603</text:p>
          </table:table-cell>
          <table:table-cell office:value-type="float" office:value="0.026039">
            <text:p>0.026039</text:p>
          </table:table-cell>
        </table:table-row>
        <table:table-row table:style-name="ro2">
          <table:table-cell office:value-type="float" office:value="15.633">
            <text:p>15.633</text:p>
          </table:table-cell>
          <table:table-cell office:value-type="float" office:value="0.12289">
            <text:p>0.12289</text:p>
          </table:table-cell>
          <table:table-cell office:value-type="float" office:value="-0.55347">
            <text:p>-0.5534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5579">
            <text:p>0.35579</text:p>
          </table:table-cell>
          <table:table-cell office:value-type="float" office:value="0.86603">
            <text:p>0.86603</text:p>
          </table:table-cell>
          <table:table-cell office:value-type="float" office:value="0.025946">
            <text:p>0.025946</text:p>
          </table:table-cell>
          <table:table-cell/>
          <table:table-cell office:value-type="float" office:value="15.633">
            <text:p>15.633</text:p>
          </table:table-cell>
          <table:table-cell office:value-type="float" office:value="-0.18428">
            <text:p>-0.18428</text:p>
          </table:table-cell>
          <table:table-cell office:value-type="float" office:value="-0.48793">
            <text:p>-0.4879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8413">
            <text:p>-1.8413</text:p>
          </table:table-cell>
          <table:table-cell office:value-type="float" office:value="0.86603">
            <text:p>0.86603</text:p>
          </table:table-cell>
          <table:table-cell office:value-type="float" office:value="0.025946">
            <text:p>0.025946</text:p>
          </table:table-cell>
        </table:table-row>
        <table:table-row table:style-name="ro2">
          <table:table-cell office:value-type="float" office:value="15.767">
            <text:p>15.767</text:p>
          </table:table-cell>
          <table:table-cell office:value-type="float" office:value="0.1394">
            <text:p>0.1394</text:p>
          </table:table-cell>
          <table:table-cell office:value-type="float" office:value="-0.54871">
            <text:p>-0.5487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4199">
            <text:p>0.34199</text:p>
          </table:table-cell>
          <table:table-cell office:value-type="float" office:value="0.86603">
            <text:p>0.86603</text:p>
          </table:table-cell>
          <table:table-cell office:value-type="float" office:value="0.02615">
            <text:p>0.02615</text:p>
          </table:table-cell>
          <table:table-cell/>
          <table:table-cell office:value-type="float" office:value="15.767">
            <text:p>15.767</text:p>
          </table:table-cell>
          <table:table-cell office:value-type="float" office:value="-0.18296">
            <text:p>-0.18296</text:p>
          </table:table-cell>
          <table:table-cell office:value-type="float" office:value="-0.48095">
            <text:p>-0.4809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7131">
            <text:p>-1.7131</text:p>
          </table:table-cell>
          <table:table-cell office:value-type="float" office:value="0.86603">
            <text:p>0.86603</text:p>
          </table:table-cell>
          <table:table-cell office:value-type="float" office:value="0.02615">
            <text:p>0.02615</text:p>
          </table:table-cell>
        </table:table-row>
        <table:table-row table:style-name="ro2">
          <table:table-cell office:value-type="float" office:value="15.9">
            <text:p>15.9</text:p>
          </table:table-cell>
          <table:table-cell office:value-type="float" office:value="0.15406">
            <text:p>0.15406</text:p>
          </table:table-cell>
          <table:table-cell office:value-type="float" office:value="-0.54411">
            <text:p>-0.5441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2952">
            <text:p>0.32952</text:p>
          </table:table-cell>
          <table:table-cell office:value-type="float" office:value="0.86603">
            <text:p>0.86603</text:p>
          </table:table-cell>
          <table:table-cell office:value-type="float" office:value="0.02623">
            <text:p>0.02623</text:p>
          </table:table-cell>
          <table:table-cell/>
          <table:table-cell office:value-type="float" office:value="15.9">
            <text:p>15.9</text:p>
          </table:table-cell>
          <table:table-cell office:value-type="float" office:value="-0.18272">
            <text:p>-0.18272</text:p>
          </table:table-cell>
          <table:table-cell office:value-type="float" office:value="-0.47451">
            <text:p>-0.4745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5929">
            <text:p>-1.5929</text:p>
          </table:table-cell>
          <table:table-cell office:value-type="float" office:value="0.86603">
            <text:p>0.86603</text:p>
          </table:table-cell>
          <table:table-cell office:value-type="float" office:value="0.02623">
            <text:p>0.02623</text:p>
          </table:table-cell>
        </table:table-row>
        <table:table-row table:style-name="ro2">
          <table:table-cell office:value-type="float" office:value="16.034">
            <text:p>16.034</text:p>
          </table:table-cell>
          <table:table-cell office:value-type="float" office:value="0.17026">
            <text:p>0.17026</text:p>
          </table:table-cell>
          <table:table-cell office:value-type="float" office:value="-0.53886">
            <text:p>-0.5388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2397">
            <text:p>0.32397</text:p>
          </table:table-cell>
          <table:table-cell office:value-type="float" office:value="0.86603">
            <text:p>0.86603</text:p>
          </table:table-cell>
          <table:table-cell office:value-type="float" office:value="0.02612">
            <text:p>0.02612</text:p>
          </table:table-cell>
          <table:table-cell/>
          <table:table-cell office:value-type="float" office:value="16.034">
            <text:p>16.034</text:p>
          </table:table-cell>
          <table:table-cell office:value-type="float" office:value="-0.1833">
            <text:p>-0.1833</text:p>
          </table:table-cell>
          <table:table-cell office:value-type="float" office:value="-0.46458">
            <text:p>-0.4645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4877">
            <text:p>-1.4877</text:p>
          </table:table-cell>
          <table:table-cell office:value-type="float" office:value="0.86603">
            <text:p>0.86603</text:p>
          </table:table-cell>
          <table:table-cell office:value-type="float" office:value="0.02612">
            <text:p>0.02612</text:p>
          </table:table-cell>
        </table:table-row>
        <table:table-row table:style-name="ro2">
          <table:table-cell office:value-type="float" office:value="16.168">
            <text:p>16.168</text:p>
          </table:table-cell>
          <table:table-cell office:value-type="float" office:value="0.18617">
            <text:p>0.18617</text:p>
          </table:table-cell>
          <table:table-cell office:value-type="float" office:value="-0.534">
            <text:p>-0.5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307">
            <text:p>0.32307</text:p>
          </table:table-cell>
          <table:table-cell table:style-name="ce3" office:value-type="string">
            <text:p>-1.2246e-16</text:p>
          </table:table-cell>
          <table:table-cell office:value-type="float" office:value="0.026229">
            <text:p>0.026229</text:p>
          </table:table-cell>
          <table:table-cell/>
          <table:table-cell office:value-type="float" office:value="16.168">
            <text:p>16.168</text:p>
          </table:table-cell>
          <table:table-cell office:value-type="float" office:value="-0.18445">
            <text:p>-0.18445</text:p>
          </table:table-cell>
          <table:table-cell office:value-type="float" office:value="-0.45442">
            <text:p>-0.454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4187">
            <text:p>-1.4187</text:p>
          </table:table-cell>
          <table:table-cell office:value-type="float" office:value="0">
            <text:p>0</text:p>
          </table:table-cell>
          <table:table-cell office:value-type="float" office:value="0.026229">
            <text:p>0.026229</text:p>
          </table:table-cell>
        </table:table-row>
        <table:table-row table:style-name="ro2">
          <table:table-cell office:value-type="float" office:value="16.301">
            <text:p>16.301</text:p>
          </table:table-cell>
          <table:table-cell office:value-type="float" office:value="0.2012">
            <text:p>0.2012</text:p>
          </table:table-cell>
          <table:table-cell office:value-type="float" office:value="-0.52908">
            <text:p>-0.529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254">
            <text:p>0.32254</text:p>
          </table:table-cell>
          <table:table-cell table:style-name="ce3" office:value-type="string">
            <text:p>-1.2246e-16</text:p>
          </table:table-cell>
          <table:table-cell office:value-type="float" office:value="0.026269">
            <text:p>0.026269</text:p>
          </table:table-cell>
          <table:table-cell/>
          <table:table-cell office:value-type="float" office:value="16.301">
            <text:p>16.301</text:p>
          </table:table-cell>
          <table:table-cell office:value-type="float" office:value="-0.18659">
            <text:p>-0.18659</text:p>
          </table:table-cell>
          <table:table-cell office:value-type="float" office:value="-0.44546">
            <text:p>-0.445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616">
            <text:p>-1.3616</text:p>
          </table:table-cell>
          <table:table-cell office:value-type="float" office:value="0">
            <text:p>0</text:p>
          </table:table-cell>
          <table:table-cell office:value-type="float" office:value="0.026269">
            <text:p>0.026269</text:p>
          </table:table-cell>
        </table:table-row>
        <table:table-row table:style-name="ro2">
          <table:table-cell office:value-type="float" office:value="16.435">
            <text:p>16.435</text:p>
          </table:table-cell>
          <table:table-cell office:value-type="float" office:value="0.21661">
            <text:p>0.21661</text:p>
          </table:table-cell>
          <table:table-cell office:value-type="float" office:value="-0.52396">
            <text:p>-0.523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222">
            <text:p>0.32222</text:p>
          </table:table-cell>
          <table:table-cell table:style-name="ce3" office:value-type="string">
            <text:p>-1.2246e-16</text:p>
          </table:table-cell>
          <table:table-cell office:value-type="float" office:value="0.02618">
            <text:p>0.02618</text:p>
          </table:table-cell>
          <table:table-cell/>
          <table:table-cell office:value-type="float" office:value="16.435">
            <text:p>16.435</text:p>
          </table:table-cell>
          <table:table-cell office:value-type="float" office:value="-0.19068">
            <text:p>-0.19068</text:p>
          </table:table-cell>
          <table:table-cell office:value-type="float" office:value="-0.43575">
            <text:p>-0.435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053">
            <text:p>-1.3053</text:p>
          </table:table-cell>
          <table:table-cell office:value-type="float" office:value="0">
            <text:p>0</text:p>
          </table:table-cell>
          <table:table-cell office:value-type="float" office:value="0.02618">
            <text:p>0.02618</text:p>
          </table:table-cell>
        </table:table-row>
        <table:table-row table:style-name="ro2">
          <table:table-cell office:value-type="float" office:value="16.569">
            <text:p>16.569</text:p>
          </table:table-cell>
          <table:table-cell office:value-type="float" office:value="0.23258">
            <text:p>0.23258</text:p>
          </table:table-cell>
          <table:table-cell office:value-type="float" office:value="-0.51894">
            <text:p>-0.518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202">
            <text:p>0.32202</text:p>
          </table:table-cell>
          <table:table-cell table:style-name="ce3" office:value-type="string">
            <text:p>-1.2246e-16</text:p>
          </table:table-cell>
          <table:table-cell office:value-type="float" office:value="0.026298">
            <text:p>0.026298</text:p>
          </table:table-cell>
          <table:table-cell/>
          <table:table-cell office:value-type="float" office:value="16.569">
            <text:p>16.569</text:p>
          </table:table-cell>
          <table:table-cell office:value-type="float" office:value="-0.19649">
            <text:p>-0.19649</text:p>
          </table:table-cell>
          <table:table-cell office:value-type="float" office:value="-0.41947">
            <text:p>-0.419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824">
            <text:p>-1.2824</text:p>
          </table:table-cell>
          <table:table-cell office:value-type="float" office:value="0">
            <text:p>0</text:p>
          </table:table-cell>
          <table:table-cell office:value-type="float" office:value="0.026298">
            <text:p>0.026298</text:p>
          </table:table-cell>
        </table:table-row>
        <table:table-row table:style-name="ro2">
          <table:table-cell office:value-type="float" office:value="16.702">
            <text:p>16.702</text:p>
          </table:table-cell>
          <table:table-cell office:value-type="float" office:value="0.24773">
            <text:p>0.24773</text:p>
          </table:table-cell>
          <table:table-cell office:value-type="float" office:value="-0.5141">
            <text:p>-0.51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198">
            <text:p>0.3198</text:p>
          </table:table-cell>
          <table:table-cell table:style-name="ce3" office:value-type="string">
            <text:p>-1.2246e-16</text:p>
          </table:table-cell>
          <table:table-cell office:value-type="float" office:value="0.026731">
            <text:p>0.026731</text:p>
          </table:table-cell>
          <table:table-cell/>
          <table:table-cell office:value-type="float" office:value="16.702">
            <text:p>16.702</text:p>
          </table:table-cell>
          <table:table-cell office:value-type="float" office:value="-0.2018">
            <text:p>-0.2018</text:p>
          </table:table-cell>
          <table:table-cell office:value-type="float" office:value="-0.40413">
            <text:p>-0.404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66">
            <text:p>-1.266</text:p>
          </table:table-cell>
          <table:table-cell office:value-type="float" office:value="0">
            <text:p>0</text:p>
          </table:table-cell>
          <table:table-cell office:value-type="float" office:value="0.026731">
            <text:p>0.026731</text:p>
          </table:table-cell>
        </table:table-row>
        <table:table-row table:style-name="ro2">
          <table:table-cell office:value-type="float" office:value="16.836">
            <text:p>16.836</text:p>
          </table:table-cell>
          <table:table-cell office:value-type="float" office:value="0.26364">
            <text:p>0.26364</text:p>
          </table:table-cell>
          <table:table-cell office:value-type="float" office:value="-0.50886">
            <text:p>-0.508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058">
            <text:p>0.32058</text:p>
          </table:table-cell>
          <table:table-cell table:style-name="ce3" office:value-type="string">
            <text:p>-1.2246e-16</text:p>
          </table:table-cell>
          <table:table-cell office:value-type="float" office:value="0.026492">
            <text:p>0.026492</text:p>
          </table:table-cell>
          <table:table-cell/>
          <table:table-cell office:value-type="float" office:value="16.836">
            <text:p>16.836</text:p>
          </table:table-cell>
          <table:table-cell office:value-type="float" office:value="-0.20735">
            <text:p>-0.20735</text:p>
          </table:table-cell>
          <table:table-cell office:value-type="float" office:value="-0.38816">
            <text:p>-0.3881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591">
            <text:p>-1.2591</text:p>
          </table:table-cell>
          <table:table-cell office:value-type="float" office:value="0">
            <text:p>0</text:p>
          </table:table-cell>
          <table:table-cell office:value-type="float" office:value="0.026492">
            <text:p>0.026492</text:p>
          </table:table-cell>
        </table:table-row>
        <table:table-row table:style-name="ro2">
          <table:table-cell office:value-type="float" office:value="16.969">
            <text:p>16.969</text:p>
          </table:table-cell>
          <table:table-cell office:value-type="float" office:value="0.27982">
            <text:p>0.27982</text:p>
          </table:table-cell>
          <table:table-cell office:value-type="float" office:value="-0.50347">
            <text:p>-0.503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105">
            <text:p>0.32105</text:p>
          </table:table-cell>
          <table:table-cell table:style-name="ce3" office:value-type="string">
            <text:p>-1.2246e-16</text:p>
          </table:table-cell>
          <table:table-cell office:value-type="float" office:value="0.026323">
            <text:p>0.026323</text:p>
          </table:table-cell>
          <table:table-cell/>
          <table:table-cell office:value-type="float" office:value="16.969">
            <text:p>16.969</text:p>
          </table:table-cell>
          <table:table-cell office:value-type="float" office:value="-0.21262">
            <text:p>-0.21262</text:p>
          </table:table-cell>
          <table:table-cell office:value-type="float" office:value="-0.37164">
            <text:p>-0.371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55">
            <text:p>-1.255</text:p>
          </table:table-cell>
          <table:table-cell office:value-type="float" office:value="0">
            <text:p>0</text:p>
          </table:table-cell>
          <table:table-cell office:value-type="float" office:value="0.026323">
            <text:p>0.026323</text:p>
          </table:table-cell>
        </table:table-row>
        <table:table-row table:style-name="ro2">
          <table:table-cell office:value-type="float" office:value="17.103">
            <text:p>17.103</text:p>
          </table:table-cell>
          <table:table-cell office:value-type="float" office:value="0.29535">
            <text:p>0.29535</text:p>
          </table:table-cell>
          <table:table-cell office:value-type="float" office:value="-0.49868">
            <text:p>-0.498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132">
            <text:p>0.32132</text:p>
          </table:table-cell>
          <table:table-cell table:style-name="ce3" office:value-type="string">
            <text:p>-1.2246e-16</text:p>
          </table:table-cell>
          <table:table-cell office:value-type="float" office:value="0.026582">
            <text:p>0.026582</text:p>
          </table:table-cell>
          <table:table-cell/>
          <table:table-cell office:value-type="float" office:value="17.103">
            <text:p>17.103</text:p>
          </table:table-cell>
          <table:table-cell office:value-type="float" office:value="-0.21732">
            <text:p>-0.21732</text:p>
          </table:table-cell>
          <table:table-cell office:value-type="float" office:value="-0.35743">
            <text:p>-0.357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527">
            <text:p>-1.2527</text:p>
          </table:table-cell>
          <table:table-cell office:value-type="float" office:value="0">
            <text:p>0</text:p>
          </table:table-cell>
          <table:table-cell office:value-type="float" office:value="0.026582">
            <text:p>0.026582</text:p>
          </table:table-cell>
        </table:table-row>
        <table:table-row table:style-name="ro2">
          <table:table-cell office:value-type="float" office:value="17.237">
            <text:p>17.237</text:p>
          </table:table-cell>
          <table:table-cell office:value-type="float" office:value="0.31029">
            <text:p>0.31029</text:p>
          </table:table-cell>
          <table:table-cell office:value-type="float" office:value="-0.49392">
            <text:p>-0.4939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149">
            <text:p>0.32149</text:p>
          </table:table-cell>
          <table:table-cell table:style-name="ce3" office:value-type="string">
            <text:p>-1.2246e-16</text:p>
          </table:table-cell>
          <table:table-cell office:value-type="float" office:value="0.026341">
            <text:p>0.026341</text:p>
          </table:table-cell>
          <table:table-cell/>
          <table:table-cell office:value-type="float" office:value="17.237">
            <text:p>17.237</text:p>
          </table:table-cell>
          <table:table-cell office:value-type="float" office:value="-0.22248">
            <text:p>-0.22248</text:p>
          </table:table-cell>
          <table:table-cell office:value-type="float" office:value="-0.34086">
            <text:p>-0.340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512">
            <text:p>-1.2512</text:p>
          </table:table-cell>
          <table:table-cell office:value-type="float" office:value="0">
            <text:p>0</text:p>
          </table:table-cell>
          <table:table-cell office:value-type="float" office:value="0.026341">
            <text:p>0.026341</text:p>
          </table:table-cell>
        </table:table-row>
        <table:table-row table:style-name="ro2">
          <table:table-cell office:value-type="float" office:value="17.37">
            <text:p>17.37</text:p>
          </table:table-cell>
          <table:table-cell office:value-type="float" office:value="0.32641">
            <text:p>0.32641</text:p>
          </table:table-cell>
          <table:table-cell office:value-type="float" office:value="-0.48836">
            <text:p>-0.488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159">
            <text:p>0.32159</text:p>
          </table:table-cell>
          <table:table-cell table:style-name="ce3" office:value-type="string">
            <text:p>-5.6655e-16</text:p>
          </table:table-cell>
          <table:table-cell office:value-type="float" office:value="0.026078">
            <text:p>0.026078</text:p>
          </table:table-cell>
          <table:table-cell/>
          <table:table-cell office:value-type="float" office:value="17.37">
            <text:p>17.37</text:p>
          </table:table-cell>
          <table:table-cell office:value-type="float" office:value="-0.2276">
            <text:p>-0.2276</text:p>
          </table:table-cell>
          <table:table-cell office:value-type="float" office:value="-0.32458">
            <text:p>-0.324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556">
            <text:p>-1.2556</text:p>
          </table:table-cell>
          <table:table-cell table:style-name="ce3" office:value-type="string">
            <text:p>-4.1613e-16</text:p>
          </table:table-cell>
          <table:table-cell office:value-type="float" office:value="0.026078">
            <text:p>0.026078</text:p>
          </table:table-cell>
        </table:table-row>
        <table:table-row table:style-name="ro2">
          <table:table-cell office:value-type="float" office:value="17.504">
            <text:p>17.504</text:p>
          </table:table-cell>
          <table:table-cell office:value-type="float" office:value="0.34253">
            <text:p>0.34253</text:p>
          </table:table-cell>
          <table:table-cell office:value-type="float" office:value="-0.48326">
            <text:p>-0.483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1953">
            <text:p>0.31953</text:p>
          </table:table-cell>
          <table:table-cell table:style-name="ce3" office:value-type="string">
            <text:p>-5.6655e-16</text:p>
          </table:table-cell>
          <table:table-cell office:value-type="float" office:value="0.026111">
            <text:p>0.026111</text:p>
          </table:table-cell>
          <table:table-cell/>
          <table:table-cell office:value-type="float" office:value="17.504">
            <text:p>17.504</text:p>
          </table:table-cell>
          <table:table-cell office:value-type="float" office:value="-0.23258">
            <text:p>-0.23258</text:p>
          </table:table-cell>
          <table:table-cell office:value-type="float" office:value="-0.30921">
            <text:p>-0.309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681">
            <text:p>-1.2681</text:p>
          </table:table-cell>
          <table:table-cell table:style-name="ce3" office:value-type="string">
            <text:p>-4.1613e-16</text:p>
          </table:table-cell>
          <table:table-cell office:value-type="float" office:value="0.026111">
            <text:p>0.026111</text:p>
          </table:table-cell>
        </table:table-row>
        <table:table-row table:style-name="ro2">
          <table:table-cell office:value-type="float" office:value="17.637">
            <text:p>17.637</text:p>
          </table:table-cell>
          <table:table-cell office:value-type="float" office:value="0.35767">
            <text:p>0.35767</text:p>
          </table:table-cell>
          <table:table-cell office:value-type="float" office:value="-0.47815">
            <text:p>-0.478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693">
            <text:p>0.32693</text:p>
          </table:table-cell>
          <table:table-cell table:style-name="ce3" office:value-type="string">
            <text:p>-1.2246e-16</text:p>
          </table:table-cell>
          <table:table-cell office:value-type="float" office:value="0.026026">
            <text:p>0.026026</text:p>
          </table:table-cell>
          <table:table-cell/>
          <table:table-cell office:value-type="float" office:value="17.637">
            <text:p>17.637</text:p>
          </table:table-cell>
          <table:table-cell office:value-type="float" office:value="-0.23735">
            <text:p>-0.23735</text:p>
          </table:table-cell>
          <table:table-cell office:value-type="float" office:value="-0.29397">
            <text:p>-0.293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703">
            <text:p>-1.2703</text:p>
          </table:table-cell>
          <table:table-cell office:value-type="float" office:value="0">
            <text:p>0</text:p>
          </table:table-cell>
          <table:table-cell office:value-type="float" office:value="0.026026">
            <text:p>0.026026</text:p>
          </table:table-cell>
        </table:table-row>
        <table:table-row table:style-name="ro2">
          <table:table-cell office:value-type="float" office:value="17.771">
            <text:p>17.771</text:p>
          </table:table-cell>
          <table:table-cell office:value-type="float" office:value="0.37278">
            <text:p>0.37278</text:p>
          </table:table-cell>
          <table:table-cell office:value-type="float" office:value="-0.47312">
            <text:p>-0.4731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484">
            <text:p>0.32484</text:p>
          </table:table-cell>
          <table:table-cell table:style-name="ce3" office:value-type="string">
            <text:p>-5.6655e-16</text:p>
          </table:table-cell>
          <table:table-cell office:value-type="float" office:value="0.025707">
            <text:p>0.025707</text:p>
          </table:table-cell>
          <table:table-cell/>
          <table:table-cell office:value-type="float" office:value="17.771">
            <text:p>17.771</text:p>
          </table:table-cell>
          <table:table-cell office:value-type="float" office:value="-0.24162">
            <text:p>-0.24162</text:p>
          </table:table-cell>
          <table:table-cell office:value-type="float" office:value="-0.2801">
            <text:p>-0.28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618">
            <text:p>-1.2618</text:p>
          </table:table-cell>
          <table:table-cell table:style-name="ce3" office:value-type="string">
            <text:p>-4.1613e-16</text:p>
          </table:table-cell>
          <table:table-cell office:value-type="float" office:value="0.025707">
            <text:p>0.025707</text:p>
          </table:table-cell>
        </table:table-row>
        <table:table-row table:style-name="ro2">
          <table:table-cell office:value-type="float" office:value="17.905">
            <text:p>17.905</text:p>
          </table:table-cell>
          <table:table-cell office:value-type="float" office:value="0.3886">
            <text:p>0.3886</text:p>
          </table:table-cell>
          <table:table-cell office:value-type="float" office:value="-0.46752">
            <text:p>-0.4675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834">
            <text:p>0.32834</text:p>
          </table:table-cell>
          <table:table-cell table:style-name="ce3" office:value-type="string">
            <text:p>-1.2246e-16</text:p>
          </table:table-cell>
          <table:table-cell office:value-type="float" office:value="0.02573">
            <text:p>0.02573</text:p>
          </table:table-cell>
          <table:table-cell/>
          <table:table-cell office:value-type="float" office:value="17.905">
            <text:p>17.905</text:p>
          </table:table-cell>
          <table:table-cell office:value-type="float" office:value="-0.24655">
            <text:p>-0.24655</text:p>
          </table:table-cell>
          <table:table-cell office:value-type="float" office:value="-0.26398">
            <text:p>-0.2639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741">
            <text:p>-1.2741</text:p>
          </table:table-cell>
          <table:table-cell office:value-type="float" office:value="0">
            <text:p>0</text:p>
          </table:table-cell>
          <table:table-cell office:value-type="float" office:value="0.02573">
            <text:p>0.02573</text:p>
          </table:table-cell>
        </table:table-row>
        <table:table-row table:style-name="ro2">
          <table:table-cell office:value-type="float" office:value="18.038">
            <text:p>18.038</text:p>
          </table:table-cell>
          <table:table-cell office:value-type="float" office:value="0.3972">
            <text:p>0.3972</text:p>
          </table:table-cell>
          <table:table-cell office:value-type="float" office:value="-0.46464">
            <text:p>-0.464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57">
            <text:p>0.3257</text:p>
          </table:table-cell>
          <table:table-cell table:style-name="ce3" office:value-type="string">
            <text:p>-1.2246e-16</text:p>
          </table:table-cell>
          <table:table-cell office:value-type="float" office:value="0.025868">
            <text:p>0.025868</text:p>
          </table:table-cell>
          <table:table-cell/>
          <table:table-cell office:value-type="float" office:value="18.038">
            <text:p>18.038</text:p>
          </table:table-cell>
          <table:table-cell office:value-type="float" office:value="-0.25128">
            <text:p>-0.25128</text:p>
          </table:table-cell>
          <table:table-cell office:value-type="float" office:value="-0.24726">
            <text:p>-0.247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797">
            <text:p>-1.2797</text:p>
          </table:table-cell>
          <table:table-cell office:value-type="float" office:value="0">
            <text:p>0</text:p>
          </table:table-cell>
          <table:table-cell office:value-type="float" office:value="0.025868">
            <text:p>0.025868</text:p>
          </table:table-cell>
        </table:table-row>
        <table:table-row table:style-name="ro2">
          <table:table-cell office:value-type="float" office:value="18.172">
            <text:p>18.172</text:p>
          </table:table-cell>
          <table:table-cell office:value-type="float" office:value="0.40809">
            <text:p>0.40809</text:p>
          </table:table-cell>
          <table:table-cell office:value-type="float" office:value="-0.46088">
            <text:p>-0.460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907">
            <text:p>0.32907</text:p>
          </table:table-cell>
          <table:table-cell table:style-name="ce3" office:value-type="string">
            <text:p>-1.2246e-16</text:p>
          </table:table-cell>
          <table:table-cell office:value-type="float" office:value="0.025364">
            <text:p>0.025364</text:p>
          </table:table-cell>
          <table:table-cell/>
          <table:table-cell office:value-type="float" office:value="18.172">
            <text:p>18.172</text:p>
          </table:table-cell>
          <table:table-cell office:value-type="float" office:value="-0.25602">
            <text:p>-0.25602</text:p>
          </table:table-cell>
          <table:table-cell office:value-type="float" office:value="-0.23146">
            <text:p>-0.231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772">
            <text:p>-1.2772</text:p>
          </table:table-cell>
          <table:table-cell office:value-type="float" office:value="0">
            <text:p>0</text:p>
          </table:table-cell>
          <table:table-cell office:value-type="float" office:value="0.025364">
            <text:p>0.025364</text:p>
          </table:table-cell>
        </table:table-row>
        <table:table-row table:style-name="ro2">
          <table:table-cell office:value-type="float" office:value="18.306">
            <text:p>18.306</text:p>
          </table:table-cell>
          <table:table-cell office:value-type="float" office:value="0.41367">
            <text:p>0.41367</text:p>
          </table:table-cell>
          <table:table-cell office:value-type="float" office:value="-0.45893">
            <text:p>-0.458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4073">
            <text:p>0.34073</text:p>
          </table:table-cell>
          <table:table-cell table:style-name="ce3" office:value-type="string">
            <text:p>-1.2246e-16</text:p>
          </table:table-cell>
          <table:table-cell office:value-type="float" office:value="0.025095">
            <text:p>0.025095</text:p>
          </table:table-cell>
          <table:table-cell/>
          <table:table-cell office:value-type="float" office:value="18.306">
            <text:p>18.306</text:p>
          </table:table-cell>
          <table:table-cell office:value-type="float" office:value="-0.26096">
            <text:p>-0.26096</text:p>
          </table:table-cell>
          <table:table-cell office:value-type="float" office:value="-0.21524">
            <text:p>-0.2152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832">
            <text:p>-1.2832</text:p>
          </table:table-cell>
          <table:table-cell office:value-type="float" office:value="0">
            <text:p>0</text:p>
          </table:table-cell>
          <table:table-cell office:value-type="float" office:value="0.025095">
            <text:p>0.025095</text:p>
          </table:table-cell>
        </table:table-row>
        <table:table-row table:style-name="ro2">
          <table:table-cell office:value-type="float" office:value="18.439">
            <text:p>18.439</text:p>
          </table:table-cell>
          <table:table-cell office:value-type="float" office:value="0.39946">
            <text:p>0.39946</text:p>
          </table:table-cell>
          <table:table-cell office:value-type="float" office:value="-0.46477">
            <text:p>-0.464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6957">
            <text:p>0.26957</text:p>
          </table:table-cell>
          <table:table-cell table:style-name="ce3" office:value-type="string">
            <text:p>-1.2246e-16</text:p>
          </table:table-cell>
          <table:table-cell office:value-type="float" office:value="0.025424">
            <text:p>0.025424</text:p>
          </table:table-cell>
          <table:table-cell/>
          <table:table-cell office:value-type="float" office:value="18.439">
            <text:p>18.439</text:p>
          </table:table-cell>
          <table:table-cell office:value-type="float" office:value="-0.26544">
            <text:p>-0.26544</text:p>
          </table:table-cell>
          <table:table-cell office:value-type="float" office:value="-0.20015">
            <text:p>-0.200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88">
            <text:p>-1.288</text:p>
          </table:table-cell>
          <table:table-cell office:value-type="float" office:value="0">
            <text:p>0</text:p>
          </table:table-cell>
          <table:table-cell office:value-type="float" office:value="0.025424">
            <text:p>0.025424</text:p>
          </table:table-cell>
        </table:table-row>
        <table:table-row table:style-name="ro2">
          <table:table-cell office:value-type="float" office:value="18.573">
            <text:p>18.573</text:p>
          </table:table-cell>
          <table:table-cell office:value-type="float" office:value="0.38469">
            <text:p>0.38469</text:p>
          </table:table-cell>
          <table:table-cell office:value-type="float" office:value="-0.46973">
            <text:p>-0.469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6545">
            <text:p>0.26545</text:p>
          </table:table-cell>
          <table:table-cell table:style-name="ce3" office:value-type="string">
            <text:p>-1.2246e-16</text:p>
          </table:table-cell>
          <table:table-cell office:value-type="float" office:value="0.025387">
            <text:p>0.025387</text:p>
          </table:table-cell>
          <table:table-cell/>
          <table:table-cell office:value-type="float" office:value="18.573">
            <text:p>18.573</text:p>
          </table:table-cell>
          <table:table-cell office:value-type="float" office:value="-0.26991">
            <text:p>-0.26991</text:p>
          </table:table-cell>
          <table:table-cell office:value-type="float" office:value="-0.18354">
            <text:p>-0.183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2925">
            <text:p>-1.2925</text:p>
          </table:table-cell>
          <table:table-cell office:value-type="float" office:value="0">
            <text:p>0</text:p>
          </table:table-cell>
          <table:table-cell office:value-type="float" office:value="0.025387">
            <text:p>0.025387</text:p>
          </table:table-cell>
        </table:table-row>
        <table:table-row table:style-name="ro2">
          <table:table-cell office:value-type="float" office:value="18.706">
            <text:p>18.706</text:p>
          </table:table-cell>
          <table:table-cell office:value-type="float" office:value="0.37501">
            <text:p>0.37501</text:p>
          </table:table-cell>
          <table:table-cell office:value-type="float" office:value="-0.47283">
            <text:p>-0.472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6611">
            <text:p>0.26611</text:p>
          </table:table-cell>
          <table:table-cell table:style-name="ce3" office:value-type="string">
            <text:p>-1.2246e-16</text:p>
          </table:table-cell>
          <table:table-cell office:value-type="float" office:value="0.025291">
            <text:p>0.025291</text:p>
          </table:table-cell>
          <table:table-cell/>
          <table:table-cell office:value-type="float" office:value="18.706">
            <text:p>18.706</text:p>
          </table:table-cell>
          <table:table-cell office:value-type="float" office:value="-0.27432">
            <text:p>-0.27432</text:p>
          </table:table-cell>
          <table:table-cell office:value-type="float" office:value="-0.16742">
            <text:p>-0.167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017">
            <text:p>-1.3017</text:p>
          </table:table-cell>
          <table:table-cell office:value-type="float" office:value="0">
            <text:p>0</text:p>
          </table:table-cell>
          <table:table-cell office:value-type="float" office:value="0.025291">
            <text:p>0.025291</text:p>
          </table:table-cell>
        </table:table-row>
        <table:table-row table:style-name="ro2">
          <table:table-cell office:value-type="float" office:value="18.84">
            <text:p>18.84</text:p>
          </table:table-cell>
          <table:table-cell office:value-type="float" office:value="0.36104">
            <text:p>0.36104</text:p>
          </table:table-cell>
          <table:table-cell office:value-type="float" office:value="-0.47629">
            <text:p>-0.476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4126">
            <text:p>0.24126</text:p>
          </table:table-cell>
          <table:table-cell table:style-name="ce3" office:value-type="string">
            <text:p>-1.2246e-16</text:p>
          </table:table-cell>
          <table:table-cell office:value-type="float" office:value="0.025472">
            <text:p>0.025472</text:p>
          </table:table-cell>
          <table:table-cell/>
          <table:table-cell office:value-type="float" office:value="18.84">
            <text:p>18.84</text:p>
          </table:table-cell>
          <table:table-cell office:value-type="float" office:value="-0.27871">
            <text:p>-0.27871</text:p>
          </table:table-cell>
          <table:table-cell office:value-type="float" office:value="-0.15189">
            <text:p>-0.151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056">
            <text:p>-1.3056</text:p>
          </table:table-cell>
          <table:table-cell office:value-type="float" office:value="0">
            <text:p>0</text:p>
          </table:table-cell>
          <table:table-cell office:value-type="float" office:value="0.025472">
            <text:p>0.025472</text:p>
          </table:table-cell>
        </table:table-row>
        <table:table-row table:style-name="ro2">
          <table:table-cell office:value-type="float" office:value="18.974">
            <text:p>18.974</text:p>
          </table:table-cell>
          <table:table-cell office:value-type="float" office:value="0.34465">
            <text:p>0.34465</text:p>
          </table:table-cell>
          <table:table-cell office:value-type="float" office:value="-0.47973">
            <text:p>-0.479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374">
            <text:p>0.2374</text:p>
          </table:table-cell>
          <table:table-cell table:style-name="ce3" office:value-type="string">
            <text:p>-1.2246e-16</text:p>
          </table:table-cell>
          <table:table-cell office:value-type="float" office:value="0.02553">
            <text:p>0.02553</text:p>
          </table:table-cell>
          <table:table-cell/>
          <table:table-cell office:value-type="float" office:value="18.974">
            <text:p>18.974</text:p>
          </table:table-cell>
          <table:table-cell office:value-type="float" office:value="-0.28313">
            <text:p>-0.28313</text:p>
          </table:table-cell>
          <table:table-cell office:value-type="float" office:value="-0.13623">
            <text:p>-0.136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061">
            <text:p>-1.3061</text:p>
          </table:table-cell>
          <table:table-cell office:value-type="float" office:value="0">
            <text:p>0</text:p>
          </table:table-cell>
          <table:table-cell office:value-type="float" office:value="0.02553">
            <text:p>0.02553</text:p>
          </table:table-cell>
        </table:table-row>
        <table:table-row table:style-name="ro2">
          <table:table-cell office:value-type="float" office:value="19.107">
            <text:p>19.107</text:p>
          </table:table-cell>
          <table:table-cell office:value-type="float" office:value="0.32922">
            <text:p>0.32922</text:p>
          </table:table-cell>
          <table:table-cell office:value-type="float" office:value="-0.48338">
            <text:p>-0.483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2964">
            <text:p>0.22964</text:p>
          </table:table-cell>
          <table:table-cell table:style-name="ce3" office:value-type="string">
            <text:p>-1.2246e-16</text:p>
          </table:table-cell>
          <table:table-cell office:value-type="float" office:value="0.025389">
            <text:p>0.025389</text:p>
          </table:table-cell>
          <table:table-cell/>
          <table:table-cell office:value-type="float" office:value="19.107">
            <text:p>19.107</text:p>
          </table:table-cell>
          <table:table-cell office:value-type="float" office:value="-0.28753">
            <text:p>-0.28753</text:p>
          </table:table-cell>
          <table:table-cell office:value-type="float" office:value="-0.12092">
            <text:p>-0.1209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065">
            <text:p>-1.3065</text:p>
          </table:table-cell>
          <table:table-cell office:value-type="float" office:value="0">
            <text:p>0</text:p>
          </table:table-cell>
          <table:table-cell office:value-type="float" office:value="0.025389">
            <text:p>0.025389</text:p>
          </table:table-cell>
        </table:table-row>
        <table:table-row table:style-name="ro2">
          <table:table-cell office:value-type="float" office:value="19.241">
            <text:p>19.241</text:p>
          </table:table-cell>
          <table:table-cell office:value-type="float" office:value="0.31315">
            <text:p>0.31315</text:p>
          </table:table-cell>
          <table:table-cell office:value-type="float" office:value="-0.4867">
            <text:p>-0.48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249">
            <text:p>0.2249</text:p>
          </table:table-cell>
          <table:table-cell table:style-name="ce3" office:value-type="string">
            <text:p>-1.2246e-16</text:p>
          </table:table-cell>
          <table:table-cell office:value-type="float" office:value="0.025568">
            <text:p>0.025568</text:p>
          </table:table-cell>
          <table:table-cell/>
          <table:table-cell office:value-type="float" office:value="19.241">
            <text:p>19.241</text:p>
          </table:table-cell>
          <table:table-cell office:value-type="float" office:value="-0.29197">
            <text:p>-0.29197</text:p>
          </table:table-cell>
          <table:table-cell office:value-type="float" office:value="-0.10479">
            <text:p>-0.104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105">
            <text:p>-1.3105</text:p>
          </table:table-cell>
          <table:table-cell office:value-type="float" office:value="0">
            <text:p>0</text:p>
          </table:table-cell>
          <table:table-cell office:value-type="float" office:value="0.025568">
            <text:p>0.025568</text:p>
          </table:table-cell>
        </table:table-row>
        <table:table-row table:style-name="ro2">
          <table:table-cell office:value-type="float" office:value="19.374">
            <text:p>19.374</text:p>
          </table:table-cell>
          <table:table-cell office:value-type="float" office:value="0.29689">
            <text:p>0.29689</text:p>
          </table:table-cell>
          <table:table-cell office:value-type="float" office:value="-0.49046">
            <text:p>-0.4904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898">
            <text:p>0.21898</text:p>
          </table:table-cell>
          <table:table-cell table:style-name="ce3" office:value-type="string">
            <text:p>-2.2204e-16</text:p>
          </table:table-cell>
          <table:table-cell office:value-type="float" office:value="0.025594">
            <text:p>0.025594</text:p>
          </table:table-cell>
          <table:table-cell/>
          <table:table-cell office:value-type="float" office:value="19.374">
            <text:p>19.374</text:p>
          </table:table-cell>
          <table:table-cell office:value-type="float" office:value="-0.29443">
            <text:p>-0.29443</text:p>
          </table:table-cell>
          <table:table-cell office:value-type="float" office:value="-0.095692">
            <text:p>-0.09569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311">
            <text:p>-1.311</text:p>
          </table:table-cell>
          <table:table-cell table:style-name="ce3" office:value-type="string">
            <text:p>-4.1613e-16</text:p>
          </table:table-cell>
          <table:table-cell office:value-type="float" office:value="0.025594">
            <text:p>0.025594</text:p>
          </table:table-cell>
        </table:table-row>
        <table:table-row table:style-name="ro2">
          <table:table-cell office:value-type="float" office:value="19.508">
            <text:p>19.508</text:p>
          </table:table-cell>
          <table:table-cell office:value-type="float" office:value="0.2806">
            <text:p>0.2806</text:p>
          </table:table-cell>
          <table:table-cell office:value-type="float" office:value="-0.49378">
            <text:p>-0.493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2109">
            <text:p>0.22109</text:p>
          </table:table-cell>
          <table:table-cell table:style-name="ce3" office:value-type="string">
            <text:p>-2.2204e-16</text:p>
          </table:table-cell>
          <table:table-cell office:value-type="float" office:value="0.025115">
            <text:p>0.025115</text:p>
          </table:table-cell>
          <table:table-cell/>
          <table:table-cell office:value-type="float" office:value="19.508">
            <text:p>19.508</text:p>
          </table:table-cell>
          <table:table-cell office:value-type="float" office:value="-0.29722">
            <text:p>-0.29722</text:p>
          </table:table-cell>
          <table:table-cell office:value-type="float" office:value="-0.084734">
            <text:p>-0.08473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3077">
            <text:p>-1.3077</text:p>
          </table:table-cell>
          <table:table-cell table:style-name="ce3" office:value-type="string">
            <text:p>-4.1613e-16</text:p>
          </table:table-cell>
          <table:table-cell office:value-type="float" office:value="0.025115">
            <text:p>0.025115</text:p>
          </table:table-cell>
        </table:table-row>
        <table:table-row table:style-name="ro2">
          <table:table-cell office:value-type="float" office:value="19.642">
            <text:p>19.642</text:p>
          </table:table-cell>
          <table:table-cell office:value-type="float" office:value="0.26509">
            <text:p>0.26509</text:p>
          </table:table-cell>
          <table:table-cell office:value-type="float" office:value="-0.49747">
            <text:p>-0.4974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21155">
            <text:p>0.21155</text:p>
          </table:table-cell>
          <table:table-cell office:value-type="float" office:value="-0.86603">
            <text:p>-0.86603</text:p>
          </table:table-cell>
          <table:table-cell office:value-type="float" office:value="0.024962">
            <text:p>0.024962</text:p>
          </table:table-cell>
          <table:table-cell/>
          <table:table-cell office:value-type="float" office:value="19.642">
            <text:p>19.642</text:p>
          </table:table-cell>
          <table:table-cell office:value-type="float" office:value="-0.29847">
            <text:p>-0.29847</text:p>
          </table:table-cell>
          <table:table-cell office:value-type="float" office:value="-0.080938">
            <text:p>-0.08093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3679">
            <text:p>-1.3679</text:p>
          </table:table-cell>
          <table:table-cell office:value-type="float" office:value="-0.86603">
            <text:p>-0.86603</text:p>
          </table:table-cell>
          <table:table-cell office:value-type="float" office:value="0.024962">
            <text:p>0.024962</text:p>
          </table:table-cell>
        </table:table-row>
        <table:table-row table:style-name="ro2">
          <table:table-cell office:value-type="float" office:value="19.775">
            <text:p>19.775</text:p>
          </table:table-cell>
          <table:table-cell office:value-type="float" office:value="0.24865">
            <text:p>0.24865</text:p>
          </table:table-cell>
          <table:table-cell office:value-type="float" office:value="-0.50081">
            <text:p>-0.500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991">
            <text:p>0.20991</text:p>
          </table:table-cell>
          <table:table-cell table:style-name="ce3" office:value-type="string">
            <text:p>-2.2204e-16</text:p>
          </table:table-cell>
          <table:table-cell office:value-type="float" office:value="0.026048">
            <text:p>0.026048</text:p>
          </table:table-cell>
          <table:table-cell/>
          <table:table-cell office:value-type="float" office:value="19.775">
            <text:p>19.775</text:p>
          </table:table-cell>
          <table:table-cell office:value-type="float" office:value="-0.29554">
            <text:p>-0.29554</text:p>
          </table:table-cell>
          <table:table-cell office:value-type="float" office:value="-0.097614">
            <text:p>-0.0976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131">
            <text:p>-1.4131</text:p>
          </table:table-cell>
          <table:table-cell table:style-name="ce3" office:value-type="string">
            <text:p>-4.1613e-16</text:p>
          </table:table-cell>
          <table:table-cell office:value-type="float" office:value="0.026048">
            <text:p>0.026048</text:p>
          </table:table-cell>
        </table:table-row>
        <table:table-row table:style-name="ro2">
          <table:table-cell office:value-type="float" office:value="19.909">
            <text:p>19.909</text:p>
          </table:table-cell>
          <table:table-cell office:value-type="float" office:value="0.23226">
            <text:p>0.23226</text:p>
          </table:table-cell>
          <table:table-cell office:value-type="float" office:value="-0.50428">
            <text:p>-0.504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939">
            <text:p>0.20939</text:p>
          </table:table-cell>
          <table:table-cell table:style-name="ce3" office:value-type="string">
            <text:p>-2.2204e-16</text:p>
          </table:table-cell>
          <table:table-cell office:value-type="float" office:value="0.025714">
            <text:p>0.025714</text:p>
          </table:table-cell>
          <table:table-cell/>
          <table:table-cell office:value-type="float" office:value="19.909">
            <text:p>19.909</text:p>
          </table:table-cell>
          <table:table-cell office:value-type="float" office:value="-0.29326">
            <text:p>-0.29326</text:p>
          </table:table-cell>
          <table:table-cell office:value-type="float" office:value="-0.11231">
            <text:p>-0.112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257">
            <text:p>-1.4257</text:p>
          </table:table-cell>
          <table:table-cell table:style-name="ce3" office:value-type="string">
            <text:p>-4.1613e-16</text:p>
          </table:table-cell>
          <table:table-cell office:value-type="float" office:value="0.025714">
            <text:p>0.025714</text:p>
          </table:table-cell>
        </table:table-row>
        <table:table-row table:style-name="ro2">
          <table:table-cell office:value-type="float" office:value="20.043">
            <text:p>20.043</text:p>
          </table:table-cell>
          <table:table-cell office:value-type="float" office:value="0.21615">
            <text:p>0.21615</text:p>
          </table:table-cell>
          <table:table-cell office:value-type="float" office:value="-0.50767">
            <text:p>-0.507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815">
            <text:p>0.20815</text:p>
          </table:table-cell>
          <table:table-cell table:style-name="ce3" office:value-type="string">
            <text:p>2.2204e-16</text:p>
          </table:table-cell>
          <table:table-cell office:value-type="float" office:value="0.025588">
            <text:p>0.025588</text:p>
          </table:table-cell>
          <table:table-cell/>
          <table:table-cell office:value-type="float" office:value="20.043">
            <text:p>20.043</text:p>
          </table:table-cell>
          <table:table-cell office:value-type="float" office:value="-0.29257">
            <text:p>-0.29257</text:p>
          </table:table-cell>
          <table:table-cell office:value-type="float" office:value="-0.11963">
            <text:p>-0.119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579">
            <text:p>-1.4579</text:p>
          </table:table-cell>
          <table:table-cell table:style-name="ce3" office:value-type="string">
            <text:p>4.1613e-16</text:p>
          </table:table-cell>
          <table:table-cell office:value-type="float" office:value="0.025588">
            <text:p>0.025588</text:p>
          </table:table-cell>
        </table:table-row>
        <table:table-row table:style-name="ro2">
          <table:table-cell office:value-type="float" office:value="20.176">
            <text:p>20.176</text:p>
          </table:table-cell>
          <table:table-cell office:value-type="float" office:value="0.20022">
            <text:p>0.20022</text:p>
          </table:table-cell>
          <table:table-cell office:value-type="float" office:value="-0.511">
            <text:p>-0.51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937">
            <text:p>0.20937</text:p>
          </table:table-cell>
          <table:table-cell office:value-type="float" office:value="0">
            <text:p>0</text:p>
          </table:table-cell>
          <table:table-cell office:value-type="float" office:value="0.026067">
            <text:p>0.026067</text:p>
          </table:table-cell>
          <table:table-cell/>
          <table:table-cell office:value-type="float" office:value="20.176">
            <text:p>20.176</text:p>
          </table:table-cell>
          <table:table-cell office:value-type="float" office:value="-0.29129">
            <text:p>-0.29129</text:p>
          </table:table-cell>
          <table:table-cell office:value-type="float" office:value="-0.13767">
            <text:p>-0.1376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861">
            <text:p>-1.4861</text:p>
          </table:table-cell>
          <table:table-cell office:value-type="float" office:value="0">
            <text:p>0</text:p>
          </table:table-cell>
          <table:table-cell office:value-type="float" office:value="0.026067">
            <text:p>0.026067</text:p>
          </table:table-cell>
        </table:table-row>
        <table:table-row table:style-name="ro2">
          <table:table-cell office:value-type="float" office:value="20.31">
            <text:p>20.31</text:p>
          </table:table-cell>
          <table:table-cell office:value-type="float" office:value="0.18425">
            <text:p>0.18425</text:p>
          </table:table-cell>
          <table:table-cell office:value-type="float" office:value="-0.51429">
            <text:p>-0.514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938">
            <text:p>0.20938</text:p>
          </table:table-cell>
          <table:table-cell table:style-name="ce3" office:value-type="string">
            <text:p>-2.2204e-16</text:p>
          </table:table-cell>
          <table:table-cell office:value-type="float" office:value="0.02612">
            <text:p>0.02612</text:p>
          </table:table-cell>
          <table:table-cell/>
          <table:table-cell office:value-type="float" office:value="20.31">
            <text:p>20.31</text:p>
          </table:table-cell>
          <table:table-cell office:value-type="float" office:value="-0.29023">
            <text:p>-0.29023</text:p>
          </table:table-cell>
          <table:table-cell office:value-type="float" office:value="-0.15424">
            <text:p>-0.154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109">
            <text:p>-1.5109</text:p>
          </table:table-cell>
          <table:table-cell table:style-name="ce3" office:value-type="string">
            <text:p>-4.1613e-16</text:p>
          </table:table-cell>
          <table:table-cell office:value-type="float" office:value="0.02612">
            <text:p>0.02612</text:p>
          </table:table-cell>
        </table:table-row>
        <table:table-row table:style-name="ro2">
          <table:table-cell office:value-type="float" office:value="20.443">
            <text:p>20.443</text:p>
          </table:table-cell>
          <table:table-cell office:value-type="float" office:value="0.16809">
            <text:p>0.16809</text:p>
          </table:table-cell>
          <table:table-cell office:value-type="float" office:value="-0.51738">
            <text:p>-0.517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913">
            <text:p>0.21913</text:p>
          </table:table-cell>
          <table:table-cell office:value-type="float" office:value="0">
            <text:p>0</text:p>
          </table:table-cell>
          <table:table-cell office:value-type="float" office:value="0.025988">
            <text:p>0.025988</text:p>
          </table:table-cell>
          <table:table-cell/>
          <table:table-cell office:value-type="float" office:value="20.443">
            <text:p>20.443</text:p>
          </table:table-cell>
          <table:table-cell office:value-type="float" office:value="-0.28938">
            <text:p>-0.28938</text:p>
          </table:table-cell>
          <table:table-cell office:value-type="float" office:value="-0.16962">
            <text:p>-0.169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102">
            <text:p>-1.5102</text:p>
          </table:table-cell>
          <table:table-cell office:value-type="float" office:value="0">
            <text:p>0</text:p>
          </table:table-cell>
          <table:table-cell office:value-type="float" office:value="0.025988">
            <text:p>0.025988</text:p>
          </table:table-cell>
        </table:table-row>
        <table:table-row table:style-name="ro2">
          <table:table-cell office:value-type="float" office:value="20.577">
            <text:p>20.577</text:p>
          </table:table-cell>
          <table:table-cell office:value-type="float" office:value="0.15217">
            <text:p>0.15217</text:p>
          </table:table-cell>
          <table:table-cell office:value-type="float" office:value="-0.52084">
            <text:p>-0.5208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946">
            <text:p>0.21946</text:p>
          </table:table-cell>
          <table:table-cell table:style-name="ce3" office:value-type="string">
            <text:p>-2.2204e-16</text:p>
          </table:table-cell>
          <table:table-cell office:value-type="float" office:value="0.026143">
            <text:p>0.026143</text:p>
          </table:table-cell>
          <table:table-cell/>
          <table:table-cell office:value-type="float" office:value="20.577">
            <text:p>20.577</text:p>
          </table:table-cell>
          <table:table-cell office:value-type="float" office:value="-0.28775">
            <text:p>-0.28775</text:p>
          </table:table-cell>
          <table:table-cell office:value-type="float" office:value="-0.18599">
            <text:p>-0.185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35">
            <text:p>-1.5035</text:p>
          </table:table-cell>
          <table:table-cell table:style-name="ce3" office:value-type="string">
            <text:p>-4.1613e-16</text:p>
          </table:table-cell>
          <table:table-cell office:value-type="float" office:value="0.026143">
            <text:p>0.026143</text:p>
          </table:table-cell>
        </table:table-row>
        <table:table-row table:style-name="ro2">
          <table:table-cell office:value-type="float" office:value="20.711">
            <text:p>20.711</text:p>
          </table:table-cell>
          <table:table-cell office:value-type="float" office:value="0.13623">
            <text:p>0.13623</text:p>
          </table:table-cell>
          <table:table-cell office:value-type="float" office:value="-0.52448">
            <text:p>-0.5244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298">
            <text:p>0.21298</text:p>
          </table:table-cell>
          <table:table-cell table:style-name="ce3" office:value-type="string">
            <text:p>2.2204e-16</text:p>
          </table:table-cell>
          <table:table-cell office:value-type="float" office:value="0.026222">
            <text:p>0.026222</text:p>
          </table:table-cell>
          <table:table-cell/>
          <table:table-cell office:value-type="float" office:value="20.711">
            <text:p>20.711</text:p>
          </table:table-cell>
          <table:table-cell office:value-type="float" office:value="-0.2863">
            <text:p>-0.2863</text:p>
          </table:table-cell>
          <table:table-cell office:value-type="float" office:value="-0.20298">
            <text:p>-0.202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997">
            <text:p>-1.4997</text:p>
          </table:table-cell>
          <table:table-cell table:style-name="ce3" office:value-type="string">
            <text:p>4.1613e-16</text:p>
          </table:table-cell>
          <table:table-cell office:value-type="float" office:value="0.026222">
            <text:p>0.026222</text:p>
          </table:table-cell>
        </table:table-row>
        <table:table-row table:style-name="ro2">
          <table:table-cell office:value-type="float" office:value="20.844">
            <text:p>20.844</text:p>
          </table:table-cell>
          <table:table-cell office:value-type="float" office:value="0.11969">
            <text:p>0.11969</text:p>
          </table:table-cell>
          <table:table-cell office:value-type="float" office:value="-0.5279">
            <text:p>-0.52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153">
            <text:p>0.21153</text:p>
          </table:table-cell>
          <table:table-cell table:style-name="ce3" office:value-type="string">
            <text:p>-8.8818e-16</text:p>
          </table:table-cell>
          <table:table-cell office:value-type="float" office:value="0.026113">
            <text:p>0.026113</text:p>
          </table:table-cell>
          <table:table-cell/>
          <table:table-cell office:value-type="float" office:value="20.844">
            <text:p>20.844</text:p>
          </table:table-cell>
          <table:table-cell office:value-type="float" office:value="-0.28478">
            <text:p>-0.28478</text:p>
          </table:table-cell>
          <table:table-cell office:value-type="float" office:value="-0.21928">
            <text:p>-0.219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929">
            <text:p>-1.4929</text:p>
          </table:table-cell>
          <table:table-cell table:style-name="ce3" office:value-type="string">
            <text:p>-8.3225e-16</text:p>
          </table:table-cell>
          <table:table-cell office:value-type="float" office:value="0.026113">
            <text:p>0.026113</text:p>
          </table:table-cell>
        </table:table-row>
        <table:table-row table:style-name="ro2">
          <table:table-cell office:value-type="float" office:value="20.978">
            <text:p>20.978</text:p>
          </table:table-cell>
          <table:table-cell office:value-type="float" office:value="0.10371">
            <text:p>0.10371</text:p>
          </table:table-cell>
          <table:table-cell office:value-type="float" office:value="-0.53116">
            <text:p>-0.531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253">
            <text:p>0.21253</text:p>
          </table:table-cell>
          <table:table-cell office:value-type="float" office:value="0">
            <text:p>0</text:p>
          </table:table-cell>
          <table:table-cell office:value-type="float" office:value="0.026224">
            <text:p>0.026224</text:p>
          </table:table-cell>
          <table:table-cell/>
          <table:table-cell office:value-type="float" office:value="20.978">
            <text:p>20.978</text:p>
          </table:table-cell>
          <table:table-cell office:value-type="float" office:value="-0.28399">
            <text:p>-0.28399</text:p>
          </table:table-cell>
          <table:table-cell office:value-type="float" office:value="-0.23515">
            <text:p>-0.235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15">
            <text:p>-1.5015</text:p>
          </table:table-cell>
          <table:table-cell office:value-type="float" office:value="0">
            <text:p>0</text:p>
          </table:table-cell>
          <table:table-cell office:value-type="float" office:value="0.026224">
            <text:p>0.026224</text:p>
          </table:table-cell>
        </table:table-row>
        <table:table-row table:style-name="ro2">
          <table:table-cell office:value-type="float" office:value="21.112">
            <text:p>21.112</text:p>
          </table:table-cell>
          <table:table-cell office:value-type="float" office:value="0.087689">
            <text:p>0.087689</text:p>
          </table:table-cell>
          <table:table-cell office:value-type="float" office:value="-0.53422">
            <text:p>-0.534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642">
            <text:p>0.21642</text:p>
          </table:table-cell>
          <table:table-cell office:value-type="float" office:value="0">
            <text:p>0</text:p>
          </table:table-cell>
          <table:table-cell office:value-type="float" office:value="0.026281">
            <text:p>0.026281</text:p>
          </table:table-cell>
          <table:table-cell/>
          <table:table-cell office:value-type="float" office:value="21.112">
            <text:p>21.112</text:p>
          </table:table-cell>
          <table:table-cell office:value-type="float" office:value="-0.28261">
            <text:p>-0.28261</text:p>
          </table:table-cell>
          <table:table-cell office:value-type="float" office:value="-0.2513">
            <text:p>-0.251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53">
            <text:p>-1.5053</text:p>
          </table:table-cell>
          <table:table-cell office:value-type="float" office:value="0">
            <text:p>0</text:p>
          </table:table-cell>
          <table:table-cell office:value-type="float" office:value="0.026281">
            <text:p>0.026281</text:p>
          </table:table-cell>
        </table:table-row>
        <table:table-row table:style-name="ro2">
          <table:table-cell office:value-type="float" office:value="21.245">
            <text:p>21.245</text:p>
          </table:table-cell>
          <table:table-cell office:value-type="float" office:value="0.071343">
            <text:p>0.071343</text:p>
          </table:table-cell>
          <table:table-cell office:value-type="float" office:value="-0.53757">
            <text:p>-0.537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1187">
            <text:p>0.21187</text:p>
          </table:table-cell>
          <table:table-cell table:style-name="ce3" office:value-type="string">
            <text:p>-6.6613e-16</text:p>
          </table:table-cell>
          <table:table-cell office:value-type="float" office:value="0.026182">
            <text:p>0.026182</text:p>
          </table:table-cell>
          <table:table-cell/>
          <table:table-cell office:value-type="float" office:value="21.245">
            <text:p>21.245</text:p>
          </table:table-cell>
          <table:table-cell office:value-type="float" office:value="-0.28116">
            <text:p>-0.28116</text:p>
          </table:table-cell>
          <table:table-cell office:value-type="float" office:value="-0.26774">
            <text:p>-0.267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09">
            <text:p>-1.5009</text:p>
          </table:table-cell>
          <table:table-cell table:style-name="ce3" office:value-type="string">
            <text:p>-8.3225e-16</text:p>
          </table:table-cell>
          <table:table-cell office:value-type="float" office:value="0.026182">
            <text:p>0.026182</text:p>
          </table:table-cell>
        </table:table-row>
        <table:table-row table:style-name="ro2">
          <table:table-cell office:value-type="float" office:value="21.379">
            <text:p>21.379</text:p>
          </table:table-cell>
          <table:table-cell office:value-type="float" office:value="0.05508">
            <text:p>0.05508</text:p>
          </table:table-cell>
          <table:table-cell office:value-type="float" office:value="-0.54092">
            <text:p>-0.5409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915">
            <text:p>0.20915</text:p>
          </table:table-cell>
          <table:table-cell table:style-name="ce3" office:value-type="string">
            <text:p>-2.2204e-16</text:p>
          </table:table-cell>
          <table:table-cell office:value-type="float" office:value="0.026385">
            <text:p>0.026385</text:p>
          </table:table-cell>
          <table:table-cell/>
          <table:table-cell office:value-type="float" office:value="21.379">
            <text:p>21.379</text:p>
          </table:table-cell>
          <table:table-cell office:value-type="float" office:value="-0.28022">
            <text:p>-0.28022</text:p>
          </table:table-cell>
          <table:table-cell office:value-type="float" office:value="-0.2842">
            <text:p>-0.28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69">
            <text:p>-1.5069</text:p>
          </table:table-cell>
          <table:table-cell table:style-name="ce3" office:value-type="string">
            <text:p>-4.1613e-16</text:p>
          </table:table-cell>
          <table:table-cell office:value-type="float" office:value="0.026385">
            <text:p>0.026385</text:p>
          </table:table-cell>
        </table:table-row>
        <table:table-row table:style-name="ro2">
          <table:table-cell office:value-type="float" office:value="21.512">
            <text:p>21.512</text:p>
          </table:table-cell>
          <table:table-cell office:value-type="float" office:value="0.039047">
            <text:p>0.039047</text:p>
          </table:table-cell>
          <table:table-cell office:value-type="float" office:value="-0.54416">
            <text:p>-0.544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20752">
            <text:p>0.20752</text:p>
          </table:table-cell>
          <table:table-cell table:style-name="ce3" office:value-type="string">
            <text:p>-6.6613e-16</text:p>
          </table:table-cell>
          <table:table-cell office:value-type="float" office:value="0.026389">
            <text:p>0.026389</text:p>
          </table:table-cell>
          <table:table-cell/>
          <table:table-cell office:value-type="float" office:value="21.512">
            <text:p>21.512</text:p>
          </table:table-cell>
          <table:table-cell office:value-type="float" office:value="-0.27905">
            <text:p>-0.27905</text:p>
          </table:table-cell>
          <table:table-cell office:value-type="float" office:value="-0.30049">
            <text:p>-0.3004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5099">
            <text:p>-1.5099</text:p>
          </table:table-cell>
          <table:table-cell table:style-name="ce3" office:value-type="string">
            <text:p>-8.3225e-16</text:p>
          </table:table-cell>
          <table:table-cell office:value-type="float" office:value="0.026389">
            <text:p>0.026389</text:p>
          </table:table-cell>
        </table:table-row>
        <table:table-row table:style-name="ro2">
          <table:table-cell office:value-type="float" office:value="21.646">
            <text:p>21.646</text:p>
          </table:table-cell>
          <table:table-cell office:value-type="float" office:value="0.025074">
            <text:p>0.025074</text:p>
          </table:table-cell>
          <table:table-cell office:value-type="float" office:value="-0.54692">
            <text:p>-0.5469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25139">
            <text:p>0.25139</text:p>
          </table:table-cell>
          <table:table-cell office:value-type="float" office:value="-0.86603">
            <text:p>-0.86603</text:p>
          </table:table-cell>
          <table:table-cell office:value-type="float" office:value="0.026153">
            <text:p>0.026153</text:p>
          </table:table-cell>
          <table:table-cell/>
          <table:table-cell office:value-type="float" office:value="21.646">
            <text:p>21.646</text:p>
          </table:table-cell>
          <table:table-cell office:value-type="float" office:value="-0.2777">
            <text:p>-0.2777</text:p>
          </table:table-cell>
          <table:table-cell office:value-type="float" office:value="-0.31686">
            <text:p>-0.3168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7574">
            <text:p>-1.7574</text:p>
          </table:table-cell>
          <table:table-cell office:value-type="float" office:value="-0.86603">
            <text:p>-0.86603</text:p>
          </table:table-cell>
          <table:table-cell office:value-type="float" office:value="0.026153">
            <text:p>0.026153</text:p>
          </table:table-cell>
        </table:table-row>
        <table:table-row table:style-name="ro2">
          <table:table-cell office:value-type="float" office:value="21.78">
            <text:p>21.78</text:p>
          </table:table-cell>
          <table:table-cell office:value-type="float" office:value="0.010695">
            <text:p>0.010695</text:p>
          </table:table-cell>
          <table:table-cell office:value-type="float" office:value="-0.54991">
            <text:p>-0.549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31091">
            <text:p>0.31091</text:p>
          </table:table-cell>
          <table:table-cell table:style-name="ce3" office:value-type="string">
            <text:p>2.2204e-16</text:p>
          </table:table-cell>
          <table:table-cell office:value-type="float" office:value="0.026216">
            <text:p>0.026216</text:p>
          </table:table-cell>
          <table:table-cell/>
          <table:table-cell office:value-type="float" office:value="21.78">
            <text:p>21.78</text:p>
          </table:table-cell>
          <table:table-cell office:value-type="float" office:value="-0.27631">
            <text:p>-0.27631</text:p>
          </table:table-cell>
          <table:table-cell office:value-type="float" office:value="-0.32993">
            <text:p>-0.329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4715">
            <text:p>-1.4715</text:p>
          </table:table-cell>
          <table:table-cell table:style-name="ce3" office:value-type="string">
            <text:p>4.1613e-16</text:p>
          </table:table-cell>
          <table:table-cell office:value-type="float" office:value="0.026216">
            <text:p>0.026216</text:p>
          </table:table-cell>
        </table:table-row>
        <table:table-row table:style-name="ro2">
          <table:table-cell office:value-type="float" office:value="21.913">
            <text:p>21.913</text:p>
          </table:table-cell>
          <table:table-cell office:value-type="float" office:value="0.0012671">
            <text:p>0.0012671</text:p>
          </table:table-cell>
          <table:table-cell office:value-type="float" office:value="-0.55179">
            <text:p>-0.5517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37988">
            <text:p>0.37988</text:p>
          </table:table-cell>
          <table:table-cell office:value-type="float" office:value="-0.86603">
            <text:p>-0.86603</text:p>
          </table:table-cell>
          <table:table-cell office:value-type="float" office:value="0.02635">
            <text:p>0.02635</text:p>
          </table:table-cell>
          <table:table-cell/>
          <table:table-cell office:value-type="float" office:value="21.913">
            <text:p>21.913</text:p>
          </table:table-cell>
          <table:table-cell office:value-type="float" office:value="-0.27488">
            <text:p>-0.27488</text:p>
          </table:table-cell>
          <table:table-cell office:value-type="float" office:value="-0.34015">
            <text:p>-0.3401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5168">
            <text:p>-1.5168</text:p>
          </table:table-cell>
          <table:table-cell office:value-type="float" office:value="-0.86603">
            <text:p>-0.86603</text:p>
          </table:table-cell>
          <table:table-cell office:value-type="float" office:value="0.02635">
            <text:p>0.02635</text:p>
          </table:table-cell>
        </table:table-row>
        <table:table-row table:style-name="ro2">
          <table:table-cell office:value-type="float" office:value="22.047">
            <text:p>22.047</text:p>
          </table:table-cell>
          <table:table-cell office:value-type="float" office:value="-0.00572">
            <text:p>-0.00572</text:p>
          </table:table-cell>
          <table:table-cell office:value-type="float" office:value="-0.55423">
            <text:p>-0.5542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7939">
            <text:p>0.47939</text:p>
          </table:table-cell>
          <table:table-cell office:value-type="float" office:value="-0.86603">
            <text:p>-0.86603</text:p>
          </table:table-cell>
          <table:table-cell office:value-type="float" office:value="0.026141">
            <text:p>0.026141</text:p>
          </table:table-cell>
          <table:table-cell/>
          <table:table-cell office:value-type="float" office:value="22.047">
            <text:p>22.047</text:p>
          </table:table-cell>
          <table:table-cell office:value-type="float" office:value="-0.27496">
            <text:p>-0.27496</text:p>
          </table:table-cell>
          <table:table-cell office:value-type="float" office:value="-0.34985">
            <text:p>-0.3498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6004">
            <text:p>-1.6004</text:p>
          </table:table-cell>
          <table:table-cell office:value-type="float" office:value="-0.86603">
            <text:p>-0.86603</text:p>
          </table:table-cell>
          <table:table-cell office:value-type="float" office:value="0.026141">
            <text:p>0.026141</text:p>
          </table:table-cell>
        </table:table-row>
        <table:table-row table:style-name="ro2">
          <table:table-cell office:value-type="float" office:value="22.18">
            <text:p>22.18</text:p>
          </table:table-cell>
          <table:table-cell office:value-type="float" office:value="-0.013348">
            <text:p>-0.013348</text:p>
          </table:table-cell>
          <table:table-cell office:value-type="float" office:value="-0.55825">
            <text:p>-0.5582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58095">
            <text:p>0.58095</text:p>
          </table:table-cell>
          <table:table-cell office:value-type="float" office:value="-0.86603">
            <text:p>-0.86603</text:p>
          </table:table-cell>
          <table:table-cell office:value-type="float" office:value="0.025957">
            <text:p>0.025957</text:p>
          </table:table-cell>
          <table:table-cell/>
          <table:table-cell office:value-type="float" office:value="22.18">
            <text:p>22.18</text:p>
          </table:table-cell>
          <table:table-cell office:value-type="float" office:value="-0.27633">
            <text:p>-0.27633</text:p>
          </table:table-cell>
          <table:table-cell office:value-type="float" office:value="-0.36523">
            <text:p>-0.3652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7292">
            <text:p>-1.7292</text:p>
          </table:table-cell>
          <table:table-cell office:value-type="float" office:value="-0.86603">
            <text:p>-0.86603</text:p>
          </table:table-cell>
          <table:table-cell office:value-type="float" office:value="0.025957">
            <text:p>0.025957</text:p>
          </table:table-cell>
        </table:table-row>
        <table:table-row table:style-name="ro2">
          <table:table-cell office:value-type="float" office:value="22.314">
            <text:p>22.314</text:p>
          </table:table-cell>
          <table:table-cell office:value-type="float" office:value="-0.019963">
            <text:p>-0.019963</text:p>
          </table:table-cell>
          <table:table-cell office:value-type="float" office:value="-0.56273">
            <text:p>-0.5627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7776">
            <text:p>0.67776</text:p>
          </table:table-cell>
          <table:table-cell office:value-type="float" office:value="-0.86603">
            <text:p>-0.86603</text:p>
          </table:table-cell>
          <table:table-cell office:value-type="float" office:value="0.025688">
            <text:p>0.025688</text:p>
          </table:table-cell>
          <table:table-cell/>
          <table:table-cell office:value-type="float" office:value="22.314">
            <text:p>22.314</text:p>
          </table:table-cell>
          <table:table-cell office:value-type="float" office:value="-0.27746">
            <text:p>-0.27746</text:p>
          </table:table-cell>
          <table:table-cell office:value-type="float" office:value="-0.37118">
            <text:p>-0.371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8549">
            <text:p>-1.8549</text:p>
          </table:table-cell>
          <table:table-cell office:value-type="float" office:value="-0.86603">
            <text:p>-0.86603</text:p>
          </table:table-cell>
          <table:table-cell office:value-type="float" office:value="0.025688">
            <text:p>0.025688</text:p>
          </table:table-cell>
        </table:table-row>
        <table:table-row table:style-name="ro2">
          <table:table-cell office:value-type="float" office:value="22.448">
            <text:p>22.448</text:p>
          </table:table-cell>
          <table:table-cell office:value-type="float" office:value="-0.026502">
            <text:p>-0.026502</text:p>
          </table:table-cell>
          <table:table-cell office:value-type="float" office:value="-0.56801">
            <text:p>-0.5680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84">
            <text:p>0.784</text:p>
          </table:table-cell>
          <table:table-cell office:value-type="float" office:value="-0.86603">
            <text:p>-0.86603</text:p>
          </table:table-cell>
          <table:table-cell office:value-type="float" office:value="0.025608">
            <text:p>0.025608</text:p>
          </table:table-cell>
          <table:table-cell/>
          <table:table-cell office:value-type="float" office:value="22.448">
            <text:p>22.448</text:p>
          </table:table-cell>
          <table:table-cell office:value-type="float" office:value="-0.27922">
            <text:p>-0.27922</text:p>
          </table:table-cell>
          <table:table-cell office:value-type="float" office:value="-0.37696">
            <text:p>-0.3769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9583">
            <text:p>-1.9583</text:p>
          </table:table-cell>
          <table:table-cell office:value-type="float" office:value="-0.86603">
            <text:p>-0.86603</text:p>
          </table:table-cell>
          <table:table-cell office:value-type="float" office:value="0.025608">
            <text:p>0.025608</text:p>
          </table:table-cell>
        </table:table-row>
        <table:table-row table:style-name="ro2">
          <table:table-cell office:value-type="float" office:value="22.581">
            <text:p>22.581</text:p>
          </table:table-cell>
          <table:table-cell office:value-type="float" office:value="-0.032089">
            <text:p>-0.032089</text:p>
          </table:table-cell>
          <table:table-cell office:value-type="float" office:value="-0.5736">
            <text:p>-0.573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9028">
            <text:p>0.89028</text:p>
          </table:table-cell>
          <table:table-cell office:value-type="float" office:value="-0.86603">
            <text:p>-0.86603</text:p>
          </table:table-cell>
          <table:table-cell office:value-type="float" office:value="0.025665">
            <text:p>0.025665</text:p>
          </table:table-cell>
          <table:table-cell/>
          <table:table-cell office:value-type="float" office:value="22.581">
            <text:p>22.581</text:p>
          </table:table-cell>
          <table:table-cell office:value-type="float" office:value="-0.28315">
            <text:p>-0.28315</text:p>
          </table:table-cell>
          <table:table-cell office:value-type="float" office:value="-0.38518">
            <text:p>-0.385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0836">
            <text:p>-2.0836</text:p>
          </table:table-cell>
          <table:table-cell office:value-type="float" office:value="-0.86603">
            <text:p>-0.86603</text:p>
          </table:table-cell>
          <table:table-cell office:value-type="float" office:value="0.025665">
            <text:p>0.025665</text:p>
          </table:table-cell>
        </table:table-row>
        <table:table-row table:style-name="ro2">
          <table:table-cell office:value-type="float" office:value="22.715">
            <text:p>22.715</text:p>
          </table:table-cell>
          <table:table-cell office:value-type="float" office:value="-0.037259">
            <text:p>-0.037259</text:p>
          </table:table-cell>
          <table:table-cell office:value-type="float" office:value="-0.58043">
            <text:p>-0.5804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9651">
            <text:p>0.99651</text:p>
          </table:table-cell>
          <table:table-cell office:value-type="float" office:value="-0.86603">
            <text:p>-0.86603</text:p>
          </table:table-cell>
          <table:table-cell office:value-type="float" office:value="0.025764">
            <text:p>0.025764</text:p>
          </table:table-cell>
          <table:table-cell/>
          <table:table-cell office:value-type="float" office:value="22.715">
            <text:p>22.715</text:p>
          </table:table-cell>
          <table:table-cell office:value-type="float" office:value="-0.28668">
            <text:p>-0.28668</text:p>
          </table:table-cell>
          <table:table-cell office:value-type="float" office:value="-0.39137">
            <text:p>-0.3913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1803">
            <text:p>-2.1803</text:p>
          </table:table-cell>
          <table:table-cell office:value-type="float" office:value="-0.86603">
            <text:p>-0.86603</text:p>
          </table:table-cell>
          <table:table-cell office:value-type="float" office:value="0.025764">
            <text:p>0.025764</text:p>
          </table:table-cell>
        </table:table-row>
        <table:table-row table:style-name="ro2">
          <table:table-cell office:value-type="float" office:value="22.849">
            <text:p>22.849</text:p>
          </table:table-cell>
          <table:table-cell office:value-type="float" office:value="-0.041442">
            <text:p>-0.041442</text:p>
          </table:table-cell>
          <table:table-cell office:value-type="float" office:value="-0.58709">
            <text:p>-0.5870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092">
            <text:p>1.1092</text:p>
          </table:table-cell>
          <table:table-cell office:value-type="float" office:value="-0.86603">
            <text:p>-0.86603</text:p>
          </table:table-cell>
          <table:table-cell office:value-type="float" office:value="0.026013">
            <text:p>0.026013</text:p>
          </table:table-cell>
          <table:table-cell/>
          <table:table-cell office:value-type="float" office:value="22.849">
            <text:p>22.849</text:p>
          </table:table-cell>
          <table:table-cell office:value-type="float" office:value="-0.29209">
            <text:p>-0.29209</text:p>
          </table:table-cell>
          <table:table-cell office:value-type="float" office:value="-0.39727">
            <text:p>-0.3972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3083">
            <text:p>-2.3083</text:p>
          </table:table-cell>
          <table:table-cell office:value-type="float" office:value="-0.86603">
            <text:p>-0.86603</text:p>
          </table:table-cell>
          <table:table-cell office:value-type="float" office:value="0.026013">
            <text:p>0.026013</text:p>
          </table:table-cell>
        </table:table-row>
        <table:table-row table:style-name="ro2">
          <table:table-cell office:value-type="float" office:value="22.982">
            <text:p>22.982</text:p>
          </table:table-cell>
          <table:table-cell office:value-type="float" office:value="-0.044659">
            <text:p>-0.044659</text:p>
          </table:table-cell>
          <table:table-cell office:value-type="float" office:value="-0.59442">
            <text:p>-0.5944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261">
            <text:p>1.2261</text:p>
          </table:table-cell>
          <table:table-cell office:value-type="float" office:value="-0.86603">
            <text:p>-0.86603</text:p>
          </table:table-cell>
          <table:table-cell office:value-type="float" office:value="0.026308">
            <text:p>0.026308</text:p>
          </table:table-cell>
          <table:table-cell/>
          <table:table-cell office:value-type="float" office:value="22.982">
            <text:p>22.982</text:p>
          </table:table-cell>
          <table:table-cell office:value-type="float" office:value="-0.29703">
            <text:p>-0.29703</text:p>
          </table:table-cell>
          <table:table-cell office:value-type="float" office:value="-0.40283">
            <text:p>-0.4028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4283">
            <text:p>-2.4283</text:p>
          </table:table-cell>
          <table:table-cell office:value-type="float" office:value="-0.86603">
            <text:p>-0.86603</text:p>
          </table:table-cell>
          <table:table-cell office:value-type="float" office:value="0.026308">
            <text:p>0.026308</text:p>
          </table:table-cell>
        </table:table-row>
        <table:table-row table:style-name="ro2">
          <table:table-cell office:value-type="float" office:value="23.116">
            <text:p>23.116</text:p>
          </table:table-cell>
          <table:table-cell office:value-type="float" office:value="-0.047389">
            <text:p>-0.047389</text:p>
          </table:table-cell>
          <table:table-cell office:value-type="float" office:value="-0.60253">
            <text:p>-0.6025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3388">
            <text:p>1.3388</text:p>
          </table:table-cell>
          <table:table-cell office:value-type="float" office:value="-0.86603">
            <text:p>-0.86603</text:p>
          </table:table-cell>
          <table:table-cell office:value-type="float" office:value="0.026336">
            <text:p>0.026336</text:p>
          </table:table-cell>
          <table:table-cell/>
          <table:table-cell office:value-type="float" office:value="23.116">
            <text:p>23.116</text:p>
          </table:table-cell>
          <table:table-cell office:value-type="float" office:value="-0.3031">
            <text:p>-0.3031</text:p>
          </table:table-cell>
          <table:table-cell office:value-type="float" office:value="-0.40743">
            <text:p>-0.4074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5489">
            <text:p>-2.5489</text:p>
          </table:table-cell>
          <table:table-cell office:value-type="float" office:value="-0.86603">
            <text:p>-0.86603</text:p>
          </table:table-cell>
          <table:table-cell office:value-type="float" office:value="0.026336">
            <text:p>0.026336</text:p>
          </table:table-cell>
        </table:table-row>
        <table:table-row table:style-name="ro2">
          <table:table-cell office:value-type="float" office:value="23.249">
            <text:p>23.249</text:p>
          </table:table-cell>
          <table:table-cell office:value-type="float" office:value="-0.049512">
            <text:p>-0.049512</text:p>
          </table:table-cell>
          <table:table-cell office:value-type="float" office:value="-0.61228">
            <text:p>-0.6122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4056">
            <text:p>1.4056</text:p>
          </table:table-cell>
          <table:table-cell office:value-type="float" office:value="-0.86603">
            <text:p>-0.86603</text:p>
          </table:table-cell>
          <table:table-cell office:value-type="float" office:value="0.025984">
            <text:p>0.025984</text:p>
          </table:table-cell>
          <table:table-cell/>
          <table:table-cell office:value-type="float" office:value="23.249">
            <text:p>23.249</text:p>
          </table:table-cell>
          <table:table-cell office:value-type="float" office:value="-0.31038">
            <text:p>-0.31038</text:p>
          </table:table-cell>
          <table:table-cell office:value-type="float" office:value="-0.41185">
            <text:p>-0.4118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2.6694">
            <text:p>-2.6694</text:p>
          </table:table-cell>
          <table:table-cell office:value-type="float" office:value="-0.86603">
            <text:p>-0.86603</text:p>
          </table:table-cell>
          <table:table-cell office:value-type="float" office:value="0.025984">
            <text:p>0.025984</text:p>
          </table:table-cell>
        </table:table-row>
        <table:table-row table:style-name="ro2">
          <table:table-cell office:value-type="float" office:value="23.383">
            <text:p>23.383</text:p>
          </table:table-cell>
          <table:table-cell office:value-type="float" office:value="-0.050697">
            <text:p>-0.050697</text:p>
          </table:table-cell>
          <table:table-cell office:value-type="float" office:value="-0.62082">
            <text:p>-0.620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565">
            <text:p>1.4565</text:p>
          </table:table-cell>
          <table:table-cell office:value-type="float" office:value="0">
            <text:p>0</text:p>
          </table:table-cell>
          <table:table-cell office:value-type="float" office:value="0.025746">
            <text:p>0.025746</text:p>
          </table:table-cell>
          <table:table-cell/>
          <table:table-cell office:value-type="float" office:value="23.383">
            <text:p>23.383</text:p>
          </table:table-cell>
          <table:table-cell office:value-type="float" office:value="-0.31866">
            <text:p>-0.31866</text:p>
          </table:table-cell>
          <table:table-cell office:value-type="float" office:value="-0.41574">
            <text:p>-0.415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299">
            <text:p>-2.7299</text:p>
          </table:table-cell>
          <table:table-cell office:value-type="float" office:value="0">
            <text:p>0</text:p>
          </table:table-cell>
          <table:table-cell office:value-type="float" office:value="0.025746">
            <text:p>0.025746</text:p>
          </table:table-cell>
        </table:table-row>
        <table:table-row table:style-name="ro2">
          <table:table-cell office:value-type="float" office:value="23.517">
            <text:p>23.517</text:p>
          </table:table-cell>
          <table:table-cell office:value-type="float" office:value="-0.049462">
            <text:p>-0.049462</text:p>
          </table:table-cell>
          <table:table-cell office:value-type="float" office:value="-0.63386">
            <text:p>-0.633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4997">
            <text:p>1.4997</text:p>
          </table:table-cell>
          <table:table-cell office:value-type="float" office:value="0">
            <text:p>0</text:p>
          </table:table-cell>
          <table:table-cell office:value-type="float" office:value="0.025817">
            <text:p>0.025817</text:p>
          </table:table-cell>
          <table:table-cell/>
          <table:table-cell office:value-type="float" office:value="23.517">
            <text:p>23.517</text:p>
          </table:table-cell>
          <table:table-cell office:value-type="float" office:value="-0.3272">
            <text:p>-0.3272</text:p>
          </table:table-cell>
          <table:table-cell office:value-type="float" office:value="-0.41893">
            <text:p>-0.418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7848">
            <text:p>-2.7848</text:p>
          </table:table-cell>
          <table:table-cell office:value-type="float" office:value="0">
            <text:p>0</text:p>
          </table:table-cell>
          <table:table-cell office:value-type="float" office:value="0.025817">
            <text:p>0.025817</text:p>
          </table:table-cell>
        </table:table-row>
        <table:table-row table:style-name="ro2">
          <table:table-cell office:value-type="float" office:value="23.65">
            <text:p>23.65</text:p>
          </table:table-cell>
          <table:table-cell office:value-type="float" office:value="-0.049058">
            <text:p>-0.049058</text:p>
          </table:table-cell>
          <table:table-cell office:value-type="float" office:value="-0.65053">
            <text:p>-0.650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267">
            <text:p>1.5267</text:p>
          </table:table-cell>
          <table:table-cell office:value-type="float" office:value="0">
            <text:p>0</text:p>
          </table:table-cell>
          <table:table-cell office:value-type="float" office:value="0.026363">
            <text:p>0.026363</text:p>
          </table:table-cell>
          <table:table-cell/>
          <table:table-cell office:value-type="float" office:value="23.65">
            <text:p>23.65</text:p>
          </table:table-cell>
          <table:table-cell office:value-type="float" office:value="-0.3408">
            <text:p>-0.3408</text:p>
          </table:table-cell>
          <table:table-cell office:value-type="float" office:value="-0.42227">
            <text:p>-0.422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303">
            <text:p>-2.8303</text:p>
          </table:table-cell>
          <table:table-cell office:value-type="float" office:value="0">
            <text:p>0</text:p>
          </table:table-cell>
          <table:table-cell office:value-type="float" office:value="0.026363">
            <text:p>0.026363</text:p>
          </table:table-cell>
        </table:table-row>
        <table:table-row table:style-name="ro2">
          <table:table-cell office:value-type="float" office:value="23.784">
            <text:p>23.784</text:p>
          </table:table-cell>
          <table:table-cell office:value-type="float" office:value="-0.048894">
            <text:p>-0.048894</text:p>
          </table:table-cell>
          <table:table-cell office:value-type="float" office:value="-0.66621">
            <text:p>-0.666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428">
            <text:p>1.5428</text:p>
          </table:table-cell>
          <table:table-cell table:style-name="ce3" office:value-type="string">
            <text:p>-4.4409e-16</text:p>
          </table:table-cell>
          <table:table-cell office:value-type="float" office:value="0.026">
            <text:p>0.026</text:p>
          </table:table-cell>
          <table:table-cell/>
          <table:table-cell office:value-type="float" office:value="23.784">
            <text:p>23.784</text:p>
          </table:table-cell>
          <table:table-cell office:value-type="float" office:value="-0.35733">
            <text:p>-0.35733</text:p>
          </table:table-cell>
          <table:table-cell office:value-type="float" office:value="-0.42607">
            <text:p>-0.426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613">
            <text:p>-2.8613</text:p>
          </table:table-cell>
          <table:table-cell table:style-name="ce3" office:value-type="string">
            <text:p>-4.1613e-16</text:p>
          </table:table-cell>
          <table:table-cell office:value-type="float" office:value="0.026">
            <text:p>0.026</text:p>
          </table:table-cell>
        </table:table-row>
        <table:table-row table:style-name="ro2">
          <table:table-cell office:value-type="float" office:value="23.917">
            <text:p>23.917</text:p>
          </table:table-cell>
          <table:table-cell office:value-type="float" office:value="-0.048826">
            <text:p>-0.048826</text:p>
          </table:table-cell>
          <table:table-cell office:value-type="float" office:value="-0.68296">
            <text:p>-0.682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513">
            <text:p>1.5513</text:p>
          </table:table-cell>
          <table:table-cell office:value-type="float" office:value="0">
            <text:p>0</text:p>
          </table:table-cell>
          <table:table-cell office:value-type="float" office:value="0.025825">
            <text:p>0.025825</text:p>
          </table:table-cell>
          <table:table-cell/>
          <table:table-cell office:value-type="float" office:value="23.917">
            <text:p>23.917</text:p>
          </table:table-cell>
          <table:table-cell office:value-type="float" office:value="-0.37304">
            <text:p>-0.37304</text:p>
          </table:table-cell>
          <table:table-cell office:value-type="float" office:value="-0.42949">
            <text:p>-0.4294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756">
            <text:p>-2.8756</text:p>
          </table:table-cell>
          <table:table-cell office:value-type="float" office:value="0">
            <text:p>0</text:p>
          </table:table-cell>
          <table:table-cell office:value-type="float" office:value="0.025825">
            <text:p>0.025825</text:p>
          </table:table-cell>
        </table:table-row>
        <table:table-row table:style-name="ro2">
          <table:table-cell office:value-type="float" office:value="24.051">
            <text:p>24.051</text:p>
          </table:table-cell>
          <table:table-cell office:value-type="float" office:value="-0.048806">
            <text:p>-0.048806</text:p>
          </table:table-cell>
          <table:table-cell office:value-type="float" office:value="-0.69951">
            <text:p>-0.699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561">
            <text:p>1.5561</text:p>
          </table:table-cell>
          <table:table-cell table:style-name="ce3" office:value-type="string">
            <text:p>-4.4409e-16</text:p>
          </table:table-cell>
          <table:table-cell office:value-type="float" office:value="0.026116">
            <text:p>0.026116</text:p>
          </table:table-cell>
          <table:table-cell/>
          <table:table-cell office:value-type="float" office:value="24.051">
            <text:p>24.051</text:p>
          </table:table-cell>
          <table:table-cell office:value-type="float" office:value="-0.38867">
            <text:p>-0.38867</text:p>
          </table:table-cell>
          <table:table-cell office:value-type="float" office:value="-0.43295">
            <text:p>-0.432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2.8841">
            <text:p>-2.8841</text:p>
          </table:table-cell>
          <table:table-cell table:style-name="ce3" office:value-type="string">
            <text:p>-4.1613e-16</text:p>
          </table:table-cell>
          <table:table-cell office:value-type="float" office:value="0.026116">
            <text:p>0.026116</text:p>
          </table:table-cell>
        </table:table-row>
        <table:table-row table:style-name="ro2">
          <table:table-cell office:value-type="float" office:value="24.185">
            <text:p>24.185</text:p>
          </table:table-cell>
          <table:table-cell office:value-type="float" office:value="-0.048619">
            <text:p>-0.048619</text:p>
          </table:table-cell>
          <table:table-cell office:value-type="float" office:value="-0.7153">
            <text:p>-0.71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93">
            <text:p>1.5593</text:p>
          </table:table-cell>
          <table:table-cell table:style-name="ce3" office:value-type="string">
            <text:p>-1.2246e-16</text:p>
          </table:table-cell>
          <table:table-cell office:value-type="float" office:value="0.025611">
            <text:p>0.025611</text:p>
          </table:table-cell>
          <table:table-cell/>
          <table:table-cell office:value-type="float" office:value="24.185">
            <text:p>24.185</text:p>
          </table:table-cell>
          <table:table-cell office:value-type="float" office:value="-0.39754">
            <text:p>-0.39754</text:p>
          </table:table-cell>
          <table:table-cell office:value-type="float" office:value="-0.43489">
            <text:p>-0.434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91">
            <text:p>-2.8891</text:p>
          </table:table-cell>
          <table:table-cell office:value-type="float" office:value="0">
            <text:p>0</text:p>
          </table:table-cell>
          <table:table-cell office:value-type="float" office:value="0.025611">
            <text:p>0.025611</text:p>
          </table:table-cell>
        </table:table-row>
        <table:table-row table:style-name="ro2">
          <table:table-cell office:value-type="float" office:value="24.318">
            <text:p>24.318</text:p>
          </table:table-cell>
          <table:table-cell office:value-type="float" office:value="-0.048054">
            <text:p>-0.048054</text:p>
          </table:table-cell>
          <table:table-cell office:value-type="float" office:value="-0.73184">
            <text:p>-0.731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1">
            <text:p>1.561</text:p>
          </table:table-cell>
          <table:table-cell table:style-name="ce3" office:value-type="string">
            <text:p>-5.6655e-16</text:p>
          </table:table-cell>
          <table:table-cell office:value-type="float" office:value="0.025396">
            <text:p>0.025396</text:p>
          </table:table-cell>
          <table:table-cell/>
          <table:table-cell office:value-type="float" office:value="24.318">
            <text:p>24.318</text:p>
          </table:table-cell>
          <table:table-cell office:value-type="float" office:value="-0.40849">
            <text:p>-0.40849</text:p>
          </table:table-cell>
          <table:table-cell office:value-type="float" office:value="-0.43722">
            <text:p>-0.4372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92">
            <text:p>-2.892</text:p>
          </table:table-cell>
          <table:table-cell table:style-name="ce3" office:value-type="string">
            <text:p>-4.1613e-16</text:p>
          </table:table-cell>
          <table:table-cell office:value-type="float" office:value="0.025396">
            <text:p>0.025396</text:p>
          </table:table-cell>
        </table:table-row>
        <table:table-row table:style-name="ro2">
          <table:table-cell office:value-type="float" office:value="24.452">
            <text:p>24.452</text:p>
          </table:table-cell>
          <table:table-cell office:value-type="float" office:value="-0.047986">
            <text:p>-0.047986</text:p>
          </table:table-cell>
          <table:table-cell office:value-type="float" office:value="-0.74823">
            <text:p>-0.7482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23">
            <text:p>1.5623</text:p>
          </table:table-cell>
          <table:table-cell table:style-name="ce3" office:value-type="string">
            <text:p>-5.6655e-16</text:p>
          </table:table-cell>
          <table:table-cell office:value-type="float" office:value="0.025523">
            <text:p>0.025523</text:p>
          </table:table-cell>
          <table:table-cell/>
          <table:table-cell office:value-type="float" office:value="24.452">
            <text:p>24.452</text:p>
          </table:table-cell>
          <table:table-cell office:value-type="float" office:value="-0.41316">
            <text:p>-0.41316</text:p>
          </table:table-cell>
          <table:table-cell office:value-type="float" office:value="-0.43811">
            <text:p>-0.438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9">
            <text:p>-2.889</text:p>
          </table:table-cell>
          <table:table-cell table:style-name="ce3" office:value-type="string">
            <text:p>-4.1613e-16</text:p>
          </table:table-cell>
          <table:table-cell office:value-type="float" office:value="0.025523">
            <text:p>0.025523</text:p>
          </table:table-cell>
        </table:table-row>
        <table:table-row table:style-name="ro2">
          <table:table-cell office:value-type="float" office:value="24.586">
            <text:p>24.586</text:p>
          </table:table-cell>
          <table:table-cell office:value-type="float" office:value="-0.047976">
            <text:p>-0.047976</text:p>
          </table:table-cell>
          <table:table-cell office:value-type="float" office:value="-0.76458">
            <text:p>-0.764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33">
            <text:p>1.5633</text:p>
          </table:table-cell>
          <table:table-cell table:style-name="ce3" office:value-type="string">
            <text:p>-5.6655e-16</text:p>
          </table:table-cell>
          <table:table-cell office:value-type="float" office:value="0.025636">
            <text:p>0.025636</text:p>
          </table:table-cell>
          <table:table-cell/>
          <table:table-cell office:value-type="float" office:value="24.586">
            <text:p>24.586</text:p>
          </table:table-cell>
          <table:table-cell office:value-type="float" office:value="-0.39623">
            <text:p>-0.39623</text:p>
          </table:table-cell>
          <table:table-cell office:value-type="float" office:value="-0.43354">
            <text:p>-0.433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786">
            <text:p>-2.8786</text:p>
          </table:table-cell>
          <table:table-cell table:style-name="ce3" office:value-type="string">
            <text:p>-4.1613e-16</text:p>
          </table:table-cell>
          <table:table-cell office:value-type="float" office:value="0.025636">
            <text:p>0.025636</text:p>
          </table:table-cell>
        </table:table-row>
        <table:table-row table:style-name="ro2">
          <table:table-cell office:value-type="float" office:value="24.719">
            <text:p>24.719</text:p>
          </table:table-cell>
          <table:table-cell office:value-type="float" office:value="-0.047972">
            <text:p>-0.047972</text:p>
          </table:table-cell>
          <table:table-cell office:value-type="float" office:value="-0.78149">
            <text:p>-0.7814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37">
            <text:p>1.5637</text:p>
          </table:table-cell>
          <table:table-cell table:style-name="ce3" office:value-type="string">
            <text:p>-1.2246e-16</text:p>
          </table:table-cell>
          <table:table-cell office:value-type="float" office:value="0.025644">
            <text:p>0.025644</text:p>
          </table:table-cell>
          <table:table-cell/>
          <table:table-cell office:value-type="float" office:value="24.719">
            <text:p>24.719</text:p>
          </table:table-cell>
          <table:table-cell office:value-type="float" office:value="-0.38166">
            <text:p>-0.38166</text:p>
          </table:table-cell>
          <table:table-cell office:value-type="float" office:value="-0.42929">
            <text:p>-0.429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716">
            <text:p>-2.8716</text:p>
          </table:table-cell>
          <table:table-cell office:value-type="float" office:value="0">
            <text:p>0</text:p>
          </table:table-cell>
          <table:table-cell office:value-type="float" office:value="0.025644">
            <text:p>0.025644</text:p>
          </table:table-cell>
        </table:table-row>
        <table:table-row table:style-name="ro2">
          <table:table-cell office:value-type="float" office:value="24.853">
            <text:p>24.853</text:p>
          </table:table-cell>
          <table:table-cell office:value-type="float" office:value="-0.047798">
            <text:p>-0.047798</text:p>
          </table:table-cell>
          <table:table-cell office:value-type="float" office:value="-0.79727">
            <text:p>-0.797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47">
            <text:p>1.5647</text:p>
          </table:table-cell>
          <table:table-cell table:style-name="ce3" office:value-type="string">
            <text:p>-1.2246e-16</text:p>
          </table:table-cell>
          <table:table-cell office:value-type="float" office:value="0.026099">
            <text:p>0.026099</text:p>
          </table:table-cell>
          <table:table-cell/>
          <table:table-cell office:value-type="float" office:value="24.853">
            <text:p>24.853</text:p>
          </table:table-cell>
          <table:table-cell office:value-type="float" office:value="-0.36558">
            <text:p>-0.36558</text:p>
          </table:table-cell>
          <table:table-cell office:value-type="float" office:value="-0.42466">
            <text:p>-0.424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756">
            <text:p>-2.8756</text:p>
          </table:table-cell>
          <table:table-cell office:value-type="float" office:value="0">
            <text:p>0</text:p>
          </table:table-cell>
          <table:table-cell office:value-type="float" office:value="0.026099">
            <text:p>0.026099</text:p>
          </table:table-cell>
        </table:table-row>
        <table:table-row table:style-name="ro2">
          <table:table-cell office:value-type="float" office:value="24.986">
            <text:p>24.986</text:p>
          </table:table-cell>
          <table:table-cell office:value-type="float" office:value="-0.047189">
            <text:p>-0.047189</text:p>
          </table:table-cell>
          <table:table-cell office:value-type="float" office:value="-0.81276">
            <text:p>-0.812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57">
            <text:p>1.5657</text:p>
          </table:table-cell>
          <table:table-cell table:style-name="ce3" office:value-type="string">
            <text:p>-1.2246e-16</text:p>
          </table:table-cell>
          <table:table-cell office:value-type="float" office:value="0.026004">
            <text:p>0.026004</text:p>
          </table:table-cell>
          <table:table-cell/>
          <table:table-cell office:value-type="float" office:value="24.986">
            <text:p>24.986</text:p>
          </table:table-cell>
          <table:table-cell office:value-type="float" office:value="-0.34952">
            <text:p>-0.34952</text:p>
          </table:table-cell>
          <table:table-cell office:value-type="float" office:value="-0.42063">
            <text:p>-0.420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677">
            <text:p>-2.8677</text:p>
          </table:table-cell>
          <table:table-cell office:value-type="float" office:value="0">
            <text:p>0</text:p>
          </table:table-cell>
          <table:table-cell office:value-type="float" office:value="0.026004">
            <text:p>0.026004</text:p>
          </table:table-cell>
        </table:table-row>
        <table:table-row table:style-name="ro2">
          <table:table-cell office:value-type="float" office:value="25.12">
            <text:p>25.12</text:p>
          </table:table-cell>
          <table:table-cell office:value-type="float" office:value="-0.047133">
            <text:p>-0.047133</text:p>
          </table:table-cell>
          <table:table-cell office:value-type="float" office:value="-0.82961">
            <text:p>-0.829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57">
            <text:p>1.5657</text:p>
          </table:table-cell>
          <table:table-cell table:style-name="ce3" office:value-type="string">
            <text:p>-1.2246e-16</text:p>
          </table:table-cell>
          <table:table-cell office:value-type="float" office:value="0.025901">
            <text:p>0.025901</text:p>
          </table:table-cell>
          <table:table-cell/>
          <table:table-cell office:value-type="float" office:value="25.12">
            <text:p>25.12</text:p>
          </table:table-cell>
          <table:table-cell office:value-type="float" office:value="-0.33416">
            <text:p>-0.33416</text:p>
          </table:table-cell>
          <table:table-cell office:value-type="float" office:value="-0.4164">
            <text:p>-0.41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687">
            <text:p>-2.8687</text:p>
          </table:table-cell>
          <table:table-cell office:value-type="float" office:value="0">
            <text:p>0</text:p>
          </table:table-cell>
          <table:table-cell office:value-type="float" office:value="0.025901">
            <text:p>0.025901</text:p>
          </table:table-cell>
        </table:table-row>
        <table:table-row table:style-name="ro2">
          <table:table-cell office:value-type="float" office:value="25.254">
            <text:p>25.254</text:p>
          </table:table-cell>
          <table:table-cell office:value-type="float" office:value="-0.047128">
            <text:p>-0.047128</text:p>
          </table:table-cell>
          <table:table-cell office:value-type="float" office:value="-0.84609">
            <text:p>-0.846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6">
            <text:p>1.566</text:p>
          </table:table-cell>
          <table:table-cell table:style-name="ce3" office:value-type="string">
            <text:p>-1.2246e-16</text:p>
          </table:table-cell>
          <table:table-cell office:value-type="float" office:value="0.026209">
            <text:p>0.026209</text:p>
          </table:table-cell>
          <table:table-cell/>
          <table:table-cell office:value-type="float" office:value="25.254">
            <text:p>25.254</text:p>
          </table:table-cell>
          <table:table-cell office:value-type="float" office:value="-0.31808">
            <text:p>-0.31808</text:p>
          </table:table-cell>
          <table:table-cell office:value-type="float" office:value="-0.41169">
            <text:p>-0.4116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741">
            <text:p>-2.8741</text:p>
          </table:table-cell>
          <table:table-cell office:value-type="float" office:value="0">
            <text:p>0</text:p>
          </table:table-cell>
          <table:table-cell office:value-type="float" office:value="0.026209">
            <text:p>0.026209</text:p>
          </table:table-cell>
        </table:table-row>
        <table:table-row table:style-name="ro2">
          <table:table-cell office:value-type="float" office:value="25.387">
            <text:p>25.387</text:p>
          </table:table-cell>
          <table:table-cell office:value-type="float" office:value="-0.046507">
            <text:p>-0.046507</text:p>
          </table:table-cell>
          <table:table-cell office:value-type="float" office:value="-0.86222">
            <text:p>-0.8622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63">
            <text:p>1.5663</text:p>
          </table:table-cell>
          <table:table-cell table:style-name="ce3" office:value-type="string">
            <text:p>-1.2246e-16</text:p>
          </table:table-cell>
          <table:table-cell office:value-type="float" office:value="0.02616">
            <text:p>0.02616</text:p>
          </table:table-cell>
          <table:table-cell/>
          <table:table-cell office:value-type="float" office:value="25.387">
            <text:p>25.387</text:p>
          </table:table-cell>
          <table:table-cell office:value-type="float" office:value="-0.30305">
            <text:p>-0.30305</text:p>
          </table:table-cell>
          <table:table-cell office:value-type="float" office:value="-0.40803">
            <text:p>-0.408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697">
            <text:p>-2.8697</text:p>
          </table:table-cell>
          <table:table-cell office:value-type="float" office:value="0">
            <text:p>0</text:p>
          </table:table-cell>
          <table:table-cell office:value-type="float" office:value="0.02616">
            <text:p>0.02616</text:p>
          </table:table-cell>
        </table:table-row>
        <table:table-row table:style-name="ro2">
          <table:table-cell office:value-type="float" office:value="25.521">
            <text:p>25.521</text:p>
          </table:table-cell>
          <table:table-cell office:value-type="float" office:value="-0.047079">
            <text:p>-0.047079</text:p>
          </table:table-cell>
          <table:table-cell office:value-type="float" office:value="-0.87787">
            <text:p>-0.877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69">
            <text:p>1.5669</text:p>
          </table:table-cell>
          <table:table-cell table:style-name="ce3" office:value-type="string">
            <text:p>-5.6655e-16</text:p>
          </table:table-cell>
          <table:table-cell office:value-type="float" office:value="0.025856">
            <text:p>0.025856</text:p>
          </table:table-cell>
          <table:table-cell/>
          <table:table-cell office:value-type="float" office:value="25.521">
            <text:p>25.521</text:p>
          </table:table-cell>
          <table:table-cell office:value-type="float" office:value="-0.28615">
            <text:p>-0.28615</text:p>
          </table:table-cell>
          <table:table-cell office:value-type="float" office:value="-0.40363">
            <text:p>-0.403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06">
            <text:p>-2.8806</text:p>
          </table:table-cell>
          <table:table-cell table:style-name="ce3" office:value-type="string">
            <text:p>-4.1613e-16</text:p>
          </table:table-cell>
          <table:table-cell office:value-type="float" office:value="0.025856">
            <text:p>0.025856</text:p>
          </table:table-cell>
        </table:table-row>
        <table:table-row table:style-name="ro2">
          <table:table-cell office:value-type="float" office:value="25.654">
            <text:p>25.654</text:p>
          </table:table-cell>
          <table:table-cell office:value-type="float" office:value="-0.046329">
            <text:p>-0.046329</text:p>
          </table:table-cell>
          <table:table-cell office:value-type="float" office:value="-0.89411">
            <text:p>-0.894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71">
            <text:p>1.5671</text:p>
          </table:table-cell>
          <table:table-cell table:style-name="ce3" office:value-type="string">
            <text:p>-5.6655e-16</text:p>
          </table:table-cell>
          <table:table-cell office:value-type="float" office:value="0.025869">
            <text:p>0.025869</text:p>
          </table:table-cell>
          <table:table-cell/>
          <table:table-cell office:value-type="float" office:value="25.654">
            <text:p>25.654</text:p>
          </table:table-cell>
          <table:table-cell office:value-type="float" office:value="-0.2701">
            <text:p>-0.2701</text:p>
          </table:table-cell>
          <table:table-cell office:value-type="float" office:value="-0.39962">
            <text:p>-0.3996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7">
            <text:p>-2.887</text:p>
          </table:table-cell>
          <table:table-cell table:style-name="ce3" office:value-type="string">
            <text:p>-4.1613e-16</text:p>
          </table:table-cell>
          <table:table-cell office:value-type="float" office:value="0.025869">
            <text:p>0.025869</text:p>
          </table:table-cell>
        </table:table-row>
        <table:table-row table:style-name="ro2">
          <table:table-cell office:value-type="float" office:value="25.788">
            <text:p>25.788</text:p>
          </table:table-cell>
          <table:table-cell office:value-type="float" office:value="-0.046178">
            <text:p>-0.046178</text:p>
          </table:table-cell>
          <table:table-cell office:value-type="float" office:value="-0.88738">
            <text:p>-0.887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32">
            <text:p>1.5832</text:p>
          </table:table-cell>
          <table:table-cell table:style-name="ce3" office:value-type="string">
            <text:p>-5.6655e-16</text:p>
          </table:table-cell>
          <table:table-cell office:value-type="float" office:value="0.025908">
            <text:p>0.025908</text:p>
          </table:table-cell>
          <table:table-cell/>
          <table:table-cell office:value-type="float" office:value="25.788">
            <text:p>25.788</text:p>
          </table:table-cell>
          <table:table-cell office:value-type="float" office:value="-0.25414">
            <text:p>-0.25414</text:p>
          </table:table-cell>
          <table:table-cell office:value-type="float" office:value="-0.39578">
            <text:p>-0.3957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909">
            <text:p>-2.8909</text:p>
          </table:table-cell>
          <table:table-cell table:style-name="ce3" office:value-type="string">
            <text:p>-4.1613e-16</text:p>
          </table:table-cell>
          <table:table-cell office:value-type="float" office:value="0.025908">
            <text:p>0.025908</text:p>
          </table:table-cell>
        </table:table-row>
        <table:table-row table:style-name="ro2">
          <table:table-cell office:value-type="float" office:value="25.922">
            <text:p>25.922</text:p>
          </table:table-cell>
          <table:table-cell office:value-type="float" office:value="-0.046121">
            <text:p>-0.046121</text:p>
          </table:table-cell>
          <table:table-cell office:value-type="float" office:value="-0.95401">
            <text:p>-0.954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327">
            <text:p>1.5327</text:p>
          </table:table-cell>
          <table:table-cell table:style-name="ce3" office:value-type="string">
            <text:p>-1.2246e-16</text:p>
          </table:table-cell>
          <table:table-cell office:value-type="float" office:value="0.025698">
            <text:p>0.025698</text:p>
          </table:table-cell>
          <table:table-cell/>
          <table:table-cell office:value-type="float" office:value="25.922">
            <text:p>25.922</text:p>
          </table:table-cell>
          <table:table-cell office:value-type="float" office:value="-0.23923">
            <text:p>-0.23923</text:p>
          </table:table-cell>
          <table:table-cell office:value-type="float" office:value="-0.39202">
            <text:p>-0.392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914">
            <text:p>-2.8914</text:p>
          </table:table-cell>
          <table:table-cell office:value-type="float" office:value="0">
            <text:p>0</text:p>
          </table:table-cell>
          <table:table-cell office:value-type="float" office:value="0.025698">
            <text:p>0.025698</text:p>
          </table:table-cell>
        </table:table-row>
        <table:table-row table:style-name="ro2">
          <table:table-cell office:value-type="float" office:value="26.055">
            <text:p>26.055</text:p>
          </table:table-cell>
          <table:table-cell office:value-type="float" office:value="-0.046508">
            <text:p>-0.046508</text:p>
          </table:table-cell>
          <table:table-cell office:value-type="float" office:value="-0.92787">
            <text:p>-0.927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463">
            <text:p>1.5463</text:p>
          </table:table-cell>
          <table:table-cell table:style-name="ce3" office:value-type="string">
            <text:p>-1.2246e-16</text:p>
          </table:table-cell>
          <table:table-cell office:value-type="float" office:value="0.025166">
            <text:p>0.025166</text:p>
          </table:table-cell>
          <table:table-cell/>
          <table:table-cell office:value-type="float" office:value="26.055">
            <text:p>26.055</text:p>
          </table:table-cell>
          <table:table-cell office:value-type="float" office:value="-0.22487">
            <text:p>-0.22487</text:p>
          </table:table-cell>
          <table:table-cell office:value-type="float" office:value="-0.38837">
            <text:p>-0.388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29">
            <text:p>-2.8829</text:p>
          </table:table-cell>
          <table:table-cell office:value-type="float" office:value="0">
            <text:p>0</text:p>
          </table:table-cell>
          <table:table-cell office:value-type="float" office:value="0.025166">
            <text:p>0.025166</text:p>
          </table:table-cell>
        </table:table-row>
        <table:table-row table:style-name="ro2">
          <table:table-cell office:value-type="float" office:value="26.189">
            <text:p>26.189</text:p>
          </table:table-cell>
          <table:table-cell office:value-type="float" office:value="-0.046136">
            <text:p>-0.046136</text:p>
          </table:table-cell>
          <table:table-cell office:value-type="float" office:value="-0.90697">
            <text:p>-0.906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13">
            <text:p>1.5513</text:p>
          </table:table-cell>
          <table:table-cell table:style-name="ce3" office:value-type="string">
            <text:p>-1.2246e-16</text:p>
          </table:table-cell>
          <table:table-cell office:value-type="float" office:value="0.025758">
            <text:p>0.025758</text:p>
          </table:table-cell>
          <table:table-cell/>
          <table:table-cell office:value-type="float" office:value="26.189">
            <text:p>26.189</text:p>
          </table:table-cell>
          <table:table-cell office:value-type="float" office:value="-0.20854">
            <text:p>-0.20854</text:p>
          </table:table-cell>
          <table:table-cell office:value-type="float" office:value="-0.38426">
            <text:p>-0.384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885">
            <text:p>-2.8885</text:p>
          </table:table-cell>
          <table:table-cell office:value-type="float" office:value="0">
            <text:p>0</text:p>
          </table:table-cell>
          <table:table-cell office:value-type="float" office:value="0.025758">
            <text:p>0.025758</text:p>
          </table:table-cell>
        </table:table-row>
        <table:table-row table:style-name="ro2">
          <table:table-cell office:value-type="float" office:value="26.323">
            <text:p>26.323</text:p>
          </table:table-cell>
          <table:table-cell office:value-type="float" office:value="-0.046088">
            <text:p>-0.046088</text:p>
          </table:table-cell>
          <table:table-cell office:value-type="float" office:value="-0.88742">
            <text:p>-0.887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545">
            <text:p>1.5545</text:p>
          </table:table-cell>
          <table:table-cell table:style-name="ce3" office:value-type="string">
            <text:p>-1.2246e-16</text:p>
          </table:table-cell>
          <table:table-cell office:value-type="float" office:value="0.025897">
            <text:p>0.025897</text:p>
          </table:table-cell>
          <table:table-cell/>
          <table:table-cell office:value-type="float" office:value="26.323">
            <text:p>26.323</text:p>
          </table:table-cell>
          <table:table-cell office:value-type="float" office:value="-0.19125">
            <text:p>-0.19125</text:p>
          </table:table-cell>
          <table:table-cell office:value-type="float" office:value="-0.38024">
            <text:p>-0.3802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964">
            <text:p>-2.8964</text:p>
          </table:table-cell>
          <table:table-cell office:value-type="float" office:value="0">
            <text:p>0</text:p>
          </table:table-cell>
          <table:table-cell office:value-type="float" office:value="0.025897">
            <text:p>0.025897</text:p>
          </table:table-cell>
        </table:table-row>
        <table:table-row table:style-name="ro2">
          <table:table-cell office:value-type="float" office:value="26.456">
            <text:p>26.456</text:p>
          </table:table-cell>
          <table:table-cell office:value-type="float" office:value="-0.04681">
            <text:p>-0.04681</text:p>
          </table:table-cell>
          <table:table-cell office:value-type="float" office:value="-0.87458">
            <text:p>-0.874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table:style-name="ce3" office:value-type="string">
            <text:p>-5.6655e-16</text:p>
          </table:table-cell>
          <table:table-cell office:value-type="float" office:value="0.025735">
            <text:p>0.025735</text:p>
          </table:table-cell>
          <table:table-cell/>
          <table:table-cell office:value-type="float" office:value="26.456">
            <text:p>26.456</text:p>
          </table:table-cell>
          <table:table-cell office:value-type="float" office:value="-0.17518">
            <text:p>-0.17518</text:p>
          </table:table-cell>
          <table:table-cell office:value-type="float" office:value="-0.37654">
            <text:p>-0.376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965">
            <text:p>-2.8965</text:p>
          </table:table-cell>
          <table:table-cell table:style-name="ce3" office:value-type="string">
            <text:p>-4.1613e-16</text:p>
          </table:table-cell>
          <table:table-cell office:value-type="float" office:value="0.025735">
            <text:p>0.025735</text:p>
          </table:table-cell>
        </table:table-row>
        <table:table-row table:style-name="ro2">
          <table:table-cell office:value-type="float" office:value="26.59">
            <text:p>26.59</text:p>
          </table:table-cell>
          <table:table-cell office:value-type="float" office:value="-0.047109">
            <text:p>-0.047109</text:p>
          </table:table-cell>
          <table:table-cell office:value-type="float" office:value="-0.85829">
            <text:p>-0.858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16">
            <text:p>1.5616</text:p>
          </table:table-cell>
          <table:table-cell table:style-name="ce3" office:value-type="string">
            <text:p>-5.6655e-16</text:p>
          </table:table-cell>
          <table:table-cell office:value-type="float" office:value="0.026155">
            <text:p>0.026155</text:p>
          </table:table-cell>
          <table:table-cell/>
          <table:table-cell office:value-type="float" office:value="26.59">
            <text:p>26.59</text:p>
          </table:table-cell>
          <table:table-cell office:value-type="float" office:value="-0.15919">
            <text:p>-0.15919</text:p>
          </table:table-cell>
          <table:table-cell office:value-type="float" office:value="-0.37264">
            <text:p>-0.372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014">
            <text:p>-2.9014</text:p>
          </table:table-cell>
          <table:table-cell table:style-name="ce3" office:value-type="string">
            <text:p>-4.1613e-16</text:p>
          </table:table-cell>
          <table:table-cell office:value-type="float" office:value="0.026155">
            <text:p>0.026155</text:p>
          </table:table-cell>
        </table:table-row>
        <table:table-row table:style-name="ro2">
          <table:table-cell office:value-type="float" office:value="26.723">
            <text:p>26.723</text:p>
          </table:table-cell>
          <table:table-cell office:value-type="float" office:value="-0.046799">
            <text:p>-0.046799</text:p>
          </table:table-cell>
          <table:table-cell office:value-type="float" office:value="-0.84229">
            <text:p>-0.842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3">
            <text:p>1.563</text:p>
          </table:table-cell>
          <table:table-cell table:style-name="ce3" office:value-type="string">
            <text:p>-1.2246e-16</text:p>
          </table:table-cell>
          <table:table-cell office:value-type="float" office:value="0.026291">
            <text:p>0.026291</text:p>
          </table:table-cell>
          <table:table-cell/>
          <table:table-cell office:value-type="float" office:value="26.723">
            <text:p>26.723</text:p>
          </table:table-cell>
          <table:table-cell office:value-type="float" office:value="-0.14384">
            <text:p>-0.14384</text:p>
          </table:table-cell>
          <table:table-cell office:value-type="float" office:value="-0.36925">
            <text:p>-0.369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8995">
            <text:p>-2.8995</text:p>
          </table:table-cell>
          <table:table-cell office:value-type="float" office:value="0">
            <text:p>0</text:p>
          </table:table-cell>
          <table:table-cell office:value-type="float" office:value="0.026291">
            <text:p>0.026291</text:p>
          </table:table-cell>
        </table:table-row>
        <table:table-row table:style-name="ro2">
          <table:table-cell office:value-type="float" office:value="26.857">
            <text:p>26.857</text:p>
          </table:table-cell>
          <table:table-cell office:value-type="float" office:value="-0.046958">
            <text:p>-0.046958</text:p>
          </table:table-cell>
          <table:table-cell office:value-type="float" office:value="-0.82561">
            <text:p>-0.825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36">
            <text:p>1.5636</text:p>
          </table:table-cell>
          <table:table-cell table:style-name="ce3" office:value-type="string">
            <text:p>-5.6655e-16</text:p>
          </table:table-cell>
          <table:table-cell office:value-type="float" office:value="0.026132">
            <text:p>0.026132</text:p>
          </table:table-cell>
          <table:table-cell/>
          <table:table-cell office:value-type="float" office:value="26.857">
            <text:p>26.857</text:p>
          </table:table-cell>
          <table:table-cell office:value-type="float" office:value="-0.12771">
            <text:p>-0.12771</text:p>
          </table:table-cell>
          <table:table-cell office:value-type="float" office:value="-0.3655">
            <text:p>-0.36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043">
            <text:p>-2.9043</text:p>
          </table:table-cell>
          <table:table-cell table:style-name="ce3" office:value-type="string">
            <text:p>-4.1613e-16</text:p>
          </table:table-cell>
          <table:table-cell office:value-type="float" office:value="0.026132">
            <text:p>0.026132</text:p>
          </table:table-cell>
        </table:table-row>
        <table:table-row table:style-name="ro2">
          <table:table-cell office:value-type="float" office:value="26.991">
            <text:p>26.991</text:p>
          </table:table-cell>
          <table:table-cell office:value-type="float" office:value="-0.046979">
            <text:p>-0.046979</text:p>
          </table:table-cell>
          <table:table-cell office:value-type="float" office:value="-0.8085">
            <text:p>-0.808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39">
            <text:p>1.5639</text:p>
          </table:table-cell>
          <table:table-cell table:style-name="ce3" office:value-type="string">
            <text:p>-1.2246e-16</text:p>
          </table:table-cell>
          <table:table-cell office:value-type="float" office:value="0.026496">
            <text:p>0.026496</text:p>
          </table:table-cell>
          <table:table-cell/>
          <table:table-cell office:value-type="float" office:value="26.991">
            <text:p>26.991</text:p>
          </table:table-cell>
          <table:table-cell office:value-type="float" office:value="-0.11154">
            <text:p>-0.11154</text:p>
          </table:table-cell>
          <table:table-cell office:value-type="float" office:value="-0.36153">
            <text:p>-0.361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12">
            <text:p>-2.912</text:p>
          </table:table-cell>
          <table:table-cell office:value-type="float" office:value="0">
            <text:p>0</text:p>
          </table:table-cell>
          <table:table-cell office:value-type="float" office:value="0.026496">
            <text:p>0.026496</text:p>
          </table:table-cell>
        </table:table-row>
        <table:table-row table:style-name="ro2">
          <table:table-cell office:value-type="float" office:value="27.124">
            <text:p>27.124</text:p>
          </table:table-cell>
          <table:table-cell office:value-type="float" office:value="-0.0464">
            <text:p>-0.0464</text:p>
          </table:table-cell>
          <table:table-cell office:value-type="float" office:value="-0.79289">
            <text:p>-0.792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649">
            <text:p>1.5649</text:p>
          </table:table-cell>
          <table:table-cell table:style-name="ce3" office:value-type="string">
            <text:p>-5.6655e-16</text:p>
          </table:table-cell>
          <table:table-cell office:value-type="float" office:value="0.026684">
            <text:p>0.026684</text:p>
          </table:table-cell>
          <table:table-cell/>
          <table:table-cell office:value-type="float" office:value="27.124">
            <text:p>27.124</text:p>
          </table:table-cell>
          <table:table-cell office:value-type="float" office:value="-0.095467">
            <text:p>-0.095467</text:p>
          </table:table-cell>
          <table:table-cell office:value-type="float" office:value="-0.35779">
            <text:p>-0.357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148">
            <text:p>-2.9148</text:p>
          </table:table-cell>
          <table:table-cell table:style-name="ce3" office:value-type="string">
            <text:p>-4.1613e-16</text:p>
          </table:table-cell>
          <table:table-cell office:value-type="float" office:value="0.026684">
            <text:p>0.026684</text:p>
          </table:table-cell>
        </table:table-row>
        <table:table-row table:style-name="ro2">
          <table:table-cell office:value-type="float" office:value="27.258">
            <text:p>27.258</text:p>
          </table:table-cell>
          <table:table-cell office:value-type="float" office:value="-0.046204">
            <text:p>-0.046204</text:p>
          </table:table-cell>
          <table:table-cell office:value-type="float" office:value="-0.78138">
            <text:p>-0.781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251">
            <text:p>1.5251</text:p>
          </table:table-cell>
          <table:table-cell table:style-name="ce3" office:value-type="string">
            <text:p>-1.2246e-16</text:p>
          </table:table-cell>
          <table:table-cell office:value-type="float" office:value="0.026254">
            <text:p>0.026254</text:p>
          </table:table-cell>
          <table:table-cell/>
          <table:table-cell office:value-type="float" office:value="27.258">
            <text:p>27.258</text:p>
          </table:table-cell>
          <table:table-cell office:value-type="float" office:value="-0.080037">
            <text:p>-0.080037</text:p>
          </table:table-cell>
          <table:table-cell office:value-type="float" office:value="-0.35465">
            <text:p>-0.354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075">
            <text:p>-2.9075</text:p>
          </table:table-cell>
          <table:table-cell office:value-type="float" office:value="0">
            <text:p>0</text:p>
          </table:table-cell>
          <table:table-cell office:value-type="float" office:value="0.026254">
            <text:p>0.026254</text:p>
          </table:table-cell>
        </table:table-row>
        <table:table-row table:style-name="ro2">
          <table:table-cell office:value-type="float" office:value="27.392">
            <text:p>27.392</text:p>
          </table:table-cell>
          <table:table-cell office:value-type="float" office:value="-0.046591">
            <text:p>-0.046591</text:p>
          </table:table-cell>
          <table:table-cell office:value-type="float" office:value="-0.7667">
            <text:p>-0.76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149">
            <text:p>1.5149</text:p>
          </table:table-cell>
          <table:table-cell table:style-name="ce3" office:value-type="string">
            <text:p>-1.2246e-16</text:p>
          </table:table-cell>
          <table:table-cell office:value-type="float" office:value="0.02638">
            <text:p>0.02638</text:p>
          </table:table-cell>
          <table:table-cell/>
          <table:table-cell office:value-type="float" office:value="27.392">
            <text:p>27.392</text:p>
          </table:table-cell>
          <table:table-cell office:value-type="float" office:value="-0.064746">
            <text:p>-0.064746</text:p>
          </table:table-cell>
          <table:table-cell office:value-type="float" office:value="-0.35099">
            <text:p>-0.350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101">
            <text:p>-2.9101</text:p>
          </table:table-cell>
          <table:table-cell office:value-type="float" office:value="0">
            <text:p>0</text:p>
          </table:table-cell>
          <table:table-cell office:value-type="float" office:value="0.02638">
            <text:p>0.02638</text:p>
          </table:table-cell>
        </table:table-row>
        <table:table-row table:style-name="ro2">
          <table:table-cell office:value-type="float" office:value="27.525">
            <text:p>27.525</text:p>
          </table:table-cell>
          <table:table-cell office:value-type="float" office:value="-0.04637">
            <text:p>-0.04637</text:p>
          </table:table-cell>
          <table:table-cell office:value-type="float" office:value="-0.75319">
            <text:p>-0.753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4732">
            <text:p>1.4732</text:p>
          </table:table-cell>
          <table:table-cell table:style-name="ce3" office:value-type="string">
            <text:p>-5.6655e-16</text:p>
          </table:table-cell>
          <table:table-cell office:value-type="float" office:value="0.026933">
            <text:p>0.026933</text:p>
          </table:table-cell>
          <table:table-cell/>
          <table:table-cell office:value-type="float" office:value="27.525">
            <text:p>27.525</text:p>
          </table:table-cell>
          <table:table-cell office:value-type="float" office:value="-0.049506">
            <text:p>-0.049506</text:p>
          </table:table-cell>
          <table:table-cell office:value-type="float" office:value="-0.34697">
            <text:p>-0.346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194">
            <text:p>-2.9194</text:p>
          </table:table-cell>
          <table:table-cell table:style-name="ce3" office:value-type="string">
            <text:p>-4.1613e-16</text:p>
          </table:table-cell>
          <table:table-cell office:value-type="float" office:value="0.026933">
            <text:p>0.026933</text:p>
          </table:table-cell>
        </table:table-row>
        <table:table-row table:style-name="ro2">
          <table:table-cell office:value-type="float" office:value="27.659">
            <text:p>27.659</text:p>
          </table:table-cell>
          <table:table-cell office:value-type="float" office:value="-0.045896">
            <text:p>-0.045896</text:p>
          </table:table-cell>
          <table:table-cell office:value-type="float" office:value="-0.74642">
            <text:p>-0.746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778">
            <text:p>1.3778</text:p>
          </table:table-cell>
          <table:table-cell table:style-name="ce3" office:value-type="string">
            <text:p>-1.2246e-16</text:p>
          </table:table-cell>
          <table:table-cell office:value-type="float" office:value="0.026532">
            <text:p>0.026532</text:p>
          </table:table-cell>
          <table:table-cell/>
          <table:table-cell office:value-type="float" office:value="27.659">
            <text:p>27.659</text:p>
          </table:table-cell>
          <table:table-cell office:value-type="float" office:value="-0.03228">
            <text:p>-0.03228</text:p>
          </table:table-cell>
          <table:table-cell office:value-type="float" office:value="-0.34361">
            <text:p>-0.343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294">
            <text:p>-2.9294</text:p>
          </table:table-cell>
          <table:table-cell office:value-type="float" office:value="0">
            <text:p>0</text:p>
          </table:table-cell>
          <table:table-cell office:value-type="float" office:value="0.026532">
            <text:p>0.026532</text:p>
          </table:table-cell>
        </table:table-row>
        <table:table-row table:style-name="ro2">
          <table:table-cell office:value-type="float" office:value="27.792">
            <text:p>27.792</text:p>
          </table:table-cell>
          <table:table-cell office:value-type="float" office:value="-0.04374">
            <text:p>-0.04374</text:p>
          </table:table-cell>
          <table:table-cell office:value-type="float" office:value="-0.73847">
            <text:p>-0.738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473">
            <text:p>1.2473</text:p>
          </table:table-cell>
          <table:table-cell table:style-name="ce3" office:value-type="string">
            <text:p>-1.2246e-16</text:p>
          </table:table-cell>
          <table:table-cell office:value-type="float" office:value="0.026301">
            <text:p>0.026301</text:p>
          </table:table-cell>
          <table:table-cell/>
          <table:table-cell office:value-type="float" office:value="27.792">
            <text:p>27.792</text:p>
          </table:table-cell>
          <table:table-cell office:value-type="float" office:value="-0.016452">
            <text:p>-0.016452</text:p>
          </table:table-cell>
          <table:table-cell office:value-type="float" office:value="-0.34034">
            <text:p>-0.340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16">
            <text:p>-2.9316</text:p>
          </table:table-cell>
          <table:table-cell office:value-type="float" office:value="0">
            <text:p>0</text:p>
          </table:table-cell>
          <table:table-cell office:value-type="float" office:value="0.026301">
            <text:p>0.026301</text:p>
          </table:table-cell>
        </table:table-row>
        <table:table-row table:style-name="ro2">
          <table:table-cell office:value-type="float" office:value="27.926">
            <text:p>27.926</text:p>
          </table:table-cell>
          <table:table-cell office:value-type="float" office:value="-0.040834">
            <text:p>-0.040834</text:p>
          </table:table-cell>
          <table:table-cell office:value-type="float" office:value="-0.73045">
            <text:p>-0.7304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1374">
            <text:p>1.1374</text:p>
          </table:table-cell>
          <table:table-cell table:style-name="ce3" office:value-type="string">
            <text:p>-5.6655e-16</text:p>
          </table:table-cell>
          <table:table-cell office:value-type="float" office:value="0.02628">
            <text:p>0.02628</text:p>
          </table:table-cell>
          <table:table-cell/>
          <table:table-cell office:value-type="float" office:value="27.926">
            <text:p>27.926</text:p>
          </table:table-cell>
          <table:table-cell office:value-type="float" office:value="0.00021411">
            <text:p>0.00021411</text:p>
          </table:table-cell>
          <table:table-cell office:value-type="float" office:value="-0.33701">
            <text:p>-0.337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367">
            <text:p>-2.9367</text:p>
          </table:table-cell>
          <table:table-cell table:style-name="ce3" office:value-type="string">
            <text:p>-4.1613e-16</text:p>
          </table:table-cell>
          <table:table-cell office:value-type="float" office:value="0.02628">
            <text:p>0.02628</text:p>
          </table:table-cell>
        </table:table-row>
        <table:table-row table:style-name="ro2">
          <table:table-cell office:value-type="float" office:value="28.06">
            <text:p>28.06</text:p>
          </table:table-cell>
          <table:table-cell office:value-type="float" office:value="-0.036852">
            <text:p>-0.036852</text:p>
          </table:table-cell>
          <table:table-cell office:value-type="float" office:value="-0.72325">
            <text:p>-0.723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0189">
            <text:p>1.0189</text:p>
          </table:table-cell>
          <table:table-cell table:style-name="ce3" office:value-type="string">
            <text:p>-5.6655e-16</text:p>
          </table:table-cell>
          <table:table-cell office:value-type="float" office:value="0.026093">
            <text:p>0.026093</text:p>
          </table:table-cell>
          <table:table-cell/>
          <table:table-cell office:value-type="float" office:value="28.06">
            <text:p>28.06</text:p>
          </table:table-cell>
          <table:table-cell office:value-type="float" office:value="0.016606">
            <text:p>0.016606</text:p>
          </table:table-cell>
          <table:table-cell office:value-type="float" office:value="-0.33374">
            <text:p>-0.3337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428">
            <text:p>-2.9428</text:p>
          </table:table-cell>
          <table:table-cell table:style-name="ce3" office:value-type="string">
            <text:p>-4.1613e-16</text:p>
          </table:table-cell>
          <table:table-cell office:value-type="float" office:value="0.026093">
            <text:p>0.026093</text:p>
          </table:table-cell>
        </table:table-row>
        <table:table-row table:style-name="ro2">
          <table:table-cell office:value-type="float" office:value="28.193">
            <text:p>28.193</text:p>
          </table:table-cell>
          <table:table-cell office:value-type="float" office:value="-0.031836">
            <text:p>-0.031836</text:p>
          </table:table-cell>
          <table:table-cell office:value-type="float" office:value="-0.71624">
            <text:p>-0.7162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90805">
            <text:p>0.90805</text:p>
          </table:table-cell>
          <table:table-cell table:style-name="ce3" office:value-type="string">
            <text:p>-5.6655e-16</text:p>
          </table:table-cell>
          <table:table-cell office:value-type="float" office:value="0.026053">
            <text:p>0.026053</text:p>
          </table:table-cell>
          <table:table-cell/>
          <table:table-cell office:value-type="float" office:value="28.193">
            <text:p>28.193</text:p>
          </table:table-cell>
          <table:table-cell office:value-type="float" office:value="0.032099">
            <text:p>0.032099</text:p>
          </table:table-cell>
          <table:table-cell office:value-type="float" office:value="-0.3311">
            <text:p>-0.33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434">
            <text:p>-2.9434</text:p>
          </table:table-cell>
          <table:table-cell table:style-name="ce3" office:value-type="string">
            <text:p>-4.1613e-16</text:p>
          </table:table-cell>
          <table:table-cell office:value-type="float" office:value="0.026053">
            <text:p>0.026053</text:p>
          </table:table-cell>
        </table:table-row>
        <table:table-row table:style-name="ro2">
          <table:table-cell office:value-type="float" office:value="28.327">
            <text:p>28.327</text:p>
          </table:table-cell>
          <table:table-cell office:value-type="float" office:value="-0.026793">
            <text:p>-0.026793</text:p>
          </table:table-cell>
          <table:table-cell office:value-type="float" office:value="-0.71107">
            <text:p>-0.711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78987">
            <text:p>0.78987</text:p>
          </table:table-cell>
          <table:table-cell table:style-name="ce3" office:value-type="string">
            <text:p>-1.2246e-16</text:p>
          </table:table-cell>
          <table:table-cell office:value-type="float" office:value="0.026117">
            <text:p>0.026117</text:p>
          </table:table-cell>
          <table:table-cell/>
          <table:table-cell office:value-type="float" office:value="28.327">
            <text:p>28.327</text:p>
          </table:table-cell>
          <table:table-cell office:value-type="float" office:value="0.048918">
            <text:p>0.048918</text:p>
          </table:table-cell>
          <table:table-cell office:value-type="float" office:value="-0.32765">
            <text:p>-0.327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41">
            <text:p>-2.9541</text:p>
          </table:table-cell>
          <table:table-cell office:value-type="float" office:value="0">
            <text:p>0</text:p>
          </table:table-cell>
          <table:table-cell office:value-type="float" office:value="0.026117">
            <text:p>0.026117</text:p>
          </table:table-cell>
        </table:table-row>
        <table:table-row table:style-name="ro2">
          <table:table-cell office:value-type="float" office:value="28.461">
            <text:p>28.461</text:p>
          </table:table-cell>
          <table:table-cell office:value-type="float" office:value="-0.021093">
            <text:p>-0.021093</text:p>
          </table:table-cell>
          <table:table-cell office:value-type="float" office:value="-0.7052">
            <text:p>-0.705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8574">
            <text:p>0.68574</text:p>
          </table:table-cell>
          <table:table-cell table:style-name="ce3" office:value-type="string">
            <text:p>-1.2246e-16</text:p>
          </table:table-cell>
          <table:table-cell office:value-type="float" office:value="0.026092">
            <text:p>0.026092</text:p>
          </table:table-cell>
          <table:table-cell/>
          <table:table-cell office:value-type="float" office:value="28.461">
            <text:p>28.461</text:p>
          </table:table-cell>
          <table:table-cell office:value-type="float" office:value="0.064688">
            <text:p>0.064688</text:p>
          </table:table-cell>
          <table:table-cell office:value-type="float" office:value="-0.32474">
            <text:p>-0.3247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32">
            <text:p>-2.9532</text:p>
          </table:table-cell>
          <table:table-cell office:value-type="float" office:value="0">
            <text:p>0</text:p>
          </table:table-cell>
          <table:table-cell office:value-type="float" office:value="0.026092">
            <text:p>0.026092</text:p>
          </table:table-cell>
        </table:table-row>
        <table:table-row table:style-name="ro2">
          <table:table-cell office:value-type="float" office:value="28.594">
            <text:p>28.594</text:p>
          </table:table-cell>
          <table:table-cell office:value-type="float" office:value="-0.013956">
            <text:p>-0.013956</text:p>
          </table:table-cell>
          <table:table-cell office:value-type="float" office:value="-0.70002">
            <text:p>-0.700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58012">
            <text:p>0.58012</text:p>
          </table:table-cell>
          <table:table-cell table:style-name="ce3" office:value-type="string">
            <text:p>-5.6655e-16</text:p>
          </table:table-cell>
          <table:table-cell office:value-type="float" office:value="0.026194">
            <text:p>0.026194</text:p>
          </table:table-cell>
          <table:table-cell/>
          <table:table-cell office:value-type="float" office:value="28.594">
            <text:p>28.594</text:p>
          </table:table-cell>
          <table:table-cell office:value-type="float" office:value="0.081134">
            <text:p>0.081134</text:p>
          </table:table-cell>
          <table:table-cell office:value-type="float" office:value="-0.32174">
            <text:p>-0.3217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74">
            <text:p>-2.9574</text:p>
          </table:table-cell>
          <table:table-cell table:style-name="ce3" office:value-type="string">
            <text:p>-4.1613e-16</text:p>
          </table:table-cell>
          <table:table-cell office:value-type="float" office:value="0.026194">
            <text:p>0.026194</text:p>
          </table:table-cell>
        </table:table-row>
        <table:table-row table:style-name="ro2">
          <table:table-cell office:value-type="float" office:value="28.728">
            <text:p>28.728</text:p>
          </table:table-cell>
          <table:table-cell office:value-type="float" office:value="-0.0068019">
            <text:p>-0.0068019</text:p>
          </table:table-cell>
          <table:table-cell office:value-type="float" office:value="-0.69632">
            <text:p>-0.696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5867">
            <text:p>0.45867</text:p>
          </table:table-cell>
          <table:table-cell table:style-name="ce3" office:value-type="string">
            <text:p>-5.6655e-16</text:p>
          </table:table-cell>
          <table:table-cell office:value-type="float" office:value="0.026406">
            <text:p>0.026406</text:p>
          </table:table-cell>
          <table:table-cell/>
          <table:table-cell office:value-type="float" office:value="28.728">
            <text:p>28.728</text:p>
          </table:table-cell>
          <table:table-cell office:value-type="float" office:value="0.097011">
            <text:p>0.097011</text:p>
          </table:table-cell>
          <table:table-cell office:value-type="float" office:value="-0.31901">
            <text:p>-0.319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52">
            <text:p>-2.9552</text:p>
          </table:table-cell>
          <table:table-cell table:style-name="ce3" office:value-type="string">
            <text:p>-4.1613e-16</text:p>
          </table:table-cell>
          <table:table-cell office:value-type="float" office:value="0.026406">
            <text:p>0.026406</text:p>
          </table:table-cell>
        </table:table-row>
        <table:table-row table:style-name="ro2">
          <table:table-cell office:value-type="float" office:value="28.861">
            <text:p>28.861</text:p>
          </table:table-cell>
          <table:table-cell office:value-type="float" office:value="0.00030197">
            <text:p>0.00030197</text:p>
          </table:table-cell>
          <table:table-cell office:value-type="float" office:value="-0.69351">
            <text:p>-0.693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3728">
            <text:p>0.33728</text:p>
          </table:table-cell>
          <table:table-cell table:style-name="ce3" office:value-type="string">
            <text:p>-1.2246e-16</text:p>
          </table:table-cell>
          <table:table-cell office:value-type="float" office:value="0.026382">
            <text:p>0.026382</text:p>
          </table:table-cell>
          <table:table-cell/>
          <table:table-cell office:value-type="float" office:value="28.861">
            <text:p>28.861</text:p>
          </table:table-cell>
          <table:table-cell office:value-type="float" office:value="0.10987">
            <text:p>0.10987</text:p>
          </table:table-cell>
          <table:table-cell office:value-type="float" office:value="-0.31618">
            <text:p>-0.3161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8">
            <text:p>-2.958</text:p>
          </table:table-cell>
          <table:table-cell office:value-type="float" office:value="0">
            <text:p>0</text:p>
          </table:table-cell>
          <table:table-cell office:value-type="float" office:value="0.026382">
            <text:p>0.026382</text:p>
          </table:table-cell>
        </table:table-row>
        <table:table-row table:style-name="ro2">
          <table:table-cell office:value-type="float" office:value="28.995">
            <text:p>28.995</text:p>
          </table:table-cell>
          <table:table-cell office:value-type="float" office:value="0.0083114">
            <text:p>0.0083114</text:p>
          </table:table-cell>
          <table:table-cell office:value-type="float" office:value="-0.69133">
            <text:p>-0.691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2083">
            <text:p>0.22083</text:p>
          </table:table-cell>
          <table:table-cell table:style-name="ce3" office:value-type="string">
            <text:p>-1.2246e-16</text:p>
          </table:table-cell>
          <table:table-cell office:value-type="float" office:value="0.026289">
            <text:p>0.026289</text:p>
          </table:table-cell>
          <table:table-cell/>
          <table:table-cell office:value-type="float" office:value="28.995">
            <text:p>28.995</text:p>
          </table:table-cell>
          <table:table-cell office:value-type="float" office:value="0.12809">
            <text:p>0.12809</text:p>
          </table:table-cell>
          <table:table-cell office:value-type="float" office:value="-0.31306">
            <text:p>-0.313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81">
            <text:p>-2.9581</text:p>
          </table:table-cell>
          <table:table-cell office:value-type="float" office:value="0">
            <text:p>0</text:p>
          </table:table-cell>
          <table:table-cell office:value-type="float" office:value="0.026289">
            <text:p>0.026289</text:p>
          </table:table-cell>
        </table:table-row>
        <table:table-row table:style-name="ro2">
          <table:table-cell office:value-type="float" office:value="29.129">
            <text:p>29.129</text:p>
          </table:table-cell>
          <table:table-cell office:value-type="float" office:value="0.01654">
            <text:p>0.01654</text:p>
          </table:table-cell>
          <table:table-cell office:value-type="float" office:value="-0.69009">
            <text:p>-0.690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782">
            <text:p>0.10782</text:p>
          </table:table-cell>
          <table:table-cell table:style-name="ce3" office:value-type="string">
            <text:p>-5.6655e-16</text:p>
          </table:table-cell>
          <table:table-cell office:value-type="float" office:value="0.026317">
            <text:p>0.026317</text:p>
          </table:table-cell>
          <table:table-cell/>
          <table:table-cell office:value-type="float" office:value="29.129">
            <text:p>29.129</text:p>
          </table:table-cell>
          <table:table-cell office:value-type="float" office:value="0.14398">
            <text:p>0.14398</text:p>
          </table:table-cell>
          <table:table-cell office:value-type="float" office:value="-0.31011">
            <text:p>-0.310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07">
            <text:p>-2.9507</text:p>
          </table:table-cell>
          <table:table-cell table:style-name="ce3" office:value-type="string">
            <text:p>-4.1613e-16</text:p>
          </table:table-cell>
          <table:table-cell office:value-type="float" office:value="0.026317">
            <text:p>0.026317</text:p>
          </table:table-cell>
        </table:table-row>
        <table:table-row table:style-name="ro2">
          <table:table-cell office:value-type="float" office:value="29.262">
            <text:p>29.262</text:p>
          </table:table-cell>
          <table:table-cell office:value-type="float" office:value="0.024225">
            <text:p>0.024225</text:p>
          </table:table-cell>
          <table:table-cell office:value-type="float" office:value="-0.68947">
            <text:p>-0.689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15058">
            <text:p>-0.015058</text:p>
          </table:table-cell>
          <table:table-cell table:style-name="ce3" office:value-type="string">
            <text:p>-1.2246e-16</text:p>
          </table:table-cell>
          <table:table-cell office:value-type="float" office:value="0.026255">
            <text:p>0.026255</text:p>
          </table:table-cell>
          <table:table-cell/>
          <table:table-cell office:value-type="float" office:value="29.262">
            <text:p>29.262</text:p>
          </table:table-cell>
          <table:table-cell office:value-type="float" office:value="0.16074">
            <text:p>0.16074</text:p>
          </table:table-cell>
          <table:table-cell office:value-type="float" office:value="-0.30699">
            <text:p>-0.306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585">
            <text:p>-2.9585</text:p>
          </table:table-cell>
          <table:table-cell office:value-type="float" office:value="0">
            <text:p>0</text:p>
          </table:table-cell>
          <table:table-cell office:value-type="float" office:value="0.026255">
            <text:p>0.026255</text:p>
          </table:table-cell>
        </table:table-row>
        <table:table-row table:style-name="ro2">
          <table:table-cell office:value-type="float" office:value="29.396">
            <text:p>29.396</text:p>
          </table:table-cell>
          <table:table-cell office:value-type="float" office:value="0.032957">
            <text:p>0.032957</text:p>
          </table:table-cell>
          <table:table-cell office:value-type="float" office:value="-0.68987">
            <text:p>-0.689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2746">
            <text:p>-0.12746</text:p>
          </table:table-cell>
          <table:table-cell table:style-name="ce3" office:value-type="string">
            <text:p>-5.6655e-16</text:p>
          </table:table-cell>
          <table:table-cell office:value-type="float" office:value="0.02621">
            <text:p>0.02621</text:p>
          </table:table-cell>
          <table:table-cell/>
          <table:table-cell office:value-type="float" office:value="29.396">
            <text:p>29.396</text:p>
          </table:table-cell>
          <table:table-cell office:value-type="float" office:value="0.17792">
            <text:p>0.17792</text:p>
          </table:table-cell>
          <table:table-cell office:value-type="float" office:value="-0.30397">
            <text:p>-0.303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664">
            <text:p>-2.9664</text:p>
          </table:table-cell>
          <table:table-cell table:style-name="ce3" office:value-type="string">
            <text:p>-4.1613e-16</text:p>
          </table:table-cell>
          <table:table-cell office:value-type="float" office:value="0.02621">
            <text:p>0.02621</text:p>
          </table:table-cell>
        </table:table-row>
        <table:table-row table:style-name="ro2">
          <table:table-cell office:value-type="float" office:value="29.529">
            <text:p>29.529</text:p>
          </table:table-cell>
          <table:table-cell office:value-type="float" office:value="0.042921">
            <text:p>0.042921</text:p>
          </table:table-cell>
          <table:table-cell office:value-type="float" office:value="-0.69164">
            <text:p>-0.691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9679">
            <text:p>-0.19679</text:p>
          </table:table-cell>
          <table:table-cell table:style-name="ce3" office:value-type="string">
            <text:p>-1.2246e-16</text:p>
          </table:table-cell>
          <table:table-cell office:value-type="float" office:value="0.026613">
            <text:p>0.026613</text:p>
          </table:table-cell>
          <table:table-cell/>
          <table:table-cell office:value-type="float" office:value="29.529">
            <text:p>29.529</text:p>
          </table:table-cell>
          <table:table-cell office:value-type="float" office:value="0.1937">
            <text:p>0.1937</text:p>
          </table:table-cell>
          <table:table-cell office:value-type="float" office:value="-0.30129">
            <text:p>-0.301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648">
            <text:p>-2.9648</text:p>
          </table:table-cell>
          <table:table-cell office:value-type="float" office:value="0">
            <text:p>0</text:p>
          </table:table-cell>
          <table:table-cell office:value-type="float" office:value="0.026613">
            <text:p>0.026613</text:p>
          </table:table-cell>
        </table:table-row>
        <table:table-row table:style-name="ro2">
          <table:table-cell office:value-type="float" office:value="29.663">
            <text:p>29.663</text:p>
          </table:table-cell>
          <table:table-cell office:value-type="float" office:value="0.052163">
            <text:p>0.052163</text:p>
          </table:table-cell>
          <table:table-cell office:value-type="float" office:value="-0.69411">
            <text:p>-0.694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4372">
            <text:p>-0.24372</text:p>
          </table:table-cell>
          <table:table-cell table:style-name="ce3" office:value-type="string">
            <text:p>-5.6655e-16</text:p>
          </table:table-cell>
          <table:table-cell office:value-type="float" office:value="0.026644">
            <text:p>0.026644</text:p>
          </table:table-cell>
          <table:table-cell/>
          <table:table-cell office:value-type="float" office:value="29.663">
            <text:p>29.663</text:p>
          </table:table-cell>
          <table:table-cell office:value-type="float" office:value="0.21065">
            <text:p>0.21065</text:p>
          </table:table-cell>
          <table:table-cell office:value-type="float" office:value="-0.29851">
            <text:p>-0.298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02">
            <text:p>-2.9702</text:p>
          </table:table-cell>
          <table:table-cell table:style-name="ce3" office:value-type="string">
            <text:p>-4.1613e-16</text:p>
          </table:table-cell>
          <table:table-cell office:value-type="float" office:value="0.026644">
            <text:p>0.026644</text:p>
          </table:table-cell>
        </table:table-row>
        <table:table-row table:style-name="ro2">
          <table:table-cell office:value-type="float" office:value="29.797">
            <text:p>29.797</text:p>
          </table:table-cell>
          <table:table-cell office:value-type="float" office:value="0.06513">
            <text:p>0.06513</text:p>
          </table:table-cell>
          <table:table-cell office:value-type="float" office:value="-0.69848">
            <text:p>-0.698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8378">
            <text:p>-0.28378</text:p>
          </table:table-cell>
          <table:table-cell table:style-name="ce3" office:value-type="string">
            <text:p>-5.6655e-16</text:p>
          </table:table-cell>
          <table:table-cell office:value-type="float" office:value="0.026345">
            <text:p>0.026345</text:p>
          </table:table-cell>
          <table:table-cell/>
          <table:table-cell office:value-type="float" office:value="29.797">
            <text:p>29.797</text:p>
          </table:table-cell>
          <table:table-cell office:value-type="float" office:value="0.22678">
            <text:p>0.22678</text:p>
          </table:table-cell>
          <table:table-cell office:value-type="float" office:value="-0.29583">
            <text:p>-0.295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39">
            <text:p>-2.9739</text:p>
          </table:table-cell>
          <table:table-cell table:style-name="ce3" office:value-type="string">
            <text:p>-4.1613e-16</text:p>
          </table:table-cell>
          <table:table-cell office:value-type="float" office:value="0.026345">
            <text:p>0.026345</text:p>
          </table:table-cell>
        </table:table-row>
        <table:table-row table:style-name="ro2">
          <table:table-cell office:value-type="float" office:value="29.93">
            <text:p>29.93</text:p>
          </table:table-cell>
          <table:table-cell office:value-type="float" office:value="0.081435">
            <text:p>0.081435</text:p>
          </table:table-cell>
          <table:table-cell office:value-type="float" office:value="-0.70526">
            <text:p>-0.705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1521">
            <text:p>-0.31521</text:p>
          </table:table-cell>
          <table:table-cell table:style-name="ce3" office:value-type="string">
            <text:p>-5.6655e-16</text:p>
          </table:table-cell>
          <table:table-cell office:value-type="float" office:value="0.02653">
            <text:p>0.02653</text:p>
          </table:table-cell>
          <table:table-cell/>
          <table:table-cell office:value-type="float" office:value="29.93">
            <text:p>29.93</text:p>
          </table:table-cell>
          <table:table-cell office:value-type="float" office:value="0.24304">
            <text:p>0.24304</text:p>
          </table:table-cell>
          <table:table-cell office:value-type="float" office:value="-0.29328">
            <text:p>-0.2932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49">
            <text:p>-2.9749</text:p>
          </table:table-cell>
          <table:table-cell table:style-name="ce3" office:value-type="string">
            <text:p>-4.1613e-16</text:p>
          </table:table-cell>
          <table:table-cell office:value-type="float" office:value="0.02653">
            <text:p>0.02653</text:p>
          </table:table-cell>
        </table:table-row>
        <table:table-row table:style-name="ro2">
          <table:table-cell office:value-type="float" office:value="30.064">
            <text:p>30.064</text:p>
          </table:table-cell>
          <table:table-cell office:value-type="float" office:value="0.095739">
            <text:p>0.095739</text:p>
          </table:table-cell>
          <table:table-cell office:value-type="float" office:value="-0.71101">
            <text:p>-0.711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3178">
            <text:p>-0.33178</text:p>
          </table:table-cell>
          <table:table-cell table:style-name="ce3" office:value-type="string">
            <text:p>-1.2246e-16</text:p>
          </table:table-cell>
          <table:table-cell office:value-type="float" office:value="0.02652">
            <text:p>0.02652</text:p>
          </table:table-cell>
          <table:table-cell/>
          <table:table-cell office:value-type="float" office:value="30.064">
            <text:p>30.064</text:p>
          </table:table-cell>
          <table:table-cell office:value-type="float" office:value="0.25941">
            <text:p>0.25941</text:p>
          </table:table-cell>
          <table:table-cell office:value-type="float" office:value="-0.29053">
            <text:p>-0.290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818">
            <text:p>-2.9818</text:p>
          </table:table-cell>
          <table:table-cell office:value-type="float" office:value="0">
            <text:p>0</text:p>
          </table:table-cell>
          <table:table-cell office:value-type="float" office:value="0.02652">
            <text:p>0.02652</text:p>
          </table:table-cell>
        </table:table-row>
        <table:table-row table:style-name="ro2">
          <table:table-cell office:value-type="float" office:value="30.198">
            <text:p>30.198</text:p>
          </table:table-cell>
          <table:table-cell office:value-type="float" office:value="0.11146">
            <text:p>0.11146</text:p>
          </table:table-cell>
          <table:table-cell office:value-type="float" office:value="-0.71684">
            <text:p>-0.716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365">
            <text:p>-0.3365</text:p>
          </table:table-cell>
          <table:table-cell table:style-name="ce3" office:value-type="string">
            <text:p>-1.2246e-16</text:p>
          </table:table-cell>
          <table:table-cell office:value-type="float" office:value="0.026215">
            <text:p>0.026215</text:p>
          </table:table-cell>
          <table:table-cell/>
          <table:table-cell office:value-type="float" office:value="30.198">
            <text:p>30.198</text:p>
          </table:table-cell>
          <table:table-cell office:value-type="float" office:value="0.27382">
            <text:p>0.27382</text:p>
          </table:table-cell>
          <table:table-cell office:value-type="float" office:value="-0.28817">
            <text:p>-0.2881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77">
            <text:p>-2.977</text:p>
          </table:table-cell>
          <table:table-cell office:value-type="float" office:value="0">
            <text:p>0</text:p>
          </table:table-cell>
          <table:table-cell office:value-type="float" office:value="0.026215">
            <text:p>0.026215</text:p>
          </table:table-cell>
        </table:table-row>
        <table:table-row table:style-name="ro2">
          <table:table-cell office:value-type="float" office:value="30.331">
            <text:p>30.331</text:p>
          </table:table-cell>
          <table:table-cell office:value-type="float" office:value="0.12696">
            <text:p>0.12696</text:p>
          </table:table-cell>
          <table:table-cell office:value-type="float" office:value="-0.72261">
            <text:p>-0.722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014">
            <text:p>-0.34014</text:p>
          </table:table-cell>
          <table:table-cell table:style-name="ce3" office:value-type="string">
            <text:p>-1.2246e-16</text:p>
          </table:table-cell>
          <table:table-cell office:value-type="float" office:value="0.026202">
            <text:p>0.026202</text:p>
          </table:table-cell>
          <table:table-cell/>
          <table:table-cell office:value-type="float" office:value="30.331">
            <text:p>30.331</text:p>
          </table:table-cell>
          <table:table-cell office:value-type="float" office:value="0.29063">
            <text:p>0.29063</text:p>
          </table:table-cell>
          <table:table-cell office:value-type="float" office:value="-0.28554">
            <text:p>-0.285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9951">
            <text:p>-2.9951</text:p>
          </table:table-cell>
          <table:table-cell office:value-type="float" office:value="0">
            <text:p>0</text:p>
          </table:table-cell>
          <table:table-cell office:value-type="float" office:value="0.026202">
            <text:p>0.026202</text:p>
          </table:table-cell>
        </table:table-row>
        <table:table-row table:style-name="ro2">
          <table:table-cell office:value-type="float" office:value="30.465">
            <text:p>30.465</text:p>
          </table:table-cell>
          <table:table-cell office:value-type="float" office:value="0.14166">
            <text:p>0.14166</text:p>
          </table:table-cell>
          <table:table-cell office:value-type="float" office:value="-0.72833">
            <text:p>-0.728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459">
            <text:p>-0.34459</text:p>
          </table:table-cell>
          <table:table-cell table:style-name="ce3" office:value-type="string">
            <text:p>-5.6655e-16</text:p>
          </table:table-cell>
          <table:table-cell office:value-type="float" office:value="0.026195">
            <text:p>0.026195</text:p>
          </table:table-cell>
          <table:table-cell/>
          <table:table-cell office:value-type="float" office:value="30.465">
            <text:p>30.465</text:p>
          </table:table-cell>
          <table:table-cell office:value-type="float" office:value="0.30797">
            <text:p>0.30797</text:p>
          </table:table-cell>
          <table:table-cell office:value-type="float" office:value="-0.28308">
            <text:p>-0.283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247">
            <text:p>-3.0247</text:p>
          </table:table-cell>
          <table:table-cell table:style-name="ce3" office:value-type="string">
            <text:p>-4.1613e-16</text:p>
          </table:table-cell>
          <table:table-cell office:value-type="float" office:value="0.026195">
            <text:p>0.026195</text:p>
          </table:table-cell>
        </table:table-row>
        <table:table-row table:style-name="ro2">
          <table:table-cell office:value-type="float" office:value="30.598">
            <text:p>30.598</text:p>
          </table:table-cell>
          <table:table-cell office:value-type="float" office:value="0.15709">
            <text:p>0.15709</text:p>
          </table:table-cell>
          <table:table-cell office:value-type="float" office:value="-0.73407">
            <text:p>-0.734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753">
            <text:p>-0.34753</text:p>
          </table:table-cell>
          <table:table-cell table:style-name="ce3" office:value-type="string">
            <text:p>-5.6655e-16</text:p>
          </table:table-cell>
          <table:table-cell office:value-type="float" office:value="0.026105">
            <text:p>0.026105</text:p>
          </table:table-cell>
          <table:table-cell/>
          <table:table-cell office:value-type="float" office:value="30.598">
            <text:p>30.598</text:p>
          </table:table-cell>
          <table:table-cell office:value-type="float" office:value="0.32525">
            <text:p>0.32525</text:p>
          </table:table-cell>
          <table:table-cell office:value-type="float" office:value="-0.28132">
            <text:p>-0.281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305">
            <text:p>-3.0305</text:p>
          </table:table-cell>
          <table:table-cell table:style-name="ce3" office:value-type="string">
            <text:p>-4.1613e-16</text:p>
          </table:table-cell>
          <table:table-cell office:value-type="float" office:value="0.026105">
            <text:p>0.026105</text:p>
          </table:table-cell>
        </table:table-row>
        <table:table-row table:style-name="ro2">
          <table:table-cell office:value-type="float" office:value="30.732">
            <text:p>30.732</text:p>
          </table:table-cell>
          <table:table-cell office:value-type="float" office:value="0.17278">
            <text:p>0.17278</text:p>
          </table:table-cell>
          <table:table-cell office:value-type="float" office:value="-0.73978">
            <text:p>-0.7397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365">
            <text:p>-0.34365</text:p>
          </table:table-cell>
          <table:table-cell table:style-name="ce3" office:value-type="string">
            <text:p>-1.2246e-16</text:p>
          </table:table-cell>
          <table:table-cell office:value-type="float" office:value="0.026002">
            <text:p>0.026002</text:p>
          </table:table-cell>
          <table:table-cell/>
          <table:table-cell office:value-type="float" office:value="30.732">
            <text:p>30.732</text:p>
          </table:table-cell>
          <table:table-cell office:value-type="float" office:value="0.34138">
            <text:p>0.34138</text:p>
          </table:table-cell>
          <table:table-cell office:value-type="float" office:value="-0.27911">
            <text:p>-0.279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432">
            <text:p>-3.0432</text:p>
          </table:table-cell>
          <table:table-cell office:value-type="float" office:value="0">
            <text:p>0</text:p>
          </table:table-cell>
          <table:table-cell office:value-type="float" office:value="0.026002">
            <text:p>0.026002</text:p>
          </table:table-cell>
        </table:table-row>
        <table:table-row table:style-name="ro2">
          <table:table-cell office:value-type="float" office:value="30.866">
            <text:p>30.866</text:p>
          </table:table-cell>
          <table:table-cell office:value-type="float" office:value="0.18815">
            <text:p>0.18815</text:p>
          </table:table-cell>
          <table:table-cell office:value-type="float" office:value="-0.74548">
            <text:p>-0.745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798">
            <text:p>-0.34798</text:p>
          </table:table-cell>
          <table:table-cell table:style-name="ce3" office:value-type="string">
            <text:p>-1.2246e-16</text:p>
          </table:table-cell>
          <table:table-cell office:value-type="float" office:value="0.026024">
            <text:p>0.026024</text:p>
          </table:table-cell>
          <table:table-cell/>
          <table:table-cell office:value-type="float" office:value="30.866">
            <text:p>30.866</text:p>
          </table:table-cell>
          <table:table-cell office:value-type="float" office:value="0.35727">
            <text:p>0.35727</text:p>
          </table:table-cell>
          <table:table-cell office:value-type="float" office:value="-0.27759">
            <text:p>-0.2775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405">
            <text:p>-3.0405</text:p>
          </table:table-cell>
          <table:table-cell office:value-type="float" office:value="0">
            <text:p>0</text:p>
          </table:table-cell>
          <table:table-cell office:value-type="float" office:value="0.026024">
            <text:p>0.026024</text:p>
          </table:table-cell>
        </table:table-row>
        <table:table-row table:style-name="ro2">
          <table:table-cell office:value-type="float" office:value="30.999">
            <text:p>30.999</text:p>
          </table:table-cell>
          <table:table-cell office:value-type="float" office:value="0.20317">
            <text:p>0.20317</text:p>
          </table:table-cell>
          <table:table-cell office:value-type="float" office:value="-0.75096">
            <text:p>-0.750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963">
            <text:p>-0.34963</text:p>
          </table:table-cell>
          <table:table-cell table:style-name="ce3" office:value-type="string">
            <text:p>-1.2246e-16</text:p>
          </table:table-cell>
          <table:table-cell office:value-type="float" office:value="0.026072">
            <text:p>0.026072</text:p>
          </table:table-cell>
          <table:table-cell/>
          <table:table-cell office:value-type="float" office:value="30.999">
            <text:p>30.999</text:p>
          </table:table-cell>
          <table:table-cell office:value-type="float" office:value="0.37432">
            <text:p>0.37432</text:p>
          </table:table-cell>
          <table:table-cell office:value-type="float" office:value="-0.27561">
            <text:p>-0.275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381">
            <text:p>-3.0381</text:p>
          </table:table-cell>
          <table:table-cell office:value-type="float" office:value="0">
            <text:p>0</text:p>
          </table:table-cell>
          <table:table-cell office:value-type="float" office:value="0.026072">
            <text:p>0.026072</text:p>
          </table:table-cell>
        </table:table-row>
        <table:table-row table:style-name="ro2">
          <table:table-cell office:value-type="float" office:value="31.133">
            <text:p>31.133</text:p>
          </table:table-cell>
          <table:table-cell office:value-type="float" office:value="0.21906">
            <text:p>0.21906</text:p>
          </table:table-cell>
          <table:table-cell office:value-type="float" office:value="-0.75637">
            <text:p>-0.756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4406">
            <text:p>-0.34406</text:p>
          </table:table-cell>
          <table:table-cell table:style-name="ce3" office:value-type="string">
            <text:p>-1.2246e-16</text:p>
          </table:table-cell>
          <table:table-cell office:value-type="float" office:value="0.025613">
            <text:p>0.025613</text:p>
          </table:table-cell>
          <table:table-cell/>
          <table:table-cell office:value-type="float" office:value="31.133">
            <text:p>31.133</text:p>
          </table:table-cell>
          <table:table-cell office:value-type="float" office:value="0.39116">
            <text:p>0.39116</text:p>
          </table:table-cell>
          <table:table-cell office:value-type="float" office:value="-0.27335">
            <text:p>-0.2733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0624">
            <text:p>-3.0624</text:p>
          </table:table-cell>
          <table:table-cell office:value-type="float" office:value="0">
            <text:p>0</text:p>
          </table:table-cell>
          <table:table-cell office:value-type="float" office:value="0.025613">
            <text:p>0.025613</text:p>
          </table:table-cell>
        </table:table-row>
        <table:table-row table:style-name="ro2">
          <table:table-cell office:value-type="float" office:value="31.266">
            <text:p>31.266</text:p>
          </table:table-cell>
          <table:table-cell office:value-type="float" office:value="0.2341">
            <text:p>0.2341</text:p>
          </table:table-cell>
          <table:table-cell office:value-type="float" office:value="-0.76216">
            <text:p>-0.762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5281">
            <text:p>-0.35281</text:p>
          </table:table-cell>
          <table:table-cell office:value-type="float" office:value="0">
            <text:p>0</text:p>
          </table:table-cell>
          <table:table-cell office:value-type="float" office:value="0.025333">
            <text:p>0.025333</text:p>
          </table:table-cell>
          <table:table-cell/>
          <table:table-cell office:value-type="float" office:value="31.266">
            <text:p>31.266</text:p>
          </table:table-cell>
          <table:table-cell office:value-type="float" office:value="0.40036">
            <text:p>0.40036</text:p>
          </table:table-cell>
          <table:table-cell office:value-type="float" office:value="-0.27221">
            <text:p>-0.272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0637">
            <text:p>-3.0637</text:p>
          </table:table-cell>
          <table:table-cell office:value-type="float" office:value="0">
            <text:p>0</text:p>
          </table:table-cell>
          <table:table-cell office:value-type="float" office:value="0.025333">
            <text:p>0.025333</text:p>
          </table:table-cell>
        </table:table-row>
        <table:table-row table:style-name="ro2">
          <table:table-cell office:value-type="float" office:value="31.4">
            <text:p>31.4</text:p>
          </table:table-cell>
          <table:table-cell office:value-type="float" office:value="0.24925">
            <text:p>0.24925</text:p>
          </table:table-cell>
          <table:table-cell office:value-type="float" office:value="-0.76781">
            <text:p>-0.767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5062">
            <text:p>-0.35062</text:p>
          </table:table-cell>
          <table:table-cell table:style-name="ce3" office:value-type="string">
            <text:p>-4.4409e-16</text:p>
          </table:table-cell>
          <table:table-cell office:value-type="float" office:value="0.025124">
            <text:p>0.025124</text:p>
          </table:table-cell>
          <table:table-cell/>
          <table:table-cell office:value-type="float" office:value="31.4">
            <text:p>31.4</text:p>
          </table:table-cell>
          <table:table-cell office:value-type="float" office:value="0.41141">
            <text:p>0.41141</text:p>
          </table:table-cell>
          <table:table-cell office:value-type="float" office:value="-0.27127">
            <text:p>-0.271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0582">
            <text:p>-3.0582</text:p>
          </table:table-cell>
          <table:table-cell table:style-name="ce3" office:value-type="string">
            <text:p>-4.1613e-16</text:p>
          </table:table-cell>
          <table:table-cell office:value-type="float" office:value="0.025124">
            <text:p>0.025124</text:p>
          </table:table-cell>
        </table:table-row>
        <table:table-row table:style-name="ro2">
          <table:table-cell office:value-type="float" office:value="31.534">
            <text:p>31.534</text:p>
          </table:table-cell>
          <table:table-cell office:value-type="float" office:value="0.26539">
            <text:p>0.26539</text:p>
          </table:table-cell>
          <table:table-cell office:value-type="float" office:value="-0.77333">
            <text:p>-0.7733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74">
            <text:p>-0.3474</text:p>
          </table:table-cell>
          <table:table-cell office:value-type="float" office:value="0">
            <text:p>0</text:p>
          </table:table-cell>
          <table:table-cell office:value-type="float" office:value="0.024852">
            <text:p>0.024852</text:p>
          </table:table-cell>
          <table:table-cell/>
          <table:table-cell office:value-type="float" office:value="31.534">
            <text:p>31.534</text:p>
          </table:table-cell>
          <table:table-cell office:value-type="float" office:value="0.4139">
            <text:p>0.4139</text:p>
          </table:table-cell>
          <table:table-cell office:value-type="float" office:value="-0.27121">
            <text:p>-0.271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0692">
            <text:p>-3.0692</text:p>
          </table:table-cell>
          <table:table-cell office:value-type="float" office:value="0">
            <text:p>0</text:p>
          </table:table-cell>
          <table:table-cell office:value-type="float" office:value="0.024852">
            <text:p>0.024852</text:p>
          </table:table-cell>
        </table:table-row>
        <table:table-row table:style-name="ro2">
          <table:table-cell office:value-type="float" office:value="31.667">
            <text:p>31.667</text:p>
          </table:table-cell>
          <table:table-cell office:value-type="float" office:value="0.2809">
            <text:p>0.2809</text:p>
          </table:table-cell>
          <table:table-cell office:value-type="float" office:value="-0.7789">
            <text:p>-0.77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125">
            <text:p>-0.34125</text:p>
          </table:table-cell>
          <table:table-cell table:style-name="ce3" office:value-type="string">
            <text:p>-4.4409e-16</text:p>
          </table:table-cell>
          <table:table-cell office:value-type="float" office:value="0.025234">
            <text:p>0.025234</text:p>
          </table:table-cell>
          <table:table-cell/>
          <table:table-cell office:value-type="float" office:value="31.667">
            <text:p>31.667</text:p>
          </table:table-cell>
          <table:table-cell office:value-type="float" office:value="0.398">
            <text:p>0.398</text:p>
          </table:table-cell>
          <table:table-cell office:value-type="float" office:value="-0.27081">
            <text:p>-0.270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0984">
            <text:p>-3.0984</text:p>
          </table:table-cell>
          <table:table-cell table:style-name="ce3" office:value-type="string">
            <text:p>-4.1613e-16</text:p>
          </table:table-cell>
          <table:table-cell office:value-type="float" office:value="0.025234">
            <text:p>0.025234</text:p>
          </table:table-cell>
        </table:table-row>
        <table:table-row table:style-name="ro2">
          <table:table-cell office:value-type="float" office:value="31.801">
            <text:p>31.801</text:p>
          </table:table-cell>
          <table:table-cell office:value-type="float" office:value="0.29533">
            <text:p>0.29533</text:p>
          </table:table-cell>
          <table:table-cell office:value-type="float" office:value="-0.78417">
            <text:p>-0.7841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814">
            <text:p>-0.33814</text:p>
          </table:table-cell>
          <table:table-cell table:style-name="ce3" office:value-type="string">
            <text:p>-4.4409e-16</text:p>
          </table:table-cell>
          <table:table-cell office:value-type="float" office:value="0.025475">
            <text:p>0.025475</text:p>
          </table:table-cell>
          <table:table-cell/>
          <table:table-cell office:value-type="float" office:value="31.801">
            <text:p>31.801</text:p>
          </table:table-cell>
          <table:table-cell office:value-type="float" office:value="0.38143">
            <text:p>0.38143</text:p>
          </table:table-cell>
          <table:table-cell office:value-type="float" office:value="-0.272">
            <text:p>-0.2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58">
            <text:p>-3.1158</text:p>
          </table:table-cell>
          <table:table-cell table:style-name="ce3" office:value-type="string">
            <text:p>-4.1613e-16</text:p>
          </table:table-cell>
          <table:table-cell office:value-type="float" office:value="0.025475">
            <text:p>0.025475</text:p>
          </table:table-cell>
        </table:table-row>
        <table:table-row table:style-name="ro2">
          <table:table-cell office:value-type="float" office:value="31.935">
            <text:p>31.935</text:p>
          </table:table-cell>
          <table:table-cell office:value-type="float" office:value="0.31046">
            <text:p>0.31046</text:p>
          </table:table-cell>
          <table:table-cell office:value-type="float" office:value="-0.78951">
            <text:p>-0.789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416">
            <text:p>-0.33416</text:p>
          </table:table-cell>
          <table:table-cell table:style-name="ce3" office:value-type="string">
            <text:p>-4.4409e-16</text:p>
          </table:table-cell>
          <table:table-cell office:value-type="float" office:value="0.025586">
            <text:p>0.025586</text:p>
          </table:table-cell>
          <table:table-cell/>
          <table:table-cell office:value-type="float" office:value="31.935">
            <text:p>31.935</text:p>
          </table:table-cell>
          <table:table-cell office:value-type="float" office:value="0.3669">
            <text:p>0.3669</text:p>
          </table:table-cell>
          <table:table-cell office:value-type="float" office:value="-0.27197">
            <text:p>-0.271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62">
            <text:p>-3.1262</text:p>
          </table:table-cell>
          <table:table-cell table:style-name="ce3" office:value-type="string">
            <text:p>-4.1613e-16</text:p>
          </table:table-cell>
          <table:table-cell office:value-type="float" office:value="0.025586">
            <text:p>0.025586</text:p>
          </table:table-cell>
        </table:table-row>
        <table:table-row table:style-name="ro2">
          <table:table-cell office:value-type="float" office:value="32.068">
            <text:p>32.068</text:p>
          </table:table-cell>
          <table:table-cell office:value-type="float" office:value="0.32641">
            <text:p>0.32641</text:p>
          </table:table-cell>
          <table:table-cell office:value-type="float" office:value="-0.79522">
            <text:p>-0.795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685">
            <text:p>-0.33685</text:p>
          </table:table-cell>
          <table:table-cell table:style-name="ce3" office:value-type="string">
            <text:p>-4.4409e-16</text:p>
          </table:table-cell>
          <table:table-cell office:value-type="float" office:value="0.025691">
            <text:p>0.025691</text:p>
          </table:table-cell>
          <table:table-cell/>
          <table:table-cell office:value-type="float" office:value="32.068">
            <text:p>32.068</text:p>
          </table:table-cell>
          <table:table-cell office:value-type="float" office:value="0.34981">
            <text:p>0.34981</text:p>
          </table:table-cell>
          <table:table-cell office:value-type="float" office:value="-0.27269">
            <text:p>-0.2726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69">
            <text:p>-3.1169</text:p>
          </table:table-cell>
          <table:table-cell table:style-name="ce3" office:value-type="string">
            <text:p>-4.1613e-16</text:p>
          </table:table-cell>
          <table:table-cell office:value-type="float" office:value="0.025691">
            <text:p>0.025691</text:p>
          </table:table-cell>
        </table:table-row>
        <table:table-row table:style-name="ro2">
          <table:table-cell office:value-type="float" office:value="32.202">
            <text:p>32.202</text:p>
          </table:table-cell>
          <table:table-cell office:value-type="float" office:value="0.34228">
            <text:p>0.34228</text:p>
          </table:table-cell>
          <table:table-cell office:value-type="float" office:value="-0.80061">
            <text:p>-0.800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617">
            <text:p>-0.33617</text:p>
          </table:table-cell>
          <table:table-cell office:value-type="float" office:value="0">
            <text:p>0</text:p>
          </table:table-cell>
          <table:table-cell office:value-type="float" office:value="0.025867">
            <text:p>0.025867</text:p>
          </table:table-cell>
          <table:table-cell/>
          <table:table-cell office:value-type="float" office:value="32.202">
            <text:p>32.202</text:p>
          </table:table-cell>
          <table:table-cell office:value-type="float" office:value="0.33366">
            <text:p>0.33366</text:p>
          </table:table-cell>
          <table:table-cell office:value-type="float" office:value="-0.27291">
            <text:p>-0.272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19">
            <text:p>-3.1119</text:p>
          </table:table-cell>
          <table:table-cell office:value-type="float" office:value="0">
            <text:p>0</text:p>
          </table:table-cell>
          <table:table-cell office:value-type="float" office:value="0.025867">
            <text:p>0.025867</text:p>
          </table:table-cell>
        </table:table-row>
        <table:table-row table:style-name="ro2">
          <table:table-cell office:value-type="float" office:value="32.335">
            <text:p>32.335</text:p>
          </table:table-cell>
          <table:table-cell office:value-type="float" office:value="0.35685">
            <text:p>0.35685</text:p>
          </table:table-cell>
          <table:table-cell office:value-type="float" office:value="-0.80542">
            <text:p>-0.805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036">
            <text:p>-0.33036</text:p>
          </table:table-cell>
          <table:table-cell office:value-type="float" office:value="0">
            <text:p>0</text:p>
          </table:table-cell>
          <table:table-cell office:value-type="float" office:value="0.025786">
            <text:p>0.025786</text:p>
          </table:table-cell>
          <table:table-cell/>
          <table:table-cell office:value-type="float" office:value="32.335">
            <text:p>32.335</text:p>
          </table:table-cell>
          <table:table-cell office:value-type="float" office:value="0.31744">
            <text:p>0.31744</text:p>
          </table:table-cell>
          <table:table-cell office:value-type="float" office:value="-0.27354">
            <text:p>-0.273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39">
            <text:p>-3.1239</text:p>
          </table:table-cell>
          <table:table-cell office:value-type="float" office:value="0">
            <text:p>0</text:p>
          </table:table-cell>
          <table:table-cell office:value-type="float" office:value="0.025786">
            <text:p>0.025786</text:p>
          </table:table-cell>
        </table:table-row>
        <table:table-row table:style-name="ro2">
          <table:table-cell office:value-type="float" office:value="32.469">
            <text:p>32.469</text:p>
          </table:table-cell>
          <table:table-cell office:value-type="float" office:value="0.37265">
            <text:p>0.37265</text:p>
          </table:table-cell>
          <table:table-cell office:value-type="float" office:value="-0.81088">
            <text:p>-0.810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95">
            <text:p>-0.3295</text:p>
          </table:table-cell>
          <table:table-cell office:value-type="float" office:value="0">
            <text:p>0</text:p>
          </table:table-cell>
          <table:table-cell office:value-type="float" office:value="0.025552">
            <text:p>0.025552</text:p>
          </table:table-cell>
          <table:table-cell/>
          <table:table-cell office:value-type="float" office:value="32.469">
            <text:p>32.469</text:p>
          </table:table-cell>
          <table:table-cell office:value-type="float" office:value="0.30126">
            <text:p>0.30126</text:p>
          </table:table-cell>
          <table:table-cell office:value-type="float" office:value="-0.27439">
            <text:p>-0.274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61">
            <text:p>-3.1161</text:p>
          </table:table-cell>
          <table:table-cell office:value-type="float" office:value="0">
            <text:p>0</text:p>
          </table:table-cell>
          <table:table-cell office:value-type="float" office:value="0.025552">
            <text:p>0.025552</text:p>
          </table:table-cell>
        </table:table-row>
        <table:table-row table:style-name="ro2">
          <table:table-cell office:value-type="float" office:value="32.603">
            <text:p>32.603</text:p>
          </table:table-cell>
          <table:table-cell office:value-type="float" office:value="0.38848">
            <text:p>0.38848</text:p>
          </table:table-cell>
          <table:table-cell office:value-type="float" office:value="-0.81619">
            <text:p>-0.816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899">
            <text:p>-0.32899</text:p>
          </table:table-cell>
          <table:table-cell table:style-name="ce3" office:value-type="string">
            <text:p>-4.4409e-16</text:p>
          </table:table-cell>
          <table:table-cell office:value-type="float" office:value="0.025389">
            <text:p>0.025389</text:p>
          </table:table-cell>
          <table:table-cell/>
          <table:table-cell office:value-type="float" office:value="32.603">
            <text:p>32.603</text:p>
          </table:table-cell>
          <table:table-cell office:value-type="float" office:value="0.28446">
            <text:p>0.28446</text:p>
          </table:table-cell>
          <table:table-cell office:value-type="float" office:value="-0.2747">
            <text:p>-0.27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15">
            <text:p>-3.1115</text:p>
          </table:table-cell>
          <table:table-cell table:style-name="ce3" office:value-type="string">
            <text:p>-4.1613e-16</text:p>
          </table:table-cell>
          <table:table-cell office:value-type="float" office:value="0.025389">
            <text:p>0.025389</text:p>
          </table:table-cell>
        </table:table-row>
        <table:table-row table:style-name="ro2">
          <table:table-cell office:value-type="float" office:value="32.736">
            <text:p>32.736</text:p>
          </table:table-cell>
          <table:table-cell office:value-type="float" office:value="0.39628">
            <text:p>0.39628</text:p>
          </table:table-cell>
          <table:table-cell office:value-type="float" office:value="-0.81924">
            <text:p>-0.819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609">
            <text:p>-0.32609</text:p>
          </table:table-cell>
          <table:table-cell office:value-type="float" office:value="0">
            <text:p>0</text:p>
          </table:table-cell>
          <table:table-cell office:value-type="float" office:value="0.025176">
            <text:p>0.025176</text:p>
          </table:table-cell>
          <table:table-cell/>
          <table:table-cell office:value-type="float" office:value="32.736">
            <text:p>32.736</text:p>
          </table:table-cell>
          <table:table-cell office:value-type="float" office:value="0.2681">
            <text:p>0.2681</text:p>
          </table:table-cell>
          <table:table-cell office:value-type="float" office:value="-0.27548">
            <text:p>-0.2754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36">
            <text:p>-3.1236</text:p>
          </table:table-cell>
          <table:table-cell office:value-type="float" office:value="0">
            <text:p>0</text:p>
          </table:table-cell>
          <table:table-cell office:value-type="float" office:value="0.025176">
            <text:p>0.025176</text:p>
          </table:table-cell>
        </table:table-row>
        <table:table-row table:style-name="ro2">
          <table:table-cell office:value-type="float" office:value="32.87">
            <text:p>32.87</text:p>
          </table:table-cell>
          <table:table-cell office:value-type="float" office:value="0.40747">
            <text:p>0.40747</text:p>
          </table:table-cell>
          <table:table-cell office:value-type="float" office:value="-0.82294">
            <text:p>-0.822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742">
            <text:p>-0.32742</text:p>
          </table:table-cell>
          <table:table-cell office:value-type="float" office:value="0">
            <text:p>0</text:p>
          </table:table-cell>
          <table:table-cell office:value-type="float" office:value="0.025064">
            <text:p>0.025064</text:p>
          </table:table-cell>
          <table:table-cell/>
          <table:table-cell office:value-type="float" office:value="32.87">
            <text:p>32.87</text:p>
          </table:table-cell>
          <table:table-cell office:value-type="float" office:value="0.25182">
            <text:p>0.25182</text:p>
          </table:table-cell>
          <table:table-cell office:value-type="float" office:value="-0.27596">
            <text:p>-0.275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24">
            <text:p>-3.1224</text:p>
          </table:table-cell>
          <table:table-cell office:value-type="float" office:value="0">
            <text:p>0</text:p>
          </table:table-cell>
          <table:table-cell office:value-type="float" office:value="0.025064">
            <text:p>0.025064</text:p>
          </table:table-cell>
        </table:table-row>
        <table:table-row table:style-name="ro2">
          <table:table-cell office:value-type="float" office:value="33.003">
            <text:p>33.003</text:p>
          </table:table-cell>
          <table:table-cell office:value-type="float" office:value="0.41371">
            <text:p>0.41371</text:p>
          </table:table-cell>
          <table:table-cell office:value-type="float" office:value="-0.82542">
            <text:p>-0.825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525">
            <text:p>-0.32525</text:p>
          </table:table-cell>
          <table:table-cell office:value-type="float" office:value="0">
            <text:p>0</text:p>
          </table:table-cell>
          <table:table-cell office:value-type="float" office:value="0.024817">
            <text:p>0.024817</text:p>
          </table:table-cell>
          <table:table-cell/>
          <table:table-cell office:value-type="float" office:value="33.003">
            <text:p>33.003</text:p>
          </table:table-cell>
          <table:table-cell office:value-type="float" office:value="0.23519">
            <text:p>0.23519</text:p>
          </table:table-cell>
          <table:table-cell office:value-type="float" office:value="-0.27626">
            <text:p>-0.2762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52">
            <text:p>-3.1152</text:p>
          </table:table-cell>
          <table:table-cell office:value-type="float" office:value="0">
            <text:p>0</text:p>
          </table:table-cell>
          <table:table-cell office:value-type="float" office:value="0.024817">
            <text:p>0.024817</text:p>
          </table:table-cell>
        </table:table-row>
        <table:table-row table:style-name="ro2">
          <table:table-cell office:value-type="float" office:value="33.137">
            <text:p>33.137</text:p>
          </table:table-cell>
          <table:table-cell office:value-type="float" office:value="0.39968">
            <text:p>0.39968</text:p>
          </table:table-cell>
          <table:table-cell office:value-type="float" office:value="-0.82097">
            <text:p>-0.820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7613">
            <text:p>-0.27613</text:p>
          </table:table-cell>
          <table:table-cell office:value-type="float" office:value="0">
            <text:p>0</text:p>
          </table:table-cell>
          <table:table-cell office:value-type="float" office:value="0.025159">
            <text:p>0.025159</text:p>
          </table:table-cell>
          <table:table-cell/>
          <table:table-cell office:value-type="float" office:value="33.137">
            <text:p>33.137</text:p>
          </table:table-cell>
          <table:table-cell office:value-type="float" office:value="0.2194">
            <text:p>0.2194</text:p>
          </table:table-cell>
          <table:table-cell office:value-type="float" office:value="-0.27728">
            <text:p>-0.277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06">
            <text:p>-3.1106</text:p>
          </table:table-cell>
          <table:table-cell office:value-type="float" office:value="0">
            <text:p>0</text:p>
          </table:table-cell>
          <table:table-cell office:value-type="float" office:value="0.025159">
            <text:p>0.025159</text:p>
          </table:table-cell>
        </table:table-row>
        <table:table-row table:style-name="ro2">
          <table:table-cell office:value-type="float" office:value="33.271">
            <text:p>33.271</text:p>
          </table:table-cell>
          <table:table-cell office:value-type="float" office:value="0.38366">
            <text:p>0.38366</text:p>
          </table:table-cell>
          <table:table-cell office:value-type="float" office:value="-0.81606">
            <text:p>-0.8160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424">
            <text:p>-0.24424</text:p>
          </table:table-cell>
          <table:table-cell table:style-name="ce3" office:value-type="string">
            <text:p>-4.4409e-16</text:p>
          </table:table-cell>
          <table:table-cell office:value-type="float" office:value="0.025488">
            <text:p>0.025488</text:p>
          </table:table-cell>
          <table:table-cell/>
          <table:table-cell office:value-type="float" office:value="33.271">
            <text:p>33.271</text:p>
          </table:table-cell>
          <table:table-cell office:value-type="float" office:value="0.20293">
            <text:p>0.20293</text:p>
          </table:table-cell>
          <table:table-cell office:value-type="float" office:value="-0.2779">
            <text:p>-0.27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082">
            <text:p>-3.1082</text:p>
          </table:table-cell>
          <table:table-cell table:style-name="ce3" office:value-type="string">
            <text:p>-4.1613e-16</text:p>
          </table:table-cell>
          <table:table-cell office:value-type="float" office:value="0.025488">
            <text:p>0.025488</text:p>
          </table:table-cell>
        </table:table-row>
        <table:table-row table:style-name="ro2">
          <table:table-cell office:value-type="float" office:value="33.404">
            <text:p>33.404</text:p>
          </table:table-cell>
          <table:table-cell office:value-type="float" office:value="0.37427">
            <text:p>0.37427</text:p>
          </table:table-cell>
          <table:table-cell office:value-type="float" office:value="-0.81334">
            <text:p>-0.8133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528">
            <text:p>-0.2528</text:p>
          </table:table-cell>
          <table:table-cell office:value-type="float" office:value="0">
            <text:p>0</text:p>
          </table:table-cell>
          <table:table-cell office:value-type="float" office:value="0.025468">
            <text:p>0.025468</text:p>
          </table:table-cell>
          <table:table-cell/>
          <table:table-cell office:value-type="float" office:value="33.404">
            <text:p>33.404</text:p>
          </table:table-cell>
          <table:table-cell office:value-type="float" office:value="0.18592">
            <text:p>0.18592</text:p>
          </table:table-cell>
          <table:table-cell office:value-type="float" office:value="-0.27805">
            <text:p>-0.278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07">
            <text:p>-3.107</text:p>
          </table:table-cell>
          <table:table-cell office:value-type="float" office:value="0">
            <text:p>0</text:p>
          </table:table-cell>
          <table:table-cell office:value-type="float" office:value="0.025468">
            <text:p>0.025468</text:p>
          </table:table-cell>
        </table:table-row>
        <table:table-row table:style-name="ro2">
          <table:table-cell office:value-type="float" office:value="33.538">
            <text:p>33.538</text:p>
          </table:table-cell>
          <table:table-cell office:value-type="float" office:value="0.36043">
            <text:p>0.36043</text:p>
          </table:table-cell>
          <table:table-cell office:value-type="float" office:value="-0.81051">
            <text:p>-0.810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218">
            <text:p>-0.23218</text:p>
          </table:table-cell>
          <table:table-cell table:style-name="ce3" office:value-type="string">
            <text:p>-4.4409e-16</text:p>
          </table:table-cell>
          <table:table-cell office:value-type="float" office:value="0.025721">
            <text:p>0.025721</text:p>
          </table:table-cell>
          <table:table-cell/>
          <table:table-cell office:value-type="float" office:value="33.538">
            <text:p>33.538</text:p>
          </table:table-cell>
          <table:table-cell office:value-type="float" office:value="0.17001">
            <text:p>0.17001</text:p>
          </table:table-cell>
          <table:table-cell office:value-type="float" office:value="-0.2782">
            <text:p>-0.27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45">
            <text:p>-3.1145</text:p>
          </table:table-cell>
          <table:table-cell table:style-name="ce3" office:value-type="string">
            <text:p>-4.1613e-16</text:p>
          </table:table-cell>
          <table:table-cell office:value-type="float" office:value="0.025721">
            <text:p>0.025721</text:p>
          </table:table-cell>
        </table:table-row>
        <table:table-row table:style-name="ro2">
          <table:table-cell office:value-type="float" office:value="33.672">
            <text:p>33.672</text:p>
          </table:table-cell>
          <table:table-cell office:value-type="float" office:value="0.34359">
            <text:p>0.34359</text:p>
          </table:table-cell>
          <table:table-cell office:value-type="float" office:value="-0.80688">
            <text:p>-0.806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606">
            <text:p>-0.21606</text:p>
          </table:table-cell>
          <table:table-cell table:style-name="ce3" office:value-type="string">
            <text:p>-4.4409e-16</text:p>
          </table:table-cell>
          <table:table-cell office:value-type="float" office:value="0.026102">
            <text:p>0.026102</text:p>
          </table:table-cell>
          <table:table-cell/>
          <table:table-cell office:value-type="float" office:value="33.672">
            <text:p>33.672</text:p>
          </table:table-cell>
          <table:table-cell office:value-type="float" office:value="0.15348">
            <text:p>0.15348</text:p>
          </table:table-cell>
          <table:table-cell office:value-type="float" office:value="-0.27927">
            <text:p>-0.279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02">
            <text:p>-3.1102</text:p>
          </table:table-cell>
          <table:table-cell table:style-name="ce3" office:value-type="string">
            <text:p>-4.1613e-16</text:p>
          </table:table-cell>
          <table:table-cell office:value-type="float" office:value="0.026102">
            <text:p>0.026102</text:p>
          </table:table-cell>
        </table:table-row>
        <table:table-row table:style-name="ro2">
          <table:table-cell office:value-type="float" office:value="33.805">
            <text:p>33.805</text:p>
          </table:table-cell>
          <table:table-cell office:value-type="float" office:value="0.32809">
            <text:p>0.32809</text:p>
          </table:table-cell>
          <table:table-cell office:value-type="float" office:value="-0.80373">
            <text:p>-0.803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692">
            <text:p>-0.20692</text:p>
          </table:table-cell>
          <table:table-cell table:style-name="ce3" office:value-type="string">
            <text:p>-4.4409e-16</text:p>
          </table:table-cell>
          <table:table-cell office:value-type="float" office:value="0.025968">
            <text:p>0.025968</text:p>
          </table:table-cell>
          <table:table-cell/>
          <table:table-cell office:value-type="float" office:value="33.805">
            <text:p>33.805</text:p>
          </table:table-cell>
          <table:table-cell office:value-type="float" office:value="0.13729">
            <text:p>0.13729</text:p>
          </table:table-cell>
          <table:table-cell office:value-type="float" office:value="-0.27968">
            <text:p>-0.279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079">
            <text:p>-3.1079</text:p>
          </table:table-cell>
          <table:table-cell table:style-name="ce3" office:value-type="string">
            <text:p>-4.1613e-16</text:p>
          </table:table-cell>
          <table:table-cell office:value-type="float" office:value="0.025968">
            <text:p>0.025968</text:p>
          </table:table-cell>
        </table:table-row>
        <table:table-row table:style-name="ro2">
          <table:table-cell office:value-type="float" office:value="33.939">
            <text:p>33.939</text:p>
          </table:table-cell>
          <table:table-cell office:value-type="float" office:value="0.31215">
            <text:p>0.31215</text:p>
          </table:table-cell>
          <table:table-cell office:value-type="float" office:value="-0.80028">
            <text:p>-0.800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767">
            <text:p>-0.20767</text:p>
          </table:table-cell>
          <table:table-cell table:style-name="ce3" office:value-type="string">
            <text:p>-4.4409e-16</text:p>
          </table:table-cell>
          <table:table-cell office:value-type="float" office:value="0.026133">
            <text:p>0.026133</text:p>
          </table:table-cell>
          <table:table-cell/>
          <table:table-cell office:value-type="float" office:value="33.939">
            <text:p>33.939</text:p>
          </table:table-cell>
          <table:table-cell office:value-type="float" office:value="0.12087">
            <text:p>0.12087</text:p>
          </table:table-cell>
          <table:table-cell office:value-type="float" office:value="-0.27989">
            <text:p>-0.279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52">
            <text:p>-3.1152</text:p>
          </table:table-cell>
          <table:table-cell table:style-name="ce3" office:value-type="string">
            <text:p>-4.1613e-16</text:p>
          </table:table-cell>
          <table:table-cell office:value-type="float" office:value="0.026133">
            <text:p>0.026133</text:p>
          </table:table-cell>
        </table:table-row>
        <table:table-row table:style-name="ro2">
          <table:table-cell office:value-type="float" office:value="34.072">
            <text:p>34.072</text:p>
          </table:table-cell>
          <table:table-cell office:value-type="float" office:value="0.29621">
            <text:p>0.29621</text:p>
          </table:table-cell>
          <table:table-cell office:value-type="float" office:value="-0.79669">
            <text:p>-0.7966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192">
            <text:p>-0.20192</text:p>
          </table:table-cell>
          <table:table-cell office:value-type="float" office:value="0">
            <text:p>0</text:p>
          </table:table-cell>
          <table:table-cell office:value-type="float" office:value="0.026454">
            <text:p>0.026454</text:p>
          </table:table-cell>
          <table:table-cell/>
          <table:table-cell office:value-type="float" office:value="34.072">
            <text:p>34.072</text:p>
          </table:table-cell>
          <table:table-cell office:value-type="float" office:value="0.10412">
            <text:p>0.10412</text:p>
          </table:table-cell>
          <table:table-cell office:value-type="float" office:value="-0.28036">
            <text:p>-0.280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74">
            <text:p>-3.1174</text:p>
          </table:table-cell>
          <table:table-cell office:value-type="float" office:value="0">
            <text:p>0</text:p>
          </table:table-cell>
          <table:table-cell office:value-type="float" office:value="0.026454">
            <text:p>0.026454</text:p>
          </table:table-cell>
        </table:table-row>
        <table:table-row table:style-name="ro2">
          <table:table-cell office:value-type="float" office:value="34.206">
            <text:p>34.206</text:p>
          </table:table-cell>
          <table:table-cell office:value-type="float" office:value="0.28028">
            <text:p>0.28028</text:p>
          </table:table-cell>
          <table:table-cell office:value-type="float" office:value="-0.79319">
            <text:p>-0.793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01">
            <text:p>-0.2001</text:p>
          </table:table-cell>
          <table:table-cell office:value-type="float" office:value="0">
            <text:p>0</text:p>
          </table:table-cell>
          <table:table-cell office:value-type="float" office:value="0.026174">
            <text:p>0.026174</text:p>
          </table:table-cell>
          <table:table-cell/>
          <table:table-cell office:value-type="float" office:value="34.206">
            <text:p>34.206</text:p>
          </table:table-cell>
          <table:table-cell office:value-type="float" office:value="0.087772">
            <text:p>0.087772</text:p>
          </table:table-cell>
          <table:table-cell office:value-type="float" office:value="-0.28124">
            <text:p>-0.281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22">
            <text:p>-3.1122</text:p>
          </table:table-cell>
          <table:table-cell office:value-type="float" office:value="0">
            <text:p>0</text:p>
          </table:table-cell>
          <table:table-cell office:value-type="float" office:value="0.026174">
            <text:p>0.026174</text:p>
          </table:table-cell>
        </table:table-row>
        <table:table-row table:style-name="ro2">
          <table:table-cell office:value-type="float" office:value="34.34">
            <text:p>34.34</text:p>
          </table:table-cell>
          <table:table-cell office:value-type="float" office:value="0.26432">
            <text:p>0.26432</text:p>
          </table:table-cell>
          <table:table-cell office:value-type="float" office:value="-0.78994">
            <text:p>-0.789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9901">
            <text:p>-0.19901</text:p>
          </table:table-cell>
          <table:table-cell office:value-type="float" office:value="0">
            <text:p>0</text:p>
          </table:table-cell>
          <table:table-cell office:value-type="float" office:value="0.026183">
            <text:p>0.026183</text:p>
          </table:table-cell>
          <table:table-cell/>
          <table:table-cell office:value-type="float" office:value="34.34">
            <text:p>34.34</text:p>
          </table:table-cell>
          <table:table-cell office:value-type="float" office:value="0.071143">
            <text:p>0.071143</text:p>
          </table:table-cell>
          <table:table-cell office:value-type="float" office:value="-0.28143">
            <text:p>-0.281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092">
            <text:p>-3.1092</text:p>
          </table:table-cell>
          <table:table-cell office:value-type="float" office:value="0">
            <text:p>0</text:p>
          </table:table-cell>
          <table:table-cell office:value-type="float" office:value="0.026183">
            <text:p>0.026183</text:p>
          </table:table-cell>
        </table:table-row>
        <table:table-row table:style-name="ro2">
          <table:table-cell office:value-type="float" office:value="34.473">
            <text:p>34.473</text:p>
          </table:table-cell>
          <table:table-cell office:value-type="float" office:value="0.24839">
            <text:p>0.24839</text:p>
          </table:table-cell>
          <table:table-cell office:value-type="float" office:value="-0.78686">
            <text:p>-0.786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644">
            <text:p>-0.20644</text:p>
          </table:table-cell>
          <table:table-cell table:style-name="ce3" office:value-type="string">
            <text:p>-4.4409e-16</text:p>
          </table:table-cell>
          <table:table-cell office:value-type="float" office:value="0.026351">
            <text:p>0.026351</text:p>
          </table:table-cell>
          <table:table-cell/>
          <table:table-cell office:value-type="float" office:value="34.473">
            <text:p>34.473</text:p>
          </table:table-cell>
          <table:table-cell office:value-type="float" office:value="0.054761">
            <text:p>0.054761</text:p>
          </table:table-cell>
          <table:table-cell office:value-type="float" office:value="-0.28162">
            <text:p>-0.281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22">
            <text:p>-3.1222</text:p>
          </table:table-cell>
          <table:table-cell table:style-name="ce3" office:value-type="string">
            <text:p>-4.1613e-16</text:p>
          </table:table-cell>
          <table:table-cell office:value-type="float" office:value="0.026351">
            <text:p>0.026351</text:p>
          </table:table-cell>
        </table:table-row>
        <table:table-row table:style-name="ro2">
          <table:table-cell office:value-type="float" office:value="34.607">
            <text:p>34.607</text:p>
          </table:table-cell>
          <table:table-cell office:value-type="float" office:value="0.23195">
            <text:p>0.23195</text:p>
          </table:table-cell>
          <table:table-cell office:value-type="float" office:value="-0.78301">
            <text:p>-0.783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28">
            <text:p>-0.2028</text:p>
          </table:table-cell>
          <table:table-cell table:style-name="ce3" office:value-type="string">
            <text:p>-4.4409e-16</text:p>
          </table:table-cell>
          <table:table-cell office:value-type="float" office:value="0.026203">
            <text:p>0.026203</text:p>
          </table:table-cell>
          <table:table-cell/>
          <table:table-cell office:value-type="float" office:value="34.607">
            <text:p>34.607</text:p>
          </table:table-cell>
          <table:table-cell office:value-type="float" office:value="0.03876">
            <text:p>0.03876</text:p>
          </table:table-cell>
          <table:table-cell office:value-type="float" office:value="-0.28226">
            <text:p>-0.2822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51">
            <text:p>-3.1151</text:p>
          </table:table-cell>
          <table:table-cell table:style-name="ce3" office:value-type="string">
            <text:p>-4.1613e-16</text:p>
          </table:table-cell>
          <table:table-cell office:value-type="float" office:value="0.026203">
            <text:p>0.026203</text:p>
          </table:table-cell>
        </table:table-row>
        <table:table-row table:style-name="ro2">
          <table:table-cell office:value-type="float" office:value="34.741">
            <text:p>34.741</text:p>
          </table:table-cell>
          <table:table-cell office:value-type="float" office:value="0.21611">
            <text:p>0.21611</text:p>
          </table:table-cell>
          <table:table-cell office:value-type="float" office:value="-0.77945">
            <text:p>-0.7794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245">
            <text:p>-0.20245</text:p>
          </table:table-cell>
          <table:table-cell table:style-name="ce3" office:value-type="string">
            <text:p>-4.4409e-16</text:p>
          </table:table-cell>
          <table:table-cell office:value-type="float" office:value="0.026164">
            <text:p>0.026164</text:p>
          </table:table-cell>
          <table:table-cell/>
          <table:table-cell office:value-type="float" office:value="34.741">
            <text:p>34.741</text:p>
          </table:table-cell>
          <table:table-cell office:value-type="float" office:value="0.021849">
            <text:p>0.021849</text:p>
          </table:table-cell>
          <table:table-cell office:value-type="float" office:value="-0.28299">
            <text:p>-0.282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14">
            <text:p>-3.1114</text:p>
          </table:table-cell>
          <table:table-cell table:style-name="ce3" office:value-type="string">
            <text:p>-4.1613e-16</text:p>
          </table:table-cell>
          <table:table-cell office:value-type="float" office:value="0.026164">
            <text:p>0.026164</text:p>
          </table:table-cell>
        </table:table-row>
        <table:table-row table:style-name="ro2">
          <table:table-cell office:value-type="float" office:value="34.874">
            <text:p>34.874</text:p>
          </table:table-cell>
          <table:table-cell office:value-type="float" office:value="0.20021">
            <text:p>0.20021</text:p>
          </table:table-cell>
          <table:table-cell office:value-type="float" office:value="-0.7759">
            <text:p>-0.77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448">
            <text:p>-0.20448</text:p>
          </table:table-cell>
          <table:table-cell table:style-name="ce3" office:value-type="string">
            <text:p>-4.4409e-16</text:p>
          </table:table-cell>
          <table:table-cell office:value-type="float" office:value="0.026302">
            <text:p>0.026302</text:p>
          </table:table-cell>
          <table:table-cell/>
          <table:table-cell office:value-type="float" office:value="34.874">
            <text:p>34.874</text:p>
          </table:table-cell>
          <table:table-cell office:value-type="float" office:value="0.0057319">
            <text:p>0.0057319</text:p>
          </table:table-cell>
          <table:table-cell office:value-type="float" office:value="-0.28327">
            <text:p>-0.283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71">
            <text:p>-3.1171</text:p>
          </table:table-cell>
          <table:table-cell table:style-name="ce3" office:value-type="string">
            <text:p>-4.1613e-16</text:p>
          </table:table-cell>
          <table:table-cell office:value-type="float" office:value="0.026302">
            <text:p>0.026302</text:p>
          </table:table-cell>
        </table:table-row>
        <table:table-row table:style-name="ro2">
          <table:table-cell office:value-type="float" office:value="35.008">
            <text:p>35.008</text:p>
          </table:table-cell>
          <table:table-cell office:value-type="float" office:value="0.18432">
            <text:p>0.18432</text:p>
          </table:table-cell>
          <table:table-cell office:value-type="float" office:value="-0.77232">
            <text:p>-0.772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939">
            <text:p>-0.20939</text:p>
          </table:table-cell>
          <table:table-cell table:style-name="ce3" office:value-type="string">
            <text:p>-4.4409e-16</text:p>
          </table:table-cell>
          <table:table-cell office:value-type="float" office:value="0.026235">
            <text:p>0.026235</text:p>
          </table:table-cell>
          <table:table-cell/>
          <table:table-cell office:value-type="float" office:value="35.008">
            <text:p>35.008</text:p>
          </table:table-cell>
          <table:table-cell office:value-type="float" office:value="-0.010826">
            <text:p>-0.010826</text:p>
          </table:table-cell>
          <table:table-cell office:value-type="float" office:value="-0.28334">
            <text:p>-0.2833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69">
            <text:p>-3.1269</text:p>
          </table:table-cell>
          <table:table-cell table:style-name="ce3" office:value-type="string">
            <text:p>-4.1613e-16</text:p>
          </table:table-cell>
          <table:table-cell office:value-type="float" office:value="0.026235">
            <text:p>0.026235</text:p>
          </table:table-cell>
        </table:table-row>
        <table:table-row table:style-name="ro2">
          <table:table-cell office:value-type="float" office:value="35.141">
            <text:p>35.141</text:p>
          </table:table-cell>
          <table:table-cell office:value-type="float" office:value="0.16831">
            <text:p>0.16831</text:p>
          </table:table-cell>
          <table:table-cell office:value-type="float" office:value="-0.76889">
            <text:p>-0.768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232">
            <text:p>-0.21232</text:p>
          </table:table-cell>
          <table:table-cell table:style-name="ce3" office:value-type="string">
            <text:p>-4.4409e-16</text:p>
          </table:table-cell>
          <table:table-cell office:value-type="float" office:value="0.026183">
            <text:p>0.026183</text:p>
          </table:table-cell>
          <table:table-cell/>
          <table:table-cell office:value-type="float" office:value="35.141">
            <text:p>35.141</text:p>
          </table:table-cell>
          <table:table-cell office:value-type="float" office:value="-0.027061">
            <text:p>-0.027061</text:p>
          </table:table-cell>
          <table:table-cell office:value-type="float" office:value="-0.28381">
            <text:p>-0.283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44">
            <text:p>-3.1244</text:p>
          </table:table-cell>
          <table:table-cell table:style-name="ce3" office:value-type="string">
            <text:p>-4.1613e-16</text:p>
          </table:table-cell>
          <table:table-cell office:value-type="float" office:value="0.026183">
            <text:p>0.026183</text:p>
          </table:table-cell>
        </table:table-row>
        <table:table-row table:style-name="ro2">
          <table:table-cell office:value-type="float" office:value="35.275">
            <text:p>35.275</text:p>
          </table:table-cell>
          <table:table-cell office:value-type="float" office:value="0.15247">
            <text:p>0.15247</text:p>
          </table:table-cell>
          <table:table-cell office:value-type="float" office:value="-0.76534">
            <text:p>-0.7653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407">
            <text:p>-0.21407</text:p>
          </table:table-cell>
          <table:table-cell office:value-type="float" office:value="0">
            <text:p>0</text:p>
          </table:table-cell>
          <table:table-cell office:value-type="float" office:value="0.026406">
            <text:p>0.026406</text:p>
          </table:table-cell>
          <table:table-cell/>
          <table:table-cell office:value-type="float" office:value="35.275">
            <text:p>35.275</text:p>
          </table:table-cell>
          <table:table-cell office:value-type="float" office:value="-0.043163">
            <text:p>-0.043163</text:p>
          </table:table-cell>
          <table:table-cell office:value-type="float" office:value="-0.28463">
            <text:p>-0.284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7">
            <text:p>-3.117</text:p>
          </table:table-cell>
          <table:table-cell office:value-type="float" office:value="0">
            <text:p>0</text:p>
          </table:table-cell>
          <table:table-cell office:value-type="float" office:value="0.026406">
            <text:p>0.026406</text:p>
          </table:table-cell>
        </table:table-row>
        <table:table-row table:style-name="ro2">
          <table:table-cell office:value-type="float" office:value="35.409">
            <text:p>35.409</text:p>
          </table:table-cell>
          <table:table-cell office:value-type="float" office:value="0.13653">
            <text:p>0.13653</text:p>
          </table:table-cell>
          <table:table-cell office:value-type="float" office:value="-0.76161">
            <text:p>-0.761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935">
            <text:p>-0.21935</text:p>
          </table:table-cell>
          <table:table-cell office:value-type="float" office:value="0">
            <text:p>0</text:p>
          </table:table-cell>
          <table:table-cell office:value-type="float" office:value="0.026367">
            <text:p>0.026367</text:p>
          </table:table-cell>
          <table:table-cell/>
          <table:table-cell office:value-type="float" office:value="35.409">
            <text:p>35.409</text:p>
          </table:table-cell>
          <table:table-cell office:value-type="float" office:value="-0.059357">
            <text:p>-0.059357</text:p>
          </table:table-cell>
          <table:table-cell office:value-type="float" office:value="-0.28494">
            <text:p>-0.284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04">
            <text:p>-3.1204</text:p>
          </table:table-cell>
          <table:table-cell office:value-type="float" office:value="0">
            <text:p>0</text:p>
          </table:table-cell>
          <table:table-cell office:value-type="float" office:value="0.026367">
            <text:p>0.026367</text:p>
          </table:table-cell>
        </table:table-row>
        <table:table-row table:style-name="ro2">
          <table:table-cell office:value-type="float" office:value="35.542">
            <text:p>35.542</text:p>
          </table:table-cell>
          <table:table-cell office:value-type="float" office:value="0.12047">
            <text:p>0.12047</text:p>
          </table:table-cell>
          <table:table-cell office:value-type="float" office:value="-0.75771">
            <text:p>-0.7577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878">
            <text:p>-0.21878</text:p>
          </table:table-cell>
          <table:table-cell office:value-type="float" office:value="0">
            <text:p>0</text:p>
          </table:table-cell>
          <table:table-cell office:value-type="float" office:value="0.026274">
            <text:p>0.026274</text:p>
          </table:table-cell>
          <table:table-cell/>
          <table:table-cell office:value-type="float" office:value="35.542">
            <text:p>35.542</text:p>
          </table:table-cell>
          <table:table-cell office:value-type="float" office:value="-0.07587">
            <text:p>-0.07587</text:p>
          </table:table-cell>
          <table:table-cell office:value-type="float" office:value="-0.28503">
            <text:p>-0.2850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89">
            <text:p>-3.1289</text:p>
          </table:table-cell>
          <table:table-cell office:value-type="float" office:value="0">
            <text:p>0</text:p>
          </table:table-cell>
          <table:table-cell office:value-type="float" office:value="0.026274">
            <text:p>0.026274</text:p>
          </table:table-cell>
        </table:table-row>
        <table:table-row table:style-name="ro2">
          <table:table-cell office:value-type="float" office:value="35.676">
            <text:p>35.676</text:p>
          </table:table-cell>
          <table:table-cell office:value-type="float" office:value="0.10458">
            <text:p>0.10458</text:p>
          </table:table-cell>
          <table:table-cell office:value-type="float" office:value="-0.75417">
            <text:p>-0.7541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843">
            <text:p>-0.21843</text:p>
          </table:table-cell>
          <table:table-cell office:value-type="float" office:value="0">
            <text:p>0</text:p>
          </table:table-cell>
          <table:table-cell office:value-type="float" office:value="0.026659">
            <text:p>0.026659</text:p>
          </table:table-cell>
          <table:table-cell/>
          <table:table-cell office:value-type="float" office:value="35.676">
            <text:p>35.676</text:p>
          </table:table-cell>
          <table:table-cell office:value-type="float" office:value="-0.092862">
            <text:p>-0.092862</text:p>
          </table:table-cell>
          <table:table-cell office:value-type="float" office:value="-0.28502">
            <text:p>-0.2850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34">
            <text:p>-3.134</text:p>
          </table:table-cell>
          <table:table-cell office:value-type="float" office:value="0">
            <text:p>0</text:p>
          </table:table-cell>
          <table:table-cell office:value-type="float" office:value="0.026659">
            <text:p>0.026659</text:p>
          </table:table-cell>
        </table:table-row>
        <table:table-row table:style-name="ro2">
          <table:table-cell office:value-type="float" office:value="35.809">
            <text:p>35.809</text:p>
          </table:table-cell>
          <table:table-cell office:value-type="float" office:value="0.088773">
            <text:p>0.088773</text:p>
          </table:table-cell>
          <table:table-cell office:value-type="float" office:value="-0.75029">
            <text:p>-0.750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137">
            <text:p>-0.21137</text:p>
          </table:table-cell>
          <table:table-cell office:value-type="float" office:value="0">
            <text:p>0</text:p>
          </table:table-cell>
          <table:table-cell office:value-type="float" office:value="0.02652">
            <text:p>0.02652</text:p>
          </table:table-cell>
          <table:table-cell/>
          <table:table-cell office:value-type="float" office:value="35.809">
            <text:p>35.809</text:p>
          </table:table-cell>
          <table:table-cell office:value-type="float" office:value="-0.1087">
            <text:p>-0.1087</text:p>
          </table:table-cell>
          <table:table-cell office:value-type="float" office:value="-0.28541">
            <text:p>-0.2854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87">
            <text:p>-3.1287</text:p>
          </table:table-cell>
          <table:table-cell office:value-type="float" office:value="0">
            <text:p>0</text:p>
          </table:table-cell>
          <table:table-cell office:value-type="float" office:value="0.02652">
            <text:p>0.02652</text:p>
          </table:table-cell>
        </table:table-row>
        <table:table-row table:style-name="ro2">
          <table:table-cell office:value-type="float" office:value="35.943">
            <text:p>35.943</text:p>
          </table:table-cell>
          <table:table-cell office:value-type="float" office:value="0.072606">
            <text:p>0.072606</text:p>
          </table:table-cell>
          <table:table-cell office:value-type="float" office:value="-0.74688">
            <text:p>-0.746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555">
            <text:p>-0.21555</text:p>
          </table:table-cell>
          <table:table-cell office:value-type="float" office:value="0">
            <text:p>0</text:p>
          </table:table-cell>
          <table:table-cell office:value-type="float" office:value="0.026306">
            <text:p>0.026306</text:p>
          </table:table-cell>
          <table:table-cell/>
          <table:table-cell office:value-type="float" office:value="35.943">
            <text:p>35.943</text:p>
          </table:table-cell>
          <table:table-cell office:value-type="float" office:value="-0.125">
            <text:p>-0.125</text:p>
          </table:table-cell>
          <table:table-cell office:value-type="float" office:value="-0.28615">
            <text:p>-0.286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55">
            <text:p>-3.1255</text:p>
          </table:table-cell>
          <table:table-cell office:value-type="float" office:value="0">
            <text:p>0</text:p>
          </table:table-cell>
          <table:table-cell office:value-type="float" office:value="0.026306">
            <text:p>0.026306</text:p>
          </table:table-cell>
        </table:table-row>
        <table:table-row table:style-name="ro2">
          <table:table-cell office:value-type="float" office:value="36.077">
            <text:p>36.077</text:p>
          </table:table-cell>
          <table:table-cell office:value-type="float" office:value="0.056463">
            <text:p>0.056463</text:p>
          </table:table-cell>
          <table:table-cell office:value-type="float" office:value="-0.7431">
            <text:p>-0.74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484">
            <text:p>-0.21484</text:p>
          </table:table-cell>
          <table:table-cell table:style-name="ce3" office:value-type="string">
            <text:p>-4.4409e-16</text:p>
          </table:table-cell>
          <table:table-cell office:value-type="float" office:value="0.026581">
            <text:p>0.026581</text:p>
          </table:table-cell>
          <table:table-cell/>
          <table:table-cell office:value-type="float" office:value="36.077">
            <text:p>36.077</text:p>
          </table:table-cell>
          <table:table-cell office:value-type="float" office:value="-0.14124">
            <text:p>-0.14124</text:p>
          </table:table-cell>
          <table:table-cell office:value-type="float" office:value="-0.28662">
            <text:p>-0.286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319">
            <text:p>-3.1319</text:p>
          </table:table-cell>
          <table:table-cell table:style-name="ce3" office:value-type="string">
            <text:p>-4.1613e-16</text:p>
          </table:table-cell>
          <table:table-cell office:value-type="float" office:value="0.026581">
            <text:p>0.026581</text:p>
          </table:table-cell>
        </table:table-row>
        <table:table-row table:style-name="ro2">
          <table:table-cell office:value-type="float" office:value="36.21">
            <text:p>36.21</text:p>
          </table:table-cell>
          <table:table-cell office:value-type="float" office:value="0.040514">
            <text:p>0.040514</text:p>
          </table:table-cell>
          <table:table-cell office:value-type="float" office:value="-0.73945">
            <text:p>-0.7394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1">
            <text:p>-0.221</text:p>
          </table:table-cell>
          <table:table-cell office:value-type="float" office:value="0">
            <text:p>0</text:p>
          </table:table-cell>
          <table:table-cell office:value-type="float" office:value="0.026505">
            <text:p>0.026505</text:p>
          </table:table-cell>
          <table:table-cell/>
          <table:table-cell office:value-type="float" office:value="36.21">
            <text:p>36.21</text:p>
          </table:table-cell>
          <table:table-cell office:value-type="float" office:value="-0.15799">
            <text:p>-0.15799</text:p>
          </table:table-cell>
          <table:table-cell office:value-type="float" office:value="-0.28724">
            <text:p>-0.287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07">
            <text:p>-3.1207</text:p>
          </table:table-cell>
          <table:table-cell office:value-type="float" office:value="0">
            <text:p>0</text:p>
          </table:table-cell>
          <table:table-cell office:value-type="float" office:value="0.026505">
            <text:p>0.026505</text:p>
          </table:table-cell>
        </table:table-row>
        <table:table-row table:style-name="ro2">
          <table:table-cell office:value-type="float" office:value="36.344">
            <text:p>36.344</text:p>
          </table:table-cell>
          <table:table-cell office:value-type="float" office:value="0.024728">
            <text:p>0.024728</text:p>
          </table:table-cell>
          <table:table-cell office:value-type="float" office:value="-0.73588">
            <text:p>-0.735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869">
            <text:p>-0.22869</text:p>
          </table:table-cell>
          <table:table-cell office:value-type="float" office:value="0">
            <text:p>0</text:p>
          </table:table-cell>
          <table:table-cell office:value-type="float" office:value="0.026248">
            <text:p>0.026248</text:p>
          </table:table-cell>
          <table:table-cell/>
          <table:table-cell office:value-type="float" office:value="36.344">
            <text:p>36.344</text:p>
          </table:table-cell>
          <table:table-cell office:value-type="float" office:value="-0.17388">
            <text:p>-0.17388</text:p>
          </table:table-cell>
          <table:table-cell office:value-type="float" office:value="-0.28744">
            <text:p>-0.2874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42">
            <text:p>-3.1142</text:p>
          </table:table-cell>
          <table:table-cell office:value-type="float" office:value="0">
            <text:p>0</text:p>
          </table:table-cell>
          <table:table-cell office:value-type="float" office:value="0.026248">
            <text:p>0.026248</text:p>
          </table:table-cell>
        </table:table-row>
        <table:table-row table:style-name="ro2">
          <table:table-cell office:value-type="float" office:value="36.478">
            <text:p>36.478</text:p>
          </table:table-cell>
          <table:table-cell office:value-type="float" office:value="0.0088656">
            <text:p>0.0088656</text:p>
          </table:table-cell>
          <table:table-cell office:value-type="float" office:value="-0.73204">
            <text:p>-0.732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145">
            <text:p>-0.23145</text:p>
          </table:table-cell>
          <table:table-cell table:style-name="ce3" office:value-type="string">
            <text:p>-4.4409e-16</text:p>
          </table:table-cell>
          <table:table-cell office:value-type="float" office:value="0.026408">
            <text:p>0.026408</text:p>
          </table:table-cell>
          <table:table-cell/>
          <table:table-cell office:value-type="float" office:value="36.478">
            <text:p>36.478</text:p>
          </table:table-cell>
          <table:table-cell office:value-type="float" office:value="-0.19051">
            <text:p>-0.19051</text:p>
          </table:table-cell>
          <table:table-cell office:value-type="float" office:value="-0.28828">
            <text:p>-0.288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52">
            <text:p>-3.1252</text:p>
          </table:table-cell>
          <table:table-cell table:style-name="ce3" office:value-type="string">
            <text:p>-4.1613e-16</text:p>
          </table:table-cell>
          <table:table-cell office:value-type="float" office:value="0.026408">
            <text:p>0.026408</text:p>
          </table:table-cell>
        </table:table-row>
        <table:table-row table:style-name="ro2">
          <table:table-cell office:value-type="float" office:value="36.611">
            <text:p>36.611</text:p>
          </table:table-cell>
          <table:table-cell office:value-type="float" office:value="-0.0070717">
            <text:p>-0.0070717</text:p>
          </table:table-cell>
          <table:table-cell office:value-type="float" office:value="-0.72795">
            <text:p>-0.727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839">
            <text:p>-0.22839</text:p>
          </table:table-cell>
          <table:table-cell table:style-name="ce3" office:value-type="string">
            <text:p>-4.4409e-16</text:p>
          </table:table-cell>
          <table:table-cell office:value-type="float" office:value="0.026415">
            <text:p>0.026415</text:p>
          </table:table-cell>
          <table:table-cell/>
          <table:table-cell office:value-type="float" office:value="36.611">
            <text:p>36.611</text:p>
          </table:table-cell>
          <table:table-cell office:value-type="float" office:value="-0.20619">
            <text:p>-0.20619</text:p>
          </table:table-cell>
          <table:table-cell office:value-type="float" office:value="-0.28877">
            <text:p>-0.288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34">
            <text:p>-3.1234</text:p>
          </table:table-cell>
          <table:table-cell table:style-name="ce3" office:value-type="string">
            <text:p>-4.1613e-16</text:p>
          </table:table-cell>
          <table:table-cell office:value-type="float" office:value="0.026415">
            <text:p>0.026415</text:p>
          </table:table-cell>
        </table:table-row>
        <table:table-row table:style-name="ro2">
          <table:table-cell office:value-type="float" office:value="36.745">
            <text:p>36.745</text:p>
          </table:table-cell>
          <table:table-cell office:value-type="float" office:value="-0.023178">
            <text:p>-0.023178</text:p>
          </table:table-cell>
          <table:table-cell office:value-type="float" office:value="-0.72408">
            <text:p>-0.724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476">
            <text:p>-0.22476</text:p>
          </table:table-cell>
          <table:table-cell table:style-name="ce3" office:value-type="string">
            <text:p>-4.4409e-16</text:p>
          </table:table-cell>
          <table:table-cell office:value-type="float" office:value="0.026227">
            <text:p>0.026227</text:p>
          </table:table-cell>
          <table:table-cell/>
          <table:table-cell office:value-type="float" office:value="36.745">
            <text:p>36.745</text:p>
          </table:table-cell>
          <table:table-cell office:value-type="float" office:value="-0.22303">
            <text:p>-0.22303</text:p>
          </table:table-cell>
          <table:table-cell office:value-type="float" office:value="-0.28918">
            <text:p>-0.289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42">
            <text:p>-3.1242</text:p>
          </table:table-cell>
          <table:table-cell table:style-name="ce3" office:value-type="string">
            <text:p>-4.1613e-16</text:p>
          </table:table-cell>
          <table:table-cell office:value-type="float" office:value="0.026227">
            <text:p>0.026227</text:p>
          </table:table-cell>
        </table:table-row>
        <table:table-row table:style-name="ro2">
          <table:table-cell office:value-type="float" office:value="36.878">
            <text:p>36.878</text:p>
          </table:table-cell>
          <table:table-cell office:value-type="float" office:value="-0.038738">
            <text:p>-0.038738</text:p>
          </table:table-cell>
          <table:table-cell office:value-type="float" office:value="-0.72033">
            <text:p>-0.7203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093">
            <text:p>-0.23093</text:p>
          </table:table-cell>
          <table:table-cell office:value-type="float" office:value="0">
            <text:p>0</text:p>
          </table:table-cell>
          <table:table-cell office:value-type="float" office:value="0.026325">
            <text:p>0.026325</text:p>
          </table:table-cell>
          <table:table-cell/>
          <table:table-cell office:value-type="float" office:value="36.878">
            <text:p>36.878</text:p>
          </table:table-cell>
          <table:table-cell office:value-type="float" office:value="-0.23864">
            <text:p>-0.23864</text:p>
          </table:table-cell>
          <table:table-cell office:value-type="float" office:value="-0.28916">
            <text:p>-0.289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28">
            <text:p>-3.1228</text:p>
          </table:table-cell>
          <table:table-cell office:value-type="float" office:value="0">
            <text:p>0</text:p>
          </table:table-cell>
          <table:table-cell office:value-type="float" office:value="0.026325">
            <text:p>0.026325</text:p>
          </table:table-cell>
        </table:table-row>
        <table:table-row table:style-name="ro2">
          <table:table-cell office:value-type="float" office:value="37.012">
            <text:p>37.012</text:p>
          </table:table-cell>
          <table:table-cell office:value-type="float" office:value="-0.05476">
            <text:p>-0.05476</text:p>
          </table:table-cell>
          <table:table-cell office:value-type="float" office:value="-0.7161">
            <text:p>-0.71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578">
            <text:p>-0.22578</text:p>
          </table:table-cell>
          <table:table-cell table:style-name="ce3" office:value-type="string">
            <text:p>-4.4409e-16</text:p>
          </table:table-cell>
          <table:table-cell office:value-type="float" office:value="0.026464">
            <text:p>0.026464</text:p>
          </table:table-cell>
          <table:table-cell/>
          <table:table-cell office:value-type="float" office:value="37.012">
            <text:p>37.012</text:p>
          </table:table-cell>
          <table:table-cell office:value-type="float" office:value="-0.25547">
            <text:p>-0.25547</text:p>
          </table:table-cell>
          <table:table-cell office:value-type="float" office:value="-0.28879">
            <text:p>-0.288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41">
            <text:p>-3.1241</text:p>
          </table:table-cell>
          <table:table-cell table:style-name="ce3" office:value-type="string">
            <text:p>-4.1613e-16</text:p>
          </table:table-cell>
          <table:table-cell office:value-type="float" office:value="0.026464">
            <text:p>0.026464</text:p>
          </table:table-cell>
        </table:table-row>
        <table:table-row table:style-name="ro2">
          <table:table-cell office:value-type="float" office:value="37.146">
            <text:p>37.146</text:p>
          </table:table-cell>
          <table:table-cell office:value-type="float" office:value="-0.070792">
            <text:p>-0.070792</text:p>
          </table:table-cell>
          <table:table-cell office:value-type="float" office:value="-0.71258">
            <text:p>-0.712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032">
            <text:p>-0.23032</text:p>
          </table:table-cell>
          <table:table-cell office:value-type="float" office:value="0">
            <text:p>0</text:p>
          </table:table-cell>
          <table:table-cell office:value-type="float" office:value="0.026221">
            <text:p>0.026221</text:p>
          </table:table-cell>
          <table:table-cell/>
          <table:table-cell office:value-type="float" office:value="37.146">
            <text:p>37.146</text:p>
          </table:table-cell>
          <table:table-cell office:value-type="float" office:value="-0.27139">
            <text:p>-0.27139</text:p>
          </table:table-cell>
          <table:table-cell office:value-type="float" office:value="-0.28908">
            <text:p>-0.289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66">
            <text:p>-3.1166</text:p>
          </table:table-cell>
          <table:table-cell office:value-type="float" office:value="0">
            <text:p>0</text:p>
          </table:table-cell>
          <table:table-cell office:value-type="float" office:value="0.026221">
            <text:p>0.026221</text:p>
          </table:table-cell>
        </table:table-row>
        <table:table-row table:style-name="ro2">
          <table:table-cell office:value-type="float" office:value="37.279">
            <text:p>37.279</text:p>
          </table:table-cell>
          <table:table-cell office:value-type="float" office:value="-0.08678">
            <text:p>-0.08678</text:p>
          </table:table-cell>
          <table:table-cell office:value-type="float" office:value="-0.70864">
            <text:p>-0.7086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551">
            <text:p>-0.22551</text:p>
          </table:table-cell>
          <table:table-cell table:style-name="ce3" office:value-type="string">
            <text:p>-4.4409e-16</text:p>
          </table:table-cell>
          <table:table-cell office:value-type="float" office:value="0.026348">
            <text:p>0.026348</text:p>
          </table:table-cell>
          <table:table-cell/>
          <table:table-cell office:value-type="float" office:value="37.279">
            <text:p>37.279</text:p>
          </table:table-cell>
          <table:table-cell office:value-type="float" office:value="-0.28712">
            <text:p>-0.28712</text:p>
          </table:table-cell>
          <table:table-cell office:value-type="float" office:value="-0.28976">
            <text:p>-0.289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66">
            <text:p>-3.1266</text:p>
          </table:table-cell>
          <table:table-cell table:style-name="ce3" office:value-type="string">
            <text:p>-4.1613e-16</text:p>
          </table:table-cell>
          <table:table-cell office:value-type="float" office:value="0.026348">
            <text:p>0.026348</text:p>
          </table:table-cell>
        </table:table-row>
        <table:table-row table:style-name="ro2">
          <table:table-cell office:value-type="float" office:value="37.413">
            <text:p>37.413</text:p>
          </table:table-cell>
          <table:table-cell office:value-type="float" office:value="-0.10249">
            <text:p>-0.10249</text:p>
          </table:table-cell>
          <table:table-cell office:value-type="float" office:value="-0.70483">
            <text:p>-0.7048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17">
            <text:p>-0.2317</text:p>
          </table:table-cell>
          <table:table-cell table:style-name="ce3" office:value-type="string">
            <text:p>-4.4409e-16</text:p>
          </table:table-cell>
          <table:table-cell office:value-type="float" office:value="0.026664">
            <text:p>0.026664</text:p>
          </table:table-cell>
          <table:table-cell/>
          <table:table-cell office:value-type="float" office:value="37.413">
            <text:p>37.413</text:p>
          </table:table-cell>
          <table:table-cell office:value-type="float" office:value="-0.30353">
            <text:p>-0.30353</text:p>
          </table:table-cell>
          <table:table-cell office:value-type="float" office:value="-0.29008">
            <text:p>-0.290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327">
            <text:p>-3.1327</text:p>
          </table:table-cell>
          <table:table-cell table:style-name="ce3" office:value-type="string">
            <text:p>-4.1613e-16</text:p>
          </table:table-cell>
          <table:table-cell office:value-type="float" office:value="0.026664">
            <text:p>0.026664</text:p>
          </table:table-cell>
        </table:table-row>
        <table:table-row table:style-name="ro2">
          <table:table-cell office:value-type="float" office:value="37.546">
            <text:p>37.546</text:p>
          </table:table-cell>
          <table:table-cell office:value-type="float" office:value="-0.11847">
            <text:p>-0.11847</text:p>
          </table:table-cell>
          <table:table-cell office:value-type="float" office:value="-0.70095">
            <text:p>-0.700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116">
            <text:p>-0.24116</text:p>
          </table:table-cell>
          <table:table-cell table:style-name="ce3" office:value-type="string">
            <text:p>-4.4409e-16</text:p>
          </table:table-cell>
          <table:table-cell office:value-type="float" office:value="0.026219">
            <text:p>0.026219</text:p>
          </table:table-cell>
          <table:table-cell/>
          <table:table-cell office:value-type="float" office:value="37.546">
            <text:p>37.546</text:p>
          </table:table-cell>
          <table:table-cell office:value-type="float" office:value="-0.32042">
            <text:p>-0.32042</text:p>
          </table:table-cell>
          <table:table-cell office:value-type="float" office:value="-0.29065">
            <text:p>-0.2906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13">
            <text:p>-3.1213</text:p>
          </table:table-cell>
          <table:table-cell table:style-name="ce3" office:value-type="string">
            <text:p>-4.1613e-16</text:p>
          </table:table-cell>
          <table:table-cell office:value-type="float" office:value="0.026219">
            <text:p>0.026219</text:p>
          </table:table-cell>
        </table:table-row>
        <table:table-row table:style-name="ro2">
          <table:table-cell office:value-type="float" office:value="37.68">
            <text:p>37.68</text:p>
          </table:table-cell>
          <table:table-cell office:value-type="float" office:value="-0.13478">
            <text:p>-0.13478</text:p>
          </table:table-cell>
          <table:table-cell office:value-type="float" office:value="-0.69672">
            <text:p>-0.696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857">
            <text:p>-0.23857</text:p>
          </table:table-cell>
          <table:table-cell table:style-name="ce3" office:value-type="string">
            <text:p>-4.4409e-16</text:p>
          </table:table-cell>
          <table:table-cell office:value-type="float" office:value="0.026215">
            <text:p>0.026215</text:p>
          </table:table-cell>
          <table:table-cell/>
          <table:table-cell office:value-type="float" office:value="37.68">
            <text:p>37.68</text:p>
          </table:table-cell>
          <table:table-cell office:value-type="float" office:value="-0.33607">
            <text:p>-0.33607</text:p>
          </table:table-cell>
          <table:table-cell office:value-type="float" office:value="-0.29063">
            <text:p>-0.290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14">
            <text:p>-3.1214</text:p>
          </table:table-cell>
          <table:table-cell table:style-name="ce3" office:value-type="string">
            <text:p>-4.1613e-16</text:p>
          </table:table-cell>
          <table:table-cell office:value-type="float" office:value="0.026215">
            <text:p>0.026215</text:p>
          </table:table-cell>
        </table:table-row>
        <table:table-row table:style-name="ro2">
          <table:table-cell office:value-type="float" office:value="37.814">
            <text:p>37.814</text:p>
          </table:table-cell>
          <table:table-cell office:value-type="float" office:value="-0.15041">
            <text:p>-0.15041</text:p>
          </table:table-cell>
          <table:table-cell office:value-type="float" office:value="-0.69288">
            <text:p>-0.692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901">
            <text:p>-0.23901</text:p>
          </table:table-cell>
          <table:table-cell office:value-type="float" office:value="0">
            <text:p>0</text:p>
          </table:table-cell>
          <table:table-cell office:value-type="float" office:value="0.026429">
            <text:p>0.026429</text:p>
          </table:table-cell>
          <table:table-cell/>
          <table:table-cell office:value-type="float" office:value="37.814">
            <text:p>37.814</text:p>
          </table:table-cell>
          <table:table-cell office:value-type="float" office:value="-0.35289">
            <text:p>-0.35289</text:p>
          </table:table-cell>
          <table:table-cell office:value-type="float" office:value="-0.2908">
            <text:p>-0.29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152">
            <text:p>-3.1152</text:p>
          </table:table-cell>
          <table:table-cell office:value-type="float" office:value="0">
            <text:p>0</text:p>
          </table:table-cell>
          <table:table-cell office:value-type="float" office:value="0.026429">
            <text:p>0.026429</text:p>
          </table:table-cell>
        </table:table-row>
        <table:table-row table:style-name="ro2">
          <table:table-cell office:value-type="float" office:value="37.947">
            <text:p>37.947</text:p>
          </table:table-cell>
          <table:table-cell office:value-type="float" office:value="-0.16608">
            <text:p>-0.16608</text:p>
          </table:table-cell>
          <table:table-cell office:value-type="float" office:value="-0.68895">
            <text:p>-0.6889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373">
            <text:p>-0.24373</text:p>
          </table:table-cell>
          <table:table-cell table:style-name="ce3" office:value-type="string">
            <text:p>-4.4409e-16</text:p>
          </table:table-cell>
          <table:table-cell office:value-type="float" office:value="0.025895">
            <text:p>0.025895</text:p>
          </table:table-cell>
          <table:table-cell/>
          <table:table-cell office:value-type="float" office:value="37.947">
            <text:p>37.947</text:p>
          </table:table-cell>
          <table:table-cell office:value-type="float" office:value="-0.36872">
            <text:p>-0.36872</text:p>
          </table:table-cell>
          <table:table-cell office:value-type="float" office:value="-0.29101">
            <text:p>-0.291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258">
            <text:p>-3.1258</text:p>
          </table:table-cell>
          <table:table-cell table:style-name="ce3" office:value-type="string">
            <text:p>-4.1613e-16</text:p>
          </table:table-cell>
          <table:table-cell office:value-type="float" office:value="0.025895">
            <text:p>0.025895</text:p>
          </table:table-cell>
        </table:table-row>
        <table:table-row table:style-name="ro2">
          <table:table-cell office:value-type="float" office:value="38.081">
            <text:p>38.081</text:p>
          </table:table-cell>
          <table:table-cell office:value-type="float" office:value="-0.18212">
            <text:p>-0.18212</text:p>
          </table:table-cell>
          <table:table-cell office:value-type="float" office:value="-0.68466">
            <text:p>-0.684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108">
            <text:p>-0.24108</text:p>
          </table:table-cell>
          <table:table-cell table:style-name="ce3" office:value-type="string">
            <text:p>-4.4409e-16</text:p>
          </table:table-cell>
          <table:table-cell office:value-type="float" office:value="0.025724">
            <text:p>0.025724</text:p>
          </table:table-cell>
          <table:table-cell/>
          <table:table-cell office:value-type="float" office:value="38.081">
            <text:p>38.081</text:p>
          </table:table-cell>
          <table:table-cell office:value-type="float" office:value="-0.38536">
            <text:p>-0.38536</text:p>
          </table:table-cell>
          <table:table-cell office:value-type="float" office:value="-0.29102">
            <text:p>-0.2910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3.1322">
            <text:p>-3.1322</text:p>
          </table:table-cell>
          <table:table-cell table:style-name="ce3" office:value-type="string">
            <text:p>-4.1613e-16</text:p>
          </table:table-cell>
          <table:table-cell office:value-type="float" office:value="0.025724">
            <text:p>0.025724</text:p>
          </table:table-cell>
        </table:table-row>
        <table:table-row table:style-name="ro2">
          <table:table-cell office:value-type="float" office:value="38.215">
            <text:p>38.215</text:p>
          </table:table-cell>
          <table:table-cell office:value-type="float" office:value="-0.19783">
            <text:p>-0.19783</text:p>
          </table:table-cell>
          <table:table-cell office:value-type="float" office:value="-0.68075">
            <text:p>-0.680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3946">
            <text:p>-0.23946</text:p>
          </table:table-cell>
          <table:table-cell table:style-name="ce3" office:value-type="string">
            <text:p>-5.6655e-16</text:p>
          </table:table-cell>
          <table:table-cell office:value-type="float" office:value="0.025636">
            <text:p>0.025636</text:p>
          </table:table-cell>
          <table:table-cell/>
          <table:table-cell office:value-type="float" office:value="38.215">
            <text:p>38.215</text:p>
          </table:table-cell>
          <table:table-cell office:value-type="float" office:value="-0.39363">
            <text:p>-0.39363</text:p>
          </table:table-cell>
          <table:table-cell office:value-type="float" office:value="-0.29121">
            <text:p>-0.291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407">
            <text:p>3.1407</text:p>
          </table:table-cell>
          <table:table-cell table:style-name="ce3" office:value-type="string">
            <text:p>-4.1613e-16</text:p>
          </table:table-cell>
          <table:table-cell office:value-type="float" office:value="0.025636">
            <text:p>0.025636</text:p>
          </table:table-cell>
        </table:table-row>
        <table:table-row table:style-name="ro2">
          <table:table-cell office:value-type="float" office:value="38.348">
            <text:p>38.348</text:p>
          </table:table-cell>
          <table:table-cell office:value-type="float" office:value="-0.21338">
            <text:p>-0.21338</text:p>
          </table:table-cell>
          <table:table-cell office:value-type="float" office:value="-0.67663">
            <text:p>-0.676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4545">
            <text:p>-0.24545</text:p>
          </table:table-cell>
          <table:table-cell table:style-name="ce3" office:value-type="string">
            <text:p>-1.0106e-15</text:p>
          </table:table-cell>
          <table:table-cell office:value-type="float" office:value="0.025424">
            <text:p>0.025424</text:p>
          </table:table-cell>
          <table:table-cell/>
          <table:table-cell office:value-type="float" office:value="38.348">
            <text:p>38.348</text:p>
          </table:table-cell>
          <table:table-cell office:value-type="float" office:value="-0.40489">
            <text:p>-0.40489</text:p>
          </table:table-cell>
          <table:table-cell office:value-type="float" office:value="-0.29101">
            <text:p>-0.291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411">
            <text:p>3.1411</text:p>
          </table:table-cell>
          <table:table-cell table:style-name="ce3" office:value-type="string">
            <text:p>-8.3225e-16</text:p>
          </table:table-cell>
          <table:table-cell office:value-type="float" office:value="0.025424">
            <text:p>0.025424</text:p>
          </table:table-cell>
        </table:table-row>
        <table:table-row table:style-name="ro2">
          <table:table-cell office:value-type="float" office:value="38.482">
            <text:p>38.482</text:p>
          </table:table-cell>
          <table:table-cell office:value-type="float" office:value="-0.22933">
            <text:p>-0.22933</text:p>
          </table:table-cell>
          <table:table-cell office:value-type="float" office:value="-0.67236">
            <text:p>-0.672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4271">
            <text:p>-0.24271</text:p>
          </table:table-cell>
          <table:table-cell table:style-name="ce3" office:value-type="string">
            <text:p>-1.0106e-15</text:p>
          </table:table-cell>
          <table:table-cell office:value-type="float" office:value="0.025165">
            <text:p>0.025165</text:p>
          </table:table-cell>
          <table:table-cell/>
          <table:table-cell office:value-type="float" office:value="38.482">
            <text:p>38.482</text:p>
          </table:table-cell>
          <table:table-cell office:value-type="float" office:value="-0.40942">
            <text:p>-0.40942</text:p>
          </table:table-cell>
          <table:table-cell office:value-type="float" office:value="-0.29097">
            <text:p>-0.290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413">
            <text:p>3.1413</text:p>
          </table:table-cell>
          <table:table-cell table:style-name="ce3" office:value-type="string">
            <text:p>-8.3225e-16</text:p>
          </table:table-cell>
          <table:table-cell office:value-type="float" office:value="0.025165">
            <text:p>0.025165</text:p>
          </table:table-cell>
        </table:table-row>
        <table:table-row table:style-name="ro2">
          <table:table-cell office:value-type="float" office:value="38.615">
            <text:p>38.615</text:p>
          </table:table-cell>
          <table:table-cell office:value-type="float" office:value="-0.24545">
            <text:p>-0.24545</text:p>
          </table:table-cell>
          <table:table-cell office:value-type="float" office:value="-0.66861">
            <text:p>-0.668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4362">
            <text:p>-0.24362</text:p>
          </table:table-cell>
          <table:table-cell table:style-name="ce3" office:value-type="string">
            <text:p>5.6655e-16</text:p>
          </table:table-cell>
          <table:table-cell office:value-type="float" office:value="0.025625">
            <text:p>0.025625</text:p>
          </table:table-cell>
          <table:table-cell/>
          <table:table-cell office:value-type="float" office:value="38.615">
            <text:p>38.615</text:p>
          </table:table-cell>
          <table:table-cell office:value-type="float" office:value="-0.39184">
            <text:p>-0.39184</text:p>
          </table:table-cell>
          <table:table-cell office:value-type="float" office:value="-0.2896">
            <text:p>-0.28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414">
            <text:p>3.1414</text:p>
          </table:table-cell>
          <table:table-cell table:style-name="ce3" office:value-type="string">
            <text:p>4.1613e-16</text:p>
          </table:table-cell>
          <table:table-cell office:value-type="float" office:value="0.025625">
            <text:p>0.025625</text:p>
          </table:table-cell>
        </table:table-row>
        <table:table-row table:style-name="ro2">
          <table:table-cell office:value-type="float" office:value="38.749">
            <text:p>38.749</text:p>
          </table:table-cell>
          <table:table-cell office:value-type="float" office:value="-0.25954">
            <text:p>-0.25954</text:p>
          </table:table-cell>
          <table:table-cell office:value-type="float" office:value="-0.66494">
            <text:p>-0.664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0347">
            <text:p>-0.20347</text:p>
          </table:table-cell>
          <table:table-cell table:style-name="ce3" office:value-type="string">
            <text:p>-1.8988e-15</text:p>
          </table:table-cell>
          <table:table-cell office:value-type="float" office:value="0.025607">
            <text:p>0.025607</text:p>
          </table:table-cell>
          <table:table-cell/>
          <table:table-cell office:value-type="float" office:value="38.749">
            <text:p>38.749</text:p>
          </table:table-cell>
          <table:table-cell office:value-type="float" office:value="-0.37758">
            <text:p>-0.37758</text:p>
          </table:table-cell>
          <table:table-cell office:value-type="float" office:value="-0.28863">
            <text:p>-0.288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91">
            <text:p>-3.1191</text:p>
          </table:table-cell>
          <table:table-cell table:style-name="ce3" office:value-type="string">
            <text:p>-2.0806e-15</text:p>
          </table:table-cell>
          <table:table-cell office:value-type="float" office:value="0.025607">
            <text:p>0.025607</text:p>
          </table:table-cell>
        </table:table-row>
        <table:table-row table:style-name="ro2">
          <table:table-cell office:value-type="float" office:value="38.883">
            <text:p>38.883</text:p>
          </table:table-cell>
          <table:table-cell office:value-type="float" office:value="-0.27373">
            <text:p>-0.27373</text:p>
          </table:table-cell>
          <table:table-cell office:value-type="float" office:value="-0.66136">
            <text:p>-0.661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4838">
            <text:p>-0.14838</text:p>
          </table:table-cell>
          <table:table-cell table:style-name="ce3" office:value-type="string">
            <text:p>-1.2246e-16</text:p>
          </table:table-cell>
          <table:table-cell office:value-type="float" office:value="0.025753">
            <text:p>0.025753</text:p>
          </table:table-cell>
          <table:table-cell/>
          <table:table-cell office:value-type="float" office:value="38.883">
            <text:p>38.883</text:p>
          </table:table-cell>
          <table:table-cell office:value-type="float" office:value="-0.3615">
            <text:p>-0.3615</text:p>
          </table:table-cell>
          <table:table-cell office:value-type="float" office:value="-0.2881">
            <text:p>-0.28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18">
            <text:p>-3.1118</text:p>
          </table:table-cell>
          <table:table-cell office:value-type="float" office:value="0">
            <text:p>0</text:p>
          </table:table-cell>
          <table:table-cell office:value-type="float" office:value="0.025753">
            <text:p>0.025753</text:p>
          </table:table-cell>
        </table:table-row>
        <table:table-row table:style-name="ro2">
          <table:table-cell office:value-type="float" office:value="39.016">
            <text:p>39.016</text:p>
          </table:table-cell>
          <table:table-cell office:value-type="float" office:value="-0.28421">
            <text:p>-0.28421</text:p>
          </table:table-cell>
          <table:table-cell office:value-type="float" office:value="-0.65884">
            <text:p>-0.658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099558">
            <text:p>-0.099558</text:p>
          </table:table-cell>
          <table:table-cell table:style-name="ce3" office:value-type="string">
            <text:p>-1.2246e-16</text:p>
          </table:table-cell>
          <table:table-cell office:value-type="float" office:value="0.025916">
            <text:p>0.025916</text:p>
          </table:table-cell>
          <table:table-cell/>
          <table:table-cell office:value-type="float" office:value="39.016">
            <text:p>39.016</text:p>
          </table:table-cell>
          <table:table-cell office:value-type="float" office:value="-0.34343">
            <text:p>-0.34343</text:p>
          </table:table-cell>
          <table:table-cell office:value-type="float" office:value="-0.28689">
            <text:p>-0.286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083">
            <text:p>-3.1083</text:p>
          </table:table-cell>
          <table:table-cell office:value-type="float" office:value="0">
            <text:p>0</text:p>
          </table:table-cell>
          <table:table-cell office:value-type="float" office:value="0.025916">
            <text:p>0.025916</text:p>
          </table:table-cell>
        </table:table-row>
        <table:table-row table:style-name="ro2">
          <table:table-cell office:value-type="float" office:value="39.15">
            <text:p>39.15</text:p>
          </table:table-cell>
          <table:table-cell office:value-type="float" office:value="-0.29188">
            <text:p>-0.29188</text:p>
          </table:table-cell>
          <table:table-cell office:value-type="float" office:value="-0.65753">
            <text:p>-0.657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047513">
            <text:p>0.0047513</text:p>
          </table:table-cell>
          <table:table-cell table:style-name="ce3" office:value-type="string">
            <text:p>-5.6655e-16</text:p>
          </table:table-cell>
          <table:table-cell office:value-type="float" office:value="0.025911">
            <text:p>0.025911</text:p>
          </table:table-cell>
          <table:table-cell/>
          <table:table-cell office:value-type="float" office:value="39.15">
            <text:p>39.15</text:p>
          </table:table-cell>
          <table:table-cell office:value-type="float" office:value="-0.32684">
            <text:p>-0.32684</text:p>
          </table:table-cell>
          <table:table-cell office:value-type="float" office:value="-0.28606">
            <text:p>-0.286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47">
            <text:p>-3.1147</text:p>
          </table:table-cell>
          <table:table-cell table:style-name="ce3" office:value-type="string">
            <text:p>-4.1613e-16</text:p>
          </table:table-cell>
          <table:table-cell office:value-type="float" office:value="0.025911">
            <text:p>0.025911</text:p>
          </table:table-cell>
        </table:table-row>
        <table:table-row table:style-name="ro2">
          <table:table-cell office:value-type="float" office:value="39.283">
            <text:p>39.283</text:p>
          </table:table-cell>
          <table:table-cell office:value-type="float" office:value="-0.29937">
            <text:p>-0.29937</text:p>
          </table:table-cell>
          <table:table-cell office:value-type="float" office:value="-0.65784">
            <text:p>-0.657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115">
            <text:p>0.10115</text:p>
          </table:table-cell>
          <table:table-cell table:style-name="ce3" office:value-type="string">
            <text:p>-1.2246e-16</text:p>
          </table:table-cell>
          <table:table-cell office:value-type="float" office:value="0.026063">
            <text:p>0.026063</text:p>
          </table:table-cell>
          <table:table-cell/>
          <table:table-cell office:value-type="float" office:value="39.283">
            <text:p>39.283</text:p>
          </table:table-cell>
          <table:table-cell office:value-type="float" office:value="-0.31118">
            <text:p>-0.31118</text:p>
          </table:table-cell>
          <table:table-cell office:value-type="float" office:value="-0.2856">
            <text:p>-0.285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71">
            <text:p>-3.1171</text:p>
          </table:table-cell>
          <table:table-cell office:value-type="float" office:value="0">
            <text:p>0</text:p>
          </table:table-cell>
          <table:table-cell office:value-type="float" office:value="0.026063">
            <text:p>0.026063</text:p>
          </table:table-cell>
        </table:table-row>
        <table:table-row table:style-name="ro2">
          <table:table-cell office:value-type="float" office:value="39.417">
            <text:p>39.417</text:p>
          </table:table-cell>
          <table:table-cell office:value-type="float" office:value="-0.30758">
            <text:p>-0.30758</text:p>
          </table:table-cell>
          <table:table-cell office:value-type="float" office:value="-0.65869">
            <text:p>-0.6586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0763">
            <text:p>0.20763</text:p>
          </table:table-cell>
          <table:table-cell table:style-name="ce3" office:value-type="string">
            <text:p>-1.2246e-16</text:p>
          </table:table-cell>
          <table:table-cell office:value-type="float" office:value="0.02606">
            <text:p>0.02606</text:p>
          </table:table-cell>
          <table:table-cell/>
          <table:table-cell office:value-type="float" office:value="39.417">
            <text:p>39.417</text:p>
          </table:table-cell>
          <table:table-cell office:value-type="float" office:value="-0.29433">
            <text:p>-0.29433</text:p>
          </table:table-cell>
          <table:table-cell office:value-type="float" office:value="-0.28508">
            <text:p>-0.285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15">
            <text:p>-3.1115</text:p>
          </table:table-cell>
          <table:table-cell office:value-type="float" office:value="0">
            <text:p>0</text:p>
          </table:table-cell>
          <table:table-cell office:value-type="float" office:value="0.02606">
            <text:p>0.02606</text:p>
          </table:table-cell>
        </table:table-row>
        <table:table-row table:style-name="ro2">
          <table:table-cell office:value-type="float" office:value="39.551">
            <text:p>39.551</text:p>
          </table:table-cell>
          <table:table-cell office:value-type="float" office:value="-0.31726">
            <text:p>-0.31726</text:p>
          </table:table-cell>
          <table:table-cell office:value-type="float" office:value="-0.66119">
            <text:p>-0.661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6569">
            <text:p>0.26569</text:p>
          </table:table-cell>
          <table:table-cell table:style-name="ce3" office:value-type="string">
            <text:p>-5.6655e-16</text:p>
          </table:table-cell>
          <table:table-cell office:value-type="float" office:value="0.025851">
            <text:p>0.025851</text:p>
          </table:table-cell>
          <table:table-cell/>
          <table:table-cell office:value-type="float" office:value="39.551">
            <text:p>39.551</text:p>
          </table:table-cell>
          <table:table-cell office:value-type="float" office:value="-0.27739">
            <text:p>-0.27739</text:p>
          </table:table-cell>
          <table:table-cell office:value-type="float" office:value="-0.28442">
            <text:p>-0.284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236">
            <text:p>-3.1236</text:p>
          </table:table-cell>
          <table:table-cell table:style-name="ce3" office:value-type="string">
            <text:p>-4.1613e-16</text:p>
          </table:table-cell>
          <table:table-cell office:value-type="float" office:value="0.025851">
            <text:p>0.025851</text:p>
          </table:table-cell>
        </table:table-row>
        <table:table-row table:style-name="ro2">
          <table:table-cell office:value-type="float" office:value="39.684">
            <text:p>39.684</text:p>
          </table:table-cell>
          <table:table-cell office:value-type="float" office:value="-0.32574">
            <text:p>-0.32574</text:p>
          </table:table-cell>
          <table:table-cell office:value-type="float" office:value="-0.66403">
            <text:p>-0.664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645">
            <text:p>0.32645</text:p>
          </table:table-cell>
          <table:table-cell table:style-name="ce3" office:value-type="string">
            <text:p>-1.2246e-16</text:p>
          </table:table-cell>
          <table:table-cell office:value-type="float" office:value="0.025833">
            <text:p>0.025833</text:p>
          </table:table-cell>
          <table:table-cell/>
          <table:table-cell office:value-type="float" office:value="39.684">
            <text:p>39.684</text:p>
          </table:table-cell>
          <table:table-cell office:value-type="float" office:value="-0.26114">
            <text:p>-0.26114</text:p>
          </table:table-cell>
          <table:table-cell office:value-type="float" office:value="-0.28382">
            <text:p>-0.2838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62">
            <text:p>-3.1162</text:p>
          </table:table-cell>
          <table:table-cell office:value-type="float" office:value="0">
            <text:p>0</text:p>
          </table:table-cell>
          <table:table-cell office:value-type="float" office:value="0.025833">
            <text:p>0.025833</text:p>
          </table:table-cell>
        </table:table-row>
        <table:table-row table:style-name="ro2">
          <table:table-cell office:value-type="float" office:value="39.818">
            <text:p>39.818</text:p>
          </table:table-cell>
          <table:table-cell office:value-type="float" office:value="-0.33875">
            <text:p>-0.33875</text:p>
          </table:table-cell>
          <table:table-cell office:value-type="float" office:value="-0.67005">
            <text:p>-0.670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817">
            <text:p>0.3817</text:p>
          </table:table-cell>
          <table:table-cell table:style-name="ce3" office:value-type="string">
            <text:p>-1.2246e-16</text:p>
          </table:table-cell>
          <table:table-cell office:value-type="float" office:value="0.025933">
            <text:p>0.025933</text:p>
          </table:table-cell>
          <table:table-cell/>
          <table:table-cell office:value-type="float" office:value="39.818">
            <text:p>39.818</text:p>
          </table:table-cell>
          <table:table-cell office:value-type="float" office:value="-0.24515">
            <text:p>-0.24515</text:p>
          </table:table-cell>
          <table:table-cell office:value-type="float" office:value="-0.28339">
            <text:p>-0.283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99">
            <text:p>-3.1199</text:p>
          </table:table-cell>
          <table:table-cell office:value-type="float" office:value="0">
            <text:p>0</text:p>
          </table:table-cell>
          <table:table-cell office:value-type="float" office:value="0.025933">
            <text:p>0.025933</text:p>
          </table:table-cell>
        </table:table-row>
        <table:table-row table:style-name="ro2">
          <table:table-cell office:value-type="float" office:value="39.952">
            <text:p>39.952</text:p>
          </table:table-cell>
          <table:table-cell office:value-type="float" office:value="-0.35341">
            <text:p>-0.35341</text:p>
          </table:table-cell>
          <table:table-cell office:value-type="float" office:value="-0.67715">
            <text:p>-0.677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0881">
            <text:p>0.40881</text:p>
          </table:table-cell>
          <table:table-cell table:style-name="ce3" office:value-type="string">
            <text:p>-1.2246e-16</text:p>
          </table:table-cell>
          <table:table-cell office:value-type="float" office:value="0.025811">
            <text:p>0.025811</text:p>
          </table:table-cell>
          <table:table-cell/>
          <table:table-cell office:value-type="float" office:value="39.952">
            <text:p>39.952</text:p>
          </table:table-cell>
          <table:table-cell office:value-type="float" office:value="-0.23182">
            <text:p>-0.23182</text:p>
          </table:table-cell>
          <table:table-cell office:value-type="float" office:value="-0.28295">
            <text:p>-0.2829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038">
            <text:p>-3.1038</text:p>
          </table:table-cell>
          <table:table-cell office:value-type="float" office:value="0">
            <text:p>0</text:p>
          </table:table-cell>
          <table:table-cell office:value-type="float" office:value="0.025811">
            <text:p>0.025811</text:p>
          </table:table-cell>
        </table:table-row>
        <table:table-row table:style-name="ro2">
          <table:table-cell office:value-type="float" office:value="40.085">
            <text:p>40.085</text:p>
          </table:table-cell>
          <table:table-cell office:value-type="float" office:value="-0.36748">
            <text:p>-0.36748</text:p>
          </table:table-cell>
          <table:table-cell office:value-type="float" office:value="-0.68379">
            <text:p>-0.683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3094">
            <text:p>0.43094</text:p>
          </table:table-cell>
          <table:table-cell table:style-name="ce3" office:value-type="string">
            <text:p>-5.6655e-16</text:p>
          </table:table-cell>
          <table:table-cell office:value-type="float" office:value="0.025758">
            <text:p>0.025758</text:p>
          </table:table-cell>
          <table:table-cell/>
          <table:table-cell office:value-type="float" office:value="40.085">
            <text:p>40.085</text:p>
          </table:table-cell>
          <table:table-cell office:value-type="float" office:value="-0.21461">
            <text:p>-0.21461</text:p>
          </table:table-cell>
          <table:table-cell office:value-type="float" office:value="-0.28182">
            <text:p>-0.2818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125">
            <text:p>-3.1125</text:p>
          </table:table-cell>
          <table:table-cell table:style-name="ce3" office:value-type="string">
            <text:p>-4.1613e-16</text:p>
          </table:table-cell>
          <table:table-cell office:value-type="float" office:value="0.025758">
            <text:p>0.025758</text:p>
          </table:table-cell>
        </table:table-row>
        <table:table-row table:style-name="ro2">
          <table:table-cell office:value-type="float" office:value="40.219">
            <text:p>40.219</text:p>
          </table:table-cell>
          <table:table-cell office:value-type="float" office:value="-0.38257">
            <text:p>-0.38257</text:p>
          </table:table-cell>
          <table:table-cell office:value-type="float" office:value="-0.69091">
            <text:p>-0.6909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3614">
            <text:p>0.43614</text:p>
          </table:table-cell>
          <table:table-cell table:style-name="ce3" office:value-type="string">
            <text:p>-5.6655e-16</text:p>
          </table:table-cell>
          <table:table-cell office:value-type="float" office:value="0.025778">
            <text:p>0.025778</text:p>
          </table:table-cell>
          <table:table-cell/>
          <table:table-cell office:value-type="float" office:value="40.219">
            <text:p>40.219</text:p>
          </table:table-cell>
          <table:table-cell office:value-type="float" office:value="-0.19663">
            <text:p>-0.19663</text:p>
          </table:table-cell>
          <table:table-cell office:value-type="float" office:value="-0.2815">
            <text:p>-0.28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242">
            <text:p>-3.1242</text:p>
          </table:table-cell>
          <table:table-cell table:style-name="ce3" office:value-type="string">
            <text:p>-4.1613e-16</text:p>
          </table:table-cell>
          <table:table-cell office:value-type="float" office:value="0.025778">
            <text:p>0.025778</text:p>
          </table:table-cell>
        </table:table-row>
        <table:table-row table:style-name="ro2">
          <table:table-cell office:value-type="float" office:value="40.352">
            <text:p>40.352</text:p>
          </table:table-cell>
          <table:table-cell office:value-type="float" office:value="-0.39709">
            <text:p>-0.39709</text:p>
          </table:table-cell>
          <table:table-cell office:value-type="float" office:value="-0.69784">
            <text:p>-0.697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4723">
            <text:p>0.44723</text:p>
          </table:table-cell>
          <table:table-cell table:style-name="ce3" office:value-type="string">
            <text:p>-1.0106e-15</text:p>
          </table:table-cell>
          <table:table-cell office:value-type="float" office:value="0.025847">
            <text:p>0.025847</text:p>
          </table:table-cell>
          <table:table-cell/>
          <table:table-cell office:value-type="float" office:value="40.352">
            <text:p>40.352</text:p>
          </table:table-cell>
          <table:table-cell office:value-type="float" office:value="-0.18023">
            <text:p>-0.18023</text:p>
          </table:table-cell>
          <table:table-cell office:value-type="float" office:value="-0.28148">
            <text:p>-0.281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12">
            <text:p>-3.1312</text:p>
          </table:table-cell>
          <table:table-cell table:style-name="ce3" office:value-type="string">
            <text:p>-8.3225e-16</text:p>
          </table:table-cell>
          <table:table-cell office:value-type="float" office:value="0.025847">
            <text:p>0.025847</text:p>
          </table:table-cell>
        </table:table-row>
        <table:table-row table:style-name="ro2">
          <table:table-cell office:value-type="float" office:value="40.486">
            <text:p>40.486</text:p>
          </table:table-cell>
          <table:table-cell office:value-type="float" office:value="-0.40515">
            <text:p>-0.40515</text:p>
          </table:table-cell>
          <table:table-cell office:value-type="float" office:value="-0.70148">
            <text:p>-0.701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4178">
            <text:p>0.44178</text:p>
          </table:table-cell>
          <table:table-cell table:style-name="ce3" office:value-type="string">
            <text:p>-1.2246e-16</text:p>
          </table:table-cell>
          <table:table-cell office:value-type="float" office:value="0.025603">
            <text:p>0.025603</text:p>
          </table:table-cell>
          <table:table-cell/>
          <table:table-cell office:value-type="float" office:value="40.486">
            <text:p>40.486</text:p>
          </table:table-cell>
          <table:table-cell office:value-type="float" office:value="-0.16353">
            <text:p>-0.16353</text:p>
          </table:table-cell>
          <table:table-cell office:value-type="float" office:value="-0.2815">
            <text:p>-0.28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54">
            <text:p>-3.1354</text:p>
          </table:table-cell>
          <table:table-cell office:value-type="float" office:value="0">
            <text:p>0</text:p>
          </table:table-cell>
          <table:table-cell office:value-type="float" office:value="0.025603">
            <text:p>0.025603</text:p>
          </table:table-cell>
        </table:table-row>
        <table:table-row table:style-name="ro2">
          <table:table-cell office:value-type="float" office:value="40.62">
            <text:p>40.62</text:p>
          </table:table-cell>
          <table:table-cell office:value-type="float" office:value="-0.41706">
            <text:p>-0.41706</text:p>
          </table:table-cell>
          <table:table-cell office:value-type="float" office:value="-0.70676">
            <text:p>-0.706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9936">
            <text:p>0.39936</text:p>
          </table:table-cell>
          <table:table-cell table:style-name="ce3" office:value-type="string">
            <text:p>-5.6655e-16</text:p>
          </table:table-cell>
          <table:table-cell office:value-type="float" office:value="0.025218">
            <text:p>0.025218</text:p>
          </table:table-cell>
          <table:table-cell/>
          <table:table-cell office:value-type="float" office:value="40.62">
            <text:p>40.62</text:p>
          </table:table-cell>
          <table:table-cell office:value-type="float" office:value="-0.14696">
            <text:p>-0.14696</text:p>
          </table:table-cell>
          <table:table-cell office:value-type="float" office:value="-0.28151">
            <text:p>-0.281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79">
            <text:p>-3.1379</text:p>
          </table:table-cell>
          <table:table-cell table:style-name="ce3" office:value-type="string">
            <text:p>-4.1613e-16</text:p>
          </table:table-cell>
          <table:table-cell office:value-type="float" office:value="0.025218">
            <text:p>0.025218</text:p>
          </table:table-cell>
        </table:table-row>
        <table:table-row table:style-name="ro2">
          <table:table-cell office:value-type="float" office:value="40.753">
            <text:p>40.753</text:p>
          </table:table-cell>
          <table:table-cell office:value-type="float" office:value="-0.41982">
            <text:p>-0.41982</text:p>
          </table:table-cell>
          <table:table-cell office:value-type="float" office:value="-0.70856">
            <text:p>-0.7085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2975">
            <text:p>0.32975</text:p>
          </table:table-cell>
          <table:table-cell table:style-name="ce3" office:value-type="string">
            <text:p>-1.2246e-16</text:p>
          </table:table-cell>
          <table:table-cell office:value-type="float" office:value="0.024914">
            <text:p>0.024914</text:p>
          </table:table-cell>
          <table:table-cell/>
          <table:table-cell office:value-type="float" office:value="40.753">
            <text:p>40.753</text:p>
          </table:table-cell>
          <table:table-cell office:value-type="float" office:value="-0.12991">
            <text:p>-0.12991</text:p>
          </table:table-cell>
          <table:table-cell office:value-type="float" office:value="-0.28152">
            <text:p>-0.2815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394">
            <text:p>-3.1394</text:p>
          </table:table-cell>
          <table:table-cell office:value-type="float" office:value="0">
            <text:p>0</text:p>
          </table:table-cell>
          <table:table-cell office:value-type="float" office:value="0.024914">
            <text:p>0.024914</text:p>
          </table:table-cell>
        </table:table-row>
        <table:table-row table:style-name="ro2">
          <table:table-cell office:value-type="float" office:value="40.887">
            <text:p>40.887</text:p>
          </table:table-cell>
          <table:table-cell office:value-type="float" office:value="-0.41016">
            <text:p>-0.41016</text:p>
          </table:table-cell>
          <table:table-cell office:value-type="float" office:value="-0.70473">
            <text:p>-0.704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5637">
            <text:p>0.25637</text:p>
          </table:table-cell>
          <table:table-cell table:style-name="ce3" office:value-type="string">
            <text:p>-1.2246e-16</text:p>
          </table:table-cell>
          <table:table-cell office:value-type="float" office:value="0.025314">
            <text:p>0.025314</text:p>
          </table:table-cell>
          <table:table-cell/>
          <table:table-cell office:value-type="float" office:value="40.887">
            <text:p>40.887</text:p>
          </table:table-cell>
          <table:table-cell office:value-type="float" office:value="-0.11328">
            <text:p>-0.11328</text:p>
          </table:table-cell>
          <table:table-cell office:value-type="float" office:value="-0.28153">
            <text:p>-0.281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03">
            <text:p>-3.1403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</table:table-row>
        <table:table-row table:style-name="ro2">
          <table:table-cell office:value-type="float" office:value="41.021">
            <text:p>41.021</text:p>
          </table:table-cell>
          <table:table-cell office:value-type="float" office:value="-0.40052">
            <text:p>-0.40052</text:p>
          </table:table-cell>
          <table:table-cell office:value-type="float" office:value="-0.70209">
            <text:p>-0.702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1052">
            <text:p>0.21052</text:p>
          </table:table-cell>
          <table:table-cell table:style-name="ce3" office:value-type="string">
            <text:p>-5.6655e-16</text:p>
          </table:table-cell>
          <table:table-cell office:value-type="float" office:value="0.025782">
            <text:p>0.025782</text:p>
          </table:table-cell>
          <table:table-cell/>
          <table:table-cell office:value-type="float" office:value="41.021">
            <text:p>41.021</text:p>
          </table:table-cell>
          <table:table-cell office:value-type="float" office:value="-0.09784">
            <text:p>-0.09784</text:p>
          </table:table-cell>
          <table:table-cell office:value-type="float" office:value="-0.28154">
            <text:p>-0.281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08">
            <text:p>-3.1408</text:p>
          </table:table-cell>
          <table:table-cell table:style-name="ce3" office:value-type="string">
            <text:p>-4.1613e-16</text:p>
          </table:table-cell>
          <table:table-cell office:value-type="float" office:value="0.025782">
            <text:p>0.025782</text:p>
          </table:table-cell>
        </table:table-row>
        <table:table-row table:style-name="ro2">
          <table:table-cell office:value-type="float" office:value="41.154">
            <text:p>41.154</text:p>
          </table:table-cell>
          <table:table-cell office:value-type="float" office:value="-0.39325">
            <text:p>-0.39325</text:p>
          </table:table-cell>
          <table:table-cell office:value-type="float" office:value="-0.70118">
            <text:p>-0.7011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7495">
            <text:p>0.17495</text:p>
          </table:table-cell>
          <table:table-cell table:style-name="ce3" office:value-type="string">
            <text:p>-5.6655e-16</text:p>
          </table:table-cell>
          <table:table-cell office:value-type="float" office:value="0.025662">
            <text:p>0.025662</text:p>
          </table:table-cell>
          <table:table-cell/>
          <table:table-cell office:value-type="float" office:value="41.154">
            <text:p>41.154</text:p>
          </table:table-cell>
          <table:table-cell office:value-type="float" office:value="-0.080642">
            <text:p>-0.080642</text:p>
          </table:table-cell>
          <table:table-cell office:value-type="float" office:value="-0.28154">
            <text:p>-0.2815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11">
            <text:p>-3.1411</text:p>
          </table:table-cell>
          <table:table-cell table:style-name="ce3" office:value-type="string">
            <text:p>-4.1613e-16</text:p>
          </table:table-cell>
          <table:table-cell office:value-type="float" office:value="0.025662">
            <text:p>0.025662</text:p>
          </table:table-cell>
        </table:table-row>
        <table:table-row table:style-name="ro2">
          <table:table-cell office:value-type="float" office:value="41.288">
            <text:p>41.288</text:p>
          </table:table-cell>
          <table:table-cell office:value-type="float" office:value="-0.38042">
            <text:p>-0.38042</text:p>
          </table:table-cell>
          <table:table-cell office:value-type="float" office:value="-0.70172">
            <text:p>-0.7017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413">
            <text:p>0.10413</text:p>
          </table:table-cell>
          <table:table-cell table:style-name="ce3" office:value-type="string">
            <text:p>-1.2246e-16</text:p>
          </table:table-cell>
          <table:table-cell office:value-type="float" office:value="0.025636">
            <text:p>0.025636</text:p>
          </table:table-cell>
          <table:table-cell/>
          <table:table-cell office:value-type="float" office:value="41.288">
            <text:p>41.288</text:p>
          </table:table-cell>
          <table:table-cell office:value-type="float" office:value="-0.065597">
            <text:p>-0.065597</text:p>
          </table:table-cell>
          <table:table-cell office:value-type="float" office:value="-0.28175">
            <text:p>-0.281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13">
            <text:p>-3.1413</text:p>
          </table:table-cell>
          <table:table-cell office:value-type="float" office:value="0">
            <text:p>0</text:p>
          </table:table-cell>
          <table:table-cell office:value-type="float" office:value="0.025636">
            <text:p>0.025636</text:p>
          </table:table-cell>
        </table:table-row>
        <table:table-row table:style-name="ro2">
          <table:table-cell office:value-type="float" office:value="41.421">
            <text:p>41.421</text:p>
          </table:table-cell>
          <table:table-cell office:value-type="float" office:value="-0.3626">
            <text:p>-0.3626</text:p>
          </table:table-cell>
          <table:table-cell office:value-type="float" office:value="-0.70091">
            <text:p>-0.7009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62003">
            <text:p>0.062003</text:p>
          </table:table-cell>
          <table:table-cell table:style-name="ce3" office:value-type="string">
            <text:p>-5.6655e-16</text:p>
          </table:table-cell>
          <table:table-cell office:value-type="float" office:value="0.026078">
            <text:p>0.026078</text:p>
          </table:table-cell>
          <table:table-cell/>
          <table:table-cell office:value-type="float" office:value="41.421">
            <text:p>41.421</text:p>
          </table:table-cell>
          <table:table-cell office:value-type="float" office:value="-0.049235">
            <text:p>-0.049235</text:p>
          </table:table-cell>
          <table:table-cell office:value-type="float" office:value="-0.28252">
            <text:p>-0.2825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14">
            <text:p>-3.1414</text:p>
          </table:table-cell>
          <table:table-cell table:style-name="ce3" office:value-type="string">
            <text:p>-4.1613e-16</text:p>
          </table:table-cell>
          <table:table-cell office:value-type="float" office:value="0.026078">
            <text:p>0.026078</text:p>
          </table:table-cell>
        </table:table-row>
        <table:table-row table:style-name="ro2">
          <table:table-cell office:value-type="float" office:value="41.555">
            <text:p>41.555</text:p>
          </table:table-cell>
          <table:table-cell office:value-type="float" office:value="-0.34705">
            <text:p>-0.34705</text:p>
          </table:table-cell>
          <table:table-cell office:value-type="float" office:value="-0.7003">
            <text:p>-0.70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5391">
            <text:p>0.045391</text:p>
          </table:table-cell>
          <table:table-cell table:style-name="ce3" office:value-type="string">
            <text:p>-5.6655e-16</text:p>
          </table:table-cell>
          <table:table-cell office:value-type="float" office:value="0.026378">
            <text:p>0.026378</text:p>
          </table:table-cell>
          <table:table-cell/>
          <table:table-cell office:value-type="float" office:value="41.555">
            <text:p>41.555</text:p>
          </table:table-cell>
          <table:table-cell office:value-type="float" office:value="-0.031167">
            <text:p>-0.031167</text:p>
          </table:table-cell>
          <table:table-cell office:value-type="float" office:value="-0.2831">
            <text:p>-0.28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15">
            <text:p>-3.1415</text:p>
          </table:table-cell>
          <table:table-cell table:style-name="ce3" office:value-type="string">
            <text:p>-4.1613e-16</text:p>
          </table:table-cell>
          <table:table-cell office:value-type="float" office:value="0.026378">
            <text:p>0.026378</text:p>
          </table:table-cell>
        </table:table-row>
        <table:table-row table:style-name="ro2">
          <table:table-cell office:value-type="float" office:value="41.689">
            <text:p>41.689</text:p>
          </table:table-cell>
          <table:table-cell office:value-type="float" office:value="-0.33187">
            <text:p>-0.33187</text:p>
          </table:table-cell>
          <table:table-cell office:value-type="float" office:value="-0.70002">
            <text:p>-0.700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2008">
            <text:p>0.042008</text:p>
          </table:table-cell>
          <table:table-cell table:style-name="ce3" office:value-type="string">
            <text:p>-1.2246e-16</text:p>
          </table:table-cell>
          <table:table-cell office:value-type="float" office:value="0.026122">
            <text:p>0.026122</text:p>
          </table:table-cell>
          <table:table-cell/>
          <table:table-cell office:value-type="float" office:value="41.689">
            <text:p>41.689</text:p>
          </table:table-cell>
          <table:table-cell office:value-type="float" office:value="-0.015268">
            <text:p>-0.015268</text:p>
          </table:table-cell>
          <table:table-cell office:value-type="float" office:value="-0.28322">
            <text:p>-0.2832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15">
            <text:p>-3.1415</text:p>
          </table:table-cell>
          <table:table-cell office:value-type="float" office:value="0">
            <text:p>0</text:p>
          </table:table-cell>
          <table:table-cell office:value-type="float" office:value="0.026122">
            <text:p>0.026122</text:p>
          </table:table-cell>
        </table:table-row>
        <table:table-row table:style-name="ro2">
          <table:table-cell office:value-type="float" office:value="41.822">
            <text:p>41.822</text:p>
          </table:table-cell>
          <table:table-cell office:value-type="float" office:value="-0.3152">
            <text:p>-0.3152</text:p>
          </table:table-cell>
          <table:table-cell office:value-type="float" office:value="-0.69863">
            <text:p>-0.698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9064">
            <text:p>0.049064</text:p>
          </table:table-cell>
          <table:table-cell table:style-name="ce3" office:value-type="string">
            <text:p>-1.2246e-16</text:p>
          </table:table-cell>
          <table:table-cell office:value-type="float" office:value="0.026348">
            <text:p>0.026348</text:p>
          </table:table-cell>
          <table:table-cell/>
          <table:table-cell office:value-type="float" office:value="41.822">
            <text:p>41.822</text:p>
          </table:table-cell>
          <table:table-cell office:value-type="float" office:value="0.0020693">
            <text:p>0.0020693</text:p>
          </table:table-cell>
          <table:table-cell office:value-type="float" office:value="-0.28461">
            <text:p>-0.284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3.1416">
            <text:p>-3.1416</text:p>
          </table:table-cell>
          <table:table-cell office:value-type="float" office:value="0">
            <text:p>0</text:p>
          </table:table-cell>
          <table:table-cell office:value-type="float" office:value="0.026348">
            <text:p>0.026348</text:p>
          </table:table-cell>
        </table:table-row>
        <table:table-row table:style-name="ro2">
          <table:table-cell office:value-type="float" office:value="41.956">
            <text:p>41.956</text:p>
          </table:table-cell>
          <table:table-cell office:value-type="float" office:value="-0.29913">
            <text:p>-0.29913</text:p>
          </table:table-cell>
          <table:table-cell office:value-type="float" office:value="-0.69734">
            <text:p>-0.697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52613">
            <text:p>0.052613</text:p>
          </table:table-cell>
          <table:table-cell table:style-name="ce3" office:value-type="string">
            <text:p>-5.6655e-16</text:p>
          </table:table-cell>
          <table:table-cell office:value-type="float" office:value="0.026584">
            <text:p>0.026584</text:p>
          </table:table-cell>
          <table:table-cell/>
          <table:table-cell office:value-type="float" office:value="41.956">
            <text:p>41.956</text:p>
          </table:table-cell>
          <table:table-cell office:value-type="float" office:value="0.018368">
            <text:p>0.018368</text:p>
          </table:table-cell>
          <table:table-cell office:value-type="float" office:value="-0.28506">
            <text:p>-0.285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335">
            <text:p>3.1335</text:p>
          </table:table-cell>
          <table:table-cell table:style-name="ce3" office:value-type="string">
            <text:p>-4.1613e-16</text:p>
          </table:table-cell>
          <table:table-cell office:value-type="float" office:value="0.026584">
            <text:p>0.026584</text:p>
          </table:table-cell>
        </table:table-row>
        <table:table-row table:style-name="ro2">
          <table:table-cell office:value-type="float" office:value="42.089">
            <text:p>42.089</text:p>
          </table:table-cell>
          <table:table-cell office:value-type="float" office:value="-0.28268">
            <text:p>-0.28268</text:p>
          </table:table-cell>
          <table:table-cell office:value-type="float" office:value="-0.69725">
            <text:p>-0.697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409">
            <text:p>0.031409</text:p>
          </table:table-cell>
          <table:table-cell table:style-name="ce3" office:value-type="string">
            <text:p>-1.8988e-15</text:p>
          </table:table-cell>
          <table:table-cell office:value-type="float" office:value="0.026333">
            <text:p>0.026333</text:p>
          </table:table-cell>
          <table:table-cell/>
          <table:table-cell office:value-type="float" office:value="42.089">
            <text:p>42.089</text:p>
          </table:table-cell>
          <table:table-cell office:value-type="float" office:value="0.034596">
            <text:p>0.034596</text:p>
          </table:table-cell>
          <table:table-cell office:value-type="float" office:value="-0.28637">
            <text:p>-0.286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367">
            <text:p>3.1367</text:p>
          </table:table-cell>
          <table:table-cell table:style-name="ce3" office:value-type="string">
            <text:p>-2.0806e-15</text:p>
          </table:table-cell>
          <table:table-cell office:value-type="float" office:value="0.026333">
            <text:p>0.026333</text:p>
          </table:table-cell>
        </table:table-row>
        <table:table-row table:style-name="ro2">
          <table:table-cell office:value-type="float" office:value="42.223">
            <text:p>42.223</text:p>
          </table:table-cell>
          <table:table-cell office:value-type="float" office:value="-0.26694">
            <text:p>-0.26694</text:p>
          </table:table-cell>
          <table:table-cell office:value-type="float" office:value="-0.69587">
            <text:p>-0.695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1243">
            <text:p>0.041243</text:p>
          </table:table-cell>
          <table:table-cell table:style-name="ce3" office:value-type="string">
            <text:p>5.6655e-16</text:p>
          </table:table-cell>
          <table:table-cell office:value-type="float" office:value="0.026462">
            <text:p>0.026462</text:p>
          </table:table-cell>
          <table:table-cell/>
          <table:table-cell office:value-type="float" office:value="42.223">
            <text:p>42.223</text:p>
          </table:table-cell>
          <table:table-cell office:value-type="float" office:value="0.051708">
            <text:p>0.051708</text:p>
          </table:table-cell>
          <table:table-cell office:value-type="float" office:value="-0.28717">
            <text:p>-0.2871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299">
            <text:p>3.1299</text:p>
          </table:table-cell>
          <table:table-cell table:style-name="ce3" office:value-type="string">
            <text:p>4.1613e-16</text:p>
          </table:table-cell>
          <table:table-cell office:value-type="float" office:value="0.026462">
            <text:p>0.026462</text:p>
          </table:table-cell>
        </table:table-row>
        <table:table-row table:style-name="ro2">
          <table:table-cell office:value-type="float" office:value="42.357">
            <text:p>42.357</text:p>
          </table:table-cell>
          <table:table-cell office:value-type="float" office:value="-0.25027">
            <text:p>-0.25027</text:p>
          </table:table-cell>
          <table:table-cell office:value-type="float" office:value="-0.69526">
            <text:p>-0.695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3364">
            <text:p>0.033364</text:p>
          </table:table-cell>
          <table:table-cell table:style-name="ce3" office:value-type="string">
            <text:p>-1.8988e-15</text:p>
          </table:table-cell>
          <table:table-cell office:value-type="float" office:value="0.026631">
            <text:p>0.026631</text:p>
          </table:table-cell>
          <table:table-cell/>
          <table:table-cell office:value-type="float" office:value="42.357">
            <text:p>42.357</text:p>
          </table:table-cell>
          <table:table-cell office:value-type="float" office:value="0.067652">
            <text:p>0.067652</text:p>
          </table:table-cell>
          <table:table-cell office:value-type="float" office:value="-0.28803">
            <text:p>-0.2880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281">
            <text:p>3.1281</text:p>
          </table:table-cell>
          <table:table-cell table:style-name="ce3" office:value-type="string">
            <text:p>-2.0806e-15</text:p>
          </table:table-cell>
          <table:table-cell office:value-type="float" office:value="0.026631">
            <text:p>0.026631</text:p>
          </table:table-cell>
        </table:table-row>
        <table:table-row table:style-name="ro2">
          <table:table-cell office:value-type="float" office:value="42.49">
            <text:p>42.49</text:p>
          </table:table-cell>
          <table:table-cell office:value-type="float" office:value="-0.23323">
            <text:p>-0.23323</text:p>
          </table:table-cell>
          <table:table-cell office:value-type="float" office:value="-0.69406">
            <text:p>-0.694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2454">
            <text:p>0.032454</text:p>
          </table:table-cell>
          <table:table-cell table:style-name="ce3" office:value-type="string">
            <text:p>1.2246e-16</text:p>
          </table:table-cell>
          <table:table-cell office:value-type="float" office:value="0.02643">
            <text:p>0.02643</text:p>
          </table:table-cell>
          <table:table-cell/>
          <table:table-cell office:value-type="float" office:value="42.49">
            <text:p>42.49</text:p>
          </table:table-cell>
          <table:table-cell office:value-type="float" office:value="0.084409">
            <text:p>0.084409</text:p>
          </table:table-cell>
          <table:table-cell office:value-type="float" office:value="-0.2894">
            <text:p>-0.28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273">
            <text:p>3.1273</text:p>
          </table:table-cell>
          <table:table-cell office:value-type="float" office:value="0">
            <text:p>0</text:p>
          </table:table-cell>
          <table:table-cell office:value-type="float" office:value="0.02643">
            <text:p>0.02643</text:p>
          </table:table-cell>
        </table:table-row>
        <table:table-row table:style-name="ro2">
          <table:table-cell office:value-type="float" office:value="42.624">
            <text:p>42.624</text:p>
          </table:table-cell>
          <table:table-cell office:value-type="float" office:value="-0.21752">
            <text:p>-0.21752</text:p>
          </table:table-cell>
          <table:table-cell office:value-type="float" office:value="-0.69374">
            <text:p>-0.6937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899">
            <text:p>0.031899</text:p>
          </table:table-cell>
          <table:table-cell table:style-name="ce3" office:value-type="string">
            <text:p>-1.2246e-16</text:p>
          </table:table-cell>
          <table:table-cell office:value-type="float" office:value="0.02654">
            <text:p>0.02654</text:p>
          </table:table-cell>
          <table:table-cell/>
          <table:table-cell office:value-type="float" office:value="42.624">
            <text:p>42.624</text:p>
          </table:table-cell>
          <table:table-cell office:value-type="float" office:value="0.10048">
            <text:p>0.10048</text:p>
          </table:table-cell>
          <table:table-cell office:value-type="float" office:value="-0.29">
            <text:p>-0.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33">
            <text:p>3.133</text:p>
          </table:table-cell>
          <table:table-cell office:value-type="float" office:value="0">
            <text:p>0</text:p>
          </table:table-cell>
          <table:table-cell office:value-type="float" office:value="0.02654">
            <text:p>0.02654</text:p>
          </table:table-cell>
        </table:table-row>
        <table:table-row table:style-name="ro2">
          <table:table-cell office:value-type="float" office:value="42.758">
            <text:p>42.758</text:p>
          </table:table-cell>
          <table:table-cell office:value-type="float" office:value="-0.20071">
            <text:p>-0.20071</text:p>
          </table:table-cell>
          <table:table-cell office:value-type="float" office:value="-0.69271">
            <text:p>-0.6927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5559">
            <text:p>0.025559</text:p>
          </table:table-cell>
          <table:table-cell table:style-name="ce3" office:value-type="string">
            <text:p>-1.0106e-15</text:p>
          </table:table-cell>
          <table:table-cell office:value-type="float" office:value="0.026607">
            <text:p>0.026607</text:p>
          </table:table-cell>
          <table:table-cell/>
          <table:table-cell office:value-type="float" office:value="42.758">
            <text:p>42.758</text:p>
          </table:table-cell>
          <table:table-cell office:value-type="float" office:value="0.11515">
            <text:p>0.11515</text:p>
          </table:table-cell>
          <table:table-cell office:value-type="float" office:value="-0.2904">
            <text:p>-0.29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19">
            <text:p>3.119</text:p>
          </table:table-cell>
          <table:table-cell table:style-name="ce3" office:value-type="string">
            <text:p>-8.3225e-16</text:p>
          </table:table-cell>
          <table:table-cell office:value-type="float" office:value="0.026607">
            <text:p>0.026607</text:p>
          </table:table-cell>
        </table:table-row>
        <table:table-row table:style-name="ro2">
          <table:table-cell office:value-type="float" office:value="42.891">
            <text:p>42.891</text:p>
          </table:table-cell>
          <table:table-cell office:value-type="float" office:value="-0.18478">
            <text:p>-0.18478</text:p>
          </table:table-cell>
          <table:table-cell office:value-type="float" office:value="-0.69192">
            <text:p>-0.6919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3682">
            <text:p>0.023682</text:p>
          </table:table-cell>
          <table:table-cell table:style-name="ce3" office:value-type="string">
            <text:p>1.2246e-16</text:p>
          </table:table-cell>
          <table:table-cell office:value-type="float" office:value="0.026402">
            <text:p>0.026402</text:p>
          </table:table-cell>
          <table:table-cell/>
          <table:table-cell office:value-type="float" office:value="42.891">
            <text:p>42.891</text:p>
          </table:table-cell>
          <table:table-cell office:value-type="float" office:value="0.13112">
            <text:p>0.13112</text:p>
          </table:table-cell>
          <table:table-cell office:value-type="float" office:value="-0.29213">
            <text:p>-0.292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194">
            <text:p>3.1194</text:p>
          </table:table-cell>
          <table:table-cell office:value-type="float" office:value="0">
            <text:p>0</text:p>
          </table:table-cell>
          <table:table-cell office:value-type="float" office:value="0.026402">
            <text:p>0.026402</text:p>
          </table:table-cell>
        </table:table-row>
        <table:table-row table:style-name="ro2">
          <table:table-cell office:value-type="float" office:value="43.025">
            <text:p>43.025</text:p>
          </table:table-cell>
          <table:table-cell office:value-type="float" office:value="-0.16875">
            <text:p>-0.16875</text:p>
          </table:table-cell>
          <table:table-cell office:value-type="float" office:value="-0.69146">
            <text:p>-0.691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0411">
            <text:p>0.020411</text:p>
          </table:table-cell>
          <table:table-cell table:style-name="ce3" office:value-type="string">
            <text:p>-1.2246e-16</text:p>
          </table:table-cell>
          <table:table-cell office:value-type="float" office:value="0.02667">
            <text:p>0.02667</text:p>
          </table:table-cell>
          <table:table-cell/>
          <table:table-cell office:value-type="float" office:value="43.025">
            <text:p>43.025</text:p>
          </table:table-cell>
          <table:table-cell office:value-type="float" office:value="0.14928">
            <text:p>0.14928</text:p>
          </table:table-cell>
          <table:table-cell office:value-type="float" office:value="-0.29387">
            <text:p>-0.293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216">
            <text:p>3.1216</text:p>
          </table:table-cell>
          <table:table-cell office:value-type="float" office:value="0">
            <text:p>0</text:p>
          </table:table-cell>
          <table:table-cell office:value-type="float" office:value="0.02667">
            <text:p>0.02667</text:p>
          </table:table-cell>
        </table:table-row>
        <table:table-row table:style-name="ro2">
          <table:table-cell office:value-type="float" office:value="43.158">
            <text:p>43.158</text:p>
          </table:table-cell>
          <table:table-cell office:value-type="float" office:value="-0.15235">
            <text:p>-0.15235</text:p>
          </table:table-cell>
          <table:table-cell office:value-type="float" office:value="-0.69034">
            <text:p>-0.690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0938">
            <text:p>0.020938</text:p>
          </table:table-cell>
          <table:table-cell table:style-name="ce3" office:value-type="string">
            <text:p>-1.2246e-16</text:p>
          </table:table-cell>
          <table:table-cell office:value-type="float" office:value="0.02663">
            <text:p>0.02663</text:p>
          </table:table-cell>
          <table:table-cell/>
          <table:table-cell office:value-type="float" office:value="43.158">
            <text:p>43.158</text:p>
          </table:table-cell>
          <table:table-cell office:value-type="float" office:value="0.16728">
            <text:p>0.16728</text:p>
          </table:table-cell>
          <table:table-cell office:value-type="float" office:value="-0.29578">
            <text:p>-0.2957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205">
            <text:p>3.1205</text:p>
          </table:table-cell>
          <table:table-cell office:value-type="float" office:value="0">
            <text:p>0</text:p>
          </table:table-cell>
          <table:table-cell office:value-type="float" office:value="0.02663">
            <text:p>0.02663</text:p>
          </table:table-cell>
        </table:table-row>
        <table:table-row table:style-name="ro2">
          <table:table-cell office:value-type="float" office:value="43.292">
            <text:p>43.292</text:p>
          </table:table-cell>
          <table:table-cell office:value-type="float" office:value="-0.13658">
            <text:p>-0.13658</text:p>
          </table:table-cell>
          <table:table-cell office:value-type="float" office:value="-0.68931">
            <text:p>-0.689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19015">
            <text:p>0.019015</text:p>
          </table:table-cell>
          <table:table-cell table:style-name="ce3" office:value-type="string">
            <text:p>5.6655e-16</text:p>
          </table:table-cell>
          <table:table-cell office:value-type="float" office:value="0.026467">
            <text:p>0.026467</text:p>
          </table:table-cell>
          <table:table-cell/>
          <table:table-cell office:value-type="float" office:value="43.292">
            <text:p>43.292</text:p>
          </table:table-cell>
          <table:table-cell office:value-type="float" office:value="0.18359">
            <text:p>0.18359</text:p>
          </table:table-cell>
          <table:table-cell office:value-type="float" office:value="-0.29713">
            <text:p>-0.297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012">
            <text:p>3.1012</text:p>
          </table:table-cell>
          <table:table-cell table:style-name="ce3" office:value-type="string">
            <text:p>4.1613e-16</text:p>
          </table:table-cell>
          <table:table-cell office:value-type="float" office:value="0.026467">
            <text:p>0.026467</text:p>
          </table:table-cell>
        </table:table-row>
        <table:table-row table:style-name="ro2">
          <table:table-cell office:value-type="float" office:value="43.426">
            <text:p>43.426</text:p>
          </table:table-cell>
          <table:table-cell office:value-type="float" office:value="-0.11952">
            <text:p>-0.11952</text:p>
          </table:table-cell>
          <table:table-cell office:value-type="float" office:value="-0.68844">
            <text:p>-0.6884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19477">
            <text:p>0.019477</text:p>
          </table:table-cell>
          <table:table-cell table:style-name="ce3" office:value-type="string">
            <text:p>-1.0106e-15</text:p>
          </table:table-cell>
          <table:table-cell office:value-type="float" office:value="0.026806">
            <text:p>0.026806</text:p>
          </table:table-cell>
          <table:table-cell/>
          <table:table-cell office:value-type="float" office:value="43.426">
            <text:p>43.426</text:p>
          </table:table-cell>
          <table:table-cell office:value-type="float" office:value="0.19931">
            <text:p>0.19931</text:p>
          </table:table-cell>
          <table:table-cell office:value-type="float" office:value="-0.29942">
            <text:p>-0.299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174">
            <text:p>3.1174</text:p>
          </table:table-cell>
          <table:table-cell table:style-name="ce3" office:value-type="string">
            <text:p>-8.3225e-16</text:p>
          </table:table-cell>
          <table:table-cell office:value-type="float" office:value="0.026806">
            <text:p>0.026806</text:p>
          </table:table-cell>
        </table:table-row>
        <table:table-row table:style-name="ro2">
          <table:table-cell office:value-type="float" office:value="43.559">
            <text:p>43.559</text:p>
          </table:table-cell>
          <table:table-cell office:value-type="float" office:value="-0.10356">
            <text:p>-0.10356</text:p>
          </table:table-cell>
          <table:table-cell office:value-type="float" office:value="-0.687">
            <text:p>-0.6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0385">
            <text:p>0.020385</text:p>
          </table:table-cell>
          <table:table-cell table:style-name="ce3" office:value-type="string">
            <text:p>1.2246e-16</text:p>
          </table:table-cell>
          <table:table-cell office:value-type="float" office:value="0.026552">
            <text:p>0.026552</text:p>
          </table:table-cell>
          <table:table-cell/>
          <table:table-cell office:value-type="float" office:value="43.559">
            <text:p>43.559</text:p>
          </table:table-cell>
          <table:table-cell office:value-type="float" office:value="0.21621">
            <text:p>0.21621</text:p>
          </table:table-cell>
          <table:table-cell office:value-type="float" office:value="-0.30093">
            <text:p>-0.300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1093">
            <text:p>3.1093</text:p>
          </table:table-cell>
          <table:table-cell office:value-type="float" office:value="0">
            <text:p>0</text:p>
          </table:table-cell>
          <table:table-cell office:value-type="float" office:value="0.026552">
            <text:p>0.026552</text:p>
          </table:table-cell>
        </table:table-row>
        <table:table-row table:style-name="ro2">
          <table:table-cell office:value-type="float" office:value="43.693">
            <text:p>43.693</text:p>
          </table:table-cell>
          <table:table-cell office:value-type="float" office:value="-0.087478">
            <text:p>-0.087478</text:p>
          </table:table-cell>
          <table:table-cell office:value-type="float" office:value="-0.68601">
            <text:p>-0.686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7095">
            <text:p>0.027095</text:p>
          </table:table-cell>
          <table:table-cell table:style-name="ce3" office:value-type="string">
            <text:p>-1.2246e-16</text:p>
          </table:table-cell>
          <table:table-cell office:value-type="float" office:value="0.026429">
            <text:p>0.026429</text:p>
          </table:table-cell>
          <table:table-cell/>
          <table:table-cell office:value-type="float" office:value="43.693">
            <text:p>43.693</text:p>
          </table:table-cell>
          <table:table-cell office:value-type="float" office:value="0.23306">
            <text:p>0.23306</text:p>
          </table:table-cell>
          <table:table-cell office:value-type="float" office:value="-0.30261">
            <text:p>-0.302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806">
            <text:p>3.0806</text:p>
          </table:table-cell>
          <table:table-cell office:value-type="float" office:value="0">
            <text:p>0</text:p>
          </table:table-cell>
          <table:table-cell office:value-type="float" office:value="0.026429">
            <text:p>0.026429</text:p>
          </table:table-cell>
        </table:table-row>
        <table:table-row table:style-name="ro2">
          <table:table-cell office:value-type="float" office:value="43.826">
            <text:p>43.826</text:p>
          </table:table-cell>
          <table:table-cell office:value-type="float" office:value="-0.070621">
            <text:p>-0.070621</text:p>
          </table:table-cell>
          <table:table-cell office:value-type="float" office:value="-0.68501">
            <text:p>-0.685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24602">
            <text:p>0.024602</text:p>
          </table:table-cell>
          <table:table-cell table:style-name="ce3" office:value-type="string">
            <text:p>-1.8988e-15</text:p>
          </table:table-cell>
          <table:table-cell office:value-type="float" office:value="0.026631">
            <text:p>0.026631</text:p>
          </table:table-cell>
          <table:table-cell/>
          <table:table-cell office:value-type="float" office:value="43.826">
            <text:p>43.826</text:p>
          </table:table-cell>
          <table:table-cell office:value-type="float" office:value="0.24956">
            <text:p>0.24956</text:p>
          </table:table-cell>
          <table:table-cell office:value-type="float" office:value="-0.3046">
            <text:p>-0.30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536">
            <text:p>3.0536</text:p>
          </table:table-cell>
          <table:table-cell table:style-name="ce3" office:value-type="string">
            <text:p>-2.0806e-15</text:p>
          </table:table-cell>
          <table:table-cell office:value-type="float" office:value="0.026631">
            <text:p>0.026631</text:p>
          </table:table-cell>
        </table:table-row>
        <table:table-row table:style-name="ro2">
          <table:table-cell office:value-type="float" office:value="43.96">
            <text:p>43.96</text:p>
          </table:table-cell>
          <table:table-cell office:value-type="float" office:value="-0.054758">
            <text:p>-0.054758</text:p>
          </table:table-cell>
          <table:table-cell office:value-type="float" office:value="-0.68361">
            <text:p>-0.683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1528">
            <text:p>0.031528</text:p>
          </table:table-cell>
          <table:table-cell table:style-name="ce3" office:value-type="string">
            <text:p>-1.2246e-16</text:p>
          </table:table-cell>
          <table:table-cell office:value-type="float" office:value="0.026414">
            <text:p>0.026414</text:p>
          </table:table-cell>
          <table:table-cell/>
          <table:table-cell office:value-type="float" office:value="43.96">
            <text:p>43.96</text:p>
          </table:table-cell>
          <table:table-cell office:value-type="float" office:value="0.26584">
            <text:p>0.26584</text:p>
          </table:table-cell>
          <table:table-cell office:value-type="float" office:value="-0.3065">
            <text:p>-0.30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319">
            <text:p>3.0319</text:p>
          </table:table-cell>
          <table:table-cell office:value-type="float" office:value="0">
            <text:p>0</text:p>
          </table:table-cell>
          <table:table-cell office:value-type="float" office:value="0.026414">
            <text:p>0.026414</text:p>
          </table:table-cell>
        </table:table-row>
        <table:table-row table:style-name="ro2">
          <table:table-cell office:value-type="float" office:value="44.094">
            <text:p>44.094</text:p>
          </table:table-cell>
          <table:table-cell office:value-type="float" office:value="-0.03815">
            <text:p>-0.03815</text:p>
          </table:table-cell>
          <table:table-cell office:value-type="float" office:value="-0.68256">
            <text:p>-0.6825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4267">
            <text:p>0.034267</text:p>
          </table:table-cell>
          <table:table-cell table:style-name="ce3" office:value-type="string">
            <text:p>5.6655e-16</text:p>
          </table:table-cell>
          <table:table-cell office:value-type="float" office:value="0.026278">
            <text:p>0.026278</text:p>
          </table:table-cell>
          <table:table-cell/>
          <table:table-cell office:value-type="float" office:value="44.094">
            <text:p>44.094</text:p>
          </table:table-cell>
          <table:table-cell office:value-type="float" office:value="0.28125">
            <text:p>0.28125</text:p>
          </table:table-cell>
          <table:table-cell office:value-type="float" office:value="-0.30858">
            <text:p>-0.308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338">
            <text:p>3.0338</text:p>
          </table:table-cell>
          <table:table-cell table:style-name="ce3" office:value-type="string">
            <text:p>4.1613e-16</text:p>
          </table:table-cell>
          <table:table-cell office:value-type="float" office:value="0.026278">
            <text:p>0.026278</text:p>
          </table:table-cell>
        </table:table-row>
        <table:table-row table:style-name="ro2">
          <table:table-cell office:value-type="float" office:value="44.227">
            <text:p>44.227</text:p>
          </table:table-cell>
          <table:table-cell office:value-type="float" office:value="-0.021864">
            <text:p>-0.021864</text:p>
          </table:table-cell>
          <table:table-cell office:value-type="float" office:value="-0.68108">
            <text:p>-0.681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7278">
            <text:p>0.037278</text:p>
          </table:table-cell>
          <table:table-cell table:style-name="ce3" office:value-type="string">
            <text:p>-1.2246e-16</text:p>
          </table:table-cell>
          <table:table-cell office:value-type="float" office:value="0.026335">
            <text:p>0.026335</text:p>
          </table:table-cell>
          <table:table-cell/>
          <table:table-cell office:value-type="float" office:value="44.227">
            <text:p>44.227</text:p>
          </table:table-cell>
          <table:table-cell office:value-type="float" office:value="0.29748">
            <text:p>0.29748</text:p>
          </table:table-cell>
          <table:table-cell office:value-type="float" office:value="-0.31075">
            <text:p>-0.3107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393">
            <text:p>3.0393</text:p>
          </table:table-cell>
          <table:table-cell office:value-type="float" office:value="0">
            <text:p>0</text:p>
          </table:table-cell>
          <table:table-cell office:value-type="float" office:value="0.026335">
            <text:p>0.026335</text:p>
          </table:table-cell>
        </table:table-row>
        <table:table-row table:style-name="ro2">
          <table:table-cell office:value-type="float" office:value="44.361">
            <text:p>44.361</text:p>
          </table:table-cell>
          <table:table-cell office:value-type="float" office:value="-0.0056097">
            <text:p>-0.0056097</text:p>
          </table:table-cell>
          <table:table-cell office:value-type="float" office:value="-0.68">
            <text:p>-0.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8643">
            <text:p>0.038643</text:p>
          </table:table-cell>
          <table:table-cell table:style-name="ce3" office:value-type="string">
            <text:p>-1.2246e-16</text:p>
          </table:table-cell>
          <table:table-cell office:value-type="float" office:value="0.026227">
            <text:p>0.026227</text:p>
          </table:table-cell>
          <table:table-cell/>
          <table:table-cell office:value-type="float" office:value="44.361">
            <text:p>44.361</text:p>
          </table:table-cell>
          <table:table-cell office:value-type="float" office:value="0.31396">
            <text:p>0.31396</text:p>
          </table:table-cell>
          <table:table-cell office:value-type="float" office:value="-0.31348">
            <text:p>-0.313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92">
            <text:p>3.0492</text:p>
          </table:table-cell>
          <table:table-cell office:value-type="float" office:value="0">
            <text:p>0</text:p>
          </table:table-cell>
          <table:table-cell office:value-type="float" office:value="0.026227">
            <text:p>0.026227</text:p>
          </table:table-cell>
        </table:table-row>
        <table:table-row table:style-name="ro2">
          <table:table-cell office:value-type="float" office:value="44.495">
            <text:p>44.495</text:p>
          </table:table-cell>
          <table:table-cell office:value-type="float" office:value="0.011273">
            <text:p>0.011273</text:p>
          </table:table-cell>
          <table:table-cell office:value-type="float" office:value="-0.67906">
            <text:p>-0.679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8836">
            <text:p>0.038836</text:p>
          </table:table-cell>
          <table:table-cell table:style-name="ce3" office:value-type="string">
            <text:p>-1.2246e-16</text:p>
          </table:table-cell>
          <table:table-cell office:value-type="float" office:value="0.026098">
            <text:p>0.026098</text:p>
          </table:table-cell>
          <table:table-cell/>
          <table:table-cell office:value-type="float" office:value="44.495">
            <text:p>44.495</text:p>
          </table:table-cell>
          <table:table-cell office:value-type="float" office:value="0.33087">
            <text:p>0.33087</text:p>
          </table:table-cell>
          <table:table-cell office:value-type="float" office:value="-0.3151">
            <text:p>-0.31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49">
            <text:p>3.0449</text:p>
          </table:table-cell>
          <table:table-cell office:value-type="float" office:value="0">
            <text:p>0</text:p>
          </table:table-cell>
          <table:table-cell office:value-type="float" office:value="0.026098">
            <text:p>0.026098</text:p>
          </table:table-cell>
        </table:table-row>
        <table:table-row table:style-name="ro2">
          <table:table-cell office:value-type="float" office:value="44.628">
            <text:p>44.628</text:p>
          </table:table-cell>
          <table:table-cell office:value-type="float" office:value="0.027031">
            <text:p>0.027031</text:p>
          </table:table-cell>
          <table:table-cell office:value-type="float" office:value="-0.67794">
            <text:p>-0.6779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0259">
            <text:p>0.040259</text:p>
          </table:table-cell>
          <table:table-cell table:style-name="ce3" office:value-type="string">
            <text:p>5.6655e-16</text:p>
          </table:table-cell>
          <table:table-cell office:value-type="float" office:value="0.026023">
            <text:p>0.026023</text:p>
          </table:table-cell>
          <table:table-cell/>
          <table:table-cell office:value-type="float" office:value="44.628">
            <text:p>44.628</text:p>
          </table:table-cell>
          <table:table-cell office:value-type="float" office:value="0.3477">
            <text:p>0.3477</text:p>
          </table:table-cell>
          <table:table-cell office:value-type="float" office:value="-0.31719">
            <text:p>-0.317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63">
            <text:p>3.0463</text:p>
          </table:table-cell>
          <table:table-cell table:style-name="ce3" office:value-type="string">
            <text:p>4.1613e-16</text:p>
          </table:table-cell>
          <table:table-cell office:value-type="float" office:value="0.026023">
            <text:p>0.026023</text:p>
          </table:table-cell>
        </table:table-row>
        <table:table-row table:style-name="ro2">
          <table:table-cell office:value-type="float" office:value="44.762">
            <text:p>44.762</text:p>
          </table:table-cell>
          <table:table-cell office:value-type="float" office:value="0.043113">
            <text:p>0.043113</text:p>
          </table:table-cell>
          <table:table-cell office:value-type="float" office:value="-0.67655">
            <text:p>-0.676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39639">
            <text:p>0.039639</text:p>
          </table:table-cell>
          <table:table-cell table:style-name="ce3" office:value-type="string">
            <text:p>1.2246e-16</text:p>
          </table:table-cell>
          <table:table-cell office:value-type="float" office:value="0.025883">
            <text:p>0.025883</text:p>
          </table:table-cell>
          <table:table-cell/>
          <table:table-cell office:value-type="float" office:value="44.762">
            <text:p>44.762</text:p>
          </table:table-cell>
          <table:table-cell office:value-type="float" office:value="0.36355">
            <text:p>0.36355</text:p>
          </table:table-cell>
          <table:table-cell office:value-type="float" office:value="-0.32047">
            <text:p>-0.320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694">
            <text:p>3.0694</text:p>
          </table:table-cell>
          <table:table-cell office:value-type="float" office:value="0">
            <text:p>0</text:p>
          </table:table-cell>
          <table:table-cell office:value-type="float" office:value="0.025883">
            <text:p>0.025883</text:p>
          </table:table-cell>
        </table:table-row>
        <table:table-row table:style-name="ro2">
          <table:table-cell office:value-type="float" office:value="44.895">
            <text:p>44.895</text:p>
          </table:table-cell>
          <table:table-cell office:value-type="float" office:value="0.059574">
            <text:p>0.059574</text:p>
          </table:table-cell>
          <table:table-cell office:value-type="float" office:value="-0.67501">
            <text:p>-0.675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1248">
            <text:p>0.041248</text:p>
          </table:table-cell>
          <table:table-cell table:style-name="ce3" office:value-type="string">
            <text:p>-1.0106e-15</text:p>
          </table:table-cell>
          <table:table-cell office:value-type="float" office:value="0.025696">
            <text:p>0.025696</text:p>
          </table:table-cell>
          <table:table-cell/>
          <table:table-cell office:value-type="float" office:value="44.895">
            <text:p>44.895</text:p>
          </table:table-cell>
          <table:table-cell office:value-type="float" office:value="0.38008">
            <text:p>0.38008</text:p>
          </table:table-cell>
          <table:table-cell office:value-type="float" office:value="-0.32191">
            <text:p>-0.3219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51">
            <text:p>3.051</text:p>
          </table:table-cell>
          <table:table-cell table:style-name="ce3" office:value-type="string">
            <text:p>-8.3225e-16</text:p>
          </table:table-cell>
          <table:table-cell office:value-type="float" office:value="0.025696">
            <text:p>0.025696</text:p>
          </table:table-cell>
        </table:table-row>
        <table:table-row table:style-name="ro2">
          <table:table-cell office:value-type="float" office:value="45.029">
            <text:p>45.029</text:p>
          </table:table-cell>
          <table:table-cell office:value-type="float" office:value="0.07596">
            <text:p>0.07596</text:p>
          </table:table-cell>
          <table:table-cell office:value-type="float" office:value="-0.67396">
            <text:p>-0.673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40124">
            <text:p>0.040124</text:p>
          </table:table-cell>
          <table:table-cell table:style-name="ce3" office:value-type="string">
            <text:p>1.2246e-16</text:p>
          </table:table-cell>
          <table:table-cell office:value-type="float" office:value="0.025509">
            <text:p>0.025509</text:p>
          </table:table-cell>
          <table:table-cell/>
          <table:table-cell office:value-type="float" office:value="45.029">
            <text:p>45.029</text:p>
          </table:table-cell>
          <table:table-cell office:value-type="float" office:value="0.39673">
            <text:p>0.39673</text:p>
          </table:table-cell>
          <table:table-cell office:value-type="float" office:value="-0.3248">
            <text:p>-0.32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3.0444">
            <text:p>3.0444</text:p>
          </table:table-cell>
          <table:table-cell office:value-type="float" office:value="0">
            <text:p>0</text:p>
          </table:table-cell>
          <table:table-cell office:value-type="float" office:value="0.025509">
            <text:p>0.025509</text:p>
          </table:table-cell>
        </table:table-row>
        <table:table-row table:style-name="ro2">
          <table:table-cell office:value-type="float" office:value="45.163">
            <text:p>45.163</text:p>
          </table:table-cell>
          <table:table-cell office:value-type="float" office:value="0.092953">
            <text:p>0.092953</text:p>
          </table:table-cell>
          <table:table-cell office:value-type="float" office:value="-0.6721">
            <text:p>-0.67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48231">
            <text:p>0.048231</text:p>
          </table:table-cell>
          <table:table-cell table:style-name="ce3" office:value-type="string">
            <text:p>4.4409e-16</text:p>
          </table:table-cell>
          <table:table-cell office:value-type="float" office:value="0.025321">
            <text:p>0.025321</text:p>
          </table:table-cell>
          <table:table-cell/>
          <table:table-cell office:value-type="float" office:value="45.163">
            <text:p>45.163</text:p>
          </table:table-cell>
          <table:table-cell office:value-type="float" office:value="0.40527">
            <text:p>0.40527</text:p>
          </table:table-cell>
          <table:table-cell office:value-type="float" office:value="-0.32552">
            <text:p>-0.325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0211">
            <text:p>3.0211</text:p>
          </table:table-cell>
          <table:table-cell table:style-name="ce3" office:value-type="string">
            <text:p>4.1613e-16</text:p>
          </table:table-cell>
          <table:table-cell office:value-type="float" office:value="0.025321">
            <text:p>0.025321</text:p>
          </table:table-cell>
        </table:table-row>
        <table:table-row table:style-name="ro2">
          <table:table-cell office:value-type="float" office:value="45.296">
            <text:p>45.296</text:p>
          </table:table-cell>
          <table:table-cell office:value-type="float" office:value="0.10869">
            <text:p>0.10869</text:p>
          </table:table-cell>
          <table:table-cell office:value-type="float" office:value="-0.67074">
            <text:p>-0.670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63371">
            <text:p>0.063371</text:p>
          </table:table-cell>
          <table:table-cell office:value-type="float" office:value="0">
            <text:p>0</text:p>
          </table:table-cell>
          <table:table-cell office:value-type="float" office:value="0.025057">
            <text:p>0.025057</text:p>
          </table:table-cell>
          <table:table-cell/>
          <table:table-cell office:value-type="float" office:value="45.296">
            <text:p>45.296</text:p>
          </table:table-cell>
          <table:table-cell office:value-type="float" office:value="0.41712">
            <text:p>0.41712</text:p>
          </table:table-cell>
          <table:table-cell office:value-type="float" office:value="-0.32777">
            <text:p>-0.327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0253">
            <text:p>3.0253</text:p>
          </table:table-cell>
          <table:table-cell office:value-type="float" office:value="0">
            <text:p>0</text:p>
          </table:table-cell>
          <table:table-cell office:value-type="float" office:value="0.025057">
            <text:p>0.025057</text:p>
          </table:table-cell>
        </table:table-row>
        <table:table-row table:style-name="ro2">
          <table:table-cell office:value-type="float" office:value="45.43">
            <text:p>45.43</text:p>
          </table:table-cell>
          <table:table-cell office:value-type="float" office:value="0.12475">
            <text:p>0.12475</text:p>
          </table:table-cell>
          <table:table-cell office:value-type="float" office:value="-0.6699">
            <text:p>-0.66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52446">
            <text:p>0.052446</text:p>
          </table:table-cell>
          <table:table-cell table:style-name="ce3" office:value-type="string">
            <text:p>-4.4409e-16</text:p>
          </table:table-cell>
          <table:table-cell office:value-type="float" office:value="0.024773">
            <text:p>0.024773</text:p>
          </table:table-cell>
          <table:table-cell/>
          <table:table-cell office:value-type="float" office:value="45.43">
            <text:p>45.43</text:p>
          </table:table-cell>
          <table:table-cell office:value-type="float" office:value="0.42322">
            <text:p>0.42322</text:p>
          </table:table-cell>
          <table:table-cell office:value-type="float" office:value="-0.32825">
            <text:p>-0.328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3.0023">
            <text:p>3.0023</text:p>
          </table:table-cell>
          <table:table-cell table:style-name="ce3" office:value-type="string">
            <text:p>-4.1613e-16</text:p>
          </table:table-cell>
          <table:table-cell office:value-type="float" office:value="0.024773">
            <text:p>0.024773</text:p>
          </table:table-cell>
        </table:table-row>
        <table:table-row table:style-name="ro2">
          <table:table-cell office:value-type="float" office:value="45.563">
            <text:p>45.563</text:p>
          </table:table-cell>
          <table:table-cell office:value-type="float" office:value="0.14154">
            <text:p>0.14154</text:p>
          </table:table-cell>
          <table:table-cell office:value-type="float" office:value="-0.66842">
            <text:p>-0.668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5515">
            <text:p>0.05515</text:p>
          </table:table-cell>
          <table:table-cell table:style-name="ce3" office:value-type="string">
            <text:p>-8.8818e-16</text:p>
          </table:table-cell>
          <table:table-cell office:value-type="float" office:value="0.025178">
            <text:p>0.025178</text:p>
          </table:table-cell>
          <table:table-cell/>
          <table:table-cell office:value-type="float" office:value="45.563">
            <text:p>45.563</text:p>
          </table:table-cell>
          <table:table-cell office:value-type="float" office:value="0.41067">
            <text:p>0.41067</text:p>
          </table:table-cell>
          <table:table-cell office:value-type="float" office:value="-0.32571">
            <text:p>-0.3257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951">
            <text:p>2.9951</text:p>
          </table:table-cell>
          <table:table-cell table:style-name="ce3" office:value-type="string">
            <text:p>-8.3225e-16</text:p>
          </table:table-cell>
          <table:table-cell office:value-type="float" office:value="0.025178">
            <text:p>0.025178</text:p>
          </table:table-cell>
        </table:table-row>
        <table:table-row table:style-name="ro2">
          <table:table-cell office:value-type="float" office:value="45.697">
            <text:p>45.697</text:p>
          </table:table-cell>
          <table:table-cell office:value-type="float" office:value="0.15754">
            <text:p>0.15754</text:p>
          </table:table-cell>
          <table:table-cell office:value-type="float" office:value="-0.66727">
            <text:p>-0.667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57591">
            <text:p>0.057591</text:p>
          </table:table-cell>
          <table:table-cell table:style-name="ce3" office:value-type="string">
            <text:p>-8.8818e-16</text:p>
          </table:table-cell>
          <table:table-cell office:value-type="float" office:value="0.025548">
            <text:p>0.025548</text:p>
          </table:table-cell>
          <table:table-cell/>
          <table:table-cell office:value-type="float" office:value="45.697">
            <text:p>45.697</text:p>
          </table:table-cell>
          <table:table-cell office:value-type="float" office:value="0.39384">
            <text:p>0.39384</text:p>
          </table:table-cell>
          <table:table-cell office:value-type="float" office:value="-0.3218">
            <text:p>-0.32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637">
            <text:p>2.9637</text:p>
          </table:table-cell>
          <table:table-cell table:style-name="ce3" office:value-type="string">
            <text:p>-8.3225e-16</text:p>
          </table:table-cell>
          <table:table-cell office:value-type="float" office:value="0.025548">
            <text:p>0.025548</text:p>
          </table:table-cell>
        </table:table-row>
        <table:table-row table:style-name="ro2">
          <table:table-cell office:value-type="float" office:value="45.831">
            <text:p>45.831</text:p>
          </table:table-cell>
          <table:table-cell office:value-type="float" office:value="0.17419">
            <text:p>0.17419</text:p>
          </table:table-cell>
          <table:table-cell office:value-type="float" office:value="-0.66598">
            <text:p>-0.665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57253">
            <text:p>0.057253</text:p>
          </table:table-cell>
          <table:table-cell office:value-type="float" office:value="0">
            <text:p>0</text:p>
          </table:table-cell>
          <table:table-cell office:value-type="float" office:value="0.025573">
            <text:p>0.025573</text:p>
          </table:table-cell>
          <table:table-cell/>
          <table:table-cell office:value-type="float" office:value="45.831">
            <text:p>45.831</text:p>
          </table:table-cell>
          <table:table-cell office:value-type="float" office:value="0.37974">
            <text:p>0.37974</text:p>
          </table:table-cell>
          <table:table-cell office:value-type="float" office:value="-0.31836">
            <text:p>-0.318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54">
            <text:p>2.954</text:p>
          </table:table-cell>
          <table:table-cell office:value-type="float" office:value="0">
            <text:p>0</text:p>
          </table:table-cell>
          <table:table-cell office:value-type="float" office:value="0.025573">
            <text:p>0.025573</text:p>
          </table:table-cell>
        </table:table-row>
        <table:table-row table:style-name="ro2">
          <table:table-cell office:value-type="float" office:value="45.964">
            <text:p>45.964</text:p>
          </table:table-cell>
          <table:table-cell office:value-type="float" office:value="0.18882">
            <text:p>0.18882</text:p>
          </table:table-cell>
          <table:table-cell office:value-type="float" office:value="-0.6643">
            <text:p>-0.66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18132">
            <text:p>0.018132</text:p>
          </table:table-cell>
          <table:table-cell table:style-name="ce3" office:value-type="string">
            <text:p>-8.8818e-16</text:p>
          </table:table-cell>
          <table:table-cell office:value-type="float" office:value="0.025858">
            <text:p>0.025858</text:p>
          </table:table-cell>
          <table:table-cell/>
          <table:table-cell office:value-type="float" office:value="45.964">
            <text:p>45.964</text:p>
          </table:table-cell>
          <table:table-cell office:value-type="float" office:value="0.36305">
            <text:p>0.36305</text:p>
          </table:table-cell>
          <table:table-cell office:value-type="float" office:value="-0.31482">
            <text:p>-0.314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501">
            <text:p>2.9501</text:p>
          </table:table-cell>
          <table:table-cell table:style-name="ce3" office:value-type="string">
            <text:p>-8.3225e-16</text:p>
          </table:table-cell>
          <table:table-cell office:value-type="float" office:value="0.025858">
            <text:p>0.025858</text:p>
          </table:table-cell>
        </table:table-row>
        <table:table-row table:style-name="ro2">
          <table:table-cell office:value-type="float" office:value="46.098">
            <text:p>46.098</text:p>
          </table:table-cell>
          <table:table-cell office:value-type="float" office:value="0.20368">
            <text:p>0.20368</text:p>
          </table:table-cell>
          <table:table-cell office:value-type="float" office:value="-0.6632">
            <text:p>-0.66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49951">
            <text:p>-0.049951</text:p>
          </table:table-cell>
          <table:table-cell table:style-name="ce3" office:value-type="string">
            <text:p>4.4409e-16</text:p>
          </table:table-cell>
          <table:table-cell office:value-type="float" office:value="0.026155">
            <text:p>0.026155</text:p>
          </table:table-cell>
          <table:table-cell/>
          <table:table-cell office:value-type="float" office:value="46.098">
            <text:p>46.098</text:p>
          </table:table-cell>
          <table:table-cell office:value-type="float" office:value="0.34692">
            <text:p>0.34692</text:p>
          </table:table-cell>
          <table:table-cell office:value-type="float" office:value="-0.31136">
            <text:p>-0.311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77">
            <text:p>2.9477</text:p>
          </table:table-cell>
          <table:table-cell table:style-name="ce3" office:value-type="string">
            <text:p>4.1613e-16</text:p>
          </table:table-cell>
          <table:table-cell office:value-type="float" office:value="0.026155">
            <text:p>0.026155</text:p>
          </table:table-cell>
        </table:table-row>
        <table:table-row table:style-name="ro2">
          <table:table-cell office:value-type="float" office:value="46.232">
            <text:p>46.232</text:p>
          </table:table-cell>
          <table:table-cell office:value-type="float" office:value="0.21808">
            <text:p>0.21808</text:p>
          </table:table-cell>
          <table:table-cell office:value-type="float" office:value="-0.66263">
            <text:p>-0.6626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57957">
            <text:p>-0.057957</text:p>
          </table:table-cell>
          <table:table-cell table:style-name="ce3" office:value-type="string">
            <text:p>-4.4409e-16</text:p>
          </table:table-cell>
          <table:table-cell office:value-type="float" office:value="0.025978">
            <text:p>0.025978</text:p>
          </table:table-cell>
          <table:table-cell/>
          <table:table-cell office:value-type="float" office:value="46.232">
            <text:p>46.232</text:p>
          </table:table-cell>
          <table:table-cell office:value-type="float" office:value="0.33128">
            <text:p>0.33128</text:p>
          </table:table-cell>
          <table:table-cell office:value-type="float" office:value="-0.30786">
            <text:p>-0.307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63">
            <text:p>2.9463</text:p>
          </table:table-cell>
          <table:table-cell table:style-name="ce3" office:value-type="string">
            <text:p>-4.1613e-16</text:p>
          </table:table-cell>
          <table:table-cell office:value-type="float" office:value="0.025978">
            <text:p>0.025978</text:p>
          </table:table-cell>
        </table:table-row>
        <table:table-row table:style-name="ro2">
          <table:table-cell office:value-type="float" office:value="46.365">
            <text:p>46.365</text:p>
          </table:table-cell>
          <table:table-cell office:value-type="float" office:value="0.22569">
            <text:p>0.22569</text:p>
          </table:table-cell>
          <table:table-cell office:value-type="float" office:value="-0.66196">
            <text:p>-0.661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61708">
            <text:p>-0.061708</text:p>
          </table:table-cell>
          <table:table-cell table:style-name="ce3" office:value-type="string">
            <text:p>-8.8818e-16</text:p>
          </table:table-cell>
          <table:table-cell office:value-type="float" office:value="0.025954">
            <text:p>0.025954</text:p>
          </table:table-cell>
          <table:table-cell/>
          <table:table-cell office:value-type="float" office:value="46.365">
            <text:p>46.365</text:p>
          </table:table-cell>
          <table:table-cell office:value-type="float" office:value="0.3154">
            <text:p>0.3154</text:p>
          </table:table-cell>
          <table:table-cell office:value-type="float" office:value="-0.30462">
            <text:p>-0.304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94">
            <text:p>2.9494</text:p>
          </table:table-cell>
          <table:table-cell table:style-name="ce3" office:value-type="string">
            <text:p>-8.3225e-16</text:p>
          </table:table-cell>
          <table:table-cell office:value-type="float" office:value="0.025954">
            <text:p>0.025954</text:p>
          </table:table-cell>
        </table:table-row>
        <table:table-row table:style-name="ro2">
          <table:table-cell office:value-type="float" office:value="46.499">
            <text:p>46.499</text:p>
          </table:table-cell>
          <table:table-cell office:value-type="float" office:value="0.23715">
            <text:p>0.23715</text:p>
          </table:table-cell>
          <table:table-cell office:value-type="float" office:value="-0.66343">
            <text:p>-0.663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3631">
            <text:p>-0.13631</text:p>
          </table:table-cell>
          <table:table-cell table:style-name="ce3" office:value-type="string">
            <text:p>4.4409e-16</text:p>
          </table:table-cell>
          <table:table-cell office:value-type="float" office:value="0.026464">
            <text:p>0.026464</text:p>
          </table:table-cell>
          <table:table-cell/>
          <table:table-cell office:value-type="float" office:value="46.499">
            <text:p>46.499</text:p>
          </table:table-cell>
          <table:table-cell office:value-type="float" office:value="0.29919">
            <text:p>0.29919</text:p>
          </table:table-cell>
          <table:table-cell office:value-type="float" office:value="-0.30103">
            <text:p>-0.3010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36">
            <text:p>2.9436</text:p>
          </table:table-cell>
          <table:table-cell table:style-name="ce3" office:value-type="string">
            <text:p>4.1613e-16</text:p>
          </table:table-cell>
          <table:table-cell office:value-type="float" office:value="0.026464">
            <text:p>0.026464</text:p>
          </table:table-cell>
        </table:table-row>
        <table:table-row table:style-name="ro2">
          <table:table-cell office:value-type="float" office:value="46.632">
            <text:p>46.632</text:p>
          </table:table-cell>
          <table:table-cell office:value-type="float" office:value="0.25368">
            <text:p>0.25368</text:p>
          </table:table-cell>
          <table:table-cell office:value-type="float" office:value="-0.66609">
            <text:p>-0.6660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475">
            <text:p>-0.21475</text:p>
          </table:table-cell>
          <table:table-cell table:style-name="ce3" office:value-type="string">
            <text:p>8.8818e-16</text:p>
          </table:table-cell>
          <table:table-cell office:value-type="float" office:value="0.026257">
            <text:p>0.026257</text:p>
          </table:table-cell>
          <table:table-cell/>
          <table:table-cell office:value-type="float" office:value="46.632">
            <text:p>46.632</text:p>
          </table:table-cell>
          <table:table-cell office:value-type="float" office:value="0.28296">
            <text:p>0.28296</text:p>
          </table:table-cell>
          <table:table-cell office:value-type="float" office:value="-0.29729">
            <text:p>-0.297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38">
            <text:p>2.9438</text:p>
          </table:table-cell>
          <table:table-cell table:style-name="ce3" office:value-type="string">
            <text:p>8.3225e-16</text:p>
          </table:table-cell>
          <table:table-cell office:value-type="float" office:value="0.026257">
            <text:p>0.026257</text:p>
          </table:table-cell>
        </table:table-row>
        <table:table-row table:style-name="ro2">
          <table:table-cell office:value-type="float" office:value="46.766">
            <text:p>46.766</text:p>
          </table:table-cell>
          <table:table-cell office:value-type="float" office:value="0.26647">
            <text:p>0.26647</text:p>
          </table:table-cell>
          <table:table-cell office:value-type="float" office:value="-0.66836">
            <text:p>-0.668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649">
            <text:p>-0.23649</text:p>
          </table:table-cell>
          <table:table-cell table:style-name="ce3" office:value-type="string">
            <text:p>-4.4409e-16</text:p>
          </table:table-cell>
          <table:table-cell office:value-type="float" office:value="0.02609">
            <text:p>0.02609</text:p>
          </table:table-cell>
          <table:table-cell/>
          <table:table-cell office:value-type="float" office:value="46.766">
            <text:p>46.766</text:p>
          </table:table-cell>
          <table:table-cell office:value-type="float" office:value="0.26726">
            <text:p>0.26726</text:p>
          </table:table-cell>
          <table:table-cell office:value-type="float" office:value="-0.29396">
            <text:p>-0.2939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4">
            <text:p>2.944</text:p>
          </table:table-cell>
          <table:table-cell table:style-name="ce3" office:value-type="string">
            <text:p>-4.1613e-16</text:p>
          </table:table-cell>
          <table:table-cell office:value-type="float" office:value="0.02609">
            <text:p>0.02609</text:p>
          </table:table-cell>
        </table:table-row>
        <table:table-row table:style-name="ro2">
          <table:table-cell office:value-type="float" office:value="46.9">
            <text:p>46.9</text:p>
          </table:table-cell>
          <table:table-cell office:value-type="float" office:value="0.27291">
            <text:p>0.27291</text:p>
          </table:table-cell>
          <table:table-cell office:value-type="float" office:value="-0.67025">
            <text:p>-0.670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6198">
            <text:p>-0.26198</text:p>
          </table:table-cell>
          <table:table-cell table:style-name="ce3" office:value-type="string">
            <text:p>-4.4409e-16</text:p>
          </table:table-cell>
          <table:table-cell office:value-type="float" office:value="0.026121">
            <text:p>0.026121</text:p>
          </table:table-cell>
          <table:table-cell/>
          <table:table-cell office:value-type="float" office:value="46.9">
            <text:p>46.9</text:p>
          </table:table-cell>
          <table:table-cell office:value-type="float" office:value="0.25105">
            <text:p>0.25105</text:p>
          </table:table-cell>
          <table:table-cell office:value-type="float" office:value="-0.29036">
            <text:p>-0.290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41">
            <text:p>2.9441</text:p>
          </table:table-cell>
          <table:table-cell table:style-name="ce3" office:value-type="string">
            <text:p>-4.1613e-16</text:p>
          </table:table-cell>
          <table:table-cell office:value-type="float" office:value="0.026121">
            <text:p>0.026121</text:p>
          </table:table-cell>
        </table:table-row>
        <table:table-row table:style-name="ro2">
          <table:table-cell office:value-type="float" office:value="47.033">
            <text:p>47.033</text:p>
          </table:table-cell>
          <table:table-cell office:value-type="float" office:value="0.28576">
            <text:p>0.28576</text:p>
          </table:table-cell>
          <table:table-cell office:value-type="float" office:value="-0.67523">
            <text:p>-0.6752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061">
            <text:p>-0.3061</text:p>
          </table:table-cell>
          <table:table-cell office:value-type="float" office:value="0">
            <text:p>0</text:p>
          </table:table-cell>
          <table:table-cell office:value-type="float" office:value="0.026047">
            <text:p>0.026047</text:p>
          </table:table-cell>
          <table:table-cell/>
          <table:table-cell office:value-type="float" office:value="47.033">
            <text:p>47.033</text:p>
          </table:table-cell>
          <table:table-cell office:value-type="float" office:value="0.23533">
            <text:p>0.23533</text:p>
          </table:table-cell>
          <table:table-cell office:value-type="float" office:value="-0.28644">
            <text:p>-0.2864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41">
            <text:p>2.9341</text:p>
          </table:table-cell>
          <table:table-cell office:value-type="float" office:value="0">
            <text:p>0</text:p>
          </table:table-cell>
          <table:table-cell office:value-type="float" office:value="0.026047">
            <text:p>0.026047</text:p>
          </table:table-cell>
        </table:table-row>
        <table:table-row table:style-name="ro2">
          <table:table-cell office:value-type="float" office:value="47.167">
            <text:p>47.167</text:p>
          </table:table-cell>
          <table:table-cell office:value-type="float" office:value="0.30262">
            <text:p>0.30262</text:p>
          </table:table-cell>
          <table:table-cell office:value-type="float" office:value="-0.68186">
            <text:p>-0.6818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2506">
            <text:p>-0.32506</text:p>
          </table:table-cell>
          <table:table-cell table:style-name="ce3" office:value-type="string">
            <text:p>-8.8818e-16</text:p>
          </table:table-cell>
          <table:table-cell office:value-type="float" office:value="0.026147">
            <text:p>0.026147</text:p>
          </table:table-cell>
          <table:table-cell/>
          <table:table-cell office:value-type="float" office:value="47.167">
            <text:p>47.167</text:p>
          </table:table-cell>
          <table:table-cell office:value-type="float" office:value="0.21946">
            <text:p>0.21946</text:p>
          </table:table-cell>
          <table:table-cell office:value-type="float" office:value="-0.2835">
            <text:p>-0.283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82">
            <text:p>2.9382</text:p>
          </table:table-cell>
          <table:table-cell table:style-name="ce3" office:value-type="string">
            <text:p>-8.3225e-16</text:p>
          </table:table-cell>
          <table:table-cell office:value-type="float" office:value="0.026147">
            <text:p>0.026147</text:p>
          </table:table-cell>
        </table:table-row>
        <table:table-row table:style-name="ro2">
          <table:table-cell office:value-type="float" office:value="47.301">
            <text:p>47.301</text:p>
          </table:table-cell>
          <table:table-cell office:value-type="float" office:value="0.31608">
            <text:p>0.31608</text:p>
          </table:table-cell>
          <table:table-cell office:value-type="float" office:value="-0.68715">
            <text:p>-0.687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333">
            <text:p>-0.33333</text:p>
          </table:table-cell>
          <table:table-cell table:style-name="ce3" office:value-type="string">
            <text:p>-8.8818e-16</text:p>
          </table:table-cell>
          <table:table-cell office:value-type="float" office:value="0.026113">
            <text:p>0.026113</text:p>
          </table:table-cell>
          <table:table-cell/>
          <table:table-cell office:value-type="float" office:value="47.301">
            <text:p>47.301</text:p>
          </table:table-cell>
          <table:table-cell office:value-type="float" office:value="0.20298">
            <text:p>0.20298</text:p>
          </table:table-cell>
          <table:table-cell office:value-type="float" office:value="-0.27998">
            <text:p>-0.279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69">
            <text:p>2.9369</text:p>
          </table:table-cell>
          <table:table-cell table:style-name="ce3" office:value-type="string">
            <text:p>-8.3225e-16</text:p>
          </table:table-cell>
          <table:table-cell office:value-type="float" office:value="0.026113">
            <text:p>0.026113</text:p>
          </table:table-cell>
        </table:table-row>
        <table:table-row table:style-name="ro2">
          <table:table-cell office:value-type="float" office:value="47.434">
            <text:p>47.434</text:p>
          </table:table-cell>
          <table:table-cell office:value-type="float" office:value="0.33074">
            <text:p>0.33074</text:p>
          </table:table-cell>
          <table:table-cell office:value-type="float" office:value="-0.69266">
            <text:p>-0.692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3899">
            <text:p>-0.33899</text:p>
          </table:table-cell>
          <table:table-cell table:style-name="ce3" office:value-type="string">
            <text:p>-1.3323e-15</text:p>
          </table:table-cell>
          <table:table-cell office:value-type="float" office:value="0.026032">
            <text:p>0.026032</text:p>
          </table:table-cell>
          <table:table-cell/>
          <table:table-cell office:value-type="float" office:value="47.434">
            <text:p>47.434</text:p>
          </table:table-cell>
          <table:table-cell office:value-type="float" office:value="0.18691">
            <text:p>0.18691</text:p>
          </table:table-cell>
          <table:table-cell office:value-type="float" office:value="-0.27642">
            <text:p>-0.2764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98">
            <text:p>2.9398</text:p>
          </table:table-cell>
          <table:table-cell table:style-name="ce3" office:value-type="string">
            <text:p>-1.2484e-15</text:p>
          </table:table-cell>
          <table:table-cell office:value-type="float" office:value="0.026032">
            <text:p>0.026032</text:p>
          </table:table-cell>
        </table:table-row>
        <table:table-row table:style-name="ro2">
          <table:table-cell office:value-type="float" office:value="47.568">
            <text:p>47.568</text:p>
          </table:table-cell>
          <table:table-cell office:value-type="float" office:value="0.34715">
            <text:p>0.34715</text:p>
          </table:table-cell>
          <table:table-cell office:value-type="float" office:value="-0.69902">
            <text:p>-0.6990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594">
            <text:p>-0.34594</text:p>
          </table:table-cell>
          <table:table-cell office:value-type="float" office:value="0">
            <text:p>0</text:p>
          </table:table-cell>
          <table:table-cell office:value-type="float" office:value="0.02633">
            <text:p>0.02633</text:p>
          </table:table-cell>
          <table:table-cell/>
          <table:table-cell office:value-type="float" office:value="47.568">
            <text:p>47.568</text:p>
          </table:table-cell>
          <table:table-cell office:value-type="float" office:value="0.17109">
            <text:p>0.17109</text:p>
          </table:table-cell>
          <table:table-cell office:value-type="float" office:value="-0.27297">
            <text:p>-0.272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16">
            <text:p>2.9416</text:p>
          </table:table-cell>
          <table:table-cell office:value-type="float" office:value="0">
            <text:p>0</text:p>
          </table:table-cell>
          <table:table-cell office:value-type="float" office:value="0.02633">
            <text:p>0.02633</text:p>
          </table:table-cell>
        </table:table-row>
        <table:table-row table:style-name="ro2">
          <table:table-cell office:value-type="float" office:value="47.701">
            <text:p>47.701</text:p>
          </table:table-cell>
          <table:table-cell office:value-type="float" office:value="0.36221">
            <text:p>0.36221</text:p>
          </table:table-cell>
          <table:table-cell office:value-type="float" office:value="-0.70471">
            <text:p>-0.7047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723">
            <text:p>-0.34723</text:p>
          </table:table-cell>
          <table:table-cell table:style-name="ce3" office:value-type="string">
            <text:p>-1.3323e-15</text:p>
          </table:table-cell>
          <table:table-cell office:value-type="float" office:value="0.026055">
            <text:p>0.026055</text:p>
          </table:table-cell>
          <table:table-cell/>
          <table:table-cell office:value-type="float" office:value="47.701">
            <text:p>47.701</text:p>
          </table:table-cell>
          <table:table-cell office:value-type="float" office:value="0.15494">
            <text:p>0.15494</text:p>
          </table:table-cell>
          <table:table-cell office:value-type="float" office:value="-0.2697">
            <text:p>-0.26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66">
            <text:p>2.9466</text:p>
          </table:table-cell>
          <table:table-cell table:style-name="ce3" office:value-type="string">
            <text:p>-1.2484e-15</text:p>
          </table:table-cell>
          <table:table-cell office:value-type="float" office:value="0.026055">
            <text:p>0.026055</text:p>
          </table:table-cell>
        </table:table-row>
        <table:table-row table:style-name="ro2">
          <table:table-cell office:value-type="float" office:value="47.835">
            <text:p>47.835</text:p>
          </table:table-cell>
          <table:table-cell office:value-type="float" office:value="0.377">
            <text:p>0.377</text:p>
          </table:table-cell>
          <table:table-cell office:value-type="float" office:value="-0.70991">
            <text:p>-0.7099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539">
            <text:p>-0.34539</text:p>
          </table:table-cell>
          <table:table-cell table:style-name="ce3" office:value-type="string">
            <text:p>-4.4409e-16</text:p>
          </table:table-cell>
          <table:table-cell office:value-type="float" office:value="0.025769">
            <text:p>0.025769</text:p>
          </table:table-cell>
          <table:table-cell/>
          <table:table-cell office:value-type="float" office:value="47.835">
            <text:p>47.835</text:p>
          </table:table-cell>
          <table:table-cell office:value-type="float" office:value="0.13896">
            <text:p>0.13896</text:p>
          </table:table-cell>
          <table:table-cell office:value-type="float" office:value="-0.26609">
            <text:p>-0.2660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56">
            <text:p>2.9456</text:p>
          </table:table-cell>
          <table:table-cell table:style-name="ce3" office:value-type="string">
            <text:p>-4.1613e-16</text:p>
          </table:table-cell>
          <table:table-cell office:value-type="float" office:value="0.025769">
            <text:p>0.025769</text:p>
          </table:table-cell>
        </table:table-row>
        <table:table-row table:style-name="ro2">
          <table:table-cell office:value-type="float" office:value="47.969">
            <text:p>47.969</text:p>
          </table:table-cell>
          <table:table-cell office:value-type="float" office:value="0.39279">
            <text:p>0.39279</text:p>
          </table:table-cell>
          <table:table-cell office:value-type="float" office:value="-0.71569">
            <text:p>-0.7156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135">
            <text:p>-0.34135</text:p>
          </table:table-cell>
          <table:table-cell table:style-name="ce3" office:value-type="string">
            <text:p>-4.4409e-16</text:p>
          </table:table-cell>
          <table:table-cell office:value-type="float" office:value="0.025629">
            <text:p>0.025629</text:p>
          </table:table-cell>
          <table:table-cell/>
          <table:table-cell office:value-type="float" office:value="47.969">
            <text:p>47.969</text:p>
          </table:table-cell>
          <table:table-cell office:value-type="float" office:value="0.12244">
            <text:p>0.12244</text:p>
          </table:table-cell>
          <table:table-cell office:value-type="float" office:value="-0.26213">
            <text:p>-0.2621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02">
            <text:p>2.9402</text:p>
          </table:table-cell>
          <table:table-cell table:style-name="ce3" office:value-type="string">
            <text:p>-4.1613e-16</text:p>
          </table:table-cell>
          <table:table-cell office:value-type="float" office:value="0.025629">
            <text:p>0.025629</text:p>
          </table:table-cell>
        </table:table-row>
        <table:table-row table:style-name="ro2">
          <table:table-cell office:value-type="float" office:value="48.102">
            <text:p>48.102</text:p>
          </table:table-cell>
          <table:table-cell office:value-type="float" office:value="0.40141">
            <text:p>0.40141</text:p>
          </table:table-cell>
          <table:table-cell office:value-type="float" office:value="-0.71897">
            <text:p>-0.718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781">
            <text:p>-0.34781</text:p>
          </table:table-cell>
          <table:table-cell table:style-name="ce3" office:value-type="string">
            <text:p>-1.3323e-15</text:p>
          </table:table-cell>
          <table:table-cell office:value-type="float" office:value="0.025541">
            <text:p>0.025541</text:p>
          </table:table-cell>
          <table:table-cell/>
          <table:table-cell office:value-type="float" office:value="48.102">
            <text:p>48.102</text:p>
          </table:table-cell>
          <table:table-cell office:value-type="float" office:value="0.10673">
            <text:p>0.10673</text:p>
          </table:table-cell>
          <table:table-cell office:value-type="float" office:value="-0.25885">
            <text:p>-0.2588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67">
            <text:p>2.9367</text:p>
          </table:table-cell>
          <table:table-cell table:style-name="ce3" office:value-type="string">
            <text:p>-1.2484e-15</text:p>
          </table:table-cell>
          <table:table-cell office:value-type="float" office:value="0.025541">
            <text:p>0.025541</text:p>
          </table:table-cell>
        </table:table-row>
        <table:table-row table:style-name="ro2">
          <table:table-cell office:value-type="float" office:value="48.236">
            <text:p>48.236</text:p>
          </table:table-cell>
          <table:table-cell office:value-type="float" office:value="0.41123">
            <text:p>0.41123</text:p>
          </table:table-cell>
          <table:table-cell office:value-type="float" office:value="-0.72299">
            <text:p>-0.722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4039">
            <text:p>-0.34039</text:p>
          </table:table-cell>
          <table:table-cell table:style-name="ce3" office:value-type="string">
            <text:p>4.4409e-16</text:p>
          </table:table-cell>
          <table:table-cell office:value-type="float" office:value="0.025329">
            <text:p>0.025329</text:p>
          </table:table-cell>
          <table:table-cell/>
          <table:table-cell office:value-type="float" office:value="48.236">
            <text:p>48.236</text:p>
          </table:table-cell>
          <table:table-cell office:value-type="float" office:value="0.090628">
            <text:p>0.090628</text:p>
          </table:table-cell>
          <table:table-cell office:value-type="float" office:value="-0.2551">
            <text:p>-0.25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6">
            <text:p>2.936</text:p>
          </table:table-cell>
          <table:table-cell table:style-name="ce3" office:value-type="string">
            <text:p>4.1613e-16</text:p>
          </table:table-cell>
          <table:table-cell office:value-type="float" office:value="0.025329">
            <text:p>0.025329</text:p>
          </table:table-cell>
        </table:table-row>
        <table:table-row table:style-name="ro2">
          <table:table-cell office:value-type="float" office:value="48.37">
            <text:p>48.37</text:p>
          </table:table-cell>
          <table:table-cell office:value-type="float" office:value="0.41498">
            <text:p>0.41498</text:p>
          </table:table-cell>
          <table:table-cell office:value-type="float" office:value="-0.72454">
            <text:p>-0.724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914">
            <text:p>-0.2914</text:p>
          </table:table-cell>
          <table:table-cell table:style-name="ce3" office:value-type="string">
            <text:p>-4.4409e-16</text:p>
          </table:table-cell>
          <table:table-cell office:value-type="float" office:value="0.024999">
            <text:p>0.024999</text:p>
          </table:table-cell>
          <table:table-cell/>
          <table:table-cell office:value-type="float" office:value="48.37">
            <text:p>48.37</text:p>
          </table:table-cell>
          <table:table-cell office:value-type="float" office:value="0.074565">
            <text:p>0.074565</text:p>
          </table:table-cell>
          <table:table-cell office:value-type="float" office:value="-0.25137">
            <text:p>-0.251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93">
            <text:p>2.9393</text:p>
          </table:table-cell>
          <table:table-cell table:style-name="ce3" office:value-type="string">
            <text:p>-4.1613e-16</text:p>
          </table:table-cell>
          <table:table-cell office:value-type="float" office:value="0.024999">
            <text:p>0.024999</text:p>
          </table:table-cell>
        </table:table-row>
        <table:table-row table:style-name="ro2">
          <table:table-cell office:value-type="float" office:value="48.503">
            <text:p>48.503</text:p>
          </table:table-cell>
          <table:table-cell office:value-type="float" office:value="0.39961">
            <text:p>0.39961</text:p>
          </table:table-cell>
          <table:table-cell office:value-type="float" office:value="-0.71909">
            <text:p>-0.7190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573">
            <text:p>-0.22573</text:p>
          </table:table-cell>
          <table:table-cell table:style-name="ce3" office:value-type="string">
            <text:p>-8.8818e-16</text:p>
          </table:table-cell>
          <table:table-cell office:value-type="float" office:value="0.02563">
            <text:p>0.02563</text:p>
          </table:table-cell>
          <table:table-cell/>
          <table:table-cell office:value-type="float" office:value="48.503">
            <text:p>48.503</text:p>
          </table:table-cell>
          <table:table-cell office:value-type="float" office:value="0.058939">
            <text:p>0.058939</text:p>
          </table:table-cell>
          <table:table-cell office:value-type="float" office:value="-0.24829">
            <text:p>-0.248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13">
            <text:p>2.9413</text:p>
          </table:table-cell>
          <table:table-cell table:style-name="ce3" office:value-type="string">
            <text:p>-8.3225e-16</text:p>
          </table:table-cell>
          <table:table-cell office:value-type="float" office:value="0.02563">
            <text:p>0.02563</text:p>
          </table:table-cell>
        </table:table-row>
        <table:table-row table:style-name="ro2">
          <table:table-cell office:value-type="float" office:value="48.637">
            <text:p>48.637</text:p>
          </table:table-cell>
          <table:table-cell office:value-type="float" office:value="0.38957">
            <text:p>0.38957</text:p>
          </table:table-cell>
          <table:table-cell office:value-type="float" office:value="-0.71633">
            <text:p>-0.7163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3137">
            <text:p>-0.23137</text:p>
          </table:table-cell>
          <table:table-cell table:style-name="ce3" office:value-type="string">
            <text:p>-8.8818e-16</text:p>
          </table:table-cell>
          <table:table-cell office:value-type="float" office:value="0.025718">
            <text:p>0.025718</text:p>
          </table:table-cell>
          <table:table-cell/>
          <table:table-cell office:value-type="float" office:value="48.637">
            <text:p>48.637</text:p>
          </table:table-cell>
          <table:table-cell office:value-type="float" office:value="0.04258">
            <text:p>0.04258</text:p>
          </table:table-cell>
          <table:table-cell office:value-type="float" office:value="-0.24461">
            <text:p>-0.2446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76">
            <text:p>2.9376</text:p>
          </table:table-cell>
          <table:table-cell table:style-name="ce3" office:value-type="string">
            <text:p>-8.3225e-16</text:p>
          </table:table-cell>
          <table:table-cell office:value-type="float" office:value="0.025718">
            <text:p>0.025718</text:p>
          </table:table-cell>
        </table:table-row>
        <table:table-row table:style-name="ro2">
          <table:table-cell office:value-type="float" office:value="48.77">
            <text:p>48.77</text:p>
          </table:table-cell>
          <table:table-cell office:value-type="float" office:value="0.38134">
            <text:p>0.38134</text:p>
          </table:table-cell>
          <table:table-cell office:value-type="float" office:value="-0.71439">
            <text:p>-0.714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9282">
            <text:p>-0.19282</text:p>
          </table:table-cell>
          <table:table-cell table:style-name="ce3" office:value-type="string">
            <text:p>-4.4409e-16</text:p>
          </table:table-cell>
          <table:table-cell office:value-type="float" office:value="0.025532">
            <text:p>0.025532</text:p>
          </table:table-cell>
          <table:table-cell/>
          <table:table-cell office:value-type="float" office:value="48.77">
            <text:p>48.77</text:p>
          </table:table-cell>
          <table:table-cell office:value-type="float" office:value="0.026348">
            <text:p>0.026348</text:p>
          </table:table-cell>
          <table:table-cell office:value-type="float" office:value="-0.24082">
            <text:p>-0.2408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03">
            <text:p>2.9403</text:p>
          </table:table-cell>
          <table:table-cell table:style-name="ce3" office:value-type="string">
            <text:p>-4.1613e-16</text:p>
          </table:table-cell>
          <table:table-cell office:value-type="float" office:value="0.025532">
            <text:p>0.025532</text:p>
          </table:table-cell>
        </table:table-row>
        <table:table-row table:style-name="ro2">
          <table:table-cell office:value-type="float" office:value="48.904">
            <text:p>48.904</text:p>
          </table:table-cell>
          <table:table-cell office:value-type="float" office:value="0.36819">
            <text:p>0.36819</text:p>
          </table:table-cell>
          <table:table-cell office:value-type="float" office:value="-0.71308">
            <text:p>-0.713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3906">
            <text:p>-0.13906</text:p>
          </table:table-cell>
          <table:table-cell office:value-type="float" office:value="0">
            <text:p>0</text:p>
          </table:table-cell>
          <table:table-cell office:value-type="float" office:value="0.025772">
            <text:p>0.025772</text:p>
          </table:table-cell>
          <table:table-cell/>
          <table:table-cell office:value-type="float" office:value="48.904">
            <text:p>48.904</text:p>
          </table:table-cell>
          <table:table-cell office:value-type="float" office:value="0.010582">
            <text:p>0.010582</text:p>
          </table:table-cell>
          <table:table-cell office:value-type="float" office:value="-0.23738">
            <text:p>-0.237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18">
            <text:p>2.9418</text:p>
          </table:table-cell>
          <table:table-cell office:value-type="float" office:value="0">
            <text:p>0</text:p>
          </table:table-cell>
          <table:table-cell office:value-type="float" office:value="0.025772">
            <text:p>0.025772</text:p>
          </table:table-cell>
        </table:table-row>
        <table:table-row table:style-name="ro2">
          <table:table-cell office:value-type="float" office:value="49.038">
            <text:p>49.038</text:p>
          </table:table-cell>
          <table:table-cell office:value-type="float" office:value="0.35117">
            <text:p>0.35117</text:p>
          </table:table-cell>
          <table:table-cell office:value-type="float" office:value="-0.71216">
            <text:p>-0.7121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2083">
            <text:p>-0.12083</text:p>
          </table:table-cell>
          <table:table-cell table:style-name="ce3" office:value-type="string">
            <text:p>-8.8818e-16</text:p>
          </table:table-cell>
          <table:table-cell office:value-type="float" office:value="0.026111">
            <text:p>0.026111</text:p>
          </table:table-cell>
          <table:table-cell/>
          <table:table-cell office:value-type="float" office:value="49.038">
            <text:p>49.038</text:p>
          </table:table-cell>
          <table:table-cell office:value-type="float" office:value="-0.0052038">
            <text:p>-0.0052038</text:p>
          </table:table-cell>
          <table:table-cell office:value-type="float" office:value="-0.23393">
            <text:p>-0.233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91">
            <text:p>2.9391</text:p>
          </table:table-cell>
          <table:table-cell table:style-name="ce3" office:value-type="string">
            <text:p>-8.3225e-16</text:p>
          </table:table-cell>
          <table:table-cell office:value-type="float" office:value="0.026111">
            <text:p>0.026111</text:p>
          </table:table-cell>
        </table:table-row>
        <table:table-row table:style-name="ro2">
          <table:table-cell office:value-type="float" office:value="49.171">
            <text:p>49.171</text:p>
          </table:table-cell>
          <table:table-cell office:value-type="float" office:value="0.33561">
            <text:p>0.33561</text:p>
          </table:table-cell>
          <table:table-cell office:value-type="float" office:value="-0.71084">
            <text:p>-0.7108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0772">
            <text:p>-0.10772</text:p>
          </table:table-cell>
          <table:table-cell table:style-name="ce3" office:value-type="string">
            <text:p>-8.8818e-16</text:p>
          </table:table-cell>
          <table:table-cell office:value-type="float" office:value="0.025987">
            <text:p>0.025987</text:p>
          </table:table-cell>
          <table:table-cell/>
          <table:table-cell office:value-type="float" office:value="49.171">
            <text:p>49.171</text:p>
          </table:table-cell>
          <table:table-cell office:value-type="float" office:value="-0.020973">
            <text:p>-0.020973</text:p>
          </table:table-cell>
          <table:table-cell office:value-type="float" office:value="-0.23043">
            <text:p>-0.230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63">
            <text:p>2.9363</text:p>
          </table:table-cell>
          <table:table-cell table:style-name="ce3" office:value-type="string">
            <text:p>-8.3225e-16</text:p>
          </table:table-cell>
          <table:table-cell office:value-type="float" office:value="0.025987">
            <text:p>0.025987</text:p>
          </table:table-cell>
        </table:table-row>
        <table:table-row table:style-name="ro2">
          <table:table-cell office:value-type="float" office:value="49.305">
            <text:p>49.305</text:p>
          </table:table-cell>
          <table:table-cell office:value-type="float" office:value="0.31927">
            <text:p>0.31927</text:p>
          </table:table-cell>
          <table:table-cell office:value-type="float" office:value="-0.70926">
            <text:p>-0.7092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6685">
            <text:p>-0.096685</text:p>
          </table:table-cell>
          <table:table-cell table:style-name="ce3" office:value-type="string">
            <text:p>4.4409e-16</text:p>
          </table:table-cell>
          <table:table-cell office:value-type="float" office:value="0.026073">
            <text:p>0.026073</text:p>
          </table:table-cell>
          <table:table-cell/>
          <table:table-cell office:value-type="float" office:value="49.305">
            <text:p>49.305</text:p>
          </table:table-cell>
          <table:table-cell office:value-type="float" office:value="-0.037592">
            <text:p>-0.037592</text:p>
          </table:table-cell>
          <table:table-cell office:value-type="float" office:value="-0.22687">
            <text:p>-0.2268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95">
            <text:p>2.9395</text:p>
          </table:table-cell>
          <table:table-cell table:style-name="ce3" office:value-type="string">
            <text:p>4.1613e-16</text:p>
          </table:table-cell>
          <table:table-cell office:value-type="float" office:value="0.026073">
            <text:p>0.026073</text:p>
          </table:table-cell>
        </table:table-row>
        <table:table-row table:style-name="ro2">
          <table:table-cell office:value-type="float" office:value="49.438">
            <text:p>49.438</text:p>
          </table:table-cell>
          <table:table-cell office:value-type="float" office:value="0.3027">
            <text:p>0.3027</text:p>
          </table:table-cell>
          <table:table-cell office:value-type="float" office:value="-0.70793">
            <text:p>-0.707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851">
            <text:p>-0.0851</text:p>
          </table:table-cell>
          <table:table-cell table:style-name="ce3" office:value-type="string">
            <text:p>-4.4409e-16</text:p>
          </table:table-cell>
          <table:table-cell office:value-type="float" office:value="0.02637">
            <text:p>0.02637</text:p>
          </table:table-cell>
          <table:table-cell/>
          <table:table-cell office:value-type="float" office:value="49.438">
            <text:p>49.438</text:p>
          </table:table-cell>
          <table:table-cell office:value-type="float" office:value="-0.053454">
            <text:p>-0.053454</text:p>
          </table:table-cell>
          <table:table-cell office:value-type="float" office:value="-0.22275">
            <text:p>-0.2227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295">
            <text:p>2.9295</text:p>
          </table:table-cell>
          <table:table-cell table:style-name="ce3" office:value-type="string">
            <text:p>-4.1613e-16</text:p>
          </table:table-cell>
          <table:table-cell office:value-type="float" office:value="0.02637">
            <text:p>0.02637</text:p>
          </table:table-cell>
        </table:table-row>
        <table:table-row table:style-name="ro2">
          <table:table-cell office:value-type="float" office:value="49.572">
            <text:p>49.572</text:p>
          </table:table-cell>
          <table:table-cell office:value-type="float" office:value="0.28669">
            <text:p>0.28669</text:p>
          </table:table-cell>
          <table:table-cell office:value-type="float" office:value="-0.70645">
            <text:p>-0.7064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82441">
            <text:p>-0.082441</text:p>
          </table:table-cell>
          <table:table-cell table:style-name="ce3" office:value-type="string">
            <text:p>4.4409e-16</text:p>
          </table:table-cell>
          <table:table-cell office:value-type="float" office:value="0.026207">
            <text:p>0.026207</text:p>
          </table:table-cell>
          <table:table-cell/>
          <table:table-cell office:value-type="float" office:value="49.572">
            <text:p>49.572</text:p>
          </table:table-cell>
          <table:table-cell office:value-type="float" office:value="-0.069335">
            <text:p>-0.069335</text:p>
          </table:table-cell>
          <table:table-cell office:value-type="float" office:value="-0.21937">
            <text:p>-0.219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06">
            <text:p>2.9306</text:p>
          </table:table-cell>
          <table:table-cell table:style-name="ce3" office:value-type="string">
            <text:p>4.1613e-16</text:p>
          </table:table-cell>
          <table:table-cell office:value-type="float" office:value="0.026207">
            <text:p>0.026207</text:p>
          </table:table-cell>
        </table:table-row>
        <table:table-row table:style-name="ro2">
          <table:table-cell office:value-type="float" office:value="49.706">
            <text:p>49.706</text:p>
          </table:table-cell>
          <table:table-cell office:value-type="float" office:value="0.27051">
            <text:p>0.27051</text:p>
          </table:table-cell>
          <table:table-cell office:value-type="float" office:value="-0.70527">
            <text:p>-0.7052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1046">
            <text:p>-0.091046</text:p>
          </table:table-cell>
          <table:table-cell office:value-type="float" office:value="0">
            <text:p>0</text:p>
          </table:table-cell>
          <table:table-cell office:value-type="float" office:value="0.026208">
            <text:p>0.026208</text:p>
          </table:table-cell>
          <table:table-cell/>
          <table:table-cell office:value-type="float" office:value="49.706">
            <text:p>49.706</text:p>
          </table:table-cell>
          <table:table-cell office:value-type="float" office:value="-0.085425">
            <text:p>-0.085425</text:p>
          </table:table-cell>
          <table:table-cell office:value-type="float" office:value="-0.21577">
            <text:p>-0.215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61">
            <text:p>2.9361</text:p>
          </table:table-cell>
          <table:table-cell office:value-type="float" office:value="0">
            <text:p>0</text:p>
          </table:table-cell>
          <table:table-cell office:value-type="float" office:value="0.026208">
            <text:p>0.026208</text:p>
          </table:table-cell>
        </table:table-row>
        <table:table-row table:style-name="ro2">
          <table:table-cell office:value-type="float" office:value="49.839">
            <text:p>49.839</text:p>
          </table:table-cell>
          <table:table-cell office:value-type="float" office:value="0.25395">
            <text:p>0.25395</text:p>
          </table:table-cell>
          <table:table-cell office:value-type="float" office:value="-0.70343">
            <text:p>-0.703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81555">
            <text:p>-0.081555</text:p>
          </table:table-cell>
          <table:table-cell table:style-name="ce3" office:value-type="string">
            <text:p>-1.3323e-15</text:p>
          </table:table-cell>
          <table:table-cell office:value-type="float" office:value="0.026654">
            <text:p>0.026654</text:p>
          </table:table-cell>
          <table:table-cell/>
          <table:table-cell office:value-type="float" office:value="49.839">
            <text:p>49.839</text:p>
          </table:table-cell>
          <table:table-cell office:value-type="float" office:value="-0.10104">
            <text:p>-0.10104</text:p>
          </table:table-cell>
          <table:table-cell office:value-type="float" office:value="-0.21233">
            <text:p>-0.2123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08">
            <text:p>2.9308</text:p>
          </table:table-cell>
          <table:table-cell table:style-name="ce3" office:value-type="string">
            <text:p>-1.2484e-15</text:p>
          </table:table-cell>
          <table:table-cell office:value-type="float" office:value="0.026654">
            <text:p>0.026654</text:p>
          </table:table-cell>
        </table:table-row>
        <table:table-row table:style-name="ro2">
          <table:table-cell office:value-type="float" office:value="49.973">
            <text:p>49.973</text:p>
          </table:table-cell>
          <table:table-cell office:value-type="float" office:value="0.23745">
            <text:p>0.23745</text:p>
          </table:table-cell>
          <table:table-cell office:value-type="float" office:value="-0.70215">
            <text:p>-0.702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8655">
            <text:p>-0.08655</text:p>
          </table:table-cell>
          <table:table-cell office:value-type="float" office:value="0">
            <text:p>0</text:p>
          </table:table-cell>
          <table:table-cell office:value-type="float" office:value="0.026394">
            <text:p>0.026394</text:p>
          </table:table-cell>
          <table:table-cell/>
          <table:table-cell office:value-type="float" office:value="49.973">
            <text:p>49.973</text:p>
          </table:table-cell>
          <table:table-cell office:value-type="float" office:value="-0.11718">
            <text:p>-0.11718</text:p>
          </table:table-cell>
          <table:table-cell office:value-type="float" office:value="-0.2089">
            <text:p>-0.20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1">
            <text:p>2.931</text:p>
          </table:table-cell>
          <table:table-cell office:value-type="float" office:value="0">
            <text:p>0</text:p>
          </table:table-cell>
          <table:table-cell office:value-type="float" office:value="0.026394">
            <text:p>0.026394</text:p>
          </table:table-cell>
        </table:table-row>
        <table:table-row table:style-name="ro2">
          <table:table-cell office:value-type="float" office:value="50.107">
            <text:p>50.107</text:p>
          </table:table-cell>
          <table:table-cell office:value-type="float" office:value="0.22116">
            <text:p>0.22116</text:p>
          </table:table-cell>
          <table:table-cell office:value-type="float" office:value="-0.70051">
            <text:p>-0.700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90119">
            <text:p>-0.090119</text:p>
          </table:table-cell>
          <table:table-cell table:style-name="ce3" office:value-type="string">
            <text:p>-4.4409e-16</text:p>
          </table:table-cell>
          <table:table-cell office:value-type="float" office:value="0.026331">
            <text:p>0.026331</text:p>
          </table:table-cell>
          <table:table-cell/>
          <table:table-cell office:value-type="float" office:value="50.107">
            <text:p>50.107</text:p>
          </table:table-cell>
          <table:table-cell office:value-type="float" office:value="-0.13372">
            <text:p>-0.13372</text:p>
          </table:table-cell>
          <table:table-cell office:value-type="float" office:value="-0.20511">
            <text:p>-0.2051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63">
            <text:p>2.9363</text:p>
          </table:table-cell>
          <table:table-cell table:style-name="ce3" office:value-type="string">
            <text:p>-4.1613e-16</text:p>
          </table:table-cell>
          <table:table-cell office:value-type="float" office:value="0.026331">
            <text:p>0.026331</text:p>
          </table:table-cell>
        </table:table-row>
        <table:table-row table:style-name="ro2" table:number-rows-repeated="104819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typewriter" svg:font-family="lucidatypewrit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4:39:49</dc:date>
    <dc:creator>auvlab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6808" meta:object-count="0"/>
  </office:meta>
</office:document-meta>
</file>